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571in"/>
    </style:style>
    <style:style style:name="co2" style:family="table-column">
      <style:table-column-properties fo:break-before="auto" style:column-width="0.886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>
      <style:table-cell-properties fo:background-color="transparent" fo:border="0.74pt solid #000000"/>
      <style:map style:condition="cell-content()=1" style:apply-style-name="Untitled1" style:base-cell-address="Sheet1.A1"/>
    </style:style>
    <style:style style:name="ce4" style:family="table-cell" style:parent-style-name="Default" style:data-style-name="N99">
      <style:table-cell-properties fo:background-color="transparent" fo:border="0.74pt solid #000000"/>
      <style:map style:condition="cell-content()=1" style:apply-style-name="Untitled1" style:base-cell-address="Sheet1.Z1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8" table:default-cell-style-name="ce3"/>
        <table:table-column table:style-name="co2" table:default-cell-style-name="Default"/>
        <table:table-column table:style-name="co3" table:number-columns-repeated="128" table:default-cell-style-name="Default"/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1]&amp;[.A2]&amp;[.A3]&amp;[.A4]&amp;[.A5]&amp;[.A6]&amp;[.A7]&amp;[.A8]))" office:value-type="string" office:string-value="0" calcext:value-type="string">
            <text:p>0</text:p>
          </table:table-cell>
          <table:table-cell table:formula="of:=BIN2HEX(VALUE([.B1]&amp;[.B2]&amp;[.B3]&amp;[.B4]&amp;[.B5]&amp;[.B6]&amp;[.B7]&amp;[.B8]))" office:value-type="string" office:string-value="0" calcext:value-type="string">
            <text:p>0</text:p>
          </table:table-cell>
          <table:table-cell table:formula="of:=BIN2HEX(VALUE([.C1]&amp;[.C2]&amp;[.C3]&amp;[.C4]&amp;[.C5]&amp;[.C6]&amp;[.C7]&amp;[.C8]))" office:value-type="string" office:string-value="0" calcext:value-type="string">
            <text:p>0</text:p>
          </table:table-cell>
          <table:table-cell table:formula="of:=BIN2HEX(VALUE([.D1]&amp;[.D2]&amp;[.D3]&amp;[.D4]&amp;[.D5]&amp;[.D6]&amp;[.D7]&amp;[.D8]))" office:value-type="string" office:string-value="0" calcext:value-type="string">
            <text:p>0</text:p>
          </table:table-cell>
          <table:table-cell table:formula="of:=BIN2HEX(VALUE([.E1]&amp;[.E2]&amp;[.E3]&amp;[.E4]&amp;[.E5]&amp;[.E6]&amp;[.E7]&amp;[.E8]))" office:value-type="string" office:string-value="0" calcext:value-type="string">
            <text:p>0</text:p>
          </table:table-cell>
          <table:table-cell table:formula="of:=BIN2HEX(VALUE([.F1]&amp;[.F2]&amp;[.F3]&amp;[.F4]&amp;[.F5]&amp;[.F6]&amp;[.F7]&amp;[.F8]))" office:value-type="string" office:string-value="0" calcext:value-type="string">
            <text:p>0</text:p>
          </table:table-cell>
          <table:table-cell table:formula="of:=BIN2HEX(VALUE([.G1]&amp;[.G2]&amp;[.G3]&amp;[.G4]&amp;[.G5]&amp;[.G6]&amp;[.G7]&amp;[.G8]))" office:value-type="string" office:string-value="0" calcext:value-type="string">
            <text:p>0</text:p>
          </table:table-cell>
          <table:table-cell table:formula="of:=BIN2HEX(VALUE([.H1]&amp;[.H2]&amp;[.H3]&amp;[.H4]&amp;[.H5]&amp;[.H6]&amp;[.H7]&amp;[.H8]))" office:value-type="string" office:string-value="0" calcext:value-type="string">
            <text:p>0</text:p>
          </table:table-cell>
          <table:table-cell table:formula="of:=BIN2HEX(VALUE([.I1]&amp;[.I2]&amp;[.I3]&amp;[.I4]&amp;[.I5]&amp;[.I6]&amp;[.I7]&amp;[.I8]))" office:value-type="string" office:string-value="0" calcext:value-type="string">
            <text:p>0</text:p>
          </table:table-cell>
          <table:table-cell table:formula="of:=BIN2HEX(VALUE([.J1]&amp;[.J2]&amp;[.J3]&amp;[.J4]&amp;[.J5]&amp;[.J6]&amp;[.J7]&amp;[.J8]))" office:value-type="string" office:string-value="0" calcext:value-type="string">
            <text:p>0</text:p>
          </table:table-cell>
          <table:table-cell table:formula="of:=BIN2HEX(VALUE([.K1]&amp;[.K2]&amp;[.K3]&amp;[.K4]&amp;[.K5]&amp;[.K6]&amp;[.K7]&amp;[.K8]))" office:value-type="string" office:string-value="0" calcext:value-type="string">
            <text:p>0</text:p>
          </table:table-cell>
          <table:table-cell table:formula="of:=BIN2HEX(VALUE([.L1]&amp;[.L2]&amp;[.L3]&amp;[.L4]&amp;[.L5]&amp;[.L6]&amp;[.L7]&amp;[.L8]))" office:value-type="string" office:string-value="0" calcext:value-type="string">
            <text:p>0</text:p>
          </table:table-cell>
          <table:table-cell table:formula="of:=BIN2HEX(VALUE([.M1]&amp;[.M2]&amp;[.M3]&amp;[.M4]&amp;[.M5]&amp;[.M6]&amp;[.M7]&amp;[.M8]))" office:value-type="string" office:string-value="0" calcext:value-type="string">
            <text:p>0</text:p>
          </table:table-cell>
          <table:table-cell table:formula="of:=BIN2HEX(VALUE([.N1]&amp;[.N2]&amp;[.N3]&amp;[.N4]&amp;[.N5]&amp;[.N6]&amp;[.N7]&amp;[.N8]))" office:value-type="string" office:string-value="0" calcext:value-type="string">
            <text:p>0</text:p>
          </table:table-cell>
          <table:table-cell table:formula="of:=BIN2HEX(VALUE([.O1]&amp;[.O2]&amp;[.O3]&amp;[.O4]&amp;[.O5]&amp;[.O6]&amp;[.O7]&amp;[.O8]))" office:value-type="string" office:string-value="0" calcext:value-type="string">
            <text:p>0</text:p>
          </table:table-cell>
          <table:table-cell table:formula="of:=BIN2HEX(VALUE([.P1]&amp;[.P2]&amp;[.P3]&amp;[.P4]&amp;[.P5]&amp;[.P6]&amp;[.P7]&amp;[.P8]))" office:value-type="string" office:string-value="0" calcext:value-type="string">
            <text:p>0</text:p>
          </table:table-cell>
          <table:table-cell table:formula="of:=BIN2HEX(VALUE([.Q1]&amp;[.Q2]&amp;[.Q3]&amp;[.Q4]&amp;[.Q5]&amp;[.Q6]&amp;[.Q7]&amp;[.Q8]))" office:value-type="string" office:string-value="0" calcext:value-type="string">
            <text:p>0</text:p>
          </table:table-cell>
          <table:table-cell table:formula="of:=BIN2HEX(VALUE([.R1]&amp;[.R2]&amp;[.R3]&amp;[.R4]&amp;[.R5]&amp;[.R6]&amp;[.R7]&amp;[.R8]))" office:value-type="string" office:string-value="0" calcext:value-type="string">
            <text:p>0</text:p>
          </table:table-cell>
          <table:table-cell table:formula="of:=BIN2HEX(VALUE([.S1]&amp;[.S2]&amp;[.S3]&amp;[.S4]&amp;[.S5]&amp;[.S6]&amp;[.S7]&amp;[.S8]))" office:value-type="string" office:string-value="0" calcext:value-type="string">
            <text:p>0</text:p>
          </table:table-cell>
          <table:table-cell table:formula="of:=BIN2HEX(VALUE([.T1]&amp;[.T2]&amp;[.T3]&amp;[.T4]&amp;[.T5]&amp;[.T6]&amp;[.T7]&amp;[.T8]))" office:value-type="string" office:string-value="0" calcext:value-type="string">
            <text:p>0</text:p>
          </table:table-cell>
          <table:table-cell table:formula="of:=BIN2HEX(VALUE([.U1]&amp;[.U2]&amp;[.U3]&amp;[.U4]&amp;[.U5]&amp;[.U6]&amp;[.U7]&amp;[.U8]))" office:value-type="string" office:string-value="0" calcext:value-type="string">
            <text:p>0</text:p>
          </table:table-cell>
          <table:table-cell table:formula="of:=BIN2HEX(VALUE([.V1]&amp;[.V2]&amp;[.V3]&amp;[.V4]&amp;[.V5]&amp;[.V6]&amp;[.V7]&amp;[.V8]))" office:value-type="string" office:string-value="0" calcext:value-type="string">
            <text:p>0</text:p>
          </table:table-cell>
          <table:table-cell table:formula="of:=BIN2HEX(VALUE([.W1]&amp;[.W2]&amp;[.W3]&amp;[.W4]&amp;[.W5]&amp;[.W6]&amp;[.W7]&amp;[.W8]))" office:value-type="string" office:string-value="0" calcext:value-type="string">
            <text:p>0</text:p>
          </table:table-cell>
          <table:table-cell table:formula="of:=BIN2HEX(VALUE([.X1]&amp;[.X2]&amp;[.X3]&amp;[.X4]&amp;[.X5]&amp;[.X6]&amp;[.X7]&amp;[.X8]))" office:value-type="string" office:string-value="0" calcext:value-type="string">
            <text:p>0</text:p>
          </table:table-cell>
          <table:table-cell table:formula="of:=BIN2HEX(VALUE([.Y1]&amp;[.Y2]&amp;[.Y3]&amp;[.Y4]&amp;[.Y5]&amp;[.Y6]&amp;[.Y7]&amp;[.Y8]))" office:value-type="string" office:string-value="0" calcext:value-type="string">
            <text:p>0</text:p>
          </table:table-cell>
          <table:table-cell table:formula="of:=BIN2HEX(VALUE([.Z1]&amp;[.Z2]&amp;[.Z3]&amp;[.Z4]&amp;[.Z5]&amp;[.Z6]&amp;[.Z7]&amp;[.Z8]))" office:value-type="string" office:string-value="0" calcext:value-type="string">
            <text:p>0</text:p>
          </table:table-cell>
          <table:table-cell table:formula="of:=BIN2HEX(VALUE([.AA1]&amp;[.AA2]&amp;[.AA3]&amp;[.AA4]&amp;[.AA5]&amp;[.AA6]&amp;[.AA7]&amp;[.AA8]))" office:value-type="string" office:string-value="0" calcext:value-type="string">
            <text:p>0</text:p>
          </table:table-cell>
          <table:table-cell table:formula="of:=BIN2HEX(VALUE([.AB1]&amp;[.AB2]&amp;[.AB3]&amp;[.AB4]&amp;[.AB5]&amp;[.AB6]&amp;[.AB7]&amp;[.AB8]))" office:value-type="string" office:string-value="0" calcext:value-type="string">
            <text:p>0</text:p>
          </table:table-cell>
          <table:table-cell table:formula="of:=BIN2HEX(VALUE([.AC1]&amp;[.AC2]&amp;[.AC3]&amp;[.AC4]&amp;[.AC5]&amp;[.AC6]&amp;[.AC7]&amp;[.AC8]))" office:value-type="string" office:string-value="0" calcext:value-type="string">
            <text:p>0</text:p>
          </table:table-cell>
          <table:table-cell table:formula="of:=BIN2HEX(VALUE([.AD1]&amp;[.AD2]&amp;[.AD3]&amp;[.AD4]&amp;[.AD5]&amp;[.AD6]&amp;[.AD7]&amp;[.AD8]))" office:value-type="string" office:string-value="0" calcext:value-type="string">
            <text:p>0</text:p>
          </table:table-cell>
          <table:table-cell table:formula="of:=BIN2HEX(VALUE([.AE1]&amp;[.AE2]&amp;[.AE3]&amp;[.AE4]&amp;[.AE5]&amp;[.AE6]&amp;[.AE7]&amp;[.AE8]))" office:value-type="string" office:string-value="0" calcext:value-type="string">
            <text:p>0</text:p>
          </table:table-cell>
          <table:table-cell table:formula="of:=BIN2HEX(VALUE([.AF1]&amp;[.AF2]&amp;[.AF3]&amp;[.AF4]&amp;[.AF5]&amp;[.AF6]&amp;[.AF7]&amp;[.AF8]))" office:value-type="string" office:string-value="0" calcext:value-type="string">
            <text:p>0</text:p>
          </table:table-cell>
          <table:table-cell table:formula="of:=BIN2HEX(VALUE([.AG1]&amp;[.AG2]&amp;[.AG3]&amp;[.AG4]&amp;[.AG5]&amp;[.AG6]&amp;[.AG7]&amp;[.AG8]))" office:value-type="string" office:string-value="0" calcext:value-type="string">
            <text:p>0</text:p>
          </table:table-cell>
          <table:table-cell table:formula="of:=BIN2HEX(VALUE([.AH1]&amp;[.AH2]&amp;[.AH3]&amp;[.AH4]&amp;[.AH5]&amp;[.AH6]&amp;[.AH7]&amp;[.AH8]))" office:value-type="string" office:string-value="0" calcext:value-type="string">
            <text:p>0</text:p>
          </table:table-cell>
          <table:table-cell table:formula="of:=BIN2HEX(VALUE([.AI1]&amp;[.AI2]&amp;[.AI3]&amp;[.AI4]&amp;[.AI5]&amp;[.AI6]&amp;[.AI7]&amp;[.AI8]))" office:value-type="string" office:string-value="0" calcext:value-type="string">
            <text:p>0</text:p>
          </table:table-cell>
          <table:table-cell table:formula="of:=BIN2HEX(VALUE([.AJ1]&amp;[.AJ2]&amp;[.AJ3]&amp;[.AJ4]&amp;[.AJ5]&amp;[.AJ6]&amp;[.AJ7]&amp;[.AJ8]))" office:value-type="string" office:string-value="0" calcext:value-type="string">
            <text:p>0</text:p>
          </table:table-cell>
          <table:table-cell table:formula="of:=BIN2HEX(VALUE([.AK1]&amp;[.AK2]&amp;[.AK3]&amp;[.AK4]&amp;[.AK5]&amp;[.AK6]&amp;[.AK7]&amp;[.AK8]))" office:value-type="string" office:string-value="0" calcext:value-type="string">
            <text:p>0</text:p>
          </table:table-cell>
          <table:table-cell table:formula="of:=BIN2HEX(VALUE([.AL1]&amp;[.AL2]&amp;[.AL3]&amp;[.AL4]&amp;[.AL5]&amp;[.AL6]&amp;[.AL7]&amp;[.AL8]))" office:value-type="string" office:string-value="0" calcext:value-type="string">
            <text:p>0</text:p>
          </table:table-cell>
          <table:table-cell table:formula="of:=BIN2HEX(VALUE([.AM1]&amp;[.AM2]&amp;[.AM3]&amp;[.AM4]&amp;[.AM5]&amp;[.AM6]&amp;[.AM7]&amp;[.AM8]))" office:value-type="string" office:string-value="0" calcext:value-type="string">
            <text:p>0</text:p>
          </table:table-cell>
          <table:table-cell table:formula="of:=BIN2HEX(VALUE([.AN1]&amp;[.AN2]&amp;[.AN3]&amp;[.AN4]&amp;[.AN5]&amp;[.AN6]&amp;[.AN7]&amp;[.AN8]))" office:value-type="string" office:string-value="0" calcext:value-type="string">
            <text:p>0</text:p>
          </table:table-cell>
          <table:table-cell table:formula="of:=BIN2HEX(VALUE([.AO1]&amp;[.AO2]&amp;[.AO3]&amp;[.AO4]&amp;[.AO5]&amp;[.AO6]&amp;[.AO7]&amp;[.AO8]))" office:value-type="string" office:string-value="0" calcext:value-type="string">
            <text:p>0</text:p>
          </table:table-cell>
          <table:table-cell table:formula="of:=BIN2HEX(VALUE([.AP1]&amp;[.AP2]&amp;[.AP3]&amp;[.AP4]&amp;[.AP5]&amp;[.AP6]&amp;[.AP7]&amp;[.AP8]))" office:value-type="string" office:string-value="0" calcext:value-type="string">
            <text:p>0</text:p>
          </table:table-cell>
          <table:table-cell table:formula="of:=BIN2HEX(VALUE([.AQ1]&amp;[.AQ2]&amp;[.AQ3]&amp;[.AQ4]&amp;[.AQ5]&amp;[.AQ6]&amp;[.AQ7]&amp;[.AQ8]))" office:value-type="string" office:string-value="0" calcext:value-type="string">
            <text:p>0</text:p>
          </table:table-cell>
          <table:table-cell table:formula="of:=BIN2HEX(VALUE([.AR1]&amp;[.AR2]&amp;[.AR3]&amp;[.AR4]&amp;[.AR5]&amp;[.AR6]&amp;[.AR7]&amp;[.AR8]))" office:value-type="string" office:string-value="0" calcext:value-type="string">
            <text:p>0</text:p>
          </table:table-cell>
          <table:table-cell table:formula="of:=BIN2HEX(VALUE([.AS1]&amp;[.AS2]&amp;[.AS3]&amp;[.AS4]&amp;[.AS5]&amp;[.AS6]&amp;[.AS7]&amp;[.AS8]))" office:value-type="string" office:string-value="0" calcext:value-type="string">
            <text:p>0</text:p>
          </table:table-cell>
          <table:table-cell table:formula="of:=BIN2HEX(VALUE([.AT1]&amp;[.AT2]&amp;[.AT3]&amp;[.AT4]&amp;[.AT5]&amp;[.AT6]&amp;[.AT7]&amp;[.AT8]))" office:value-type="string" office:string-value="0" calcext:value-type="string">
            <text:p>0</text:p>
          </table:table-cell>
          <table:table-cell table:formula="of:=BIN2HEX(VALUE([.AU1]&amp;[.AU2]&amp;[.AU3]&amp;[.AU4]&amp;[.AU5]&amp;[.AU6]&amp;[.AU7]&amp;[.AU8]))" office:value-type="string" office:string-value="0" calcext:value-type="string">
            <text:p>0</text:p>
          </table:table-cell>
          <table:table-cell table:formula="of:=BIN2HEX(VALUE([.AV1]&amp;[.AV2]&amp;[.AV3]&amp;[.AV4]&amp;[.AV5]&amp;[.AV6]&amp;[.AV7]&amp;[.AV8]))" office:value-type="string" office:string-value="0" calcext:value-type="string">
            <text:p>0</text:p>
          </table:table-cell>
          <table:table-cell table:formula="of:=BIN2HEX(VALUE([.AW1]&amp;[.AW2]&amp;[.AW3]&amp;[.AW4]&amp;[.AW5]&amp;[.AW6]&amp;[.AW7]&amp;[.AW8]))" office:value-type="string" office:string-value="0" calcext:value-type="string">
            <text:p>0</text:p>
          </table:table-cell>
          <table:table-cell table:formula="of:=BIN2HEX(VALUE([.AX1]&amp;[.AX2]&amp;[.AX3]&amp;[.AX4]&amp;[.AX5]&amp;[.AX6]&amp;[.AX7]&amp;[.AX8]))" office:value-type="string" office:string-value="0" calcext:value-type="string">
            <text:p>0</text:p>
          </table:table-cell>
          <table:table-cell table:formula="of:=BIN2HEX(VALUE([.AY1]&amp;[.AY2]&amp;[.AY3]&amp;[.AY4]&amp;[.AY5]&amp;[.AY6]&amp;[.AY7]&amp;[.AY8]))" office:value-type="string" office:string-value="0" calcext:value-type="string">
            <text:p>0</text:p>
          </table:table-cell>
          <table:table-cell table:formula="of:=BIN2HEX(VALUE([.AZ1]&amp;[.AZ2]&amp;[.AZ3]&amp;[.AZ4]&amp;[.AZ5]&amp;[.AZ6]&amp;[.AZ7]&amp;[.AZ8]))" office:value-type="string" office:string-value="0" calcext:value-type="string">
            <text:p>0</text:p>
          </table:table-cell>
          <table:table-cell table:formula="of:=BIN2HEX(VALUE([.BA1]&amp;[.BA2]&amp;[.BA3]&amp;[.BA4]&amp;[.BA5]&amp;[.BA6]&amp;[.BA7]&amp;[.BA8]))" office:value-type="string" office:string-value="0" calcext:value-type="string">
            <text:p>0</text:p>
          </table:table-cell>
          <table:table-cell table:formula="of:=BIN2HEX(VALUE([.BB1]&amp;[.BB2]&amp;[.BB3]&amp;[.BB4]&amp;[.BB5]&amp;[.BB6]&amp;[.BB7]&amp;[.BB8]))" office:value-type="string" office:string-value="0" calcext:value-type="string">
            <text:p>0</text:p>
          </table:table-cell>
          <table:table-cell table:formula="of:=BIN2HEX(VALUE([.BC1]&amp;[.BC2]&amp;[.BC3]&amp;[.BC4]&amp;[.BC5]&amp;[.BC6]&amp;[.BC7]&amp;[.BC8]))" office:value-type="string" office:string-value="0" calcext:value-type="string">
            <text:p>0</text:p>
          </table:table-cell>
          <table:table-cell table:formula="of:=BIN2HEX(VALUE([.BD1]&amp;[.BD2]&amp;[.BD3]&amp;[.BD4]&amp;[.BD5]&amp;[.BD6]&amp;[.BD7]&amp;[.BD8]))" office:value-type="string" office:string-value="0" calcext:value-type="string">
            <text:p>0</text:p>
          </table:table-cell>
          <table:table-cell table:formula="of:=BIN2HEX(VALUE([.BE1]&amp;[.BE2]&amp;[.BE3]&amp;[.BE4]&amp;[.BE5]&amp;[.BE6]&amp;[.BE7]&amp;[.BE8]))" office:value-type="string" office:string-value="0" calcext:value-type="string">
            <text:p>0</text:p>
          </table:table-cell>
          <table:table-cell table:formula="of:=BIN2HEX(VALUE([.BF1]&amp;[.BF2]&amp;[.BF3]&amp;[.BF4]&amp;[.BF5]&amp;[.BF6]&amp;[.BF7]&amp;[.BF8]))" office:value-type="string" office:string-value="0" calcext:value-type="string">
            <text:p>0</text:p>
          </table:table-cell>
          <table:table-cell table:formula="of:=BIN2HEX(VALUE([.BG1]&amp;[.BG2]&amp;[.BG3]&amp;[.BG4]&amp;[.BG5]&amp;[.BG6]&amp;[.BG7]&amp;[.BG8]))" office:value-type="string" office:string-value="0" calcext:value-type="string">
            <text:p>0</text:p>
          </table:table-cell>
          <table:table-cell table:formula="of:=BIN2HEX(VALUE([.BH1]&amp;[.BH2]&amp;[.BH3]&amp;[.BH4]&amp;[.BH5]&amp;[.BH6]&amp;[.BH7]&amp;[.BH8]))" office:value-type="string" office:string-value="0" calcext:value-type="string">
            <text:p>0</text:p>
          </table:table-cell>
          <table:table-cell table:formula="of:=BIN2HEX(VALUE([.BI1]&amp;[.BI2]&amp;[.BI3]&amp;[.BI4]&amp;[.BI5]&amp;[.BI6]&amp;[.BI7]&amp;[.BI8]))" office:value-type="string" office:string-value="0" calcext:value-type="string">
            <text:p>0</text:p>
          </table:table-cell>
          <table:table-cell table:formula="of:=BIN2HEX(VALUE([.BJ1]&amp;[.BJ2]&amp;[.BJ3]&amp;[.BJ4]&amp;[.BJ5]&amp;[.BJ6]&amp;[.BJ7]&amp;[.BJ8]))" office:value-type="string" office:string-value="0" calcext:value-type="string">
            <text:p>0</text:p>
          </table:table-cell>
          <table:table-cell table:formula="of:=BIN2HEX(VALUE([.BK1]&amp;[.BK2]&amp;[.BK3]&amp;[.BK4]&amp;[.BK5]&amp;[.BK6]&amp;[.BK7]&amp;[.BK8]))" office:value-type="string" office:string-value="0" calcext:value-type="string">
            <text:p>0</text:p>
          </table:table-cell>
          <table:table-cell table:formula="of:=BIN2HEX(VALUE([.BL1]&amp;[.BL2]&amp;[.BL3]&amp;[.BL4]&amp;[.BL5]&amp;[.BL6]&amp;[.BL7]&amp;[.BL8]))" office:value-type="string" office:string-value="0" calcext:value-type="string">
            <text:p>0</text:p>
          </table:table-cell>
          <table:table-cell table:formula="of:=BIN2HEX(VALUE([.BM1]&amp;[.BM2]&amp;[.BM3]&amp;[.BM4]&amp;[.BM5]&amp;[.BM6]&amp;[.BM7]&amp;[.BM8]))" office:value-type="string" office:string-value="0" calcext:value-type="string">
            <text:p>0</text:p>
          </table:table-cell>
          <table:table-cell table:formula="of:=BIN2HEX(VALUE([.BN1]&amp;[.BN2]&amp;[.BN3]&amp;[.BN4]&amp;[.BN5]&amp;[.BN6]&amp;[.BN7]&amp;[.BN8]))" office:value-type="string" office:string-value="0" calcext:value-type="string">
            <text:p>0</text:p>
          </table:table-cell>
          <table:table-cell table:formula="of:=BIN2HEX(VALUE([.BO1]&amp;[.BO2]&amp;[.BO3]&amp;[.BO4]&amp;[.BO5]&amp;[.BO6]&amp;[.BO7]&amp;[.BO8]))" office:value-type="string" office:string-value="0" calcext:value-type="string">
            <text:p>0</text:p>
          </table:table-cell>
          <table:table-cell table:formula="of:=BIN2HEX(VALUE([.BP1]&amp;[.BP2]&amp;[.BP3]&amp;[.BP4]&amp;[.BP5]&amp;[.BP6]&amp;[.BP7]&amp;[.BP8]))" office:value-type="string" office:string-value="0" calcext:value-type="string">
            <text:p>0</text:p>
          </table:table-cell>
          <table:table-cell table:formula="of:=BIN2HEX(VALUE([.BQ1]&amp;[.BQ2]&amp;[.BQ3]&amp;[.BQ4]&amp;[.BQ5]&amp;[.BQ6]&amp;[.BQ7]&amp;[.BQ8]))" office:value-type="string" office:string-value="0" calcext:value-type="string">
            <text:p>0</text:p>
          </table:table-cell>
          <table:table-cell table:formula="of:=BIN2HEX(VALUE([.BR1]&amp;[.BR2]&amp;[.BR3]&amp;[.BR4]&amp;[.BR5]&amp;[.BR6]&amp;[.BR7]&amp;[.BR8]))" office:value-type="string" office:string-value="0" calcext:value-type="string">
            <text:p>0</text:p>
          </table:table-cell>
          <table:table-cell table:formula="of:=BIN2HEX(VALUE([.BS1]&amp;[.BS2]&amp;[.BS3]&amp;[.BS4]&amp;[.BS5]&amp;[.BS6]&amp;[.BS7]&amp;[.BS8]))" office:value-type="string" office:string-value="0" calcext:value-type="string">
            <text:p>0</text:p>
          </table:table-cell>
          <table:table-cell table:formula="of:=BIN2HEX(VALUE([.BT1]&amp;[.BT2]&amp;[.BT3]&amp;[.BT4]&amp;[.BT5]&amp;[.BT6]&amp;[.BT7]&amp;[.BT8]))" office:value-type="string" office:string-value="0" calcext:value-type="string">
            <text:p>0</text:p>
          </table:table-cell>
          <table:table-cell table:formula="of:=BIN2HEX(VALUE([.BU1]&amp;[.BU2]&amp;[.BU3]&amp;[.BU4]&amp;[.BU5]&amp;[.BU6]&amp;[.BU7]&amp;[.BU8]))" office:value-type="string" office:string-value="0" calcext:value-type="string">
            <text:p>0</text:p>
          </table:table-cell>
          <table:table-cell table:formula="of:=BIN2HEX(VALUE([.BV1]&amp;[.BV2]&amp;[.BV3]&amp;[.BV4]&amp;[.BV5]&amp;[.BV6]&amp;[.BV7]&amp;[.BV8]))" office:value-type="string" office:string-value="0" calcext:value-type="string">
            <text:p>0</text:p>
          </table:table-cell>
          <table:table-cell table:formula="of:=BIN2HEX(VALUE([.BW1]&amp;[.BW2]&amp;[.BW3]&amp;[.BW4]&amp;[.BW5]&amp;[.BW6]&amp;[.BW7]&amp;[.BW8]))" office:value-type="string" office:string-value="0" calcext:value-type="string">
            <text:p>0</text:p>
          </table:table-cell>
          <table:table-cell table:formula="of:=BIN2HEX(VALUE([.BX1]&amp;[.BX2]&amp;[.BX3]&amp;[.BX4]&amp;[.BX5]&amp;[.BX6]&amp;[.BX7]&amp;[.BX8]))" office:value-type="string" office:string-value="0" calcext:value-type="string">
            <text:p>0</text:p>
          </table:table-cell>
          <table:table-cell table:formula="of:=BIN2HEX(VALUE([.BY1]&amp;[.BY2]&amp;[.BY3]&amp;[.BY4]&amp;[.BY5]&amp;[.BY6]&amp;[.BY7]&amp;[.BY8]))" office:value-type="string" office:string-value="0" calcext:value-type="string">
            <text:p>0</text:p>
          </table:table-cell>
          <table:table-cell table:formula="of:=BIN2HEX(VALUE([.BZ1]&amp;[.BZ2]&amp;[.BZ3]&amp;[.BZ4]&amp;[.BZ5]&amp;[.BZ6]&amp;[.BZ7]&amp;[.BZ8]))" office:value-type="string" office:string-value="0" calcext:value-type="string">
            <text:p>0</text:p>
          </table:table-cell>
          <table:table-cell table:formula="of:=BIN2HEX(VALUE([.CA1]&amp;[.CA2]&amp;[.CA3]&amp;[.CA4]&amp;[.CA5]&amp;[.CA6]&amp;[.CA7]&amp;[.CA8]))" office:value-type="string" office:string-value="0" calcext:value-type="string">
            <text:p>0</text:p>
          </table:table-cell>
          <table:table-cell table:formula="of:=BIN2HEX(VALUE([.CB1]&amp;[.CB2]&amp;[.CB3]&amp;[.CB4]&amp;[.CB5]&amp;[.CB6]&amp;[.CB7]&amp;[.CB8]))" office:value-type="string" office:string-value="0" calcext:value-type="string">
            <text:p>0</text:p>
          </table:table-cell>
          <table:table-cell table:formula="of:=BIN2HEX(VALUE([.CC1]&amp;[.CC2]&amp;[.CC3]&amp;[.CC4]&amp;[.CC5]&amp;[.CC6]&amp;[.CC7]&amp;[.CC8]))" office:value-type="string" office:string-value="0" calcext:value-type="string">
            <text:p>0</text:p>
          </table:table-cell>
          <table:table-cell table:formula="of:=BIN2HEX(VALUE([.CD1]&amp;[.CD2]&amp;[.CD3]&amp;[.CD4]&amp;[.CD5]&amp;[.CD6]&amp;[.CD7]&amp;[.CD8]))" office:value-type="string" office:string-value="0" calcext:value-type="string">
            <text:p>0</text:p>
          </table:table-cell>
          <table:table-cell table:formula="of:=BIN2HEX(VALUE([.CE1]&amp;[.CE2]&amp;[.CE3]&amp;[.CE4]&amp;[.CE5]&amp;[.CE6]&amp;[.CE7]&amp;[.CE8]))" office:value-type="string" office:string-value="0" calcext:value-type="string">
            <text:p>0</text:p>
          </table:table-cell>
          <table:table-cell table:formula="of:=BIN2HEX(VALUE([.CF1]&amp;[.CF2]&amp;[.CF3]&amp;[.CF4]&amp;[.CF5]&amp;[.CF6]&amp;[.CF7]&amp;[.CF8]))" office:value-type="string" office:string-value="0" calcext:value-type="string">
            <text:p>0</text:p>
          </table:table-cell>
          <table:table-cell table:formula="of:=BIN2HEX(VALUE([.CG1]&amp;[.CG2]&amp;[.CG3]&amp;[.CG4]&amp;[.CG5]&amp;[.CG6]&amp;[.CG7]&amp;[.CG8]))" office:value-type="string" office:string-value="0" calcext:value-type="string">
            <text:p>0</text:p>
          </table:table-cell>
          <table:table-cell table:formula="of:=BIN2HEX(VALUE([.CH1]&amp;[.CH2]&amp;[.CH3]&amp;[.CH4]&amp;[.CH5]&amp;[.CH6]&amp;[.CH7]&amp;[.CH8]))" office:value-type="string" office:string-value="0" calcext:value-type="string">
            <text:p>0</text:p>
          </table:table-cell>
          <table:table-cell table:formula="of:=BIN2HEX(VALUE([.CI1]&amp;[.CI2]&amp;[.CI3]&amp;[.CI4]&amp;[.CI5]&amp;[.CI6]&amp;[.CI7]&amp;[.CI8]))" office:value-type="string" office:string-value="0" calcext:value-type="string">
            <text:p>0</text:p>
          </table:table-cell>
          <table:table-cell table:formula="of:=BIN2HEX(VALUE([.CJ1]&amp;[.CJ2]&amp;[.CJ3]&amp;[.CJ4]&amp;[.CJ5]&amp;[.CJ6]&amp;[.CJ7]&amp;[.CJ8]))" office:value-type="string" office:string-value="0" calcext:value-type="string">
            <text:p>0</text:p>
          </table:table-cell>
          <table:table-cell table:formula="of:=BIN2HEX(VALUE([.CK1]&amp;[.CK2]&amp;[.CK3]&amp;[.CK4]&amp;[.CK5]&amp;[.CK6]&amp;[.CK7]&amp;[.CK8]))" office:value-type="string" office:string-value="0" calcext:value-type="string">
            <text:p>0</text:p>
          </table:table-cell>
          <table:table-cell table:formula="of:=BIN2HEX(VALUE([.CL1]&amp;[.CL2]&amp;[.CL3]&amp;[.CL4]&amp;[.CL5]&amp;[.CL6]&amp;[.CL7]&amp;[.CL8]))" office:value-type="string" office:string-value="0" calcext:value-type="string">
            <text:p>0</text:p>
          </table:table-cell>
          <table:table-cell table:formula="of:=BIN2HEX(VALUE([.CM1]&amp;[.CM2]&amp;[.CM3]&amp;[.CM4]&amp;[.CM5]&amp;[.CM6]&amp;[.CM7]&amp;[.CM8]))" office:value-type="string" office:string-value="0" calcext:value-type="string">
            <text:p>0</text:p>
          </table:table-cell>
          <table:table-cell table:formula="of:=BIN2HEX(VALUE([.CN1]&amp;[.CN2]&amp;[.CN3]&amp;[.CN4]&amp;[.CN5]&amp;[.CN6]&amp;[.CN7]&amp;[.CN8]))" office:value-type="string" office:string-value="0" calcext:value-type="string">
            <text:p>0</text:p>
          </table:table-cell>
          <table:table-cell table:formula="of:=BIN2HEX(VALUE([.CO1]&amp;[.CO2]&amp;[.CO3]&amp;[.CO4]&amp;[.CO5]&amp;[.CO6]&amp;[.CO7]&amp;[.CO8]))" office:value-type="string" office:string-value="0" calcext:value-type="string">
            <text:p>0</text:p>
          </table:table-cell>
          <table:table-cell table:formula="of:=BIN2HEX(VALUE([.CP1]&amp;[.CP2]&amp;[.CP3]&amp;[.CP4]&amp;[.CP5]&amp;[.CP6]&amp;[.CP7]&amp;[.CP8]))" office:value-type="string" office:string-value="0" calcext:value-type="string">
            <text:p>0</text:p>
          </table:table-cell>
          <table:table-cell table:formula="of:=BIN2HEX(VALUE([.CQ1]&amp;[.CQ2]&amp;[.CQ3]&amp;[.CQ4]&amp;[.CQ5]&amp;[.CQ6]&amp;[.CQ7]&amp;[.CQ8]))" office:value-type="string" office:string-value="0" calcext:value-type="string">
            <text:p>0</text:p>
          </table:table-cell>
          <table:table-cell table:formula="of:=BIN2HEX(VALUE([.CR1]&amp;[.CR2]&amp;[.CR3]&amp;[.CR4]&amp;[.CR5]&amp;[.CR6]&amp;[.CR7]&amp;[.CR8]))" office:value-type="string" office:string-value="0" calcext:value-type="string">
            <text:p>0</text:p>
          </table:table-cell>
          <table:table-cell table:formula="of:=BIN2HEX(VALUE([.CS1]&amp;[.CS2]&amp;[.CS3]&amp;[.CS4]&amp;[.CS5]&amp;[.CS6]&amp;[.CS7]&amp;[.CS8]))" office:value-type="string" office:string-value="0" calcext:value-type="string">
            <text:p>0</text:p>
          </table:table-cell>
          <table:table-cell table:formula="of:=BIN2HEX(VALUE([.CT1]&amp;[.CT2]&amp;[.CT3]&amp;[.CT4]&amp;[.CT5]&amp;[.CT6]&amp;[.CT7]&amp;[.CT8]))" office:value-type="string" office:string-value="0" calcext:value-type="string">
            <text:p>0</text:p>
          </table:table-cell>
          <table:table-cell table:formula="of:=BIN2HEX(VALUE([.CU1]&amp;[.CU2]&amp;[.CU3]&amp;[.CU4]&amp;[.CU5]&amp;[.CU6]&amp;[.CU7]&amp;[.CU8]))" office:value-type="string" office:string-value="0" calcext:value-type="string">
            <text:p>0</text:p>
          </table:table-cell>
          <table:table-cell table:formula="of:=BIN2HEX(VALUE([.CV1]&amp;[.CV2]&amp;[.CV3]&amp;[.CV4]&amp;[.CV5]&amp;[.CV6]&amp;[.CV7]&amp;[.CV8]))" office:value-type="string" office:string-value="0" calcext:value-type="string">
            <text:p>0</text:p>
          </table:table-cell>
          <table:table-cell table:formula="of:=BIN2HEX(VALUE([.CW1]&amp;[.CW2]&amp;[.CW3]&amp;[.CW4]&amp;[.CW5]&amp;[.CW6]&amp;[.CW7]&amp;[.CW8]))" office:value-type="string" office:string-value="0" calcext:value-type="string">
            <text:p>0</text:p>
          </table:table-cell>
          <table:table-cell table:formula="of:=BIN2HEX(VALUE([.CX1]&amp;[.CX2]&amp;[.CX3]&amp;[.CX4]&amp;[.CX5]&amp;[.CX6]&amp;[.CX7]&amp;[.CX8]))" office:value-type="string" office:string-value="0" calcext:value-type="string">
            <text:p>0</text:p>
          </table:table-cell>
          <table:table-cell table:formula="of:=BIN2HEX(VALUE([.CY1]&amp;[.CY2]&amp;[.CY3]&amp;[.CY4]&amp;[.CY5]&amp;[.CY6]&amp;[.CY7]&amp;[.CY8]))" office:value-type="string" office:string-value="0" calcext:value-type="string">
            <text:p>0</text:p>
          </table:table-cell>
          <table:table-cell table:formula="of:=BIN2HEX(VALUE([.CZ1]&amp;[.CZ2]&amp;[.CZ3]&amp;[.CZ4]&amp;[.CZ5]&amp;[.CZ6]&amp;[.CZ7]&amp;[.CZ8]))" office:value-type="string" office:string-value="0" calcext:value-type="string">
            <text:p>0</text:p>
          </table:table-cell>
          <table:table-cell table:formula="of:=BIN2HEX(VALUE([.DA1]&amp;[.DA2]&amp;[.DA3]&amp;[.DA4]&amp;[.DA5]&amp;[.DA6]&amp;[.DA7]&amp;[.DA8]))" office:value-type="string" office:string-value="0" calcext:value-type="string">
            <text:p>0</text:p>
          </table:table-cell>
          <table:table-cell table:formula="of:=BIN2HEX(VALUE([.DB1]&amp;[.DB2]&amp;[.DB3]&amp;[.DB4]&amp;[.DB5]&amp;[.DB6]&amp;[.DB7]&amp;[.DB8]))" office:value-type="string" office:string-value="0" calcext:value-type="string">
            <text:p>0</text:p>
          </table:table-cell>
          <table:table-cell table:formula="of:=BIN2HEX(VALUE([.DC1]&amp;[.DC2]&amp;[.DC3]&amp;[.DC4]&amp;[.DC5]&amp;[.DC6]&amp;[.DC7]&amp;[.DC8]))" office:value-type="string" office:string-value="0" calcext:value-type="string">
            <text:p>0</text:p>
          </table:table-cell>
          <table:table-cell table:formula="of:=BIN2HEX(VALUE([.DD1]&amp;[.DD2]&amp;[.DD3]&amp;[.DD4]&amp;[.DD5]&amp;[.DD6]&amp;[.DD7]&amp;[.DD8]))" office:value-type="string" office:string-value="0" calcext:value-type="string">
            <text:p>0</text:p>
          </table:table-cell>
          <table:table-cell table:formula="of:=BIN2HEX(VALUE([.DE1]&amp;[.DE2]&amp;[.DE3]&amp;[.DE4]&amp;[.DE5]&amp;[.DE6]&amp;[.DE7]&amp;[.DE8]))" office:value-type="string" office:string-value="0" calcext:value-type="string">
            <text:p>0</text:p>
          </table:table-cell>
          <table:table-cell table:formula="of:=BIN2HEX(VALUE([.DF1]&amp;[.DF2]&amp;[.DF3]&amp;[.DF4]&amp;[.DF5]&amp;[.DF6]&amp;[.DF7]&amp;[.DF8]))" office:value-type="string" office:string-value="0" calcext:value-type="string">
            <text:p>0</text:p>
          </table:table-cell>
          <table:table-cell table:formula="of:=BIN2HEX(VALUE([.DG1]&amp;[.DG2]&amp;[.DG3]&amp;[.DG4]&amp;[.DG5]&amp;[.DG6]&amp;[.DG7]&amp;[.DG8]))" office:value-type="string" office:string-value="0" calcext:value-type="string">
            <text:p>0</text:p>
          </table:table-cell>
          <table:table-cell table:formula="of:=BIN2HEX(VALUE([.DH1]&amp;[.DH2]&amp;[.DH3]&amp;[.DH4]&amp;[.DH5]&amp;[.DH6]&amp;[.DH7]&amp;[.DH8]))" office:value-type="string" office:string-value="0" calcext:value-type="string">
            <text:p>0</text:p>
          </table:table-cell>
          <table:table-cell table:formula="of:=BIN2HEX(VALUE([.DI1]&amp;[.DI2]&amp;[.DI3]&amp;[.DI4]&amp;[.DI5]&amp;[.DI6]&amp;[.DI7]&amp;[.DI8]))" office:value-type="string" office:string-value="0" calcext:value-type="string">
            <text:p>0</text:p>
          </table:table-cell>
          <table:table-cell table:formula="of:=BIN2HEX(VALUE([.DJ1]&amp;[.DJ2]&amp;[.DJ3]&amp;[.DJ4]&amp;[.DJ5]&amp;[.DJ6]&amp;[.DJ7]&amp;[.DJ8]))" office:value-type="string" office:string-value="0" calcext:value-type="string">
            <text:p>0</text:p>
          </table:table-cell>
          <table:table-cell table:formula="of:=BIN2HEX(VALUE([.DK1]&amp;[.DK2]&amp;[.DK3]&amp;[.DK4]&amp;[.DK5]&amp;[.DK6]&amp;[.DK7]&amp;[.DK8]))" office:value-type="string" office:string-value="0" calcext:value-type="string">
            <text:p>0</text:p>
          </table:table-cell>
          <table:table-cell table:formula="of:=BIN2HEX(VALUE([.DL1]&amp;[.DL2]&amp;[.DL3]&amp;[.DL4]&amp;[.DL5]&amp;[.DL6]&amp;[.DL7]&amp;[.DL8]))" office:value-type="string" office:string-value="0" calcext:value-type="string">
            <text:p>0</text:p>
          </table:table-cell>
          <table:table-cell table:formula="of:=BIN2HEX(VALUE([.DM1]&amp;[.DM2]&amp;[.DM3]&amp;[.DM4]&amp;[.DM5]&amp;[.DM6]&amp;[.DM7]&amp;[.DM8]))" office:value-type="string" office:string-value="0" calcext:value-type="string">
            <text:p>0</text:p>
          </table:table-cell>
          <table:table-cell table:formula="of:=BIN2HEX(VALUE([.DN1]&amp;[.DN2]&amp;[.DN3]&amp;[.DN4]&amp;[.DN5]&amp;[.DN6]&amp;[.DN7]&amp;[.DN8]))" office:value-type="string" office:string-value="0" calcext:value-type="string">
            <text:p>0</text:p>
          </table:table-cell>
          <table:table-cell table:formula="of:=BIN2HEX(VALUE([.DO1]&amp;[.DO2]&amp;[.DO3]&amp;[.DO4]&amp;[.DO5]&amp;[.DO6]&amp;[.DO7]&amp;[.DO8]))" office:value-type="string" office:string-value="0" calcext:value-type="string">
            <text:p>0</text:p>
          </table:table-cell>
          <table:table-cell table:formula="of:=BIN2HEX(VALUE([.DP1]&amp;[.DP2]&amp;[.DP3]&amp;[.DP4]&amp;[.DP5]&amp;[.DP6]&amp;[.DP7]&amp;[.DP8]))" office:value-type="string" office:string-value="0" calcext:value-type="string">
            <text:p>0</text:p>
          </table:table-cell>
          <table:table-cell table:formula="of:=BIN2HEX(VALUE([.DQ1]&amp;[.DQ2]&amp;[.DQ3]&amp;[.DQ4]&amp;[.DQ5]&amp;[.DQ6]&amp;[.DQ7]&amp;[.DQ8]))" office:value-type="string" office:string-value="0" calcext:value-type="string">
            <text:p>0</text:p>
          </table:table-cell>
          <table:table-cell table:formula="of:=BIN2HEX(VALUE([.DR1]&amp;[.DR2]&amp;[.DR3]&amp;[.DR4]&amp;[.DR5]&amp;[.DR6]&amp;[.DR7]&amp;[.DR8]))" office:value-type="string" office:string-value="0" calcext:value-type="string">
            <text:p>0</text:p>
          </table:table-cell>
          <table:table-cell table:formula="of:=BIN2HEX(VALUE([.DS1]&amp;[.DS2]&amp;[.DS3]&amp;[.DS4]&amp;[.DS5]&amp;[.DS6]&amp;[.DS7]&amp;[.DS8]))" office:value-type="string" office:string-value="0" calcext:value-type="string">
            <text:p>0</text:p>
          </table:table-cell>
          <table:table-cell table:formula="of:=BIN2HEX(VALUE([.DT1]&amp;[.DT2]&amp;[.DT3]&amp;[.DT4]&amp;[.DT5]&amp;[.DT6]&amp;[.DT7]&amp;[.DT8]))" office:value-type="string" office:string-value="0" calcext:value-type="string">
            <text:p>0</text:p>
          </table:table-cell>
          <table:table-cell table:formula="of:=BIN2HEX(VALUE([.DU1]&amp;[.DU2]&amp;[.DU3]&amp;[.DU4]&amp;[.DU5]&amp;[.DU6]&amp;[.DU7]&amp;[.DU8]))" office:value-type="string" office:string-value="0" calcext:value-type="string">
            <text:p>0</text:p>
          </table:table-cell>
          <table:table-cell table:formula="of:=BIN2HEX(VALUE([.DV1]&amp;[.DV2]&amp;[.DV3]&amp;[.DV4]&amp;[.DV5]&amp;[.DV6]&amp;[.DV7]&amp;[.DV8]))" office:value-type="string" office:string-value="0" calcext:value-type="string">
            <text:p>0</text:p>
          </table:table-cell>
          <table:table-cell table:formula="of:=BIN2HEX(VALUE([.DW1]&amp;[.DW2]&amp;[.DW3]&amp;[.DW4]&amp;[.DW5]&amp;[.DW6]&amp;[.DW7]&amp;[.DW8]))" office:value-type="string" office:string-value="0" calcext:value-type="string">
            <text:p>0</text:p>
          </table:table-cell>
          <table:table-cell table:formula="of:=BIN2HEX(VALUE([.DX1]&amp;[.DX2]&amp;[.DX3]&amp;[.DX4]&amp;[.DX5]&amp;[.DX6]&amp;[.DX7]&amp;[.DX8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9]&amp;[.A10]&amp;[.A11]&amp;[.A12]&amp;[.A13]&amp;[.A14]&amp;[.A15]&amp;[.A16]))" office:value-type="string" office:string-value="0" calcext:value-type="string">
            <text:p>0</text:p>
          </table:table-cell>
          <table:table-cell table:formula="of:=BIN2HEX(VALUE([.B9]&amp;[.B10]&amp;[.B11]&amp;[.B12]&amp;[.B13]&amp;[.B14]&amp;[.B15]&amp;[.B16]))" office:value-type="string" office:string-value="0" calcext:value-type="string">
            <text:p>0</text:p>
          </table:table-cell>
          <table:table-cell table:formula="of:=BIN2HEX(VALUE([.C9]&amp;[.C10]&amp;[.C11]&amp;[.C12]&amp;[.C13]&amp;[.C14]&amp;[.C15]&amp;[.C16]))" office:value-type="string" office:string-value="0" calcext:value-type="string">
            <text:p>0</text:p>
          </table:table-cell>
          <table:table-cell table:formula="of:=BIN2HEX(VALUE([.D9]&amp;[.D10]&amp;[.D11]&amp;[.D12]&amp;[.D13]&amp;[.D14]&amp;[.D15]&amp;[.D16]))" office:value-type="string" office:string-value="0" calcext:value-type="string">
            <text:p>0</text:p>
          </table:table-cell>
          <table:table-cell table:formula="of:=BIN2HEX(VALUE([.E9]&amp;[.E10]&amp;[.E11]&amp;[.E12]&amp;[.E13]&amp;[.E14]&amp;[.E15]&amp;[.E16]))" office:value-type="string" office:string-value="0" calcext:value-type="string">
            <text:p>0</text:p>
          </table:table-cell>
          <table:table-cell table:formula="of:=BIN2HEX(VALUE([.F9]&amp;[.F10]&amp;[.F11]&amp;[.F12]&amp;[.F13]&amp;[.F14]&amp;[.F15]&amp;[.F16]))" office:value-type="string" office:string-value="0" calcext:value-type="string">
            <text:p>0</text:p>
          </table:table-cell>
          <table:table-cell table:formula="of:=BIN2HEX(VALUE([.G9]&amp;[.G10]&amp;[.G11]&amp;[.G12]&amp;[.G13]&amp;[.G14]&amp;[.G15]&amp;[.G16]))" office:value-type="string" office:string-value="0" calcext:value-type="string">
            <text:p>0</text:p>
          </table:table-cell>
          <table:table-cell table:formula="of:=BIN2HEX(VALUE([.H9]&amp;[.H10]&amp;[.H11]&amp;[.H12]&amp;[.H13]&amp;[.H14]&amp;[.H15]&amp;[.H16]))" office:value-type="string" office:string-value="0" calcext:value-type="string">
            <text:p>0</text:p>
          </table:table-cell>
          <table:table-cell table:formula="of:=BIN2HEX(VALUE([.I9]&amp;[.I10]&amp;[.I11]&amp;[.I12]&amp;[.I13]&amp;[.I14]&amp;[.I15]&amp;[.I16]))" office:value-type="string" office:string-value="0" calcext:value-type="string">
            <text:p>0</text:p>
          </table:table-cell>
          <table:table-cell table:formula="of:=BIN2HEX(VALUE([.J9]&amp;[.J10]&amp;[.J11]&amp;[.J12]&amp;[.J13]&amp;[.J14]&amp;[.J15]&amp;[.J16]))" office:value-type="string" office:string-value="0" calcext:value-type="string">
            <text:p>0</text:p>
          </table:table-cell>
          <table:table-cell table:formula="of:=BIN2HEX(VALUE([.K9]&amp;[.K10]&amp;[.K11]&amp;[.K12]&amp;[.K13]&amp;[.K14]&amp;[.K15]&amp;[.K16]))" office:value-type="string" office:string-value="0" calcext:value-type="string">
            <text:p>0</text:p>
          </table:table-cell>
          <table:table-cell table:formula="of:=BIN2HEX(VALUE([.L9]&amp;[.L10]&amp;[.L11]&amp;[.L12]&amp;[.L13]&amp;[.L14]&amp;[.L15]&amp;[.L16]))" office:value-type="string" office:string-value="0" calcext:value-type="string">
            <text:p>0</text:p>
          </table:table-cell>
          <table:table-cell table:formula="of:=BIN2HEX(VALUE([.M9]&amp;[.M10]&amp;[.M11]&amp;[.M12]&amp;[.M13]&amp;[.M14]&amp;[.M15]&amp;[.M16]))" office:value-type="string" office:string-value="0" calcext:value-type="string">
            <text:p>0</text:p>
          </table:table-cell>
          <table:table-cell table:formula="of:=BIN2HEX(VALUE([.N9]&amp;[.N10]&amp;[.N11]&amp;[.N12]&amp;[.N13]&amp;[.N14]&amp;[.N15]&amp;[.N16]))" office:value-type="string" office:string-value="0" calcext:value-type="string">
            <text:p>0</text:p>
          </table:table-cell>
          <table:table-cell table:formula="of:=BIN2HEX(VALUE([.O9]&amp;[.O10]&amp;[.O11]&amp;[.O12]&amp;[.O13]&amp;[.O14]&amp;[.O15]&amp;[.O16]))" office:value-type="string" office:string-value="0" calcext:value-type="string">
            <text:p>0</text:p>
          </table:table-cell>
          <table:table-cell table:formula="of:=BIN2HEX(VALUE([.P9]&amp;[.P10]&amp;[.P11]&amp;[.P12]&amp;[.P13]&amp;[.P14]&amp;[.P15]&amp;[.P16]))" office:value-type="string" office:string-value="0" calcext:value-type="string">
            <text:p>0</text:p>
          </table:table-cell>
          <table:table-cell table:formula="of:=BIN2HEX(VALUE([.Q9]&amp;[.Q10]&amp;[.Q11]&amp;[.Q12]&amp;[.Q13]&amp;[.Q14]&amp;[.Q15]&amp;[.Q16]))" office:value-type="string" office:string-value="0" calcext:value-type="string">
            <text:p>0</text:p>
          </table:table-cell>
          <table:table-cell table:formula="of:=BIN2HEX(VALUE([.R9]&amp;[.R10]&amp;[.R11]&amp;[.R12]&amp;[.R13]&amp;[.R14]&amp;[.R15]&amp;[.R16]))" office:value-type="string" office:string-value="0" calcext:value-type="string">
            <text:p>0</text:p>
          </table:table-cell>
          <table:table-cell table:formula="of:=BIN2HEX(VALUE([.S9]&amp;[.S10]&amp;[.S11]&amp;[.S12]&amp;[.S13]&amp;[.S14]&amp;[.S15]&amp;[.S16]))" office:value-type="string" office:string-value="0" calcext:value-type="string">
            <text:p>0</text:p>
          </table:table-cell>
          <table:table-cell table:formula="of:=BIN2HEX(VALUE([.T9]&amp;[.T10]&amp;[.T11]&amp;[.T12]&amp;[.T13]&amp;[.T14]&amp;[.T15]&amp;[.T16]))" office:value-type="string" office:string-value="0" calcext:value-type="string">
            <text:p>0</text:p>
          </table:table-cell>
          <table:table-cell table:formula="of:=BIN2HEX(VALUE([.U9]&amp;[.U10]&amp;[.U11]&amp;[.U12]&amp;[.U13]&amp;[.U14]&amp;[.U15]&amp;[.U16]))" office:value-type="string" office:string-value="0" calcext:value-type="string">
            <text:p>0</text:p>
          </table:table-cell>
          <table:table-cell table:formula="of:=BIN2HEX(VALUE([.V9]&amp;[.V10]&amp;[.V11]&amp;[.V12]&amp;[.V13]&amp;[.V14]&amp;[.V15]&amp;[.V16]))" office:value-type="string" office:string-value="0" calcext:value-type="string">
            <text:p>0</text:p>
          </table:table-cell>
          <table:table-cell table:formula="of:=BIN2HEX(VALUE([.W9]&amp;[.W10]&amp;[.W11]&amp;[.W12]&amp;[.W13]&amp;[.W14]&amp;[.W15]&amp;[.W16]))" office:value-type="string" office:string-value="0" calcext:value-type="string">
            <text:p>0</text:p>
          </table:table-cell>
          <table:table-cell table:formula="of:=BIN2HEX(VALUE([.X9]&amp;[.X10]&amp;[.X11]&amp;[.X12]&amp;[.X13]&amp;[.X14]&amp;[.X15]&amp;[.X16]))" office:value-type="string" office:string-value="0" calcext:value-type="string">
            <text:p>0</text:p>
          </table:table-cell>
          <table:table-cell table:formula="of:=BIN2HEX(VALUE([.Y9]&amp;[.Y10]&amp;[.Y11]&amp;[.Y12]&amp;[.Y13]&amp;[.Y14]&amp;[.Y15]&amp;[.Y16]))" office:value-type="string" office:string-value="0" calcext:value-type="string">
            <text:p>0</text:p>
          </table:table-cell>
          <table:table-cell table:formula="of:=BIN2HEX(VALUE([.Z9]&amp;[.Z10]&amp;[.Z11]&amp;[.Z12]&amp;[.Z13]&amp;[.Z14]&amp;[.Z15]&amp;[.Z16]))" office:value-type="string" office:string-value="0" calcext:value-type="string">
            <text:p>0</text:p>
          </table:table-cell>
          <table:table-cell table:formula="of:=BIN2HEX(VALUE([.AA9]&amp;[.AA10]&amp;[.AA11]&amp;[.AA12]&amp;[.AA13]&amp;[.AA14]&amp;[.AA15]&amp;[.AA16]))" office:value-type="string" office:string-value="0" calcext:value-type="string">
            <text:p>0</text:p>
          </table:table-cell>
          <table:table-cell table:formula="of:=BIN2HEX(VALUE([.AB9]&amp;[.AB10]&amp;[.AB11]&amp;[.AB12]&amp;[.AB13]&amp;[.AB14]&amp;[.AB15]&amp;[.AB16]))" office:value-type="string" office:string-value="0" calcext:value-type="string">
            <text:p>0</text:p>
          </table:table-cell>
          <table:table-cell table:formula="of:=BIN2HEX(VALUE([.AC9]&amp;[.AC10]&amp;[.AC11]&amp;[.AC12]&amp;[.AC13]&amp;[.AC14]&amp;[.AC15]&amp;[.AC16]))" office:value-type="string" office:string-value="0" calcext:value-type="string">
            <text:p>0</text:p>
          </table:table-cell>
          <table:table-cell table:formula="of:=BIN2HEX(VALUE([.AD9]&amp;[.AD10]&amp;[.AD11]&amp;[.AD12]&amp;[.AD13]&amp;[.AD14]&amp;[.AD15]&amp;[.AD16]))" office:value-type="string" office:string-value="0" calcext:value-type="string">
            <text:p>0</text:p>
          </table:table-cell>
          <table:table-cell table:formula="of:=BIN2HEX(VALUE([.AE9]&amp;[.AE10]&amp;[.AE11]&amp;[.AE12]&amp;[.AE13]&amp;[.AE14]&amp;[.AE15]&amp;[.AE16]))" office:value-type="string" office:string-value="0" calcext:value-type="string">
            <text:p>0</text:p>
          </table:table-cell>
          <table:table-cell table:formula="of:=BIN2HEX(VALUE([.AF9]&amp;[.AF10]&amp;[.AF11]&amp;[.AF12]&amp;[.AF13]&amp;[.AF14]&amp;[.AF15]&amp;[.AF16]))" office:value-type="string" office:string-value="0" calcext:value-type="string">
            <text:p>0</text:p>
          </table:table-cell>
          <table:table-cell table:formula="of:=BIN2HEX(VALUE([.AG9]&amp;[.AG10]&amp;[.AG11]&amp;[.AG12]&amp;[.AG13]&amp;[.AG14]&amp;[.AG15]&amp;[.AG16]))" office:value-type="string" office:string-value="0" calcext:value-type="string">
            <text:p>0</text:p>
          </table:table-cell>
          <table:table-cell table:formula="of:=BIN2HEX(VALUE([.AH9]&amp;[.AH10]&amp;[.AH11]&amp;[.AH12]&amp;[.AH13]&amp;[.AH14]&amp;[.AH15]&amp;[.AH16]))" office:value-type="string" office:string-value="0" calcext:value-type="string">
            <text:p>0</text:p>
          </table:table-cell>
          <table:table-cell table:formula="of:=BIN2HEX(VALUE([.AI9]&amp;[.AI10]&amp;[.AI11]&amp;[.AI12]&amp;[.AI13]&amp;[.AI14]&amp;[.AI15]&amp;[.AI16]))" office:value-type="string" office:string-value="0" calcext:value-type="string">
            <text:p>0</text:p>
          </table:table-cell>
          <table:table-cell table:formula="of:=BIN2HEX(VALUE([.AJ9]&amp;[.AJ10]&amp;[.AJ11]&amp;[.AJ12]&amp;[.AJ13]&amp;[.AJ14]&amp;[.AJ15]&amp;[.AJ16]))" office:value-type="string" office:string-value="0" calcext:value-type="string">
            <text:p>0</text:p>
          </table:table-cell>
          <table:table-cell table:formula="of:=BIN2HEX(VALUE([.AK9]&amp;[.AK10]&amp;[.AK11]&amp;[.AK12]&amp;[.AK13]&amp;[.AK14]&amp;[.AK15]&amp;[.AK16]))" office:value-type="string" office:string-value="0" calcext:value-type="string">
            <text:p>0</text:p>
          </table:table-cell>
          <table:table-cell table:formula="of:=BIN2HEX(VALUE([.AL9]&amp;[.AL10]&amp;[.AL11]&amp;[.AL12]&amp;[.AL13]&amp;[.AL14]&amp;[.AL15]&amp;[.AL16]))" office:value-type="string" office:string-value="0" calcext:value-type="string">
            <text:p>0</text:p>
          </table:table-cell>
          <table:table-cell table:formula="of:=BIN2HEX(VALUE([.AM9]&amp;[.AM10]&amp;[.AM11]&amp;[.AM12]&amp;[.AM13]&amp;[.AM14]&amp;[.AM15]&amp;[.AM16]))" office:value-type="string" office:string-value="0" calcext:value-type="string">
            <text:p>0</text:p>
          </table:table-cell>
          <table:table-cell table:formula="of:=BIN2HEX(VALUE([.AN9]&amp;[.AN10]&amp;[.AN11]&amp;[.AN12]&amp;[.AN13]&amp;[.AN14]&amp;[.AN15]&amp;[.AN16]))" office:value-type="string" office:string-value="0" calcext:value-type="string">
            <text:p>0</text:p>
          </table:table-cell>
          <table:table-cell table:formula="of:=BIN2HEX(VALUE([.AO9]&amp;[.AO10]&amp;[.AO11]&amp;[.AO12]&amp;[.AO13]&amp;[.AO14]&amp;[.AO15]&amp;[.AO16]))" office:value-type="string" office:string-value="0" calcext:value-type="string">
            <text:p>0</text:p>
          </table:table-cell>
          <table:table-cell table:formula="of:=BIN2HEX(VALUE([.AP9]&amp;[.AP10]&amp;[.AP11]&amp;[.AP12]&amp;[.AP13]&amp;[.AP14]&amp;[.AP15]&amp;[.AP16]))" office:value-type="string" office:string-value="0" calcext:value-type="string">
            <text:p>0</text:p>
          </table:table-cell>
          <table:table-cell table:formula="of:=BIN2HEX(VALUE([.AQ9]&amp;[.AQ10]&amp;[.AQ11]&amp;[.AQ12]&amp;[.AQ13]&amp;[.AQ14]&amp;[.AQ15]&amp;[.AQ16]))" office:value-type="string" office:string-value="0" calcext:value-type="string">
            <text:p>0</text:p>
          </table:table-cell>
          <table:table-cell table:formula="of:=BIN2HEX(VALUE([.AR9]&amp;[.AR10]&amp;[.AR11]&amp;[.AR12]&amp;[.AR13]&amp;[.AR14]&amp;[.AR15]&amp;[.AR16]))" office:value-type="string" office:string-value="0" calcext:value-type="string">
            <text:p>0</text:p>
          </table:table-cell>
          <table:table-cell table:formula="of:=BIN2HEX(VALUE([.AS9]&amp;[.AS10]&amp;[.AS11]&amp;[.AS12]&amp;[.AS13]&amp;[.AS14]&amp;[.AS15]&amp;[.AS16]))" office:value-type="string" office:string-value="0" calcext:value-type="string">
            <text:p>0</text:p>
          </table:table-cell>
          <table:table-cell table:formula="of:=BIN2HEX(VALUE([.AT9]&amp;[.AT10]&amp;[.AT11]&amp;[.AT12]&amp;[.AT13]&amp;[.AT14]&amp;[.AT15]&amp;[.AT16]))" office:value-type="string" office:string-value="0" calcext:value-type="string">
            <text:p>0</text:p>
          </table:table-cell>
          <table:table-cell table:formula="of:=BIN2HEX(VALUE([.AU9]&amp;[.AU10]&amp;[.AU11]&amp;[.AU12]&amp;[.AU13]&amp;[.AU14]&amp;[.AU15]&amp;[.AU16]))" office:value-type="string" office:string-value="0" calcext:value-type="string">
            <text:p>0</text:p>
          </table:table-cell>
          <table:table-cell table:formula="of:=BIN2HEX(VALUE([.AV9]&amp;[.AV10]&amp;[.AV11]&amp;[.AV12]&amp;[.AV13]&amp;[.AV14]&amp;[.AV15]&amp;[.AV16]))" office:value-type="string" office:string-value="0" calcext:value-type="string">
            <text:p>0</text:p>
          </table:table-cell>
          <table:table-cell table:formula="of:=BIN2HEX(VALUE([.AW9]&amp;[.AW10]&amp;[.AW11]&amp;[.AW12]&amp;[.AW13]&amp;[.AW14]&amp;[.AW15]&amp;[.AW16]))" office:value-type="string" office:string-value="0" calcext:value-type="string">
            <text:p>0</text:p>
          </table:table-cell>
          <table:table-cell table:formula="of:=BIN2HEX(VALUE([.AX9]&amp;[.AX10]&amp;[.AX11]&amp;[.AX12]&amp;[.AX13]&amp;[.AX14]&amp;[.AX15]&amp;[.AX16]))" office:value-type="string" office:string-value="0" calcext:value-type="string">
            <text:p>0</text:p>
          </table:table-cell>
          <table:table-cell table:formula="of:=BIN2HEX(VALUE([.AY9]&amp;[.AY10]&amp;[.AY11]&amp;[.AY12]&amp;[.AY13]&amp;[.AY14]&amp;[.AY15]&amp;[.AY16]))" office:value-type="string" office:string-value="0" calcext:value-type="string">
            <text:p>0</text:p>
          </table:table-cell>
          <table:table-cell table:formula="of:=BIN2HEX(VALUE([.AZ9]&amp;[.AZ10]&amp;[.AZ11]&amp;[.AZ12]&amp;[.AZ13]&amp;[.AZ14]&amp;[.AZ15]&amp;[.AZ16]))" office:value-type="string" office:string-value="0" calcext:value-type="string">
            <text:p>0</text:p>
          </table:table-cell>
          <table:table-cell table:formula="of:=BIN2HEX(VALUE([.BA9]&amp;[.BA10]&amp;[.BA11]&amp;[.BA12]&amp;[.BA13]&amp;[.BA14]&amp;[.BA15]&amp;[.BA16]))" office:value-type="string" office:string-value="0" calcext:value-type="string">
            <text:p>0</text:p>
          </table:table-cell>
          <table:table-cell table:formula="of:=BIN2HEX(VALUE([.BB9]&amp;[.BB10]&amp;[.BB11]&amp;[.BB12]&amp;[.BB13]&amp;[.BB14]&amp;[.BB15]&amp;[.BB16]))" office:value-type="string" office:string-value="0" calcext:value-type="string">
            <text:p>0</text:p>
          </table:table-cell>
          <table:table-cell table:formula="of:=BIN2HEX(VALUE([.BC9]&amp;[.BC10]&amp;[.BC11]&amp;[.BC12]&amp;[.BC13]&amp;[.BC14]&amp;[.BC15]&amp;[.BC16]))" office:value-type="string" office:string-value="0" calcext:value-type="string">
            <text:p>0</text:p>
          </table:table-cell>
          <table:table-cell table:formula="of:=BIN2HEX(VALUE([.BD9]&amp;[.BD10]&amp;[.BD11]&amp;[.BD12]&amp;[.BD13]&amp;[.BD14]&amp;[.BD15]&amp;[.BD16]))" office:value-type="string" office:string-value="0" calcext:value-type="string">
            <text:p>0</text:p>
          </table:table-cell>
          <table:table-cell table:formula="of:=BIN2HEX(VALUE([.BE9]&amp;[.BE10]&amp;[.BE11]&amp;[.BE12]&amp;[.BE13]&amp;[.BE14]&amp;[.BE15]&amp;[.BE16]))" office:value-type="string" office:string-value="0" calcext:value-type="string">
            <text:p>0</text:p>
          </table:table-cell>
          <table:table-cell table:formula="of:=BIN2HEX(VALUE([.BF9]&amp;[.BF10]&amp;[.BF11]&amp;[.BF12]&amp;[.BF13]&amp;[.BF14]&amp;[.BF15]&amp;[.BF16]))" office:value-type="string" office:string-value="0" calcext:value-type="string">
            <text:p>0</text:p>
          </table:table-cell>
          <table:table-cell table:formula="of:=BIN2HEX(VALUE([.BG9]&amp;[.BG10]&amp;[.BG11]&amp;[.BG12]&amp;[.BG13]&amp;[.BG14]&amp;[.BG15]&amp;[.BG16]))" office:value-type="string" office:string-value="0" calcext:value-type="string">
            <text:p>0</text:p>
          </table:table-cell>
          <table:table-cell table:formula="of:=BIN2HEX(VALUE([.BH9]&amp;[.BH10]&amp;[.BH11]&amp;[.BH12]&amp;[.BH13]&amp;[.BH14]&amp;[.BH15]&amp;[.BH16]))" office:value-type="string" office:string-value="0" calcext:value-type="string">
            <text:p>0</text:p>
          </table:table-cell>
          <table:table-cell table:formula="of:=BIN2HEX(VALUE([.BI9]&amp;[.BI10]&amp;[.BI11]&amp;[.BI12]&amp;[.BI13]&amp;[.BI14]&amp;[.BI15]&amp;[.BI16]))" office:value-type="string" office:string-value="0" calcext:value-type="string">
            <text:p>0</text:p>
          </table:table-cell>
          <table:table-cell table:formula="of:=BIN2HEX(VALUE([.BJ9]&amp;[.BJ10]&amp;[.BJ11]&amp;[.BJ12]&amp;[.BJ13]&amp;[.BJ14]&amp;[.BJ15]&amp;[.BJ16]))" office:value-type="string" office:string-value="0" calcext:value-type="string">
            <text:p>0</text:p>
          </table:table-cell>
          <table:table-cell table:formula="of:=BIN2HEX(VALUE([.BK9]&amp;[.BK10]&amp;[.BK11]&amp;[.BK12]&amp;[.BK13]&amp;[.BK14]&amp;[.BK15]&amp;[.BK16]))" office:value-type="string" office:string-value="0" calcext:value-type="string">
            <text:p>0</text:p>
          </table:table-cell>
          <table:table-cell table:formula="of:=BIN2HEX(VALUE([.BL9]&amp;[.BL10]&amp;[.BL11]&amp;[.BL12]&amp;[.BL13]&amp;[.BL14]&amp;[.BL15]&amp;[.BL16]))" office:value-type="string" office:string-value="0" calcext:value-type="string">
            <text:p>0</text:p>
          </table:table-cell>
          <table:table-cell table:formula="of:=BIN2HEX(VALUE([.BM9]&amp;[.BM10]&amp;[.BM11]&amp;[.BM12]&amp;[.BM13]&amp;[.BM14]&amp;[.BM15]&amp;[.BM16]))" office:value-type="string" office:string-value="0" calcext:value-type="string">
            <text:p>0</text:p>
          </table:table-cell>
          <table:table-cell table:formula="of:=BIN2HEX(VALUE([.BN9]&amp;[.BN10]&amp;[.BN11]&amp;[.BN12]&amp;[.BN13]&amp;[.BN14]&amp;[.BN15]&amp;[.BN16]))" office:value-type="string" office:string-value="0" calcext:value-type="string">
            <text:p>0</text:p>
          </table:table-cell>
          <table:table-cell table:formula="of:=BIN2HEX(VALUE([.BO9]&amp;[.BO10]&amp;[.BO11]&amp;[.BO12]&amp;[.BO13]&amp;[.BO14]&amp;[.BO15]&amp;[.BO16]))" office:value-type="string" office:string-value="0" calcext:value-type="string">
            <text:p>0</text:p>
          </table:table-cell>
          <table:table-cell table:formula="of:=BIN2HEX(VALUE([.BP9]&amp;[.BP10]&amp;[.BP11]&amp;[.BP12]&amp;[.BP13]&amp;[.BP14]&amp;[.BP15]&amp;[.BP16]))" office:value-type="string" office:string-value="0" calcext:value-type="string">
            <text:p>0</text:p>
          </table:table-cell>
          <table:table-cell table:formula="of:=BIN2HEX(VALUE([.BQ9]&amp;[.BQ10]&amp;[.BQ11]&amp;[.BQ12]&amp;[.BQ13]&amp;[.BQ14]&amp;[.BQ15]&amp;[.BQ16]))" office:value-type="string" office:string-value="0" calcext:value-type="string">
            <text:p>0</text:p>
          </table:table-cell>
          <table:table-cell table:formula="of:=BIN2HEX(VALUE([.BR9]&amp;[.BR10]&amp;[.BR11]&amp;[.BR12]&amp;[.BR13]&amp;[.BR14]&amp;[.BR15]&amp;[.BR16]))" office:value-type="string" office:string-value="0" calcext:value-type="string">
            <text:p>0</text:p>
          </table:table-cell>
          <table:table-cell table:formula="of:=BIN2HEX(VALUE([.BS9]&amp;[.BS10]&amp;[.BS11]&amp;[.BS12]&amp;[.BS13]&amp;[.BS14]&amp;[.BS15]&amp;[.BS16]))" office:value-type="string" office:string-value="0" calcext:value-type="string">
            <text:p>0</text:p>
          </table:table-cell>
          <table:table-cell table:formula="of:=BIN2HEX(VALUE([.BT9]&amp;[.BT10]&amp;[.BT11]&amp;[.BT12]&amp;[.BT13]&amp;[.BT14]&amp;[.BT15]&amp;[.BT16]))" office:value-type="string" office:string-value="0" calcext:value-type="string">
            <text:p>0</text:p>
          </table:table-cell>
          <table:table-cell table:formula="of:=BIN2HEX(VALUE([.BU9]&amp;[.BU10]&amp;[.BU11]&amp;[.BU12]&amp;[.BU13]&amp;[.BU14]&amp;[.BU15]&amp;[.BU16]))" office:value-type="string" office:string-value="0" calcext:value-type="string">
            <text:p>0</text:p>
          </table:table-cell>
          <table:table-cell table:formula="of:=BIN2HEX(VALUE([.BV9]&amp;[.BV10]&amp;[.BV11]&amp;[.BV12]&amp;[.BV13]&amp;[.BV14]&amp;[.BV15]&amp;[.BV16]))" office:value-type="string" office:string-value="0" calcext:value-type="string">
            <text:p>0</text:p>
          </table:table-cell>
          <table:table-cell table:formula="of:=BIN2HEX(VALUE([.BW9]&amp;[.BW10]&amp;[.BW11]&amp;[.BW12]&amp;[.BW13]&amp;[.BW14]&amp;[.BW15]&amp;[.BW16]))" office:value-type="string" office:string-value="0" calcext:value-type="string">
            <text:p>0</text:p>
          </table:table-cell>
          <table:table-cell table:formula="of:=BIN2HEX(VALUE([.BX9]&amp;[.BX10]&amp;[.BX11]&amp;[.BX12]&amp;[.BX13]&amp;[.BX14]&amp;[.BX15]&amp;[.BX16]))" office:value-type="string" office:string-value="0" calcext:value-type="string">
            <text:p>0</text:p>
          </table:table-cell>
          <table:table-cell table:formula="of:=BIN2HEX(VALUE([.BY9]&amp;[.BY10]&amp;[.BY11]&amp;[.BY12]&amp;[.BY13]&amp;[.BY14]&amp;[.BY15]&amp;[.BY16]))" office:value-type="string" office:string-value="0" calcext:value-type="string">
            <text:p>0</text:p>
          </table:table-cell>
          <table:table-cell table:formula="of:=BIN2HEX(VALUE([.BZ9]&amp;[.BZ10]&amp;[.BZ11]&amp;[.BZ12]&amp;[.BZ13]&amp;[.BZ14]&amp;[.BZ15]&amp;[.BZ16]))" office:value-type="string" office:string-value="0" calcext:value-type="string">
            <text:p>0</text:p>
          </table:table-cell>
          <table:table-cell table:formula="of:=BIN2HEX(VALUE([.CA9]&amp;[.CA10]&amp;[.CA11]&amp;[.CA12]&amp;[.CA13]&amp;[.CA14]&amp;[.CA15]&amp;[.CA16]))" office:value-type="string" office:string-value="0" calcext:value-type="string">
            <text:p>0</text:p>
          </table:table-cell>
          <table:table-cell table:formula="of:=BIN2HEX(VALUE([.CB9]&amp;[.CB10]&amp;[.CB11]&amp;[.CB12]&amp;[.CB13]&amp;[.CB14]&amp;[.CB15]&amp;[.CB16]))" office:value-type="string" office:string-value="0" calcext:value-type="string">
            <text:p>0</text:p>
          </table:table-cell>
          <table:table-cell table:formula="of:=BIN2HEX(VALUE([.CC9]&amp;[.CC10]&amp;[.CC11]&amp;[.CC12]&amp;[.CC13]&amp;[.CC14]&amp;[.CC15]&amp;[.CC16]))" office:value-type="string" office:string-value="0" calcext:value-type="string">
            <text:p>0</text:p>
          </table:table-cell>
          <table:table-cell table:formula="of:=BIN2HEX(VALUE([.CD9]&amp;[.CD10]&amp;[.CD11]&amp;[.CD12]&amp;[.CD13]&amp;[.CD14]&amp;[.CD15]&amp;[.CD16]))" office:value-type="string" office:string-value="0" calcext:value-type="string">
            <text:p>0</text:p>
          </table:table-cell>
          <table:table-cell table:formula="of:=BIN2HEX(VALUE([.CE9]&amp;[.CE10]&amp;[.CE11]&amp;[.CE12]&amp;[.CE13]&amp;[.CE14]&amp;[.CE15]&amp;[.CE16]))" office:value-type="string" office:string-value="0" calcext:value-type="string">
            <text:p>0</text:p>
          </table:table-cell>
          <table:table-cell table:formula="of:=BIN2HEX(VALUE([.CF9]&amp;[.CF10]&amp;[.CF11]&amp;[.CF12]&amp;[.CF13]&amp;[.CF14]&amp;[.CF15]&amp;[.CF16]))" office:value-type="string" office:string-value="0" calcext:value-type="string">
            <text:p>0</text:p>
          </table:table-cell>
          <table:table-cell table:formula="of:=BIN2HEX(VALUE([.CG9]&amp;[.CG10]&amp;[.CG11]&amp;[.CG12]&amp;[.CG13]&amp;[.CG14]&amp;[.CG15]&amp;[.CG16]))" office:value-type="string" office:string-value="0" calcext:value-type="string">
            <text:p>0</text:p>
          </table:table-cell>
          <table:table-cell table:formula="of:=BIN2HEX(VALUE([.CH9]&amp;[.CH10]&amp;[.CH11]&amp;[.CH12]&amp;[.CH13]&amp;[.CH14]&amp;[.CH15]&amp;[.CH16]))" office:value-type="string" office:string-value="0" calcext:value-type="string">
            <text:p>0</text:p>
          </table:table-cell>
          <table:table-cell table:formula="of:=BIN2HEX(VALUE([.CI9]&amp;[.CI10]&amp;[.CI11]&amp;[.CI12]&amp;[.CI13]&amp;[.CI14]&amp;[.CI15]&amp;[.CI16]))" office:value-type="string" office:string-value="0" calcext:value-type="string">
            <text:p>0</text:p>
          </table:table-cell>
          <table:table-cell table:formula="of:=BIN2HEX(VALUE([.CJ9]&amp;[.CJ10]&amp;[.CJ11]&amp;[.CJ12]&amp;[.CJ13]&amp;[.CJ14]&amp;[.CJ15]&amp;[.CJ16]))" office:value-type="string" office:string-value="0" calcext:value-type="string">
            <text:p>0</text:p>
          </table:table-cell>
          <table:table-cell table:formula="of:=BIN2HEX(VALUE([.CK9]&amp;[.CK10]&amp;[.CK11]&amp;[.CK12]&amp;[.CK13]&amp;[.CK14]&amp;[.CK15]&amp;[.CK16]))" office:value-type="string" office:string-value="0" calcext:value-type="string">
            <text:p>0</text:p>
          </table:table-cell>
          <table:table-cell table:formula="of:=BIN2HEX(VALUE([.CL9]&amp;[.CL10]&amp;[.CL11]&amp;[.CL12]&amp;[.CL13]&amp;[.CL14]&amp;[.CL15]&amp;[.CL16]))" office:value-type="string" office:string-value="0" calcext:value-type="string">
            <text:p>0</text:p>
          </table:table-cell>
          <table:table-cell table:formula="of:=BIN2HEX(VALUE([.CM9]&amp;[.CM10]&amp;[.CM11]&amp;[.CM12]&amp;[.CM13]&amp;[.CM14]&amp;[.CM15]&amp;[.CM16]))" office:value-type="string" office:string-value="0" calcext:value-type="string">
            <text:p>0</text:p>
          </table:table-cell>
          <table:table-cell table:formula="of:=BIN2HEX(VALUE([.CN9]&amp;[.CN10]&amp;[.CN11]&amp;[.CN12]&amp;[.CN13]&amp;[.CN14]&amp;[.CN15]&amp;[.CN16]))" office:value-type="string" office:string-value="0" calcext:value-type="string">
            <text:p>0</text:p>
          </table:table-cell>
          <table:table-cell table:formula="of:=BIN2HEX(VALUE([.CO9]&amp;[.CO10]&amp;[.CO11]&amp;[.CO12]&amp;[.CO13]&amp;[.CO14]&amp;[.CO15]&amp;[.CO16]))" office:value-type="string" office:string-value="0" calcext:value-type="string">
            <text:p>0</text:p>
          </table:table-cell>
          <table:table-cell table:formula="of:=BIN2HEX(VALUE([.CP9]&amp;[.CP10]&amp;[.CP11]&amp;[.CP12]&amp;[.CP13]&amp;[.CP14]&amp;[.CP15]&amp;[.CP16]))" office:value-type="string" office:string-value="0" calcext:value-type="string">
            <text:p>0</text:p>
          </table:table-cell>
          <table:table-cell table:formula="of:=BIN2HEX(VALUE([.CQ9]&amp;[.CQ10]&amp;[.CQ11]&amp;[.CQ12]&amp;[.CQ13]&amp;[.CQ14]&amp;[.CQ15]&amp;[.CQ16]))" office:value-type="string" office:string-value="0" calcext:value-type="string">
            <text:p>0</text:p>
          </table:table-cell>
          <table:table-cell table:formula="of:=BIN2HEX(VALUE([.CR9]&amp;[.CR10]&amp;[.CR11]&amp;[.CR12]&amp;[.CR13]&amp;[.CR14]&amp;[.CR15]&amp;[.CR16]))" office:value-type="string" office:string-value="0" calcext:value-type="string">
            <text:p>0</text:p>
          </table:table-cell>
          <table:table-cell table:formula="of:=BIN2HEX(VALUE([.CS9]&amp;[.CS10]&amp;[.CS11]&amp;[.CS12]&amp;[.CS13]&amp;[.CS14]&amp;[.CS15]&amp;[.CS16]))" office:value-type="string" office:string-value="0" calcext:value-type="string">
            <text:p>0</text:p>
          </table:table-cell>
          <table:table-cell table:formula="of:=BIN2HEX(VALUE([.CT9]&amp;[.CT10]&amp;[.CT11]&amp;[.CT12]&amp;[.CT13]&amp;[.CT14]&amp;[.CT15]&amp;[.CT16]))" office:value-type="string" office:string-value="0" calcext:value-type="string">
            <text:p>0</text:p>
          </table:table-cell>
          <table:table-cell table:formula="of:=BIN2HEX(VALUE([.CU9]&amp;[.CU10]&amp;[.CU11]&amp;[.CU12]&amp;[.CU13]&amp;[.CU14]&amp;[.CU15]&amp;[.CU16]))" office:value-type="string" office:string-value="0" calcext:value-type="string">
            <text:p>0</text:p>
          </table:table-cell>
          <table:table-cell table:formula="of:=BIN2HEX(VALUE([.CV9]&amp;[.CV10]&amp;[.CV11]&amp;[.CV12]&amp;[.CV13]&amp;[.CV14]&amp;[.CV15]&amp;[.CV16]))" office:value-type="string" office:string-value="0" calcext:value-type="string">
            <text:p>0</text:p>
          </table:table-cell>
          <table:table-cell table:formula="of:=BIN2HEX(VALUE([.CW9]&amp;[.CW10]&amp;[.CW11]&amp;[.CW12]&amp;[.CW13]&amp;[.CW14]&amp;[.CW15]&amp;[.CW16]))" office:value-type="string" office:string-value="0" calcext:value-type="string">
            <text:p>0</text:p>
          </table:table-cell>
          <table:table-cell table:formula="of:=BIN2HEX(VALUE([.CX9]&amp;[.CX10]&amp;[.CX11]&amp;[.CX12]&amp;[.CX13]&amp;[.CX14]&amp;[.CX15]&amp;[.CX16]))" office:value-type="string" office:string-value="0" calcext:value-type="string">
            <text:p>0</text:p>
          </table:table-cell>
          <table:table-cell table:formula="of:=BIN2HEX(VALUE([.CY9]&amp;[.CY10]&amp;[.CY11]&amp;[.CY12]&amp;[.CY13]&amp;[.CY14]&amp;[.CY15]&amp;[.CY16]))" office:value-type="string" office:string-value="0" calcext:value-type="string">
            <text:p>0</text:p>
          </table:table-cell>
          <table:table-cell table:formula="of:=BIN2HEX(VALUE([.CZ9]&amp;[.CZ10]&amp;[.CZ11]&amp;[.CZ12]&amp;[.CZ13]&amp;[.CZ14]&amp;[.CZ15]&amp;[.CZ16]))" office:value-type="string" office:string-value="0" calcext:value-type="string">
            <text:p>0</text:p>
          </table:table-cell>
          <table:table-cell table:formula="of:=BIN2HEX(VALUE([.DA9]&amp;[.DA10]&amp;[.DA11]&amp;[.DA12]&amp;[.DA13]&amp;[.DA14]&amp;[.DA15]&amp;[.DA16]))" office:value-type="string" office:string-value="0" calcext:value-type="string">
            <text:p>0</text:p>
          </table:table-cell>
          <table:table-cell table:formula="of:=BIN2HEX(VALUE([.DB9]&amp;[.DB10]&amp;[.DB11]&amp;[.DB12]&amp;[.DB13]&amp;[.DB14]&amp;[.DB15]&amp;[.DB16]))" office:value-type="string" office:string-value="0" calcext:value-type="string">
            <text:p>0</text:p>
          </table:table-cell>
          <table:table-cell table:formula="of:=BIN2HEX(VALUE([.DC9]&amp;[.DC10]&amp;[.DC11]&amp;[.DC12]&amp;[.DC13]&amp;[.DC14]&amp;[.DC15]&amp;[.DC16]))" office:value-type="string" office:string-value="0" calcext:value-type="string">
            <text:p>0</text:p>
          </table:table-cell>
          <table:table-cell table:formula="of:=BIN2HEX(VALUE([.DD9]&amp;[.DD10]&amp;[.DD11]&amp;[.DD12]&amp;[.DD13]&amp;[.DD14]&amp;[.DD15]&amp;[.DD16]))" office:value-type="string" office:string-value="0" calcext:value-type="string">
            <text:p>0</text:p>
          </table:table-cell>
          <table:table-cell table:formula="of:=BIN2HEX(VALUE([.DE9]&amp;[.DE10]&amp;[.DE11]&amp;[.DE12]&amp;[.DE13]&amp;[.DE14]&amp;[.DE15]&amp;[.DE16]))" office:value-type="string" office:string-value="0" calcext:value-type="string">
            <text:p>0</text:p>
          </table:table-cell>
          <table:table-cell table:formula="of:=BIN2HEX(VALUE([.DF9]&amp;[.DF10]&amp;[.DF11]&amp;[.DF12]&amp;[.DF13]&amp;[.DF14]&amp;[.DF15]&amp;[.DF16]))" office:value-type="string" office:string-value="0" calcext:value-type="string">
            <text:p>0</text:p>
          </table:table-cell>
          <table:table-cell table:formula="of:=BIN2HEX(VALUE([.DG9]&amp;[.DG10]&amp;[.DG11]&amp;[.DG12]&amp;[.DG13]&amp;[.DG14]&amp;[.DG15]&amp;[.DG16]))" office:value-type="string" office:string-value="0" calcext:value-type="string">
            <text:p>0</text:p>
          </table:table-cell>
          <table:table-cell table:formula="of:=BIN2HEX(VALUE([.DH9]&amp;[.DH10]&amp;[.DH11]&amp;[.DH12]&amp;[.DH13]&amp;[.DH14]&amp;[.DH15]&amp;[.DH16]))" office:value-type="string" office:string-value="0" calcext:value-type="string">
            <text:p>0</text:p>
          </table:table-cell>
          <table:table-cell table:formula="of:=BIN2HEX(VALUE([.DI9]&amp;[.DI10]&amp;[.DI11]&amp;[.DI12]&amp;[.DI13]&amp;[.DI14]&amp;[.DI15]&amp;[.DI16]))" office:value-type="string" office:string-value="0" calcext:value-type="string">
            <text:p>0</text:p>
          </table:table-cell>
          <table:table-cell table:formula="of:=BIN2HEX(VALUE([.DJ9]&amp;[.DJ10]&amp;[.DJ11]&amp;[.DJ12]&amp;[.DJ13]&amp;[.DJ14]&amp;[.DJ15]&amp;[.DJ16]))" office:value-type="string" office:string-value="0" calcext:value-type="string">
            <text:p>0</text:p>
          </table:table-cell>
          <table:table-cell table:formula="of:=BIN2HEX(VALUE([.DK9]&amp;[.DK10]&amp;[.DK11]&amp;[.DK12]&amp;[.DK13]&amp;[.DK14]&amp;[.DK15]&amp;[.DK16]))" office:value-type="string" office:string-value="0" calcext:value-type="string">
            <text:p>0</text:p>
          </table:table-cell>
          <table:table-cell table:formula="of:=BIN2HEX(VALUE([.DL9]&amp;[.DL10]&amp;[.DL11]&amp;[.DL12]&amp;[.DL13]&amp;[.DL14]&amp;[.DL15]&amp;[.DL16]))" office:value-type="string" office:string-value="0" calcext:value-type="string">
            <text:p>0</text:p>
          </table:table-cell>
          <table:table-cell table:formula="of:=BIN2HEX(VALUE([.DM9]&amp;[.DM10]&amp;[.DM11]&amp;[.DM12]&amp;[.DM13]&amp;[.DM14]&amp;[.DM15]&amp;[.DM16]))" office:value-type="string" office:string-value="0" calcext:value-type="string">
            <text:p>0</text:p>
          </table:table-cell>
          <table:table-cell table:formula="of:=BIN2HEX(VALUE([.DN9]&amp;[.DN10]&amp;[.DN11]&amp;[.DN12]&amp;[.DN13]&amp;[.DN14]&amp;[.DN15]&amp;[.DN16]))" office:value-type="string" office:string-value="0" calcext:value-type="string">
            <text:p>0</text:p>
          </table:table-cell>
          <table:table-cell table:formula="of:=BIN2HEX(VALUE([.DO9]&amp;[.DO10]&amp;[.DO11]&amp;[.DO12]&amp;[.DO13]&amp;[.DO14]&amp;[.DO15]&amp;[.DO16]))" office:value-type="string" office:string-value="0" calcext:value-type="string">
            <text:p>0</text:p>
          </table:table-cell>
          <table:table-cell table:formula="of:=BIN2HEX(VALUE([.DP9]&amp;[.DP10]&amp;[.DP11]&amp;[.DP12]&amp;[.DP13]&amp;[.DP14]&amp;[.DP15]&amp;[.DP16]))" office:value-type="string" office:string-value="0" calcext:value-type="string">
            <text:p>0</text:p>
          </table:table-cell>
          <table:table-cell table:formula="of:=BIN2HEX(VALUE([.DQ9]&amp;[.DQ10]&amp;[.DQ11]&amp;[.DQ12]&amp;[.DQ13]&amp;[.DQ14]&amp;[.DQ15]&amp;[.DQ16]))" office:value-type="string" office:string-value="0" calcext:value-type="string">
            <text:p>0</text:p>
          </table:table-cell>
          <table:table-cell table:formula="of:=BIN2HEX(VALUE([.DR9]&amp;[.DR10]&amp;[.DR11]&amp;[.DR12]&amp;[.DR13]&amp;[.DR14]&amp;[.DR15]&amp;[.DR16]))" office:value-type="string" office:string-value="0" calcext:value-type="string">
            <text:p>0</text:p>
          </table:table-cell>
          <table:table-cell table:formula="of:=BIN2HEX(VALUE([.DS9]&amp;[.DS10]&amp;[.DS11]&amp;[.DS12]&amp;[.DS13]&amp;[.DS14]&amp;[.DS15]&amp;[.DS16]))" office:value-type="string" office:string-value="0" calcext:value-type="string">
            <text:p>0</text:p>
          </table:table-cell>
          <table:table-cell table:formula="of:=BIN2HEX(VALUE([.DT9]&amp;[.DT10]&amp;[.DT11]&amp;[.DT12]&amp;[.DT13]&amp;[.DT14]&amp;[.DT15]&amp;[.DT16]))" office:value-type="string" office:string-value="0" calcext:value-type="string">
            <text:p>0</text:p>
          </table:table-cell>
          <table:table-cell table:formula="of:=BIN2HEX(VALUE([.DU9]&amp;[.DU10]&amp;[.DU11]&amp;[.DU12]&amp;[.DU13]&amp;[.DU14]&amp;[.DU15]&amp;[.DU16]))" office:value-type="string" office:string-value="0" calcext:value-type="string">
            <text:p>0</text:p>
          </table:table-cell>
          <table:table-cell table:formula="of:=BIN2HEX(VALUE([.DV9]&amp;[.DV10]&amp;[.DV11]&amp;[.DV12]&amp;[.DV13]&amp;[.DV14]&amp;[.DV15]&amp;[.DV16]))" office:value-type="string" office:string-value="0" calcext:value-type="string">
            <text:p>0</text:p>
          </table:table-cell>
          <table:table-cell table:formula="of:=BIN2HEX(VALUE([.DW9]&amp;[.DW10]&amp;[.DW11]&amp;[.DW12]&amp;[.DW13]&amp;[.DW14]&amp;[.DW15]&amp;[.DW16]))" office:value-type="string" office:string-value="0" calcext:value-type="string">
            <text:p>0</text:p>
          </table:table-cell>
          <table:table-cell table:formula="of:=BIN2HEX(VALUE([.DX9]&amp;[.DX10]&amp;[.DX11]&amp;[.DX12]&amp;[.DX13]&amp;[.DX14]&amp;[.DX15]&amp;[.DX16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17]&amp;[.A18]&amp;[.A19]&amp;[.A20]&amp;[.A21]&amp;[.A22]&amp;[.A23]&amp;[.A24]))" office:value-type="string" office:string-value="0" calcext:value-type="string">
            <text:p>0</text:p>
          </table:table-cell>
          <table:table-cell table:formula="of:=BIN2HEX(VALUE([.B17]&amp;[.B18]&amp;[.B19]&amp;[.B20]&amp;[.B21]&amp;[.B22]&amp;[.B23]&amp;[.B24]))" office:value-type="string" office:string-value="0" calcext:value-type="string">
            <text:p>0</text:p>
          </table:table-cell>
          <table:table-cell table:formula="of:=BIN2HEX(VALUE([.C17]&amp;[.C18]&amp;[.C19]&amp;[.C20]&amp;[.C21]&amp;[.C22]&amp;[.C23]&amp;[.C24]))" office:value-type="string" office:string-value="0" calcext:value-type="string">
            <text:p>0</text:p>
          </table:table-cell>
          <table:table-cell table:formula="of:=BIN2HEX(VALUE([.D17]&amp;[.D18]&amp;[.D19]&amp;[.D20]&amp;[.D21]&amp;[.D22]&amp;[.D23]&amp;[.D24]))" office:value-type="string" office:string-value="0" calcext:value-type="string">
            <text:p>0</text:p>
          </table:table-cell>
          <table:table-cell table:formula="of:=BIN2HEX(VALUE([.E17]&amp;[.E18]&amp;[.E19]&amp;[.E20]&amp;[.E21]&amp;[.E22]&amp;[.E23]&amp;[.E24]))" office:value-type="string" office:string-value="0" calcext:value-type="string">
            <text:p>0</text:p>
          </table:table-cell>
          <table:table-cell table:formula="of:=BIN2HEX(VALUE([.F17]&amp;[.F18]&amp;[.F19]&amp;[.F20]&amp;[.F21]&amp;[.F22]&amp;[.F23]&amp;[.F24]))" office:value-type="string" office:string-value="0" calcext:value-type="string">
            <text:p>0</text:p>
          </table:table-cell>
          <table:table-cell table:formula="of:=BIN2HEX(VALUE([.G17]&amp;[.G18]&amp;[.G19]&amp;[.G20]&amp;[.G21]&amp;[.G22]&amp;[.G23]&amp;[.G24]))" office:value-type="string" office:string-value="0" calcext:value-type="string">
            <text:p>0</text:p>
          </table:table-cell>
          <table:table-cell table:formula="of:=BIN2HEX(VALUE([.H17]&amp;[.H18]&amp;[.H19]&amp;[.H20]&amp;[.H21]&amp;[.H22]&amp;[.H23]&amp;[.H24]))" office:value-type="string" office:string-value="0" calcext:value-type="string">
            <text:p>0</text:p>
          </table:table-cell>
          <table:table-cell table:formula="of:=BIN2HEX(VALUE([.I17]&amp;[.I18]&amp;[.I19]&amp;[.I20]&amp;[.I21]&amp;[.I22]&amp;[.I23]&amp;[.I24]))" office:value-type="string" office:string-value="0" calcext:value-type="string">
            <text:p>0</text:p>
          </table:table-cell>
          <table:table-cell table:formula="of:=BIN2HEX(VALUE([.J17]&amp;[.J18]&amp;[.J19]&amp;[.J20]&amp;[.J21]&amp;[.J22]&amp;[.J23]&amp;[.J24]))" office:value-type="string" office:string-value="0" calcext:value-type="string">
            <text:p>0</text:p>
          </table:table-cell>
          <table:table-cell table:formula="of:=BIN2HEX(VALUE([.K17]&amp;[.K18]&amp;[.K19]&amp;[.K20]&amp;[.K21]&amp;[.K22]&amp;[.K23]&amp;[.K24]))" office:value-type="string" office:string-value="0" calcext:value-type="string">
            <text:p>0</text:p>
          </table:table-cell>
          <table:table-cell table:formula="of:=BIN2HEX(VALUE([.L17]&amp;[.L18]&amp;[.L19]&amp;[.L20]&amp;[.L21]&amp;[.L22]&amp;[.L23]&amp;[.L24]))" office:value-type="string" office:string-value="0" calcext:value-type="string">
            <text:p>0</text:p>
          </table:table-cell>
          <table:table-cell table:formula="of:=BIN2HEX(VALUE([.M17]&amp;[.M18]&amp;[.M19]&amp;[.M20]&amp;[.M21]&amp;[.M22]&amp;[.M23]&amp;[.M24]))" office:value-type="string" office:string-value="0" calcext:value-type="string">
            <text:p>0</text:p>
          </table:table-cell>
          <table:table-cell table:formula="of:=BIN2HEX(VALUE([.N17]&amp;[.N18]&amp;[.N19]&amp;[.N20]&amp;[.N21]&amp;[.N22]&amp;[.N23]&amp;[.N24]))" office:value-type="string" office:string-value="0" calcext:value-type="string">
            <text:p>0</text:p>
          </table:table-cell>
          <table:table-cell table:formula="of:=BIN2HEX(VALUE([.O17]&amp;[.O18]&amp;[.O19]&amp;[.O20]&amp;[.O21]&amp;[.O22]&amp;[.O23]&amp;[.O24]))" office:value-type="string" office:string-value="0" calcext:value-type="string">
            <text:p>0</text:p>
          </table:table-cell>
          <table:table-cell table:formula="of:=BIN2HEX(VALUE([.P17]&amp;[.P18]&amp;[.P19]&amp;[.P20]&amp;[.P21]&amp;[.P22]&amp;[.P23]&amp;[.P24]))" office:value-type="string" office:string-value="0" calcext:value-type="string">
            <text:p>0</text:p>
          </table:table-cell>
          <table:table-cell table:formula="of:=BIN2HEX(VALUE([.Q17]&amp;[.Q18]&amp;[.Q19]&amp;[.Q20]&amp;[.Q21]&amp;[.Q22]&amp;[.Q23]&amp;[.Q24]))" office:value-type="string" office:string-value="0" calcext:value-type="string">
            <text:p>0</text:p>
          </table:table-cell>
          <table:table-cell table:formula="of:=BIN2HEX(VALUE([.R17]&amp;[.R18]&amp;[.R19]&amp;[.R20]&amp;[.R21]&amp;[.R22]&amp;[.R23]&amp;[.R24]))" office:value-type="string" office:string-value="0" calcext:value-type="string">
            <text:p>0</text:p>
          </table:table-cell>
          <table:table-cell table:formula="of:=BIN2HEX(VALUE([.S17]&amp;[.S18]&amp;[.S19]&amp;[.S20]&amp;[.S21]&amp;[.S22]&amp;[.S23]&amp;[.S24]))" office:value-type="string" office:string-value="0" calcext:value-type="string">
            <text:p>0</text:p>
          </table:table-cell>
          <table:table-cell table:formula="of:=BIN2HEX(VALUE([.T17]&amp;[.T18]&amp;[.T19]&amp;[.T20]&amp;[.T21]&amp;[.T22]&amp;[.T23]&amp;[.T24]))" office:value-type="string" office:string-value="0" calcext:value-type="string">
            <text:p>0</text:p>
          </table:table-cell>
          <table:table-cell table:formula="of:=BIN2HEX(VALUE([.U17]&amp;[.U18]&amp;[.U19]&amp;[.U20]&amp;[.U21]&amp;[.U22]&amp;[.U23]&amp;[.U24]))" office:value-type="string" office:string-value="0" calcext:value-type="string">
            <text:p>0</text:p>
          </table:table-cell>
          <table:table-cell table:formula="of:=BIN2HEX(VALUE([.V17]&amp;[.V18]&amp;[.V19]&amp;[.V20]&amp;[.V21]&amp;[.V22]&amp;[.V23]&amp;[.V24]))" office:value-type="string" office:string-value="0" calcext:value-type="string">
            <text:p>0</text:p>
          </table:table-cell>
          <table:table-cell table:formula="of:=BIN2HEX(VALUE([.W17]&amp;[.W18]&amp;[.W19]&amp;[.W20]&amp;[.W21]&amp;[.W22]&amp;[.W23]&amp;[.W24]))" office:value-type="string" office:string-value="0" calcext:value-type="string">
            <text:p>0</text:p>
          </table:table-cell>
          <table:table-cell table:formula="of:=BIN2HEX(VALUE([.X17]&amp;[.X18]&amp;[.X19]&amp;[.X20]&amp;[.X21]&amp;[.X22]&amp;[.X23]&amp;[.X24]))" office:value-type="string" office:string-value="0" calcext:value-type="string">
            <text:p>0</text:p>
          </table:table-cell>
          <table:table-cell table:formula="of:=BIN2HEX(VALUE([.Y17]&amp;[.Y18]&amp;[.Y19]&amp;[.Y20]&amp;[.Y21]&amp;[.Y22]&amp;[.Y23]&amp;[.Y24]))" office:value-type="string" office:string-value="0" calcext:value-type="string">
            <text:p>0</text:p>
          </table:table-cell>
          <table:table-cell table:formula="of:=BIN2HEX(VALUE([.Z17]&amp;[.Z18]&amp;[.Z19]&amp;[.Z20]&amp;[.Z21]&amp;[.Z22]&amp;[.Z23]&amp;[.Z24]))" office:value-type="string" office:string-value="0" calcext:value-type="string">
            <text:p>0</text:p>
          </table:table-cell>
          <table:table-cell table:formula="of:=BIN2HEX(VALUE([.AA17]&amp;[.AA18]&amp;[.AA19]&amp;[.AA20]&amp;[.AA21]&amp;[.AA22]&amp;[.AA23]&amp;[.AA24]))" office:value-type="string" office:string-value="0" calcext:value-type="string">
            <text:p>0</text:p>
          </table:table-cell>
          <table:table-cell table:formula="of:=BIN2HEX(VALUE([.AB17]&amp;[.AB18]&amp;[.AB19]&amp;[.AB20]&amp;[.AB21]&amp;[.AB22]&amp;[.AB23]&amp;[.AB24]))" office:value-type="string" office:string-value="0" calcext:value-type="string">
            <text:p>0</text:p>
          </table:table-cell>
          <table:table-cell table:formula="of:=BIN2HEX(VALUE([.AC17]&amp;[.AC18]&amp;[.AC19]&amp;[.AC20]&amp;[.AC21]&amp;[.AC22]&amp;[.AC23]&amp;[.AC24]))" office:value-type="string" office:string-value="0" calcext:value-type="string">
            <text:p>0</text:p>
          </table:table-cell>
          <table:table-cell table:formula="of:=BIN2HEX(VALUE([.AD17]&amp;[.AD18]&amp;[.AD19]&amp;[.AD20]&amp;[.AD21]&amp;[.AD22]&amp;[.AD23]&amp;[.AD24]))" office:value-type="string" office:string-value="0" calcext:value-type="string">
            <text:p>0</text:p>
          </table:table-cell>
          <table:table-cell table:formula="of:=BIN2HEX(VALUE([.AE17]&amp;[.AE18]&amp;[.AE19]&amp;[.AE20]&amp;[.AE21]&amp;[.AE22]&amp;[.AE23]&amp;[.AE24]))" office:value-type="string" office:string-value="0" calcext:value-type="string">
            <text:p>0</text:p>
          </table:table-cell>
          <table:table-cell table:formula="of:=BIN2HEX(VALUE([.AF17]&amp;[.AF18]&amp;[.AF19]&amp;[.AF20]&amp;[.AF21]&amp;[.AF22]&amp;[.AF23]&amp;[.AF24]))" office:value-type="string" office:string-value="0" calcext:value-type="string">
            <text:p>0</text:p>
          </table:table-cell>
          <table:table-cell table:formula="of:=BIN2HEX(VALUE([.AG17]&amp;[.AG18]&amp;[.AG19]&amp;[.AG20]&amp;[.AG21]&amp;[.AG22]&amp;[.AG23]&amp;[.AG24]))" office:value-type="string" office:string-value="0" calcext:value-type="string">
            <text:p>0</text:p>
          </table:table-cell>
          <table:table-cell table:formula="of:=BIN2HEX(VALUE([.AH17]&amp;[.AH18]&amp;[.AH19]&amp;[.AH20]&amp;[.AH21]&amp;[.AH22]&amp;[.AH23]&amp;[.AH24]))" office:value-type="string" office:string-value="0" calcext:value-type="string">
            <text:p>0</text:p>
          </table:table-cell>
          <table:table-cell table:formula="of:=BIN2HEX(VALUE([.AI17]&amp;[.AI18]&amp;[.AI19]&amp;[.AI20]&amp;[.AI21]&amp;[.AI22]&amp;[.AI23]&amp;[.AI24]))" office:value-type="string" office:string-value="0" calcext:value-type="string">
            <text:p>0</text:p>
          </table:table-cell>
          <table:table-cell table:formula="of:=BIN2HEX(VALUE([.AJ17]&amp;[.AJ18]&amp;[.AJ19]&amp;[.AJ20]&amp;[.AJ21]&amp;[.AJ22]&amp;[.AJ23]&amp;[.AJ24]))" office:value-type="string" office:string-value="0" calcext:value-type="string">
            <text:p>0</text:p>
          </table:table-cell>
          <table:table-cell table:formula="of:=BIN2HEX(VALUE([.AK17]&amp;[.AK18]&amp;[.AK19]&amp;[.AK20]&amp;[.AK21]&amp;[.AK22]&amp;[.AK23]&amp;[.AK24]))" office:value-type="string" office:string-value="0" calcext:value-type="string">
            <text:p>0</text:p>
          </table:table-cell>
          <table:table-cell table:formula="of:=BIN2HEX(VALUE([.AL17]&amp;[.AL18]&amp;[.AL19]&amp;[.AL20]&amp;[.AL21]&amp;[.AL22]&amp;[.AL23]&amp;[.AL24]))" office:value-type="string" office:string-value="0" calcext:value-type="string">
            <text:p>0</text:p>
          </table:table-cell>
          <table:table-cell table:formula="of:=BIN2HEX(VALUE([.AM17]&amp;[.AM18]&amp;[.AM19]&amp;[.AM20]&amp;[.AM21]&amp;[.AM22]&amp;[.AM23]&amp;[.AM24]))" office:value-type="string" office:string-value="0" calcext:value-type="string">
            <text:p>0</text:p>
          </table:table-cell>
          <table:table-cell table:formula="of:=BIN2HEX(VALUE([.AN17]&amp;[.AN18]&amp;[.AN19]&amp;[.AN20]&amp;[.AN21]&amp;[.AN22]&amp;[.AN23]&amp;[.AN24]))" office:value-type="string" office:string-value="0" calcext:value-type="string">
            <text:p>0</text:p>
          </table:table-cell>
          <table:table-cell table:formula="of:=BIN2HEX(VALUE([.AO17]&amp;[.AO18]&amp;[.AO19]&amp;[.AO20]&amp;[.AO21]&amp;[.AO22]&amp;[.AO23]&amp;[.AO24]))" office:value-type="string" office:string-value="0" calcext:value-type="string">
            <text:p>0</text:p>
          </table:table-cell>
          <table:table-cell table:formula="of:=BIN2HEX(VALUE([.AP17]&amp;[.AP18]&amp;[.AP19]&amp;[.AP20]&amp;[.AP21]&amp;[.AP22]&amp;[.AP23]&amp;[.AP24]))" office:value-type="string" office:string-value="0" calcext:value-type="string">
            <text:p>0</text:p>
          </table:table-cell>
          <table:table-cell table:formula="of:=BIN2HEX(VALUE([.AQ17]&amp;[.AQ18]&amp;[.AQ19]&amp;[.AQ20]&amp;[.AQ21]&amp;[.AQ22]&amp;[.AQ23]&amp;[.AQ24]))" office:value-type="string" office:string-value="0" calcext:value-type="string">
            <text:p>0</text:p>
          </table:table-cell>
          <table:table-cell table:formula="of:=BIN2HEX(VALUE([.AR17]&amp;[.AR18]&amp;[.AR19]&amp;[.AR20]&amp;[.AR21]&amp;[.AR22]&amp;[.AR23]&amp;[.AR24]))" office:value-type="string" office:string-value="0" calcext:value-type="string">
            <text:p>0</text:p>
          </table:table-cell>
          <table:table-cell table:formula="of:=BIN2HEX(VALUE([.AS17]&amp;[.AS18]&amp;[.AS19]&amp;[.AS20]&amp;[.AS21]&amp;[.AS22]&amp;[.AS23]&amp;[.AS24]))" office:value-type="string" office:string-value="0" calcext:value-type="string">
            <text:p>0</text:p>
          </table:table-cell>
          <table:table-cell table:formula="of:=BIN2HEX(VALUE([.AT17]&amp;[.AT18]&amp;[.AT19]&amp;[.AT20]&amp;[.AT21]&amp;[.AT22]&amp;[.AT23]&amp;[.AT24]))" office:value-type="string" office:string-value="0" calcext:value-type="string">
            <text:p>0</text:p>
          </table:table-cell>
          <table:table-cell table:formula="of:=BIN2HEX(VALUE([.AU17]&amp;[.AU18]&amp;[.AU19]&amp;[.AU20]&amp;[.AU21]&amp;[.AU22]&amp;[.AU23]&amp;[.AU24]))" office:value-type="string" office:string-value="0" calcext:value-type="string">
            <text:p>0</text:p>
          </table:table-cell>
          <table:table-cell table:formula="of:=BIN2HEX(VALUE([.AV17]&amp;[.AV18]&amp;[.AV19]&amp;[.AV20]&amp;[.AV21]&amp;[.AV22]&amp;[.AV23]&amp;[.AV24]))" office:value-type="string" office:string-value="0" calcext:value-type="string">
            <text:p>0</text:p>
          </table:table-cell>
          <table:table-cell table:formula="of:=BIN2HEX(VALUE([.AW17]&amp;[.AW18]&amp;[.AW19]&amp;[.AW20]&amp;[.AW21]&amp;[.AW22]&amp;[.AW23]&amp;[.AW24]))" office:value-type="string" office:string-value="0" calcext:value-type="string">
            <text:p>0</text:p>
          </table:table-cell>
          <table:table-cell table:formula="of:=BIN2HEX(VALUE([.AX17]&amp;[.AX18]&amp;[.AX19]&amp;[.AX20]&amp;[.AX21]&amp;[.AX22]&amp;[.AX23]&amp;[.AX24]))" office:value-type="string" office:string-value="F" calcext:value-type="string">
            <text:p>F</text:p>
          </table:table-cell>
          <table:table-cell table:formula="of:=BIN2HEX(VALUE([.AY17]&amp;[.AY18]&amp;[.AY19]&amp;[.AY20]&amp;[.AY21]&amp;[.AY22]&amp;[.AY23]&amp;[.AY24]))" office:value-type="string" office:string-value="F" calcext:value-type="string">
            <text:p>F</text:p>
          </table:table-cell>
          <table:table-cell table:formula="of:=BIN2HEX(VALUE([.AZ17]&amp;[.AZ18]&amp;[.AZ19]&amp;[.AZ20]&amp;[.AZ21]&amp;[.AZ22]&amp;[.AZ23]&amp;[.AZ24]))" office:value-type="string" office:string-value="F" calcext:value-type="string">
            <text:p>F</text:p>
          </table:table-cell>
          <table:table-cell table:formula="of:=BIN2HEX(VALUE([.BA17]&amp;[.BA18]&amp;[.BA19]&amp;[.BA20]&amp;[.BA21]&amp;[.BA22]&amp;[.BA23]&amp;[.BA24]))" office:value-type="string" office:string-value="F" calcext:value-type="string">
            <text:p>F</text:p>
          </table:table-cell>
          <table:table-cell table:formula="of:=BIN2HEX(VALUE([.BB17]&amp;[.BB18]&amp;[.BB19]&amp;[.BB20]&amp;[.BB21]&amp;[.BB22]&amp;[.BB23]&amp;[.BB24]))" office:value-type="string" office:string-value="F" calcext:value-type="string">
            <text:p>F</text:p>
          </table:table-cell>
          <table:table-cell table:formula="of:=BIN2HEX(VALUE([.BC17]&amp;[.BC18]&amp;[.BC19]&amp;[.BC20]&amp;[.BC21]&amp;[.BC22]&amp;[.BC23]&amp;[.BC24]))" office:value-type="string" office:string-value="F" calcext:value-type="string">
            <text:p>F</text:p>
          </table:table-cell>
          <table:table-cell table:formula="of:=BIN2HEX(VALUE([.BD17]&amp;[.BD18]&amp;[.BD19]&amp;[.BD20]&amp;[.BD21]&amp;[.BD22]&amp;[.BD23]&amp;[.BD24]))" office:value-type="string" office:string-value="F" calcext:value-type="string">
            <text:p>F</text:p>
          </table:table-cell>
          <table:table-cell table:formula="of:=BIN2HEX(VALUE([.BE17]&amp;[.BE18]&amp;[.BE19]&amp;[.BE20]&amp;[.BE21]&amp;[.BE22]&amp;[.BE23]&amp;[.BE24]))" office:value-type="string" office:string-value="F" calcext:value-type="string">
            <text:p>F</text:p>
          </table:table-cell>
          <table:table-cell table:formula="of:=BIN2HEX(VALUE([.BF17]&amp;[.BF18]&amp;[.BF19]&amp;[.BF20]&amp;[.BF21]&amp;[.BF22]&amp;[.BF23]&amp;[.BF24]))" office:value-type="string" office:string-value="F" calcext:value-type="string">
            <text:p>F</text:p>
          </table:table-cell>
          <table:table-cell table:formula="of:=BIN2HEX(VALUE([.BG17]&amp;[.BG18]&amp;[.BG19]&amp;[.BG20]&amp;[.BG21]&amp;[.BG22]&amp;[.BG23]&amp;[.BG24]))" office:value-type="string" office:string-value="F" calcext:value-type="string">
            <text:p>F</text:p>
          </table:table-cell>
          <table:table-cell table:formula="of:=BIN2HEX(VALUE([.BH17]&amp;[.BH18]&amp;[.BH19]&amp;[.BH20]&amp;[.BH21]&amp;[.BH22]&amp;[.BH23]&amp;[.BH24]))" office:value-type="string" office:string-value="F" calcext:value-type="string">
            <text:p>F</text:p>
          </table:table-cell>
          <table:table-cell table:formula="of:=BIN2HEX(VALUE([.BI17]&amp;[.BI18]&amp;[.BI19]&amp;[.BI20]&amp;[.BI21]&amp;[.BI22]&amp;[.BI23]&amp;[.BI24]))" office:value-type="string" office:string-value="F" calcext:value-type="string">
            <text:p>F</text:p>
          </table:table-cell>
          <table:table-cell table:formula="of:=BIN2HEX(VALUE([.BJ17]&amp;[.BJ18]&amp;[.BJ19]&amp;[.BJ20]&amp;[.BJ21]&amp;[.BJ22]&amp;[.BJ23]&amp;[.BJ24]))" office:value-type="string" office:string-value="F" calcext:value-type="string">
            <text:p>F</text:p>
          </table:table-cell>
          <table:table-cell table:formula="of:=BIN2HEX(VALUE([.BK17]&amp;[.BK18]&amp;[.BK19]&amp;[.BK20]&amp;[.BK21]&amp;[.BK22]&amp;[.BK23]&amp;[.BK24]))" office:value-type="string" office:string-value="F" calcext:value-type="string">
            <text:p>F</text:p>
          </table:table-cell>
          <table:table-cell table:formula="of:=BIN2HEX(VALUE([.BL17]&amp;[.BL18]&amp;[.BL19]&amp;[.BL20]&amp;[.BL21]&amp;[.BL22]&amp;[.BL23]&amp;[.BL24]))" office:value-type="string" office:string-value="F" calcext:value-type="string">
            <text:p>F</text:p>
          </table:table-cell>
          <table:table-cell table:formula="of:=BIN2HEX(VALUE([.BM17]&amp;[.BM18]&amp;[.BM19]&amp;[.BM20]&amp;[.BM21]&amp;[.BM22]&amp;[.BM23]&amp;[.BM24]))" office:value-type="string" office:string-value="F" calcext:value-type="string">
            <text:p>F</text:p>
          </table:table-cell>
          <table:table-cell table:formula="of:=BIN2HEX(VALUE([.BN17]&amp;[.BN18]&amp;[.BN19]&amp;[.BN20]&amp;[.BN21]&amp;[.BN22]&amp;[.BN23]&amp;[.BN24]))" office:value-type="string" office:string-value="F" calcext:value-type="string">
            <text:p>F</text:p>
          </table:table-cell>
          <table:table-cell table:formula="of:=BIN2HEX(VALUE([.BO17]&amp;[.BO18]&amp;[.BO19]&amp;[.BO20]&amp;[.BO21]&amp;[.BO22]&amp;[.BO23]&amp;[.BO24]))" office:value-type="string" office:string-value="F" calcext:value-type="string">
            <text:p>F</text:p>
          </table:table-cell>
          <table:table-cell table:formula="of:=BIN2HEX(VALUE([.BP17]&amp;[.BP18]&amp;[.BP19]&amp;[.BP20]&amp;[.BP21]&amp;[.BP22]&amp;[.BP23]&amp;[.BP24]))" office:value-type="string" office:string-value="F" calcext:value-type="string">
            <text:p>F</text:p>
          </table:table-cell>
          <table:table-cell table:formula="of:=BIN2HEX(VALUE([.BQ17]&amp;[.BQ18]&amp;[.BQ19]&amp;[.BQ20]&amp;[.BQ21]&amp;[.BQ22]&amp;[.BQ23]&amp;[.BQ24]))" office:value-type="string" office:string-value="F" calcext:value-type="string">
            <text:p>F</text:p>
          </table:table-cell>
          <table:table-cell table:formula="of:=BIN2HEX(VALUE([.BR17]&amp;[.BR18]&amp;[.BR19]&amp;[.BR20]&amp;[.BR21]&amp;[.BR22]&amp;[.BR23]&amp;[.BR24]))" office:value-type="string" office:string-value="F" calcext:value-type="string">
            <text:p>F</text:p>
          </table:table-cell>
          <table:table-cell table:formula="of:=BIN2HEX(VALUE([.BS17]&amp;[.BS18]&amp;[.BS19]&amp;[.BS20]&amp;[.BS21]&amp;[.BS22]&amp;[.BS23]&amp;[.BS24]))" office:value-type="string" office:string-value="F" calcext:value-type="string">
            <text:p>F</text:p>
          </table:table-cell>
          <table:table-cell table:formula="of:=BIN2HEX(VALUE([.BT17]&amp;[.BT18]&amp;[.BT19]&amp;[.BT20]&amp;[.BT21]&amp;[.BT22]&amp;[.BT23]&amp;[.BT24]))" office:value-type="string" office:string-value="F" calcext:value-type="string">
            <text:p>F</text:p>
          </table:table-cell>
          <table:table-cell table:formula="of:=BIN2HEX(VALUE([.BU17]&amp;[.BU18]&amp;[.BU19]&amp;[.BU20]&amp;[.BU21]&amp;[.BU22]&amp;[.BU23]&amp;[.BU24]))" office:value-type="string" office:string-value="F" calcext:value-type="string">
            <text:p>F</text:p>
          </table:table-cell>
          <table:table-cell table:formula="of:=BIN2HEX(VALUE([.BV17]&amp;[.BV18]&amp;[.BV19]&amp;[.BV20]&amp;[.BV21]&amp;[.BV22]&amp;[.BV23]&amp;[.BV24]))" office:value-type="string" office:string-value="F" calcext:value-type="string">
            <text:p>F</text:p>
          </table:table-cell>
          <table:table-cell table:formula="of:=BIN2HEX(VALUE([.BW17]&amp;[.BW18]&amp;[.BW19]&amp;[.BW20]&amp;[.BW21]&amp;[.BW22]&amp;[.BW23]&amp;[.BW24]))" office:value-type="string" office:string-value="F" calcext:value-type="string">
            <text:p>F</text:p>
          </table:table-cell>
          <table:table-cell table:formula="of:=BIN2HEX(VALUE([.BX17]&amp;[.BX18]&amp;[.BX19]&amp;[.BX20]&amp;[.BX21]&amp;[.BX22]&amp;[.BX23]&amp;[.BX24]))" office:value-type="string" office:string-value="F" calcext:value-type="string">
            <text:p>F</text:p>
          </table:table-cell>
          <table:table-cell table:formula="of:=BIN2HEX(VALUE([.BY17]&amp;[.BY18]&amp;[.BY19]&amp;[.BY20]&amp;[.BY21]&amp;[.BY22]&amp;[.BY23]&amp;[.BY24]))" office:value-type="string" office:string-value="F" calcext:value-type="string">
            <text:p>F</text:p>
          </table:table-cell>
          <table:table-cell table:formula="of:=BIN2HEX(VALUE([.BZ17]&amp;[.BZ18]&amp;[.BZ19]&amp;[.BZ20]&amp;[.BZ21]&amp;[.BZ22]&amp;[.BZ23]&amp;[.BZ24]))" office:value-type="string" office:string-value="F" calcext:value-type="string">
            <text:p>F</text:p>
          </table:table-cell>
          <table:table-cell table:formula="of:=BIN2HEX(VALUE([.CA17]&amp;[.CA18]&amp;[.CA19]&amp;[.CA20]&amp;[.CA21]&amp;[.CA22]&amp;[.CA23]&amp;[.CA24]))" office:value-type="string" office:string-value="F" calcext:value-type="string">
            <text:p>F</text:p>
          </table:table-cell>
          <table:table-cell table:formula="of:=BIN2HEX(VALUE([.CB17]&amp;[.CB18]&amp;[.CB19]&amp;[.CB20]&amp;[.CB21]&amp;[.CB22]&amp;[.CB23]&amp;[.CB24]))" office:value-type="string" office:string-value="F" calcext:value-type="string">
            <text:p>F</text:p>
          </table:table-cell>
          <table:table-cell table:formula="of:=BIN2HEX(VALUE([.CC17]&amp;[.CC18]&amp;[.CC19]&amp;[.CC20]&amp;[.CC21]&amp;[.CC22]&amp;[.CC23]&amp;[.CC24]))" office:value-type="string" office:string-value="0" calcext:value-type="string">
            <text:p>0</text:p>
          </table:table-cell>
          <table:table-cell table:formula="of:=BIN2HEX(VALUE([.CD17]&amp;[.CD18]&amp;[.CD19]&amp;[.CD20]&amp;[.CD21]&amp;[.CD22]&amp;[.CD23]&amp;[.CD24]))" office:value-type="string" office:string-value="0" calcext:value-type="string">
            <text:p>0</text:p>
          </table:table-cell>
          <table:table-cell table:formula="of:=BIN2HEX(VALUE([.CE17]&amp;[.CE18]&amp;[.CE19]&amp;[.CE20]&amp;[.CE21]&amp;[.CE22]&amp;[.CE23]&amp;[.CE24]))" office:value-type="string" office:string-value="0" calcext:value-type="string">
            <text:p>0</text:p>
          </table:table-cell>
          <table:table-cell table:formula="of:=BIN2HEX(VALUE([.CF17]&amp;[.CF18]&amp;[.CF19]&amp;[.CF20]&amp;[.CF21]&amp;[.CF22]&amp;[.CF23]&amp;[.CF24]))" office:value-type="string" office:string-value="0" calcext:value-type="string">
            <text:p>0</text:p>
          </table:table-cell>
          <table:table-cell table:formula="of:=BIN2HEX(VALUE([.CG17]&amp;[.CG18]&amp;[.CG19]&amp;[.CG20]&amp;[.CG21]&amp;[.CG22]&amp;[.CG23]&amp;[.CG24]))" office:value-type="string" office:string-value="0" calcext:value-type="string">
            <text:p>0</text:p>
          </table:table-cell>
          <table:table-cell table:formula="of:=BIN2HEX(VALUE([.CH17]&amp;[.CH18]&amp;[.CH19]&amp;[.CH20]&amp;[.CH21]&amp;[.CH22]&amp;[.CH23]&amp;[.CH24]))" office:value-type="string" office:string-value="0" calcext:value-type="string">
            <text:p>0</text:p>
          </table:table-cell>
          <table:table-cell table:formula="of:=BIN2HEX(VALUE([.CI17]&amp;[.CI18]&amp;[.CI19]&amp;[.CI20]&amp;[.CI21]&amp;[.CI22]&amp;[.CI23]&amp;[.CI24]))" office:value-type="string" office:string-value="0" calcext:value-type="string">
            <text:p>0</text:p>
          </table:table-cell>
          <table:table-cell table:formula="of:=BIN2HEX(VALUE([.CJ17]&amp;[.CJ18]&amp;[.CJ19]&amp;[.CJ20]&amp;[.CJ21]&amp;[.CJ22]&amp;[.CJ23]&amp;[.CJ24]))" office:value-type="string" office:string-value="0" calcext:value-type="string">
            <text:p>0</text:p>
          </table:table-cell>
          <table:table-cell table:formula="of:=BIN2HEX(VALUE([.CK17]&amp;[.CK18]&amp;[.CK19]&amp;[.CK20]&amp;[.CK21]&amp;[.CK22]&amp;[.CK23]&amp;[.CK24]))" office:value-type="string" office:string-value="0" calcext:value-type="string">
            <text:p>0</text:p>
          </table:table-cell>
          <table:table-cell table:formula="of:=BIN2HEX(VALUE([.CL17]&amp;[.CL18]&amp;[.CL19]&amp;[.CL20]&amp;[.CL21]&amp;[.CL22]&amp;[.CL23]&amp;[.CL24]))" office:value-type="string" office:string-value="0" calcext:value-type="string">
            <text:p>0</text:p>
          </table:table-cell>
          <table:table-cell table:formula="of:=BIN2HEX(VALUE([.CM17]&amp;[.CM18]&amp;[.CM19]&amp;[.CM20]&amp;[.CM21]&amp;[.CM22]&amp;[.CM23]&amp;[.CM24]))" office:value-type="string" office:string-value="0" calcext:value-type="string">
            <text:p>0</text:p>
          </table:table-cell>
          <table:table-cell table:formula="of:=BIN2HEX(VALUE([.CN17]&amp;[.CN18]&amp;[.CN19]&amp;[.CN20]&amp;[.CN21]&amp;[.CN22]&amp;[.CN23]&amp;[.CN24]))" office:value-type="string" office:string-value="0" calcext:value-type="string">
            <text:p>0</text:p>
          </table:table-cell>
          <table:table-cell table:formula="of:=BIN2HEX(VALUE([.CO17]&amp;[.CO18]&amp;[.CO19]&amp;[.CO20]&amp;[.CO21]&amp;[.CO22]&amp;[.CO23]&amp;[.CO24]))" office:value-type="string" office:string-value="0" calcext:value-type="string">
            <text:p>0</text:p>
          </table:table-cell>
          <table:table-cell table:formula="of:=BIN2HEX(VALUE([.CP17]&amp;[.CP18]&amp;[.CP19]&amp;[.CP20]&amp;[.CP21]&amp;[.CP22]&amp;[.CP23]&amp;[.CP24]))" office:value-type="string" office:string-value="0" calcext:value-type="string">
            <text:p>0</text:p>
          </table:table-cell>
          <table:table-cell table:formula="of:=BIN2HEX(VALUE([.CQ17]&amp;[.CQ18]&amp;[.CQ19]&amp;[.CQ20]&amp;[.CQ21]&amp;[.CQ22]&amp;[.CQ23]&amp;[.CQ24]))" office:value-type="string" office:string-value="0" calcext:value-type="string">
            <text:p>0</text:p>
          </table:table-cell>
          <table:table-cell table:formula="of:=BIN2HEX(VALUE([.CR17]&amp;[.CR18]&amp;[.CR19]&amp;[.CR20]&amp;[.CR21]&amp;[.CR22]&amp;[.CR23]&amp;[.CR24]))" office:value-type="string" office:string-value="0" calcext:value-type="string">
            <text:p>0</text:p>
          </table:table-cell>
          <table:table-cell table:formula="of:=BIN2HEX(VALUE([.CS17]&amp;[.CS18]&amp;[.CS19]&amp;[.CS20]&amp;[.CS21]&amp;[.CS22]&amp;[.CS23]&amp;[.CS24]))" office:value-type="string" office:string-value="0" calcext:value-type="string">
            <text:p>0</text:p>
          </table:table-cell>
          <table:table-cell table:formula="of:=BIN2HEX(VALUE([.CT17]&amp;[.CT18]&amp;[.CT19]&amp;[.CT20]&amp;[.CT21]&amp;[.CT22]&amp;[.CT23]&amp;[.CT24]))" office:value-type="string" office:string-value="0" calcext:value-type="string">
            <text:p>0</text:p>
          </table:table-cell>
          <table:table-cell table:formula="of:=BIN2HEX(VALUE([.CU17]&amp;[.CU18]&amp;[.CU19]&amp;[.CU20]&amp;[.CU21]&amp;[.CU22]&amp;[.CU23]&amp;[.CU24]))" office:value-type="string" office:string-value="0" calcext:value-type="string">
            <text:p>0</text:p>
          </table:table-cell>
          <table:table-cell table:formula="of:=BIN2HEX(VALUE([.CV17]&amp;[.CV18]&amp;[.CV19]&amp;[.CV20]&amp;[.CV21]&amp;[.CV22]&amp;[.CV23]&amp;[.CV24]))" office:value-type="string" office:string-value="0" calcext:value-type="string">
            <text:p>0</text:p>
          </table:table-cell>
          <table:table-cell table:formula="of:=BIN2HEX(VALUE([.CW17]&amp;[.CW18]&amp;[.CW19]&amp;[.CW20]&amp;[.CW21]&amp;[.CW22]&amp;[.CW23]&amp;[.CW24]))" office:value-type="string" office:string-value="0" calcext:value-type="string">
            <text:p>0</text:p>
          </table:table-cell>
          <table:table-cell table:formula="of:=BIN2HEX(VALUE([.CX17]&amp;[.CX18]&amp;[.CX19]&amp;[.CX20]&amp;[.CX21]&amp;[.CX22]&amp;[.CX23]&amp;[.CX24]))" office:value-type="string" office:string-value="0" calcext:value-type="string">
            <text:p>0</text:p>
          </table:table-cell>
          <table:table-cell table:formula="of:=BIN2HEX(VALUE([.CY17]&amp;[.CY18]&amp;[.CY19]&amp;[.CY20]&amp;[.CY21]&amp;[.CY22]&amp;[.CY23]&amp;[.CY24]))" office:value-type="string" office:string-value="0" calcext:value-type="string">
            <text:p>0</text:p>
          </table:table-cell>
          <table:table-cell table:formula="of:=BIN2HEX(VALUE([.CZ17]&amp;[.CZ18]&amp;[.CZ19]&amp;[.CZ20]&amp;[.CZ21]&amp;[.CZ22]&amp;[.CZ23]&amp;[.CZ24]))" office:value-type="string" office:string-value="0" calcext:value-type="string">
            <text:p>0</text:p>
          </table:table-cell>
          <table:table-cell table:formula="of:=BIN2HEX(VALUE([.DA17]&amp;[.DA18]&amp;[.DA19]&amp;[.DA20]&amp;[.DA21]&amp;[.DA22]&amp;[.DA23]&amp;[.DA24]))" office:value-type="string" office:string-value="0" calcext:value-type="string">
            <text:p>0</text:p>
          </table:table-cell>
          <table:table-cell table:formula="of:=BIN2HEX(VALUE([.DB17]&amp;[.DB18]&amp;[.DB19]&amp;[.DB20]&amp;[.DB21]&amp;[.DB22]&amp;[.DB23]&amp;[.DB24]))" office:value-type="string" office:string-value="0" calcext:value-type="string">
            <text:p>0</text:p>
          </table:table-cell>
          <table:table-cell table:formula="of:=BIN2HEX(VALUE([.DC17]&amp;[.DC18]&amp;[.DC19]&amp;[.DC20]&amp;[.DC21]&amp;[.DC22]&amp;[.DC23]&amp;[.DC24]))" office:value-type="string" office:string-value="0" calcext:value-type="string">
            <text:p>0</text:p>
          </table:table-cell>
          <table:table-cell table:formula="of:=BIN2HEX(VALUE([.DD17]&amp;[.DD18]&amp;[.DD19]&amp;[.DD20]&amp;[.DD21]&amp;[.DD22]&amp;[.DD23]&amp;[.DD24]))" office:value-type="string" office:string-value="0" calcext:value-type="string">
            <text:p>0</text:p>
          </table:table-cell>
          <table:table-cell table:formula="of:=BIN2HEX(VALUE([.DE17]&amp;[.DE18]&amp;[.DE19]&amp;[.DE20]&amp;[.DE21]&amp;[.DE22]&amp;[.DE23]&amp;[.DE24]))" office:value-type="string" office:string-value="0" calcext:value-type="string">
            <text:p>0</text:p>
          </table:table-cell>
          <table:table-cell table:formula="of:=BIN2HEX(VALUE([.DF17]&amp;[.DF18]&amp;[.DF19]&amp;[.DF20]&amp;[.DF21]&amp;[.DF22]&amp;[.DF23]&amp;[.DF24]))" office:value-type="string" office:string-value="0" calcext:value-type="string">
            <text:p>0</text:p>
          </table:table-cell>
          <table:table-cell table:formula="of:=BIN2HEX(VALUE([.DG17]&amp;[.DG18]&amp;[.DG19]&amp;[.DG20]&amp;[.DG21]&amp;[.DG22]&amp;[.DG23]&amp;[.DG24]))" office:value-type="string" office:string-value="0" calcext:value-type="string">
            <text:p>0</text:p>
          </table:table-cell>
          <table:table-cell table:formula="of:=BIN2HEX(VALUE([.DH17]&amp;[.DH18]&amp;[.DH19]&amp;[.DH20]&amp;[.DH21]&amp;[.DH22]&amp;[.DH23]&amp;[.DH24]))" office:value-type="string" office:string-value="0" calcext:value-type="string">
            <text:p>0</text:p>
          </table:table-cell>
          <table:table-cell table:formula="of:=BIN2HEX(VALUE([.DI17]&amp;[.DI18]&amp;[.DI19]&amp;[.DI20]&amp;[.DI21]&amp;[.DI22]&amp;[.DI23]&amp;[.DI24]))" office:value-type="string" office:string-value="0" calcext:value-type="string">
            <text:p>0</text:p>
          </table:table-cell>
          <table:table-cell table:formula="of:=BIN2HEX(VALUE([.DJ17]&amp;[.DJ18]&amp;[.DJ19]&amp;[.DJ20]&amp;[.DJ21]&amp;[.DJ22]&amp;[.DJ23]&amp;[.DJ24]))" office:value-type="string" office:string-value="0" calcext:value-type="string">
            <text:p>0</text:p>
          </table:table-cell>
          <table:table-cell table:formula="of:=BIN2HEX(VALUE([.DK17]&amp;[.DK18]&amp;[.DK19]&amp;[.DK20]&amp;[.DK21]&amp;[.DK22]&amp;[.DK23]&amp;[.DK24]))" office:value-type="string" office:string-value="0" calcext:value-type="string">
            <text:p>0</text:p>
          </table:table-cell>
          <table:table-cell table:formula="of:=BIN2HEX(VALUE([.DL17]&amp;[.DL18]&amp;[.DL19]&amp;[.DL20]&amp;[.DL21]&amp;[.DL22]&amp;[.DL23]&amp;[.DL24]))" office:value-type="string" office:string-value="0" calcext:value-type="string">
            <text:p>0</text:p>
          </table:table-cell>
          <table:table-cell table:formula="of:=BIN2HEX(VALUE([.DM17]&amp;[.DM18]&amp;[.DM19]&amp;[.DM20]&amp;[.DM21]&amp;[.DM22]&amp;[.DM23]&amp;[.DM24]))" office:value-type="string" office:string-value="0" calcext:value-type="string">
            <text:p>0</text:p>
          </table:table-cell>
          <table:table-cell table:formula="of:=BIN2HEX(VALUE([.DN17]&amp;[.DN18]&amp;[.DN19]&amp;[.DN20]&amp;[.DN21]&amp;[.DN22]&amp;[.DN23]&amp;[.DN24]))" office:value-type="string" office:string-value="0" calcext:value-type="string">
            <text:p>0</text:p>
          </table:table-cell>
          <table:table-cell table:formula="of:=BIN2HEX(VALUE([.DO17]&amp;[.DO18]&amp;[.DO19]&amp;[.DO20]&amp;[.DO21]&amp;[.DO22]&amp;[.DO23]&amp;[.DO24]))" office:value-type="string" office:string-value="0" calcext:value-type="string">
            <text:p>0</text:p>
          </table:table-cell>
          <table:table-cell table:formula="of:=BIN2HEX(VALUE([.DP17]&amp;[.DP18]&amp;[.DP19]&amp;[.DP20]&amp;[.DP21]&amp;[.DP22]&amp;[.DP23]&amp;[.DP24]))" office:value-type="string" office:string-value="0" calcext:value-type="string">
            <text:p>0</text:p>
          </table:table-cell>
          <table:table-cell table:formula="of:=BIN2HEX(VALUE([.DQ17]&amp;[.DQ18]&amp;[.DQ19]&amp;[.DQ20]&amp;[.DQ21]&amp;[.DQ22]&amp;[.DQ23]&amp;[.DQ24]))" office:value-type="string" office:string-value="0" calcext:value-type="string">
            <text:p>0</text:p>
          </table:table-cell>
          <table:table-cell table:formula="of:=BIN2HEX(VALUE([.DR17]&amp;[.DR18]&amp;[.DR19]&amp;[.DR20]&amp;[.DR21]&amp;[.DR22]&amp;[.DR23]&amp;[.DR24]))" office:value-type="string" office:string-value="0" calcext:value-type="string">
            <text:p>0</text:p>
          </table:table-cell>
          <table:table-cell table:formula="of:=BIN2HEX(VALUE([.DS17]&amp;[.DS18]&amp;[.DS19]&amp;[.DS20]&amp;[.DS21]&amp;[.DS22]&amp;[.DS23]&amp;[.DS24]))" office:value-type="string" office:string-value="0" calcext:value-type="string">
            <text:p>0</text:p>
          </table:table-cell>
          <table:table-cell table:formula="of:=BIN2HEX(VALUE([.DT17]&amp;[.DT18]&amp;[.DT19]&amp;[.DT20]&amp;[.DT21]&amp;[.DT22]&amp;[.DT23]&amp;[.DT24]))" office:value-type="string" office:string-value="0" calcext:value-type="string">
            <text:p>0</text:p>
          </table:table-cell>
          <table:table-cell table:formula="of:=BIN2HEX(VALUE([.DU17]&amp;[.DU18]&amp;[.DU19]&amp;[.DU20]&amp;[.DU21]&amp;[.DU22]&amp;[.DU23]&amp;[.DU24]))" office:value-type="string" office:string-value="0" calcext:value-type="string">
            <text:p>0</text:p>
          </table:table-cell>
          <table:table-cell table:formula="of:=BIN2HEX(VALUE([.DV17]&amp;[.DV18]&amp;[.DV19]&amp;[.DV20]&amp;[.DV21]&amp;[.DV22]&amp;[.DV23]&amp;[.DV24]))" office:value-type="string" office:string-value="0" calcext:value-type="string">
            <text:p>0</text:p>
          </table:table-cell>
          <table:table-cell table:formula="of:=BIN2HEX(VALUE([.DW17]&amp;[.DW18]&amp;[.DW19]&amp;[.DW20]&amp;[.DW21]&amp;[.DW22]&amp;[.DW23]&amp;[.DW24]))" office:value-type="string" office:string-value="0" calcext:value-type="string">
            <text:p>0</text:p>
          </table:table-cell>
          <table:table-cell table:formula="of:=BIN2HEX(VALUE([.DX17]&amp;[.DX18]&amp;[.DX19]&amp;[.DX20]&amp;[.DX21]&amp;[.DX22]&amp;[.DX23]&amp;[.DX24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25]&amp;[.A26]&amp;[.A27]&amp;[.A28]&amp;[.A29]&amp;[.A30]&amp;[.A31]&amp;[.A32]))" office:value-type="string" office:string-value="0" calcext:value-type="string">
            <text:p>0</text:p>
          </table:table-cell>
          <table:table-cell table:formula="of:=BIN2HEX(VALUE([.B25]&amp;[.B26]&amp;[.B27]&amp;[.B28]&amp;[.B29]&amp;[.B30]&amp;[.B31]&amp;[.B32]))" office:value-type="string" office:string-value="0" calcext:value-type="string">
            <text:p>0</text:p>
          </table:table-cell>
          <table:table-cell table:formula="of:=BIN2HEX(VALUE([.C25]&amp;[.C26]&amp;[.C27]&amp;[.C28]&amp;[.C29]&amp;[.C30]&amp;[.C31]&amp;[.C32]))" office:value-type="string" office:string-value="0" calcext:value-type="string">
            <text:p>0</text:p>
          </table:table-cell>
          <table:table-cell table:formula="of:=BIN2HEX(VALUE([.D25]&amp;[.D26]&amp;[.D27]&amp;[.D28]&amp;[.D29]&amp;[.D30]&amp;[.D31]&amp;[.D32]))" office:value-type="string" office:string-value="0" calcext:value-type="string">
            <text:p>0</text:p>
          </table:table-cell>
          <table:table-cell table:formula="of:=BIN2HEX(VALUE([.E25]&amp;[.E26]&amp;[.E27]&amp;[.E28]&amp;[.E29]&amp;[.E30]&amp;[.E31]&amp;[.E32]))" office:value-type="string" office:string-value="0" calcext:value-type="string">
            <text:p>0</text:p>
          </table:table-cell>
          <table:table-cell table:formula="of:=BIN2HEX(VALUE([.F25]&amp;[.F26]&amp;[.F27]&amp;[.F28]&amp;[.F29]&amp;[.F30]&amp;[.F31]&amp;[.F32]))" office:value-type="string" office:string-value="0" calcext:value-type="string">
            <text:p>0</text:p>
          </table:table-cell>
          <table:table-cell table:formula="of:=BIN2HEX(VALUE([.G25]&amp;[.G26]&amp;[.G27]&amp;[.G28]&amp;[.G29]&amp;[.G30]&amp;[.G31]&amp;[.G32]))" office:value-type="string" office:string-value="0" calcext:value-type="string">
            <text:p>0</text:p>
          </table:table-cell>
          <table:table-cell table:formula="of:=BIN2HEX(VALUE([.H25]&amp;[.H26]&amp;[.H27]&amp;[.H28]&amp;[.H29]&amp;[.H30]&amp;[.H31]&amp;[.H32]))" office:value-type="string" office:string-value="0" calcext:value-type="string">
            <text:p>0</text:p>
          </table:table-cell>
          <table:table-cell table:formula="of:=BIN2HEX(VALUE([.I25]&amp;[.I26]&amp;[.I27]&amp;[.I28]&amp;[.I29]&amp;[.I30]&amp;[.I31]&amp;[.I32]))" office:value-type="string" office:string-value="0" calcext:value-type="string">
            <text:p>0</text:p>
          </table:table-cell>
          <table:table-cell table:formula="of:=BIN2HEX(VALUE([.J25]&amp;[.J26]&amp;[.J27]&amp;[.J28]&amp;[.J29]&amp;[.J30]&amp;[.J31]&amp;[.J32]))" office:value-type="string" office:string-value="0" calcext:value-type="string">
            <text:p>0</text:p>
          </table:table-cell>
          <table:table-cell table:formula="of:=BIN2HEX(VALUE([.K25]&amp;[.K26]&amp;[.K27]&amp;[.K28]&amp;[.K29]&amp;[.K30]&amp;[.K31]&amp;[.K32]))" office:value-type="string" office:string-value="0" calcext:value-type="string">
            <text:p>0</text:p>
          </table:table-cell>
          <table:table-cell table:formula="of:=BIN2HEX(VALUE([.L25]&amp;[.L26]&amp;[.L27]&amp;[.L28]&amp;[.L29]&amp;[.L30]&amp;[.L31]&amp;[.L32]))" office:value-type="string" office:string-value="0" calcext:value-type="string">
            <text:p>0</text:p>
          </table:table-cell>
          <table:table-cell table:formula="of:=BIN2HEX(VALUE([.M25]&amp;[.M26]&amp;[.M27]&amp;[.M28]&amp;[.M29]&amp;[.M30]&amp;[.M31]&amp;[.M32]))" office:value-type="string" office:string-value="0" calcext:value-type="string">
            <text:p>0</text:p>
          </table:table-cell>
          <table:table-cell table:formula="of:=BIN2HEX(VALUE([.N25]&amp;[.N26]&amp;[.N27]&amp;[.N28]&amp;[.N29]&amp;[.N30]&amp;[.N31]&amp;[.N32]))" office:value-type="string" office:string-value="0" calcext:value-type="string">
            <text:p>0</text:p>
          </table:table-cell>
          <table:table-cell table:formula="of:=BIN2HEX(VALUE([.O25]&amp;[.O26]&amp;[.O27]&amp;[.O28]&amp;[.O29]&amp;[.O30]&amp;[.O31]&amp;[.O32]))" office:value-type="string" office:string-value="0" calcext:value-type="string">
            <text:p>0</text:p>
          </table:table-cell>
          <table:table-cell table:formula="of:=BIN2HEX(VALUE([.P25]&amp;[.P26]&amp;[.P27]&amp;[.P28]&amp;[.P29]&amp;[.P30]&amp;[.P31]&amp;[.P32]))" office:value-type="string" office:string-value="0" calcext:value-type="string">
            <text:p>0</text:p>
          </table:table-cell>
          <table:table-cell table:formula="of:=BIN2HEX(VALUE([.Q25]&amp;[.Q26]&amp;[.Q27]&amp;[.Q28]&amp;[.Q29]&amp;[.Q30]&amp;[.Q31]&amp;[.Q32]))" office:value-type="string" office:string-value="0" calcext:value-type="string">
            <text:p>0</text:p>
          </table:table-cell>
          <table:table-cell table:formula="of:=BIN2HEX(VALUE([.R25]&amp;[.R26]&amp;[.R27]&amp;[.R28]&amp;[.R29]&amp;[.R30]&amp;[.R31]&amp;[.R32]))" office:value-type="string" office:string-value="0" calcext:value-type="string">
            <text:p>0</text:p>
          </table:table-cell>
          <table:table-cell table:formula="of:=BIN2HEX(VALUE([.S25]&amp;[.S26]&amp;[.S27]&amp;[.S28]&amp;[.S29]&amp;[.S30]&amp;[.S31]&amp;[.S32]))" office:value-type="string" office:string-value="0" calcext:value-type="string">
            <text:p>0</text:p>
          </table:table-cell>
          <table:table-cell table:formula="of:=BIN2HEX(VALUE([.T25]&amp;[.T26]&amp;[.T27]&amp;[.T28]&amp;[.T29]&amp;[.T30]&amp;[.T31]&amp;[.T32]))" office:value-type="string" office:string-value="0" calcext:value-type="string">
            <text:p>0</text:p>
          </table:table-cell>
          <table:table-cell table:formula="of:=BIN2HEX(VALUE([.U25]&amp;[.U26]&amp;[.U27]&amp;[.U28]&amp;[.U29]&amp;[.U30]&amp;[.U31]&amp;[.U32]))" office:value-type="string" office:string-value="0" calcext:value-type="string">
            <text:p>0</text:p>
          </table:table-cell>
          <table:table-cell table:formula="of:=BIN2HEX(VALUE([.V25]&amp;[.V26]&amp;[.V27]&amp;[.V28]&amp;[.V29]&amp;[.V30]&amp;[.V31]&amp;[.V32]))" office:value-type="string" office:string-value="0" calcext:value-type="string">
            <text:p>0</text:p>
          </table:table-cell>
          <table:table-cell table:formula="of:=BIN2HEX(VALUE([.W25]&amp;[.W26]&amp;[.W27]&amp;[.W28]&amp;[.W29]&amp;[.W30]&amp;[.W31]&amp;[.W32]))" office:value-type="string" office:string-value="0" calcext:value-type="string">
            <text:p>0</text:p>
          </table:table-cell>
          <table:table-cell table:formula="of:=BIN2HEX(VALUE([.X25]&amp;[.X26]&amp;[.X27]&amp;[.X28]&amp;[.X29]&amp;[.X30]&amp;[.X31]&amp;[.X32]))" office:value-type="string" office:string-value="0" calcext:value-type="string">
            <text:p>0</text:p>
          </table:table-cell>
          <table:table-cell table:formula="of:=BIN2HEX(VALUE([.Y25]&amp;[.Y26]&amp;[.Y27]&amp;[.Y28]&amp;[.Y29]&amp;[.Y30]&amp;[.Y31]&amp;[.Y32]))" office:value-type="string" office:string-value="0" calcext:value-type="string">
            <text:p>0</text:p>
          </table:table-cell>
          <table:table-cell table:formula="of:=BIN2HEX(VALUE([.Z25]&amp;[.Z26]&amp;[.Z27]&amp;[.Z28]&amp;[.Z29]&amp;[.Z30]&amp;[.Z31]&amp;[.Z32]))" office:value-type="string" office:string-value="0" calcext:value-type="string">
            <text:p>0</text:p>
          </table:table-cell>
          <table:table-cell table:formula="of:=BIN2HEX(VALUE([.AA25]&amp;[.AA26]&amp;[.AA27]&amp;[.AA28]&amp;[.AA29]&amp;[.AA30]&amp;[.AA31]&amp;[.AA32]))" office:value-type="string" office:string-value="0" calcext:value-type="string">
            <text:p>0</text:p>
          </table:table-cell>
          <table:table-cell table:formula="of:=BIN2HEX(VALUE([.AB25]&amp;[.AB26]&amp;[.AB27]&amp;[.AB28]&amp;[.AB29]&amp;[.AB30]&amp;[.AB31]&amp;[.AB32]))" office:value-type="string" office:string-value="0" calcext:value-type="string">
            <text:p>0</text:p>
          </table:table-cell>
          <table:table-cell table:formula="of:=BIN2HEX(VALUE([.AC25]&amp;[.AC26]&amp;[.AC27]&amp;[.AC28]&amp;[.AC29]&amp;[.AC30]&amp;[.AC31]&amp;[.AC32]))" office:value-type="string" office:string-value="0" calcext:value-type="string">
            <text:p>0</text:p>
          </table:table-cell>
          <table:table-cell table:formula="of:=BIN2HEX(VALUE([.AD25]&amp;[.AD26]&amp;[.AD27]&amp;[.AD28]&amp;[.AD29]&amp;[.AD30]&amp;[.AD31]&amp;[.AD32]))" office:value-type="string" office:string-value="0" calcext:value-type="string">
            <text:p>0</text:p>
          </table:table-cell>
          <table:table-cell table:formula="of:=BIN2HEX(VALUE([.AE25]&amp;[.AE26]&amp;[.AE27]&amp;[.AE28]&amp;[.AE29]&amp;[.AE30]&amp;[.AE31]&amp;[.AE32]))" office:value-type="string" office:string-value="0" calcext:value-type="string">
            <text:p>0</text:p>
          </table:table-cell>
          <table:table-cell table:formula="of:=BIN2HEX(VALUE([.AF25]&amp;[.AF26]&amp;[.AF27]&amp;[.AF28]&amp;[.AF29]&amp;[.AF30]&amp;[.AF31]&amp;[.AF32]))" office:value-type="string" office:string-value="0" calcext:value-type="string">
            <text:p>0</text:p>
          </table:table-cell>
          <table:table-cell table:formula="of:=BIN2HEX(VALUE([.AG25]&amp;[.AG26]&amp;[.AG27]&amp;[.AG28]&amp;[.AG29]&amp;[.AG30]&amp;[.AG31]&amp;[.AG32]))" office:value-type="string" office:string-value="0" calcext:value-type="string">
            <text:p>0</text:p>
          </table:table-cell>
          <table:table-cell table:formula="of:=BIN2HEX(VALUE([.AH25]&amp;[.AH26]&amp;[.AH27]&amp;[.AH28]&amp;[.AH29]&amp;[.AH30]&amp;[.AH31]&amp;[.AH32]))" office:value-type="string" office:string-value="0" calcext:value-type="string">
            <text:p>0</text:p>
          </table:table-cell>
          <table:table-cell table:formula="of:=BIN2HEX(VALUE([.AI25]&amp;[.AI26]&amp;[.AI27]&amp;[.AI28]&amp;[.AI29]&amp;[.AI30]&amp;[.AI31]&amp;[.AI32]))" office:value-type="string" office:string-value="0" calcext:value-type="string">
            <text:p>0</text:p>
          </table:table-cell>
          <table:table-cell table:formula="of:=BIN2HEX(VALUE([.AJ25]&amp;[.AJ26]&amp;[.AJ27]&amp;[.AJ28]&amp;[.AJ29]&amp;[.AJ30]&amp;[.AJ31]&amp;[.AJ32]))" office:value-type="string" office:string-value="0" calcext:value-type="string">
            <text:p>0</text:p>
          </table:table-cell>
          <table:table-cell table:formula="of:=BIN2HEX(VALUE([.AK25]&amp;[.AK26]&amp;[.AK27]&amp;[.AK28]&amp;[.AK29]&amp;[.AK30]&amp;[.AK31]&amp;[.AK32]))" office:value-type="string" office:string-value="0" calcext:value-type="string">
            <text:p>0</text:p>
          </table:table-cell>
          <table:table-cell table:formula="of:=BIN2HEX(VALUE([.AL25]&amp;[.AL26]&amp;[.AL27]&amp;[.AL28]&amp;[.AL29]&amp;[.AL30]&amp;[.AL31]&amp;[.AL32]))" office:value-type="string" office:string-value="0" calcext:value-type="string">
            <text:p>0</text:p>
          </table:table-cell>
          <table:table-cell table:formula="of:=BIN2HEX(VALUE([.AM25]&amp;[.AM26]&amp;[.AM27]&amp;[.AM28]&amp;[.AM29]&amp;[.AM30]&amp;[.AM31]&amp;[.AM32]))" office:value-type="string" office:string-value="0" calcext:value-type="string">
            <text:p>0</text:p>
          </table:table-cell>
          <table:table-cell table:formula="of:=BIN2HEX(VALUE([.AN25]&amp;[.AN26]&amp;[.AN27]&amp;[.AN28]&amp;[.AN29]&amp;[.AN30]&amp;[.AN31]&amp;[.AN32]))" office:value-type="string" office:string-value="0" calcext:value-type="string">
            <text:p>0</text:p>
          </table:table-cell>
          <table:table-cell table:formula="of:=BIN2HEX(VALUE([.AO25]&amp;[.AO26]&amp;[.AO27]&amp;[.AO28]&amp;[.AO29]&amp;[.AO30]&amp;[.AO31]&amp;[.AO32]))" office:value-type="string" office:string-value="0" calcext:value-type="string">
            <text:p>0</text:p>
          </table:table-cell>
          <table:table-cell table:formula="of:=BIN2HEX(VALUE([.AP25]&amp;[.AP26]&amp;[.AP27]&amp;[.AP28]&amp;[.AP29]&amp;[.AP30]&amp;[.AP31]&amp;[.AP32]))" office:value-type="string" office:string-value="0" calcext:value-type="string">
            <text:p>0</text:p>
          </table:table-cell>
          <table:table-cell table:formula="of:=BIN2HEX(VALUE([.AQ25]&amp;[.AQ26]&amp;[.AQ27]&amp;[.AQ28]&amp;[.AQ29]&amp;[.AQ30]&amp;[.AQ31]&amp;[.AQ32]))" office:value-type="string" office:string-value="0" calcext:value-type="string">
            <text:p>0</text:p>
          </table:table-cell>
          <table:table-cell table:formula="of:=BIN2HEX(VALUE([.AR25]&amp;[.AR26]&amp;[.AR27]&amp;[.AR28]&amp;[.AR29]&amp;[.AR30]&amp;[.AR31]&amp;[.AR32]))" office:value-type="string" office:string-value="0" calcext:value-type="string">
            <text:p>0</text:p>
          </table:table-cell>
          <table:table-cell table:formula="of:=BIN2HEX(VALUE([.AS25]&amp;[.AS26]&amp;[.AS27]&amp;[.AS28]&amp;[.AS29]&amp;[.AS30]&amp;[.AS31]&amp;[.AS32]))" office:value-type="string" office:string-value="0" calcext:value-type="string">
            <text:p>0</text:p>
          </table:table-cell>
          <table:table-cell table:formula="of:=BIN2HEX(VALUE([.AT25]&amp;[.AT26]&amp;[.AT27]&amp;[.AT28]&amp;[.AT29]&amp;[.AT30]&amp;[.AT31]&amp;[.AT32]))" office:value-type="string" office:string-value="0" calcext:value-type="string">
            <text:p>0</text:p>
          </table:table-cell>
          <table:table-cell table:formula="of:=BIN2HEX(VALUE([.AU25]&amp;[.AU26]&amp;[.AU27]&amp;[.AU28]&amp;[.AU29]&amp;[.AU30]&amp;[.AU31]&amp;[.AU32]))" office:value-type="string" office:string-value="0" calcext:value-type="string">
            <text:p>0</text:p>
          </table:table-cell>
          <table:table-cell table:formula="of:=BIN2HEX(VALUE([.AV25]&amp;[.AV26]&amp;[.AV27]&amp;[.AV28]&amp;[.AV29]&amp;[.AV30]&amp;[.AV31]&amp;[.AV32]))" office:value-type="string" office:string-value="0" calcext:value-type="string">
            <text:p>0</text:p>
          </table:table-cell>
          <table:table-cell table:formula="of:=BIN2HEX(VALUE([.AW25]&amp;[.AW26]&amp;[.AW27]&amp;[.AW28]&amp;[.AW29]&amp;[.AW30]&amp;[.AW31]&amp;[.AW32]))" office:value-type="string" office:string-value="0" calcext:value-type="string">
            <text:p>0</text:p>
          </table:table-cell>
          <table:table-cell table:formula="of:=BIN2HEX(VALUE([.AX25]&amp;[.AX26]&amp;[.AX27]&amp;[.AX28]&amp;[.AX29]&amp;[.AX30]&amp;[.AX31]&amp;[.AX32]))" office:value-type="string" office:string-value="FF" calcext:value-type="string">
            <text:p>FF</text:p>
          </table:table-cell>
          <table:table-cell table:formula="of:=BIN2HEX(VALUE([.AY25]&amp;[.AY26]&amp;[.AY27]&amp;[.AY28]&amp;[.AY29]&amp;[.AY30]&amp;[.AY31]&amp;[.AY32]))" office:value-type="string" office:string-value="FF" calcext:value-type="string">
            <text:p>FF</text:p>
          </table:table-cell>
          <table:table-cell table:formula="of:=BIN2HEX(VALUE([.AZ25]&amp;[.AZ26]&amp;[.AZ27]&amp;[.AZ28]&amp;[.AZ29]&amp;[.AZ30]&amp;[.AZ31]&amp;[.AZ32]))" office:value-type="string" office:string-value="FF" calcext:value-type="string">
            <text:p>FF</text:p>
          </table:table-cell>
          <table:table-cell table:formula="of:=BIN2HEX(VALUE([.BA25]&amp;[.BA26]&amp;[.BA27]&amp;[.BA28]&amp;[.BA29]&amp;[.BA30]&amp;[.BA31]&amp;[.BA32]))" office:value-type="string" office:string-value="FF" calcext:value-type="string">
            <text:p>FF</text:p>
          </table:table-cell>
          <table:table-cell table:formula="of:=BIN2HEX(VALUE([.BB25]&amp;[.BB26]&amp;[.BB27]&amp;[.BB28]&amp;[.BB29]&amp;[.BB30]&amp;[.BB31]&amp;[.BB32]))" office:value-type="string" office:string-value="FF" calcext:value-type="string">
            <text:p>FF</text:p>
          </table:table-cell>
          <table:table-cell table:formula="of:=BIN2HEX(VALUE([.BC25]&amp;[.BC26]&amp;[.BC27]&amp;[.BC28]&amp;[.BC29]&amp;[.BC30]&amp;[.BC31]&amp;[.BC32]))" office:value-type="string" office:string-value="FF" calcext:value-type="string">
            <text:p>FF</text:p>
          </table:table-cell>
          <table:table-cell table:formula="of:=BIN2HEX(VALUE([.BD25]&amp;[.BD26]&amp;[.BD27]&amp;[.BD28]&amp;[.BD29]&amp;[.BD30]&amp;[.BD31]&amp;[.BD32]))" office:value-type="string" office:string-value="FF" calcext:value-type="string">
            <text:p>FF</text:p>
          </table:table-cell>
          <table:table-cell table:formula="of:=BIN2HEX(VALUE([.BE25]&amp;[.BE26]&amp;[.BE27]&amp;[.BE28]&amp;[.BE29]&amp;[.BE30]&amp;[.BE31]&amp;[.BE32]))" office:value-type="string" office:string-value="FF" calcext:value-type="string">
            <text:p>FF</text:p>
          </table:table-cell>
          <table:table-cell table:formula="of:=BIN2HEX(VALUE([.BF25]&amp;[.BF26]&amp;[.BF27]&amp;[.BF28]&amp;[.BF29]&amp;[.BF30]&amp;[.BF31]&amp;[.BF32]))" office:value-type="string" office:string-value="FF" calcext:value-type="string">
            <text:p>FF</text:p>
          </table:table-cell>
          <table:table-cell table:formula="of:=BIN2HEX(VALUE([.BG25]&amp;[.BG26]&amp;[.BG27]&amp;[.BG28]&amp;[.BG29]&amp;[.BG30]&amp;[.BG31]&amp;[.BG32]))" office:value-type="string" office:string-value="FF" calcext:value-type="string">
            <text:p>FF</text:p>
          </table:table-cell>
          <table:table-cell table:formula="of:=BIN2HEX(VALUE([.BH25]&amp;[.BH26]&amp;[.BH27]&amp;[.BH28]&amp;[.BH29]&amp;[.BH30]&amp;[.BH31]&amp;[.BH32]))" office:value-type="string" office:string-value="FF" calcext:value-type="string">
            <text:p>FF</text:p>
          </table:table-cell>
          <table:table-cell table:formula="of:=BIN2HEX(VALUE([.BI25]&amp;[.BI26]&amp;[.BI27]&amp;[.BI28]&amp;[.BI29]&amp;[.BI30]&amp;[.BI31]&amp;[.BI32]))" office:value-type="string" office:string-value="FF" calcext:value-type="string">
            <text:p>FF</text:p>
          </table:table-cell>
          <table:table-cell table:formula="of:=BIN2HEX(VALUE([.BJ25]&amp;[.BJ26]&amp;[.BJ27]&amp;[.BJ28]&amp;[.BJ29]&amp;[.BJ30]&amp;[.BJ31]&amp;[.BJ32]))" office:value-type="string" office:string-value="FF" calcext:value-type="string">
            <text:p>FF</text:p>
          </table:table-cell>
          <table:table-cell table:formula="of:=BIN2HEX(VALUE([.BK25]&amp;[.BK26]&amp;[.BK27]&amp;[.BK28]&amp;[.BK29]&amp;[.BK30]&amp;[.BK31]&amp;[.BK32]))" office:value-type="string" office:string-value="FF" calcext:value-type="string">
            <text:p>FF</text:p>
          </table:table-cell>
          <table:table-cell table:formula="of:=BIN2HEX(VALUE([.BL25]&amp;[.BL26]&amp;[.BL27]&amp;[.BL28]&amp;[.BL29]&amp;[.BL30]&amp;[.BL31]&amp;[.BL32]))" office:value-type="string" office:string-value="FF" calcext:value-type="string">
            <text:p>FF</text:p>
          </table:table-cell>
          <table:table-cell table:formula="of:=BIN2HEX(VALUE([.BM25]&amp;[.BM26]&amp;[.BM27]&amp;[.BM28]&amp;[.BM29]&amp;[.BM30]&amp;[.BM31]&amp;[.BM32]))" office:value-type="string" office:string-value="FF" calcext:value-type="string">
            <text:p>FF</text:p>
          </table:table-cell>
          <table:table-cell table:formula="of:=BIN2HEX(VALUE([.BN25]&amp;[.BN26]&amp;[.BN27]&amp;[.BN28]&amp;[.BN29]&amp;[.BN30]&amp;[.BN31]&amp;[.BN32]))" office:value-type="string" office:string-value="FF" calcext:value-type="string">
            <text:p>FF</text:p>
          </table:table-cell>
          <table:table-cell table:formula="of:=BIN2HEX(VALUE([.BO25]&amp;[.BO26]&amp;[.BO27]&amp;[.BO28]&amp;[.BO29]&amp;[.BO30]&amp;[.BO31]&amp;[.BO32]))" office:value-type="string" office:string-value="FF" calcext:value-type="string">
            <text:p>FF</text:p>
          </table:table-cell>
          <table:table-cell table:formula="of:=BIN2HEX(VALUE([.BP25]&amp;[.BP26]&amp;[.BP27]&amp;[.BP28]&amp;[.BP29]&amp;[.BP30]&amp;[.BP31]&amp;[.BP32]))" office:value-type="string" office:string-value="FF" calcext:value-type="string">
            <text:p>FF</text:p>
          </table:table-cell>
          <table:table-cell table:formula="of:=BIN2HEX(VALUE([.BQ25]&amp;[.BQ26]&amp;[.BQ27]&amp;[.BQ28]&amp;[.BQ29]&amp;[.BQ30]&amp;[.BQ31]&amp;[.BQ32]))" office:value-type="string" office:string-value="FF" calcext:value-type="string">
            <text:p>FF</text:p>
          </table:table-cell>
          <table:table-cell table:formula="of:=BIN2HEX(VALUE([.BR25]&amp;[.BR26]&amp;[.BR27]&amp;[.BR28]&amp;[.BR29]&amp;[.BR30]&amp;[.BR31]&amp;[.BR32]))" office:value-type="string" office:string-value="FF" calcext:value-type="string">
            <text:p>FF</text:p>
          </table:table-cell>
          <table:table-cell table:formula="of:=BIN2HEX(VALUE([.BS25]&amp;[.BS26]&amp;[.BS27]&amp;[.BS28]&amp;[.BS29]&amp;[.BS30]&amp;[.BS31]&amp;[.BS32]))" office:value-type="string" office:string-value="FF" calcext:value-type="string">
            <text:p>FF</text:p>
          </table:table-cell>
          <table:table-cell table:formula="of:=BIN2HEX(VALUE([.BT25]&amp;[.BT26]&amp;[.BT27]&amp;[.BT28]&amp;[.BT29]&amp;[.BT30]&amp;[.BT31]&amp;[.BT32]))" office:value-type="string" office:string-value="FF" calcext:value-type="string">
            <text:p>FF</text:p>
          </table:table-cell>
          <table:table-cell table:formula="of:=BIN2HEX(VALUE([.BU25]&amp;[.BU26]&amp;[.BU27]&amp;[.BU28]&amp;[.BU29]&amp;[.BU30]&amp;[.BU31]&amp;[.BU32]))" office:value-type="string" office:string-value="FF" calcext:value-type="string">
            <text:p>FF</text:p>
          </table:table-cell>
          <table:table-cell table:formula="of:=BIN2HEX(VALUE([.BV25]&amp;[.BV26]&amp;[.BV27]&amp;[.BV28]&amp;[.BV29]&amp;[.BV30]&amp;[.BV31]&amp;[.BV32]))" office:value-type="string" office:string-value="FF" calcext:value-type="string">
            <text:p>FF</text:p>
          </table:table-cell>
          <table:table-cell table:formula="of:=BIN2HEX(VALUE([.BW25]&amp;[.BW26]&amp;[.BW27]&amp;[.BW28]&amp;[.BW29]&amp;[.BW30]&amp;[.BW31]&amp;[.BW32]))" office:value-type="string" office:string-value="FF" calcext:value-type="string">
            <text:p>FF</text:p>
          </table:table-cell>
          <table:table-cell table:formula="of:=BIN2HEX(VALUE([.BX25]&amp;[.BX26]&amp;[.BX27]&amp;[.BX28]&amp;[.BX29]&amp;[.BX30]&amp;[.BX31]&amp;[.BX32]))" office:value-type="string" office:string-value="FF" calcext:value-type="string">
            <text:p>FF</text:p>
          </table:table-cell>
          <table:table-cell table:formula="of:=BIN2HEX(VALUE([.BY25]&amp;[.BY26]&amp;[.BY27]&amp;[.BY28]&amp;[.BY29]&amp;[.BY30]&amp;[.BY31]&amp;[.BY32]))" office:value-type="string" office:string-value="FF" calcext:value-type="string">
            <text:p>FF</text:p>
          </table:table-cell>
          <table:table-cell table:formula="of:=BIN2HEX(VALUE([.BZ25]&amp;[.BZ26]&amp;[.BZ27]&amp;[.BZ28]&amp;[.BZ29]&amp;[.BZ30]&amp;[.BZ31]&amp;[.BZ32]))" office:value-type="string" office:string-value="FF" calcext:value-type="string">
            <text:p>FF</text:p>
          </table:table-cell>
          <table:table-cell table:formula="of:=BIN2HEX(VALUE([.CA25]&amp;[.CA26]&amp;[.CA27]&amp;[.CA28]&amp;[.CA29]&amp;[.CA30]&amp;[.CA31]&amp;[.CA32]))" office:value-type="string" office:string-value="FF" calcext:value-type="string">
            <text:p>FF</text:p>
          </table:table-cell>
          <table:table-cell table:formula="of:=BIN2HEX(VALUE([.CB25]&amp;[.CB26]&amp;[.CB27]&amp;[.CB28]&amp;[.CB29]&amp;[.CB30]&amp;[.CB31]&amp;[.CB32]))" office:value-type="string" office:string-value="FF" calcext:value-type="string">
            <text:p>FF</text:p>
          </table:table-cell>
          <table:table-cell table:formula="of:=BIN2HEX(VALUE([.CC25]&amp;[.CC26]&amp;[.CC27]&amp;[.CC28]&amp;[.CC29]&amp;[.CC30]&amp;[.CC31]&amp;[.CC32]))" office:value-type="string" office:string-value="0" calcext:value-type="string">
            <text:p>0</text:p>
          </table:table-cell>
          <table:table-cell table:formula="of:=BIN2HEX(VALUE([.CD25]&amp;[.CD26]&amp;[.CD27]&amp;[.CD28]&amp;[.CD29]&amp;[.CD30]&amp;[.CD31]&amp;[.CD32]))" office:value-type="string" office:string-value="0" calcext:value-type="string">
            <text:p>0</text:p>
          </table:table-cell>
          <table:table-cell table:formula="of:=BIN2HEX(VALUE([.CE25]&amp;[.CE26]&amp;[.CE27]&amp;[.CE28]&amp;[.CE29]&amp;[.CE30]&amp;[.CE31]&amp;[.CE32]))" office:value-type="string" office:string-value="0" calcext:value-type="string">
            <text:p>0</text:p>
          </table:table-cell>
          <table:table-cell table:formula="of:=BIN2HEX(VALUE([.CF25]&amp;[.CF26]&amp;[.CF27]&amp;[.CF28]&amp;[.CF29]&amp;[.CF30]&amp;[.CF31]&amp;[.CF32]))" office:value-type="string" office:string-value="0" calcext:value-type="string">
            <text:p>0</text:p>
          </table:table-cell>
          <table:table-cell table:formula="of:=BIN2HEX(VALUE([.CG25]&amp;[.CG26]&amp;[.CG27]&amp;[.CG28]&amp;[.CG29]&amp;[.CG30]&amp;[.CG31]&amp;[.CG32]))" office:value-type="string" office:string-value="0" calcext:value-type="string">
            <text:p>0</text:p>
          </table:table-cell>
          <table:table-cell table:formula="of:=BIN2HEX(VALUE([.CH25]&amp;[.CH26]&amp;[.CH27]&amp;[.CH28]&amp;[.CH29]&amp;[.CH30]&amp;[.CH31]&amp;[.CH32]))" office:value-type="string" office:string-value="0" calcext:value-type="string">
            <text:p>0</text:p>
          </table:table-cell>
          <table:table-cell table:formula="of:=BIN2HEX(VALUE([.CI25]&amp;[.CI26]&amp;[.CI27]&amp;[.CI28]&amp;[.CI29]&amp;[.CI30]&amp;[.CI31]&amp;[.CI32]))" office:value-type="string" office:string-value="0" calcext:value-type="string">
            <text:p>0</text:p>
          </table:table-cell>
          <table:table-cell table:formula="of:=BIN2HEX(VALUE([.CJ25]&amp;[.CJ26]&amp;[.CJ27]&amp;[.CJ28]&amp;[.CJ29]&amp;[.CJ30]&amp;[.CJ31]&amp;[.CJ32]))" office:value-type="string" office:string-value="0" calcext:value-type="string">
            <text:p>0</text:p>
          </table:table-cell>
          <table:table-cell table:formula="of:=BIN2HEX(VALUE([.CK25]&amp;[.CK26]&amp;[.CK27]&amp;[.CK28]&amp;[.CK29]&amp;[.CK30]&amp;[.CK31]&amp;[.CK32]))" office:value-type="string" office:string-value="0" calcext:value-type="string">
            <text:p>0</text:p>
          </table:table-cell>
          <table:table-cell table:formula="of:=BIN2HEX(VALUE([.CL25]&amp;[.CL26]&amp;[.CL27]&amp;[.CL28]&amp;[.CL29]&amp;[.CL30]&amp;[.CL31]&amp;[.CL32]))" office:value-type="string" office:string-value="0" calcext:value-type="string">
            <text:p>0</text:p>
          </table:table-cell>
          <table:table-cell table:formula="of:=BIN2HEX(VALUE([.CM25]&amp;[.CM26]&amp;[.CM27]&amp;[.CM28]&amp;[.CM29]&amp;[.CM30]&amp;[.CM31]&amp;[.CM32]))" office:value-type="string" office:string-value="0" calcext:value-type="string">
            <text:p>0</text:p>
          </table:table-cell>
          <table:table-cell table:formula="of:=BIN2HEX(VALUE([.CN25]&amp;[.CN26]&amp;[.CN27]&amp;[.CN28]&amp;[.CN29]&amp;[.CN30]&amp;[.CN31]&amp;[.CN32]))" office:value-type="string" office:string-value="0" calcext:value-type="string">
            <text:p>0</text:p>
          </table:table-cell>
          <table:table-cell table:formula="of:=BIN2HEX(VALUE([.CO25]&amp;[.CO26]&amp;[.CO27]&amp;[.CO28]&amp;[.CO29]&amp;[.CO30]&amp;[.CO31]&amp;[.CO32]))" office:value-type="string" office:string-value="0" calcext:value-type="string">
            <text:p>0</text:p>
          </table:table-cell>
          <table:table-cell table:formula="of:=BIN2HEX(VALUE([.CP25]&amp;[.CP26]&amp;[.CP27]&amp;[.CP28]&amp;[.CP29]&amp;[.CP30]&amp;[.CP31]&amp;[.CP32]))" office:value-type="string" office:string-value="0" calcext:value-type="string">
            <text:p>0</text:p>
          </table:table-cell>
          <table:table-cell table:formula="of:=BIN2HEX(VALUE([.CQ25]&amp;[.CQ26]&amp;[.CQ27]&amp;[.CQ28]&amp;[.CQ29]&amp;[.CQ30]&amp;[.CQ31]&amp;[.CQ32]))" office:value-type="string" office:string-value="0" calcext:value-type="string">
            <text:p>0</text:p>
          </table:table-cell>
          <table:table-cell table:formula="of:=BIN2HEX(VALUE([.CR25]&amp;[.CR26]&amp;[.CR27]&amp;[.CR28]&amp;[.CR29]&amp;[.CR30]&amp;[.CR31]&amp;[.CR32]))" office:value-type="string" office:string-value="0" calcext:value-type="string">
            <text:p>0</text:p>
          </table:table-cell>
          <table:table-cell table:formula="of:=BIN2HEX(VALUE([.CS25]&amp;[.CS26]&amp;[.CS27]&amp;[.CS28]&amp;[.CS29]&amp;[.CS30]&amp;[.CS31]&amp;[.CS32]))" office:value-type="string" office:string-value="0" calcext:value-type="string">
            <text:p>0</text:p>
          </table:table-cell>
          <table:table-cell table:formula="of:=BIN2HEX(VALUE([.CT25]&amp;[.CT26]&amp;[.CT27]&amp;[.CT28]&amp;[.CT29]&amp;[.CT30]&amp;[.CT31]&amp;[.CT32]))" office:value-type="string" office:string-value="0" calcext:value-type="string">
            <text:p>0</text:p>
          </table:table-cell>
          <table:table-cell table:formula="of:=BIN2HEX(VALUE([.CU25]&amp;[.CU26]&amp;[.CU27]&amp;[.CU28]&amp;[.CU29]&amp;[.CU30]&amp;[.CU31]&amp;[.CU32]))" office:value-type="string" office:string-value="0" calcext:value-type="string">
            <text:p>0</text:p>
          </table:table-cell>
          <table:table-cell table:formula="of:=BIN2HEX(VALUE([.CV25]&amp;[.CV26]&amp;[.CV27]&amp;[.CV28]&amp;[.CV29]&amp;[.CV30]&amp;[.CV31]&amp;[.CV32]))" office:value-type="string" office:string-value="0" calcext:value-type="string">
            <text:p>0</text:p>
          </table:table-cell>
          <table:table-cell table:formula="of:=BIN2HEX(VALUE([.CW25]&amp;[.CW26]&amp;[.CW27]&amp;[.CW28]&amp;[.CW29]&amp;[.CW30]&amp;[.CW31]&amp;[.CW32]))" office:value-type="string" office:string-value="0" calcext:value-type="string">
            <text:p>0</text:p>
          </table:table-cell>
          <table:table-cell table:formula="of:=BIN2HEX(VALUE([.CX25]&amp;[.CX26]&amp;[.CX27]&amp;[.CX28]&amp;[.CX29]&amp;[.CX30]&amp;[.CX31]&amp;[.CX32]))" office:value-type="string" office:string-value="0" calcext:value-type="string">
            <text:p>0</text:p>
          </table:table-cell>
          <table:table-cell table:formula="of:=BIN2HEX(VALUE([.CY25]&amp;[.CY26]&amp;[.CY27]&amp;[.CY28]&amp;[.CY29]&amp;[.CY30]&amp;[.CY31]&amp;[.CY32]))" office:value-type="string" office:string-value="0" calcext:value-type="string">
            <text:p>0</text:p>
          </table:table-cell>
          <table:table-cell table:formula="of:=BIN2HEX(VALUE([.CZ25]&amp;[.CZ26]&amp;[.CZ27]&amp;[.CZ28]&amp;[.CZ29]&amp;[.CZ30]&amp;[.CZ31]&amp;[.CZ32]))" office:value-type="string" office:string-value="0" calcext:value-type="string">
            <text:p>0</text:p>
          </table:table-cell>
          <table:table-cell table:formula="of:=BIN2HEX(VALUE([.DA25]&amp;[.DA26]&amp;[.DA27]&amp;[.DA28]&amp;[.DA29]&amp;[.DA30]&amp;[.DA31]&amp;[.DA32]))" office:value-type="string" office:string-value="0" calcext:value-type="string">
            <text:p>0</text:p>
          </table:table-cell>
          <table:table-cell table:formula="of:=BIN2HEX(VALUE([.DB25]&amp;[.DB26]&amp;[.DB27]&amp;[.DB28]&amp;[.DB29]&amp;[.DB30]&amp;[.DB31]&amp;[.DB32]))" office:value-type="string" office:string-value="0" calcext:value-type="string">
            <text:p>0</text:p>
          </table:table-cell>
          <table:table-cell table:formula="of:=BIN2HEX(VALUE([.DC25]&amp;[.DC26]&amp;[.DC27]&amp;[.DC28]&amp;[.DC29]&amp;[.DC30]&amp;[.DC31]&amp;[.DC32]))" office:value-type="string" office:string-value="0" calcext:value-type="string">
            <text:p>0</text:p>
          </table:table-cell>
          <table:table-cell table:formula="of:=BIN2HEX(VALUE([.DD25]&amp;[.DD26]&amp;[.DD27]&amp;[.DD28]&amp;[.DD29]&amp;[.DD30]&amp;[.DD31]&amp;[.DD32]))" office:value-type="string" office:string-value="0" calcext:value-type="string">
            <text:p>0</text:p>
          </table:table-cell>
          <table:table-cell table:formula="of:=BIN2HEX(VALUE([.DE25]&amp;[.DE26]&amp;[.DE27]&amp;[.DE28]&amp;[.DE29]&amp;[.DE30]&amp;[.DE31]&amp;[.DE32]))" office:value-type="string" office:string-value="0" calcext:value-type="string">
            <text:p>0</text:p>
          </table:table-cell>
          <table:table-cell table:formula="of:=BIN2HEX(VALUE([.DF25]&amp;[.DF26]&amp;[.DF27]&amp;[.DF28]&amp;[.DF29]&amp;[.DF30]&amp;[.DF31]&amp;[.DF32]))" office:value-type="string" office:string-value="0" calcext:value-type="string">
            <text:p>0</text:p>
          </table:table-cell>
          <table:table-cell table:formula="of:=BIN2HEX(VALUE([.DG25]&amp;[.DG26]&amp;[.DG27]&amp;[.DG28]&amp;[.DG29]&amp;[.DG30]&amp;[.DG31]&amp;[.DG32]))" office:value-type="string" office:string-value="0" calcext:value-type="string">
            <text:p>0</text:p>
          </table:table-cell>
          <table:table-cell table:formula="of:=BIN2HEX(VALUE([.DH25]&amp;[.DH26]&amp;[.DH27]&amp;[.DH28]&amp;[.DH29]&amp;[.DH30]&amp;[.DH31]&amp;[.DH32]))" office:value-type="string" office:string-value="0" calcext:value-type="string">
            <text:p>0</text:p>
          </table:table-cell>
          <table:table-cell table:formula="of:=BIN2HEX(VALUE([.DI25]&amp;[.DI26]&amp;[.DI27]&amp;[.DI28]&amp;[.DI29]&amp;[.DI30]&amp;[.DI31]&amp;[.DI32]))" office:value-type="string" office:string-value="0" calcext:value-type="string">
            <text:p>0</text:p>
          </table:table-cell>
          <table:table-cell table:formula="of:=BIN2HEX(VALUE([.DJ25]&amp;[.DJ26]&amp;[.DJ27]&amp;[.DJ28]&amp;[.DJ29]&amp;[.DJ30]&amp;[.DJ31]&amp;[.DJ32]))" office:value-type="string" office:string-value="0" calcext:value-type="string">
            <text:p>0</text:p>
          </table:table-cell>
          <table:table-cell table:formula="of:=BIN2HEX(VALUE([.DK25]&amp;[.DK26]&amp;[.DK27]&amp;[.DK28]&amp;[.DK29]&amp;[.DK30]&amp;[.DK31]&amp;[.DK32]))" office:value-type="string" office:string-value="0" calcext:value-type="string">
            <text:p>0</text:p>
          </table:table-cell>
          <table:table-cell table:formula="of:=BIN2HEX(VALUE([.DL25]&amp;[.DL26]&amp;[.DL27]&amp;[.DL28]&amp;[.DL29]&amp;[.DL30]&amp;[.DL31]&amp;[.DL32]))" office:value-type="string" office:string-value="0" calcext:value-type="string">
            <text:p>0</text:p>
          </table:table-cell>
          <table:table-cell table:formula="of:=BIN2HEX(VALUE([.DM25]&amp;[.DM26]&amp;[.DM27]&amp;[.DM28]&amp;[.DM29]&amp;[.DM30]&amp;[.DM31]&amp;[.DM32]))" office:value-type="string" office:string-value="0" calcext:value-type="string">
            <text:p>0</text:p>
          </table:table-cell>
          <table:table-cell table:formula="of:=BIN2HEX(VALUE([.DN25]&amp;[.DN26]&amp;[.DN27]&amp;[.DN28]&amp;[.DN29]&amp;[.DN30]&amp;[.DN31]&amp;[.DN32]))" office:value-type="string" office:string-value="0" calcext:value-type="string">
            <text:p>0</text:p>
          </table:table-cell>
          <table:table-cell table:formula="of:=BIN2HEX(VALUE([.DO25]&amp;[.DO26]&amp;[.DO27]&amp;[.DO28]&amp;[.DO29]&amp;[.DO30]&amp;[.DO31]&amp;[.DO32]))" office:value-type="string" office:string-value="0" calcext:value-type="string">
            <text:p>0</text:p>
          </table:table-cell>
          <table:table-cell table:formula="of:=BIN2HEX(VALUE([.DP25]&amp;[.DP26]&amp;[.DP27]&amp;[.DP28]&amp;[.DP29]&amp;[.DP30]&amp;[.DP31]&amp;[.DP32]))" office:value-type="string" office:string-value="0" calcext:value-type="string">
            <text:p>0</text:p>
          </table:table-cell>
          <table:table-cell table:formula="of:=BIN2HEX(VALUE([.DQ25]&amp;[.DQ26]&amp;[.DQ27]&amp;[.DQ28]&amp;[.DQ29]&amp;[.DQ30]&amp;[.DQ31]&amp;[.DQ32]))" office:value-type="string" office:string-value="0" calcext:value-type="string">
            <text:p>0</text:p>
          </table:table-cell>
          <table:table-cell table:formula="of:=BIN2HEX(VALUE([.DR25]&amp;[.DR26]&amp;[.DR27]&amp;[.DR28]&amp;[.DR29]&amp;[.DR30]&amp;[.DR31]&amp;[.DR32]))" office:value-type="string" office:string-value="0" calcext:value-type="string">
            <text:p>0</text:p>
          </table:table-cell>
          <table:table-cell table:formula="of:=BIN2HEX(VALUE([.DS25]&amp;[.DS26]&amp;[.DS27]&amp;[.DS28]&amp;[.DS29]&amp;[.DS30]&amp;[.DS31]&amp;[.DS32]))" office:value-type="string" office:string-value="0" calcext:value-type="string">
            <text:p>0</text:p>
          </table:table-cell>
          <table:table-cell table:formula="of:=BIN2HEX(VALUE([.DT25]&amp;[.DT26]&amp;[.DT27]&amp;[.DT28]&amp;[.DT29]&amp;[.DT30]&amp;[.DT31]&amp;[.DT32]))" office:value-type="string" office:string-value="0" calcext:value-type="string">
            <text:p>0</text:p>
          </table:table-cell>
          <table:table-cell table:formula="of:=BIN2HEX(VALUE([.DU25]&amp;[.DU26]&amp;[.DU27]&amp;[.DU28]&amp;[.DU29]&amp;[.DU30]&amp;[.DU31]&amp;[.DU32]))" office:value-type="string" office:string-value="0" calcext:value-type="string">
            <text:p>0</text:p>
          </table:table-cell>
          <table:table-cell table:formula="of:=BIN2HEX(VALUE([.DV25]&amp;[.DV26]&amp;[.DV27]&amp;[.DV28]&amp;[.DV29]&amp;[.DV30]&amp;[.DV31]&amp;[.DV32]))" office:value-type="string" office:string-value="0" calcext:value-type="string">
            <text:p>0</text:p>
          </table:table-cell>
          <table:table-cell table:formula="of:=BIN2HEX(VALUE([.DW25]&amp;[.DW26]&amp;[.DW27]&amp;[.DW28]&amp;[.DW29]&amp;[.DW30]&amp;[.DW31]&amp;[.DW32]))" office:value-type="string" office:string-value="0" calcext:value-type="string">
            <text:p>0</text:p>
          </table:table-cell>
          <table:table-cell table:formula="of:=BIN2HEX(VALUE([.DX25]&amp;[.DX26]&amp;[.DX27]&amp;[.DX28]&amp;[.DX29]&amp;[.DX30]&amp;[.DX31]&amp;[.DX32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33]&amp;[.A34]&amp;[.A35]&amp;[.A36]&amp;[.A37]&amp;[.A38]&amp;[.A39]&amp;[.A40]))" office:value-type="string" office:string-value="0" calcext:value-type="string">
            <text:p>0</text:p>
          </table:table-cell>
          <table:table-cell table:formula="of:=BIN2HEX(VALUE([.B33]&amp;[.B34]&amp;[.B35]&amp;[.B36]&amp;[.B37]&amp;[.B38]&amp;[.B39]&amp;[.B40]))" office:value-type="string" office:string-value="0" calcext:value-type="string">
            <text:p>0</text:p>
          </table:table-cell>
          <table:table-cell table:formula="of:=BIN2HEX(VALUE([.C33]&amp;[.C34]&amp;[.C35]&amp;[.C36]&amp;[.C37]&amp;[.C38]&amp;[.C39]&amp;[.C40]))" office:value-type="string" office:string-value="0" calcext:value-type="string">
            <text:p>0</text:p>
          </table:table-cell>
          <table:table-cell table:formula="of:=BIN2HEX(VALUE([.D33]&amp;[.D34]&amp;[.D35]&amp;[.D36]&amp;[.D37]&amp;[.D38]&amp;[.D39]&amp;[.D40]))" office:value-type="string" office:string-value="0" calcext:value-type="string">
            <text:p>0</text:p>
          </table:table-cell>
          <table:table-cell table:formula="of:=BIN2HEX(VALUE([.E33]&amp;[.E34]&amp;[.E35]&amp;[.E36]&amp;[.E37]&amp;[.E38]&amp;[.E39]&amp;[.E40]))" office:value-type="string" office:string-value="0" calcext:value-type="string">
            <text:p>0</text:p>
          </table:table-cell>
          <table:table-cell table:formula="of:=BIN2HEX(VALUE([.F33]&amp;[.F34]&amp;[.F35]&amp;[.F36]&amp;[.F37]&amp;[.F38]&amp;[.F39]&amp;[.F40]))" office:value-type="string" office:string-value="0" calcext:value-type="string">
            <text:p>0</text:p>
          </table:table-cell>
          <table:table-cell table:formula="of:=BIN2HEX(VALUE([.G33]&amp;[.G34]&amp;[.G35]&amp;[.G36]&amp;[.G37]&amp;[.G38]&amp;[.G39]&amp;[.G40]))" office:value-type="string" office:string-value="0" calcext:value-type="string">
            <text:p>0</text:p>
          </table:table-cell>
          <table:table-cell table:formula="of:=BIN2HEX(VALUE([.H33]&amp;[.H34]&amp;[.H35]&amp;[.H36]&amp;[.H37]&amp;[.H38]&amp;[.H39]&amp;[.H40]))" office:value-type="string" office:string-value="0" calcext:value-type="string">
            <text:p>0</text:p>
          </table:table-cell>
          <table:table-cell table:formula="of:=BIN2HEX(VALUE([.I33]&amp;[.I34]&amp;[.I35]&amp;[.I36]&amp;[.I37]&amp;[.I38]&amp;[.I39]&amp;[.I40]))" office:value-type="string" office:string-value="0" calcext:value-type="string">
            <text:p>0</text:p>
          </table:table-cell>
          <table:table-cell table:formula="of:=BIN2HEX(VALUE([.J33]&amp;[.J34]&amp;[.J35]&amp;[.J36]&amp;[.J37]&amp;[.J38]&amp;[.J39]&amp;[.J40]))" office:value-type="string" office:string-value="0" calcext:value-type="string">
            <text:p>0</text:p>
          </table:table-cell>
          <table:table-cell table:formula="of:=BIN2HEX(VALUE([.K33]&amp;[.K34]&amp;[.K35]&amp;[.K36]&amp;[.K37]&amp;[.K38]&amp;[.K39]&amp;[.K40]))" office:value-type="string" office:string-value="0" calcext:value-type="string">
            <text:p>0</text:p>
          </table:table-cell>
          <table:table-cell table:formula="of:=BIN2HEX(VALUE([.L33]&amp;[.L34]&amp;[.L35]&amp;[.L36]&amp;[.L37]&amp;[.L38]&amp;[.L39]&amp;[.L40]))" office:value-type="string" office:string-value="0" calcext:value-type="string">
            <text:p>0</text:p>
          </table:table-cell>
          <table:table-cell table:formula="of:=BIN2HEX(VALUE([.M33]&amp;[.M34]&amp;[.M35]&amp;[.M36]&amp;[.M37]&amp;[.M38]&amp;[.M39]&amp;[.M40]))" office:value-type="string" office:string-value="0" calcext:value-type="string">
            <text:p>0</text:p>
          </table:table-cell>
          <table:table-cell table:formula="of:=BIN2HEX(VALUE([.N33]&amp;[.N34]&amp;[.N35]&amp;[.N36]&amp;[.N37]&amp;[.N38]&amp;[.N39]&amp;[.N40]))" office:value-type="string" office:string-value="0" calcext:value-type="string">
            <text:p>0</text:p>
          </table:table-cell>
          <table:table-cell table:formula="of:=BIN2HEX(VALUE([.O33]&amp;[.O34]&amp;[.O35]&amp;[.O36]&amp;[.O37]&amp;[.O38]&amp;[.O39]&amp;[.O40]))" office:value-type="string" office:string-value="0" calcext:value-type="string">
            <text:p>0</text:p>
          </table:table-cell>
          <table:table-cell table:formula="of:=BIN2HEX(VALUE([.P33]&amp;[.P34]&amp;[.P35]&amp;[.P36]&amp;[.P37]&amp;[.P38]&amp;[.P39]&amp;[.P40]))" office:value-type="string" office:string-value="0" calcext:value-type="string">
            <text:p>0</text:p>
          </table:table-cell>
          <table:table-cell table:formula="of:=BIN2HEX(VALUE([.Q33]&amp;[.Q34]&amp;[.Q35]&amp;[.Q36]&amp;[.Q37]&amp;[.Q38]&amp;[.Q39]&amp;[.Q40]))" office:value-type="string" office:string-value="0" calcext:value-type="string">
            <text:p>0</text:p>
          </table:table-cell>
          <table:table-cell table:formula="of:=BIN2HEX(VALUE([.R33]&amp;[.R34]&amp;[.R35]&amp;[.R36]&amp;[.R37]&amp;[.R38]&amp;[.R39]&amp;[.R40]))" office:value-type="string" office:string-value="0" calcext:value-type="string">
            <text:p>0</text:p>
          </table:table-cell>
          <table:table-cell table:formula="of:=BIN2HEX(VALUE([.S33]&amp;[.S34]&amp;[.S35]&amp;[.S36]&amp;[.S37]&amp;[.S38]&amp;[.S39]&amp;[.S40]))" office:value-type="string" office:string-value="0" calcext:value-type="string">
            <text:p>0</text:p>
          </table:table-cell>
          <table:table-cell table:formula="of:=BIN2HEX(VALUE([.T33]&amp;[.T34]&amp;[.T35]&amp;[.T36]&amp;[.T37]&amp;[.T38]&amp;[.T39]&amp;[.T40]))" office:value-type="string" office:string-value="0" calcext:value-type="string">
            <text:p>0</text:p>
          </table:table-cell>
          <table:table-cell table:formula="of:=BIN2HEX(VALUE([.U33]&amp;[.U34]&amp;[.U35]&amp;[.U36]&amp;[.U37]&amp;[.U38]&amp;[.U39]&amp;[.U40]))" office:value-type="string" office:string-value="0" calcext:value-type="string">
            <text:p>0</text:p>
          </table:table-cell>
          <table:table-cell table:formula="of:=BIN2HEX(VALUE([.V33]&amp;[.V34]&amp;[.V35]&amp;[.V36]&amp;[.V37]&amp;[.V38]&amp;[.V39]&amp;[.V40]))" office:value-type="string" office:string-value="0" calcext:value-type="string">
            <text:p>0</text:p>
          </table:table-cell>
          <table:table-cell table:formula="of:=BIN2HEX(VALUE([.W33]&amp;[.W34]&amp;[.W35]&amp;[.W36]&amp;[.W37]&amp;[.W38]&amp;[.W39]&amp;[.W40]))" office:value-type="string" office:string-value="0" calcext:value-type="string">
            <text:p>0</text:p>
          </table:table-cell>
          <table:table-cell table:formula="of:=BIN2HEX(VALUE([.X33]&amp;[.X34]&amp;[.X35]&amp;[.X36]&amp;[.X37]&amp;[.X38]&amp;[.X39]&amp;[.X40]))" office:value-type="string" office:string-value="0" calcext:value-type="string">
            <text:p>0</text:p>
          </table:table-cell>
          <table:table-cell table:formula="of:=BIN2HEX(VALUE([.Y33]&amp;[.Y34]&amp;[.Y35]&amp;[.Y36]&amp;[.Y37]&amp;[.Y38]&amp;[.Y39]&amp;[.Y40]))" office:value-type="string" office:string-value="0" calcext:value-type="string">
            <text:p>0</text:p>
          </table:table-cell>
          <table:table-cell table:formula="of:=BIN2HEX(VALUE([.Z33]&amp;[.Z34]&amp;[.Z35]&amp;[.Z36]&amp;[.Z37]&amp;[.Z38]&amp;[.Z39]&amp;[.Z40]))" office:value-type="string" office:string-value="0" calcext:value-type="string">
            <text:p>0</text:p>
          </table:table-cell>
          <table:table-cell table:formula="of:=BIN2HEX(VALUE([.AA33]&amp;[.AA34]&amp;[.AA35]&amp;[.AA36]&amp;[.AA37]&amp;[.AA38]&amp;[.AA39]&amp;[.AA40]))" office:value-type="string" office:string-value="0" calcext:value-type="string">
            <text:p>0</text:p>
          </table:table-cell>
          <table:table-cell table:formula="of:=BIN2HEX(VALUE([.AB33]&amp;[.AB34]&amp;[.AB35]&amp;[.AB36]&amp;[.AB37]&amp;[.AB38]&amp;[.AB39]&amp;[.AB40]))" office:value-type="string" office:string-value="0" calcext:value-type="string">
            <text:p>0</text:p>
          </table:table-cell>
          <table:table-cell table:formula="of:=BIN2HEX(VALUE([.AC33]&amp;[.AC34]&amp;[.AC35]&amp;[.AC36]&amp;[.AC37]&amp;[.AC38]&amp;[.AC39]&amp;[.AC40]))" office:value-type="string" office:string-value="0" calcext:value-type="string">
            <text:p>0</text:p>
          </table:table-cell>
          <table:table-cell table:formula="of:=BIN2HEX(VALUE([.AD33]&amp;[.AD34]&amp;[.AD35]&amp;[.AD36]&amp;[.AD37]&amp;[.AD38]&amp;[.AD39]&amp;[.AD40]))" office:value-type="string" office:string-value="0" calcext:value-type="string">
            <text:p>0</text:p>
          </table:table-cell>
          <table:table-cell table:formula="of:=BIN2HEX(VALUE([.AE33]&amp;[.AE34]&amp;[.AE35]&amp;[.AE36]&amp;[.AE37]&amp;[.AE38]&amp;[.AE39]&amp;[.AE40]))" office:value-type="string" office:string-value="0" calcext:value-type="string">
            <text:p>0</text:p>
          </table:table-cell>
          <table:table-cell table:formula="of:=BIN2HEX(VALUE([.AF33]&amp;[.AF34]&amp;[.AF35]&amp;[.AF36]&amp;[.AF37]&amp;[.AF38]&amp;[.AF39]&amp;[.AF40]))" office:value-type="string" office:string-value="0" calcext:value-type="string">
            <text:p>0</text:p>
          </table:table-cell>
          <table:table-cell table:formula="of:=BIN2HEX(VALUE([.AG33]&amp;[.AG34]&amp;[.AG35]&amp;[.AG36]&amp;[.AG37]&amp;[.AG38]&amp;[.AG39]&amp;[.AG40]))" office:value-type="string" office:string-value="0" calcext:value-type="string">
            <text:p>0</text:p>
          </table:table-cell>
          <table:table-cell table:formula="of:=BIN2HEX(VALUE([.AH33]&amp;[.AH34]&amp;[.AH35]&amp;[.AH36]&amp;[.AH37]&amp;[.AH38]&amp;[.AH39]&amp;[.AH40]))" office:value-type="string" office:string-value="0" calcext:value-type="string">
            <text:p>0</text:p>
          </table:table-cell>
          <table:table-cell table:formula="of:=BIN2HEX(VALUE([.AI33]&amp;[.AI34]&amp;[.AI35]&amp;[.AI36]&amp;[.AI37]&amp;[.AI38]&amp;[.AI39]&amp;[.AI40]))" office:value-type="string" office:string-value="0" calcext:value-type="string">
            <text:p>0</text:p>
          </table:table-cell>
          <table:table-cell table:formula="of:=BIN2HEX(VALUE([.AJ33]&amp;[.AJ34]&amp;[.AJ35]&amp;[.AJ36]&amp;[.AJ37]&amp;[.AJ38]&amp;[.AJ39]&amp;[.AJ40]))" office:value-type="string" office:string-value="0" calcext:value-type="string">
            <text:p>0</text:p>
          </table:table-cell>
          <table:table-cell table:formula="of:=BIN2HEX(VALUE([.AK33]&amp;[.AK34]&amp;[.AK35]&amp;[.AK36]&amp;[.AK37]&amp;[.AK38]&amp;[.AK39]&amp;[.AK40]))" office:value-type="string" office:string-value="0" calcext:value-type="string">
            <text:p>0</text:p>
          </table:table-cell>
          <table:table-cell table:formula="of:=BIN2HEX(VALUE([.AL33]&amp;[.AL34]&amp;[.AL35]&amp;[.AL36]&amp;[.AL37]&amp;[.AL38]&amp;[.AL39]&amp;[.AL40]))" office:value-type="string" office:string-value="0" calcext:value-type="string">
            <text:p>0</text:p>
          </table:table-cell>
          <table:table-cell table:formula="of:=BIN2HEX(VALUE([.AM33]&amp;[.AM34]&amp;[.AM35]&amp;[.AM36]&amp;[.AM37]&amp;[.AM38]&amp;[.AM39]&amp;[.AM40]))" office:value-type="string" office:string-value="0" calcext:value-type="string">
            <text:p>0</text:p>
          </table:table-cell>
          <table:table-cell table:formula="of:=BIN2HEX(VALUE([.AN33]&amp;[.AN34]&amp;[.AN35]&amp;[.AN36]&amp;[.AN37]&amp;[.AN38]&amp;[.AN39]&amp;[.AN40]))" office:value-type="string" office:string-value="0" calcext:value-type="string">
            <text:p>0</text:p>
          </table:table-cell>
          <table:table-cell table:formula="of:=BIN2HEX(VALUE([.AO33]&amp;[.AO34]&amp;[.AO35]&amp;[.AO36]&amp;[.AO37]&amp;[.AO38]&amp;[.AO39]&amp;[.AO40]))" office:value-type="string" office:string-value="0" calcext:value-type="string">
            <text:p>0</text:p>
          </table:table-cell>
          <table:table-cell table:formula="of:=BIN2HEX(VALUE([.AP33]&amp;[.AP34]&amp;[.AP35]&amp;[.AP36]&amp;[.AP37]&amp;[.AP38]&amp;[.AP39]&amp;[.AP40]))" office:value-type="string" office:string-value="0" calcext:value-type="string">
            <text:p>0</text:p>
          </table:table-cell>
          <table:table-cell table:formula="of:=BIN2HEX(VALUE([.AQ33]&amp;[.AQ34]&amp;[.AQ35]&amp;[.AQ36]&amp;[.AQ37]&amp;[.AQ38]&amp;[.AQ39]&amp;[.AQ40]))" office:value-type="string" office:string-value="0" calcext:value-type="string">
            <text:p>0</text:p>
          </table:table-cell>
          <table:table-cell table:formula="of:=BIN2HEX(VALUE([.AR33]&amp;[.AR34]&amp;[.AR35]&amp;[.AR36]&amp;[.AR37]&amp;[.AR38]&amp;[.AR39]&amp;[.AR40]))" office:value-type="string" office:string-value="0" calcext:value-type="string">
            <text:p>0</text:p>
          </table:table-cell>
          <table:table-cell table:formula="of:=BIN2HEX(VALUE([.AS33]&amp;[.AS34]&amp;[.AS35]&amp;[.AS36]&amp;[.AS37]&amp;[.AS38]&amp;[.AS39]&amp;[.AS40]))" office:value-type="string" office:string-value="0" calcext:value-type="string">
            <text:p>0</text:p>
          </table:table-cell>
          <table:table-cell table:formula="of:=BIN2HEX(VALUE([.AT33]&amp;[.AT34]&amp;[.AT35]&amp;[.AT36]&amp;[.AT37]&amp;[.AT38]&amp;[.AT39]&amp;[.AT40]))" office:value-type="string" office:string-value="0" calcext:value-type="string">
            <text:p>0</text:p>
          </table:table-cell>
          <table:table-cell table:formula="of:=BIN2HEX(VALUE([.AU33]&amp;[.AU34]&amp;[.AU35]&amp;[.AU36]&amp;[.AU37]&amp;[.AU38]&amp;[.AU39]&amp;[.AU40]))" office:value-type="string" office:string-value="0" calcext:value-type="string">
            <text:p>0</text:p>
          </table:table-cell>
          <table:table-cell table:formula="of:=BIN2HEX(VALUE([.AV33]&amp;[.AV34]&amp;[.AV35]&amp;[.AV36]&amp;[.AV37]&amp;[.AV38]&amp;[.AV39]&amp;[.AV40]))" office:value-type="string" office:string-value="0" calcext:value-type="string">
            <text:p>0</text:p>
          </table:table-cell>
          <table:table-cell table:formula="of:=BIN2HEX(VALUE([.AW33]&amp;[.AW34]&amp;[.AW35]&amp;[.AW36]&amp;[.AW37]&amp;[.AW38]&amp;[.AW39]&amp;[.AW40]))" office:value-type="string" office:string-value="0" calcext:value-type="string">
            <text:p>0</text:p>
          </table:table-cell>
          <table:table-cell table:formula="of:=BIN2HEX(VALUE([.AX33]&amp;[.AX34]&amp;[.AX35]&amp;[.AX36]&amp;[.AX37]&amp;[.AX38]&amp;[.AX39]&amp;[.AX40]))" office:value-type="string" office:string-value="FF" calcext:value-type="string">
            <text:p>FF</text:p>
          </table:table-cell>
          <table:table-cell table:formula="of:=BIN2HEX(VALUE([.AY33]&amp;[.AY34]&amp;[.AY35]&amp;[.AY36]&amp;[.AY37]&amp;[.AY38]&amp;[.AY39]&amp;[.AY40]))" office:value-type="string" office:string-value="FF" calcext:value-type="string">
            <text:p>FF</text:p>
          </table:table-cell>
          <table:table-cell table:formula="of:=BIN2HEX(VALUE([.AZ33]&amp;[.AZ34]&amp;[.AZ35]&amp;[.AZ36]&amp;[.AZ37]&amp;[.AZ38]&amp;[.AZ39]&amp;[.AZ40]))" office:value-type="string" office:string-value="FF" calcext:value-type="string">
            <text:p>FF</text:p>
          </table:table-cell>
          <table:table-cell table:formula="of:=BIN2HEX(VALUE([.BA33]&amp;[.BA34]&amp;[.BA35]&amp;[.BA36]&amp;[.BA37]&amp;[.BA38]&amp;[.BA39]&amp;[.BA40]))" office:value-type="string" office:string-value="FF" calcext:value-type="string">
            <text:p>FF</text:p>
          </table:table-cell>
          <table:table-cell table:formula="of:=BIN2HEX(VALUE([.BB33]&amp;[.BB34]&amp;[.BB35]&amp;[.BB36]&amp;[.BB37]&amp;[.BB38]&amp;[.BB39]&amp;[.BB40]))" office:value-type="string" office:string-value="FF" calcext:value-type="string">
            <text:p>FF</text:p>
          </table:table-cell>
          <table:table-cell table:formula="of:=BIN2HEX(VALUE([.BC33]&amp;[.BC34]&amp;[.BC35]&amp;[.BC36]&amp;[.BC37]&amp;[.BC38]&amp;[.BC39]&amp;[.BC40]))" office:value-type="string" office:string-value="FF" calcext:value-type="string">
            <text:p>FF</text:p>
          </table:table-cell>
          <table:table-cell table:formula="of:=BIN2HEX(VALUE([.BD33]&amp;[.BD34]&amp;[.BD35]&amp;[.BD36]&amp;[.BD37]&amp;[.BD38]&amp;[.BD39]&amp;[.BD40]))" office:value-type="string" office:string-value="FF" calcext:value-type="string">
            <text:p>FF</text:p>
          </table:table-cell>
          <table:table-cell table:formula="of:=BIN2HEX(VALUE([.BE33]&amp;[.BE34]&amp;[.BE35]&amp;[.BE36]&amp;[.BE37]&amp;[.BE38]&amp;[.BE39]&amp;[.BE40]))" office:value-type="string" office:string-value="FF" calcext:value-type="string">
            <text:p>FF</text:p>
          </table:table-cell>
          <table:table-cell table:formula="of:=BIN2HEX(VALUE([.BF33]&amp;[.BF34]&amp;[.BF35]&amp;[.BF36]&amp;[.BF37]&amp;[.BF38]&amp;[.BF39]&amp;[.BF40]))" office:value-type="string" office:string-value="FF" calcext:value-type="string">
            <text:p>FF</text:p>
          </table:table-cell>
          <table:table-cell table:formula="of:=BIN2HEX(VALUE([.BG33]&amp;[.BG34]&amp;[.BG35]&amp;[.BG36]&amp;[.BG37]&amp;[.BG38]&amp;[.BG39]&amp;[.BG40]))" office:value-type="string" office:string-value="FF" calcext:value-type="string">
            <text:p>FF</text:p>
          </table:table-cell>
          <table:table-cell table:formula="of:=BIN2HEX(VALUE([.BH33]&amp;[.BH34]&amp;[.BH35]&amp;[.BH36]&amp;[.BH37]&amp;[.BH38]&amp;[.BH39]&amp;[.BH40]))" office:value-type="string" office:string-value="FF" calcext:value-type="string">
            <text:p>FF</text:p>
          </table:table-cell>
          <table:table-cell table:formula="of:=BIN2HEX(VALUE([.BI33]&amp;[.BI34]&amp;[.BI35]&amp;[.BI36]&amp;[.BI37]&amp;[.BI38]&amp;[.BI39]&amp;[.BI40]))" office:value-type="string" office:string-value="FF" calcext:value-type="string">
            <text:p>FF</text:p>
          </table:table-cell>
          <table:table-cell table:formula="of:=BIN2HEX(VALUE([.BJ33]&amp;[.BJ34]&amp;[.BJ35]&amp;[.BJ36]&amp;[.BJ37]&amp;[.BJ38]&amp;[.BJ39]&amp;[.BJ40]))" office:value-type="string" office:string-value="FF" calcext:value-type="string">
            <text:p>FF</text:p>
          </table:table-cell>
          <table:table-cell table:formula="of:=BIN2HEX(VALUE([.BK33]&amp;[.BK34]&amp;[.BK35]&amp;[.BK36]&amp;[.BK37]&amp;[.BK38]&amp;[.BK39]&amp;[.BK40]))" office:value-type="string" office:string-value="FF" calcext:value-type="string">
            <text:p>FF</text:p>
          </table:table-cell>
          <table:table-cell table:formula="of:=BIN2HEX(VALUE([.BL33]&amp;[.BL34]&amp;[.BL35]&amp;[.BL36]&amp;[.BL37]&amp;[.BL38]&amp;[.BL39]&amp;[.BL40]))" office:value-type="string" office:string-value="FF" calcext:value-type="string">
            <text:p>FF</text:p>
          </table:table-cell>
          <table:table-cell table:formula="of:=BIN2HEX(VALUE([.BM33]&amp;[.BM34]&amp;[.BM35]&amp;[.BM36]&amp;[.BM37]&amp;[.BM38]&amp;[.BM39]&amp;[.BM40]))" office:value-type="string" office:string-value="FF" calcext:value-type="string">
            <text:p>FF</text:p>
          </table:table-cell>
          <table:table-cell table:formula="of:=BIN2HEX(VALUE([.BN33]&amp;[.BN34]&amp;[.BN35]&amp;[.BN36]&amp;[.BN37]&amp;[.BN38]&amp;[.BN39]&amp;[.BN40]))" office:value-type="string" office:string-value="FF" calcext:value-type="string">
            <text:p>FF</text:p>
          </table:table-cell>
          <table:table-cell table:formula="of:=BIN2HEX(VALUE([.BO33]&amp;[.BO34]&amp;[.BO35]&amp;[.BO36]&amp;[.BO37]&amp;[.BO38]&amp;[.BO39]&amp;[.BO40]))" office:value-type="string" office:string-value="FF" calcext:value-type="string">
            <text:p>FF</text:p>
          </table:table-cell>
          <table:table-cell table:formula="of:=BIN2HEX(VALUE([.BP33]&amp;[.BP34]&amp;[.BP35]&amp;[.BP36]&amp;[.BP37]&amp;[.BP38]&amp;[.BP39]&amp;[.BP40]))" office:value-type="string" office:string-value="FF" calcext:value-type="string">
            <text:p>FF</text:p>
          </table:table-cell>
          <table:table-cell table:formula="of:=BIN2HEX(VALUE([.BQ33]&amp;[.BQ34]&amp;[.BQ35]&amp;[.BQ36]&amp;[.BQ37]&amp;[.BQ38]&amp;[.BQ39]&amp;[.BQ40]))" office:value-type="string" office:string-value="FF" calcext:value-type="string">
            <text:p>FF</text:p>
          </table:table-cell>
          <table:table-cell table:formula="of:=BIN2HEX(VALUE([.BR33]&amp;[.BR34]&amp;[.BR35]&amp;[.BR36]&amp;[.BR37]&amp;[.BR38]&amp;[.BR39]&amp;[.BR40]))" office:value-type="string" office:string-value="FF" calcext:value-type="string">
            <text:p>FF</text:p>
          </table:table-cell>
          <table:table-cell table:formula="of:=BIN2HEX(VALUE([.BS33]&amp;[.BS34]&amp;[.BS35]&amp;[.BS36]&amp;[.BS37]&amp;[.BS38]&amp;[.BS39]&amp;[.BS40]))" office:value-type="string" office:string-value="FF" calcext:value-type="string">
            <text:p>FF</text:p>
          </table:table-cell>
          <table:table-cell table:formula="of:=BIN2HEX(VALUE([.BT33]&amp;[.BT34]&amp;[.BT35]&amp;[.BT36]&amp;[.BT37]&amp;[.BT38]&amp;[.BT39]&amp;[.BT40]))" office:value-type="string" office:string-value="FF" calcext:value-type="string">
            <text:p>FF</text:p>
          </table:table-cell>
          <table:table-cell table:formula="of:=BIN2HEX(VALUE([.BU33]&amp;[.BU34]&amp;[.BU35]&amp;[.BU36]&amp;[.BU37]&amp;[.BU38]&amp;[.BU39]&amp;[.BU40]))" office:value-type="string" office:string-value="FF" calcext:value-type="string">
            <text:p>FF</text:p>
          </table:table-cell>
          <table:table-cell table:formula="of:=BIN2HEX(VALUE([.BV33]&amp;[.BV34]&amp;[.BV35]&amp;[.BV36]&amp;[.BV37]&amp;[.BV38]&amp;[.BV39]&amp;[.BV40]))" office:value-type="string" office:string-value="FF" calcext:value-type="string">
            <text:p>FF</text:p>
          </table:table-cell>
          <table:table-cell table:formula="of:=BIN2HEX(VALUE([.BW33]&amp;[.BW34]&amp;[.BW35]&amp;[.BW36]&amp;[.BW37]&amp;[.BW38]&amp;[.BW39]&amp;[.BW40]))" office:value-type="string" office:string-value="FF" calcext:value-type="string">
            <text:p>FF</text:p>
          </table:table-cell>
          <table:table-cell table:formula="of:=BIN2HEX(VALUE([.BX33]&amp;[.BX34]&amp;[.BX35]&amp;[.BX36]&amp;[.BX37]&amp;[.BX38]&amp;[.BX39]&amp;[.BX40]))" office:value-type="string" office:string-value="FF" calcext:value-type="string">
            <text:p>FF</text:p>
          </table:table-cell>
          <table:table-cell table:formula="of:=BIN2HEX(VALUE([.BY33]&amp;[.BY34]&amp;[.BY35]&amp;[.BY36]&amp;[.BY37]&amp;[.BY38]&amp;[.BY39]&amp;[.BY40]))" office:value-type="string" office:string-value="FF" calcext:value-type="string">
            <text:p>FF</text:p>
          </table:table-cell>
          <table:table-cell table:formula="of:=BIN2HEX(VALUE([.BZ33]&amp;[.BZ34]&amp;[.BZ35]&amp;[.BZ36]&amp;[.BZ37]&amp;[.BZ38]&amp;[.BZ39]&amp;[.BZ40]))" office:value-type="string" office:string-value="FF" calcext:value-type="string">
            <text:p>FF</text:p>
          </table:table-cell>
          <table:table-cell table:formula="of:=BIN2HEX(VALUE([.CA33]&amp;[.CA34]&amp;[.CA35]&amp;[.CA36]&amp;[.CA37]&amp;[.CA38]&amp;[.CA39]&amp;[.CA40]))" office:value-type="string" office:string-value="FF" calcext:value-type="string">
            <text:p>FF</text:p>
          </table:table-cell>
          <table:table-cell table:formula="of:=BIN2HEX(VALUE([.CB33]&amp;[.CB34]&amp;[.CB35]&amp;[.CB36]&amp;[.CB37]&amp;[.CB38]&amp;[.CB39]&amp;[.CB40]))" office:value-type="string" office:string-value="FF" calcext:value-type="string">
            <text:p>FF</text:p>
          </table:table-cell>
          <table:table-cell table:formula="of:=BIN2HEX(VALUE([.CC33]&amp;[.CC34]&amp;[.CC35]&amp;[.CC36]&amp;[.CC37]&amp;[.CC38]&amp;[.CC39]&amp;[.CC40]))" office:value-type="string" office:string-value="0" calcext:value-type="string">
            <text:p>0</text:p>
          </table:table-cell>
          <table:table-cell table:formula="of:=BIN2HEX(VALUE([.CD33]&amp;[.CD34]&amp;[.CD35]&amp;[.CD36]&amp;[.CD37]&amp;[.CD38]&amp;[.CD39]&amp;[.CD40]))" office:value-type="string" office:string-value="0" calcext:value-type="string">
            <text:p>0</text:p>
          </table:table-cell>
          <table:table-cell table:formula="of:=BIN2HEX(VALUE([.CE33]&amp;[.CE34]&amp;[.CE35]&amp;[.CE36]&amp;[.CE37]&amp;[.CE38]&amp;[.CE39]&amp;[.CE40]))" office:value-type="string" office:string-value="0" calcext:value-type="string">
            <text:p>0</text:p>
          </table:table-cell>
          <table:table-cell table:formula="of:=BIN2HEX(VALUE([.CF33]&amp;[.CF34]&amp;[.CF35]&amp;[.CF36]&amp;[.CF37]&amp;[.CF38]&amp;[.CF39]&amp;[.CF40]))" office:value-type="string" office:string-value="0" calcext:value-type="string">
            <text:p>0</text:p>
          </table:table-cell>
          <table:table-cell table:formula="of:=BIN2HEX(VALUE([.CG33]&amp;[.CG34]&amp;[.CG35]&amp;[.CG36]&amp;[.CG37]&amp;[.CG38]&amp;[.CG39]&amp;[.CG40]))" office:value-type="string" office:string-value="0" calcext:value-type="string">
            <text:p>0</text:p>
          </table:table-cell>
          <table:table-cell table:formula="of:=BIN2HEX(VALUE([.CH33]&amp;[.CH34]&amp;[.CH35]&amp;[.CH36]&amp;[.CH37]&amp;[.CH38]&amp;[.CH39]&amp;[.CH40]))" office:value-type="string" office:string-value="0" calcext:value-type="string">
            <text:p>0</text:p>
          </table:table-cell>
          <table:table-cell table:formula="of:=BIN2HEX(VALUE([.CI33]&amp;[.CI34]&amp;[.CI35]&amp;[.CI36]&amp;[.CI37]&amp;[.CI38]&amp;[.CI39]&amp;[.CI40]))" office:value-type="string" office:string-value="0" calcext:value-type="string">
            <text:p>0</text:p>
          </table:table-cell>
          <table:table-cell table:formula="of:=BIN2HEX(VALUE([.CJ33]&amp;[.CJ34]&amp;[.CJ35]&amp;[.CJ36]&amp;[.CJ37]&amp;[.CJ38]&amp;[.CJ39]&amp;[.CJ40]))" office:value-type="string" office:string-value="0" calcext:value-type="string">
            <text:p>0</text:p>
          </table:table-cell>
          <table:table-cell table:formula="of:=BIN2HEX(VALUE([.CK33]&amp;[.CK34]&amp;[.CK35]&amp;[.CK36]&amp;[.CK37]&amp;[.CK38]&amp;[.CK39]&amp;[.CK40]))" office:value-type="string" office:string-value="0" calcext:value-type="string">
            <text:p>0</text:p>
          </table:table-cell>
          <table:table-cell table:formula="of:=BIN2HEX(VALUE([.CL33]&amp;[.CL34]&amp;[.CL35]&amp;[.CL36]&amp;[.CL37]&amp;[.CL38]&amp;[.CL39]&amp;[.CL40]))" office:value-type="string" office:string-value="0" calcext:value-type="string">
            <text:p>0</text:p>
          </table:table-cell>
          <table:table-cell table:formula="of:=BIN2HEX(VALUE([.CM33]&amp;[.CM34]&amp;[.CM35]&amp;[.CM36]&amp;[.CM37]&amp;[.CM38]&amp;[.CM39]&amp;[.CM40]))" office:value-type="string" office:string-value="0" calcext:value-type="string">
            <text:p>0</text:p>
          </table:table-cell>
          <table:table-cell table:formula="of:=BIN2HEX(VALUE([.CN33]&amp;[.CN34]&amp;[.CN35]&amp;[.CN36]&amp;[.CN37]&amp;[.CN38]&amp;[.CN39]&amp;[.CN40]))" office:value-type="string" office:string-value="0" calcext:value-type="string">
            <text:p>0</text:p>
          </table:table-cell>
          <table:table-cell table:formula="of:=BIN2HEX(VALUE([.CO33]&amp;[.CO34]&amp;[.CO35]&amp;[.CO36]&amp;[.CO37]&amp;[.CO38]&amp;[.CO39]&amp;[.CO40]))" office:value-type="string" office:string-value="0" calcext:value-type="string">
            <text:p>0</text:p>
          </table:table-cell>
          <table:table-cell table:formula="of:=BIN2HEX(VALUE([.CP33]&amp;[.CP34]&amp;[.CP35]&amp;[.CP36]&amp;[.CP37]&amp;[.CP38]&amp;[.CP39]&amp;[.CP40]))" office:value-type="string" office:string-value="0" calcext:value-type="string">
            <text:p>0</text:p>
          </table:table-cell>
          <table:table-cell table:formula="of:=BIN2HEX(VALUE([.CQ33]&amp;[.CQ34]&amp;[.CQ35]&amp;[.CQ36]&amp;[.CQ37]&amp;[.CQ38]&amp;[.CQ39]&amp;[.CQ40]))" office:value-type="string" office:string-value="0" calcext:value-type="string">
            <text:p>0</text:p>
          </table:table-cell>
          <table:table-cell table:formula="of:=BIN2HEX(VALUE([.CR33]&amp;[.CR34]&amp;[.CR35]&amp;[.CR36]&amp;[.CR37]&amp;[.CR38]&amp;[.CR39]&amp;[.CR40]))" office:value-type="string" office:string-value="0" calcext:value-type="string">
            <text:p>0</text:p>
          </table:table-cell>
          <table:table-cell table:formula="of:=BIN2HEX(VALUE([.CS33]&amp;[.CS34]&amp;[.CS35]&amp;[.CS36]&amp;[.CS37]&amp;[.CS38]&amp;[.CS39]&amp;[.CS40]))" office:value-type="string" office:string-value="0" calcext:value-type="string">
            <text:p>0</text:p>
          </table:table-cell>
          <table:table-cell table:formula="of:=BIN2HEX(VALUE([.CT33]&amp;[.CT34]&amp;[.CT35]&amp;[.CT36]&amp;[.CT37]&amp;[.CT38]&amp;[.CT39]&amp;[.CT40]))" office:value-type="string" office:string-value="0" calcext:value-type="string">
            <text:p>0</text:p>
          </table:table-cell>
          <table:table-cell table:formula="of:=BIN2HEX(VALUE([.CU33]&amp;[.CU34]&amp;[.CU35]&amp;[.CU36]&amp;[.CU37]&amp;[.CU38]&amp;[.CU39]&amp;[.CU40]))" office:value-type="string" office:string-value="0" calcext:value-type="string">
            <text:p>0</text:p>
          </table:table-cell>
          <table:table-cell table:formula="of:=BIN2HEX(VALUE([.CV33]&amp;[.CV34]&amp;[.CV35]&amp;[.CV36]&amp;[.CV37]&amp;[.CV38]&amp;[.CV39]&amp;[.CV40]))" office:value-type="string" office:string-value="0" calcext:value-type="string">
            <text:p>0</text:p>
          </table:table-cell>
          <table:table-cell table:formula="of:=BIN2HEX(VALUE([.CW33]&amp;[.CW34]&amp;[.CW35]&amp;[.CW36]&amp;[.CW37]&amp;[.CW38]&amp;[.CW39]&amp;[.CW40]))" office:value-type="string" office:string-value="0" calcext:value-type="string">
            <text:p>0</text:p>
          </table:table-cell>
          <table:table-cell table:formula="of:=BIN2HEX(VALUE([.CX33]&amp;[.CX34]&amp;[.CX35]&amp;[.CX36]&amp;[.CX37]&amp;[.CX38]&amp;[.CX39]&amp;[.CX40]))" office:value-type="string" office:string-value="0" calcext:value-type="string">
            <text:p>0</text:p>
          </table:table-cell>
          <table:table-cell table:formula="of:=BIN2HEX(VALUE([.CY33]&amp;[.CY34]&amp;[.CY35]&amp;[.CY36]&amp;[.CY37]&amp;[.CY38]&amp;[.CY39]&amp;[.CY40]))" office:value-type="string" office:string-value="0" calcext:value-type="string">
            <text:p>0</text:p>
          </table:table-cell>
          <table:table-cell table:formula="of:=BIN2HEX(VALUE([.CZ33]&amp;[.CZ34]&amp;[.CZ35]&amp;[.CZ36]&amp;[.CZ37]&amp;[.CZ38]&amp;[.CZ39]&amp;[.CZ40]))" office:value-type="string" office:string-value="0" calcext:value-type="string">
            <text:p>0</text:p>
          </table:table-cell>
          <table:table-cell table:formula="of:=BIN2HEX(VALUE([.DA33]&amp;[.DA34]&amp;[.DA35]&amp;[.DA36]&amp;[.DA37]&amp;[.DA38]&amp;[.DA39]&amp;[.DA40]))" office:value-type="string" office:string-value="0" calcext:value-type="string">
            <text:p>0</text:p>
          </table:table-cell>
          <table:table-cell table:formula="of:=BIN2HEX(VALUE([.DB33]&amp;[.DB34]&amp;[.DB35]&amp;[.DB36]&amp;[.DB37]&amp;[.DB38]&amp;[.DB39]&amp;[.DB40]))" office:value-type="string" office:string-value="0" calcext:value-type="string">
            <text:p>0</text:p>
          </table:table-cell>
          <table:table-cell table:formula="of:=BIN2HEX(VALUE([.DC33]&amp;[.DC34]&amp;[.DC35]&amp;[.DC36]&amp;[.DC37]&amp;[.DC38]&amp;[.DC39]&amp;[.DC40]))" office:value-type="string" office:string-value="0" calcext:value-type="string">
            <text:p>0</text:p>
          </table:table-cell>
          <table:table-cell table:formula="of:=BIN2HEX(VALUE([.DD33]&amp;[.DD34]&amp;[.DD35]&amp;[.DD36]&amp;[.DD37]&amp;[.DD38]&amp;[.DD39]&amp;[.DD40]))" office:value-type="string" office:string-value="0" calcext:value-type="string">
            <text:p>0</text:p>
          </table:table-cell>
          <table:table-cell table:formula="of:=BIN2HEX(VALUE([.DE33]&amp;[.DE34]&amp;[.DE35]&amp;[.DE36]&amp;[.DE37]&amp;[.DE38]&amp;[.DE39]&amp;[.DE40]))" office:value-type="string" office:string-value="0" calcext:value-type="string">
            <text:p>0</text:p>
          </table:table-cell>
          <table:table-cell table:formula="of:=BIN2HEX(VALUE([.DF33]&amp;[.DF34]&amp;[.DF35]&amp;[.DF36]&amp;[.DF37]&amp;[.DF38]&amp;[.DF39]&amp;[.DF40]))" office:value-type="string" office:string-value="0" calcext:value-type="string">
            <text:p>0</text:p>
          </table:table-cell>
          <table:table-cell table:formula="of:=BIN2HEX(VALUE([.DG33]&amp;[.DG34]&amp;[.DG35]&amp;[.DG36]&amp;[.DG37]&amp;[.DG38]&amp;[.DG39]&amp;[.DG40]))" office:value-type="string" office:string-value="0" calcext:value-type="string">
            <text:p>0</text:p>
          </table:table-cell>
          <table:table-cell table:formula="of:=BIN2HEX(VALUE([.DH33]&amp;[.DH34]&amp;[.DH35]&amp;[.DH36]&amp;[.DH37]&amp;[.DH38]&amp;[.DH39]&amp;[.DH40]))" office:value-type="string" office:string-value="0" calcext:value-type="string">
            <text:p>0</text:p>
          </table:table-cell>
          <table:table-cell table:formula="of:=BIN2HEX(VALUE([.DI33]&amp;[.DI34]&amp;[.DI35]&amp;[.DI36]&amp;[.DI37]&amp;[.DI38]&amp;[.DI39]&amp;[.DI40]))" office:value-type="string" office:string-value="0" calcext:value-type="string">
            <text:p>0</text:p>
          </table:table-cell>
          <table:table-cell table:formula="of:=BIN2HEX(VALUE([.DJ33]&amp;[.DJ34]&amp;[.DJ35]&amp;[.DJ36]&amp;[.DJ37]&amp;[.DJ38]&amp;[.DJ39]&amp;[.DJ40]))" office:value-type="string" office:string-value="0" calcext:value-type="string">
            <text:p>0</text:p>
          </table:table-cell>
          <table:table-cell table:formula="of:=BIN2HEX(VALUE([.DK33]&amp;[.DK34]&amp;[.DK35]&amp;[.DK36]&amp;[.DK37]&amp;[.DK38]&amp;[.DK39]&amp;[.DK40]))" office:value-type="string" office:string-value="0" calcext:value-type="string">
            <text:p>0</text:p>
          </table:table-cell>
          <table:table-cell table:formula="of:=BIN2HEX(VALUE([.DL33]&amp;[.DL34]&amp;[.DL35]&amp;[.DL36]&amp;[.DL37]&amp;[.DL38]&amp;[.DL39]&amp;[.DL40]))" office:value-type="string" office:string-value="0" calcext:value-type="string">
            <text:p>0</text:p>
          </table:table-cell>
          <table:table-cell table:formula="of:=BIN2HEX(VALUE([.DM33]&amp;[.DM34]&amp;[.DM35]&amp;[.DM36]&amp;[.DM37]&amp;[.DM38]&amp;[.DM39]&amp;[.DM40]))" office:value-type="string" office:string-value="0" calcext:value-type="string">
            <text:p>0</text:p>
          </table:table-cell>
          <table:table-cell table:formula="of:=BIN2HEX(VALUE([.DN33]&amp;[.DN34]&amp;[.DN35]&amp;[.DN36]&amp;[.DN37]&amp;[.DN38]&amp;[.DN39]&amp;[.DN40]))" office:value-type="string" office:string-value="0" calcext:value-type="string">
            <text:p>0</text:p>
          </table:table-cell>
          <table:table-cell table:formula="of:=BIN2HEX(VALUE([.DO33]&amp;[.DO34]&amp;[.DO35]&amp;[.DO36]&amp;[.DO37]&amp;[.DO38]&amp;[.DO39]&amp;[.DO40]))" office:value-type="string" office:string-value="0" calcext:value-type="string">
            <text:p>0</text:p>
          </table:table-cell>
          <table:table-cell table:formula="of:=BIN2HEX(VALUE([.DP33]&amp;[.DP34]&amp;[.DP35]&amp;[.DP36]&amp;[.DP37]&amp;[.DP38]&amp;[.DP39]&amp;[.DP40]))" office:value-type="string" office:string-value="0" calcext:value-type="string">
            <text:p>0</text:p>
          </table:table-cell>
          <table:table-cell table:formula="of:=BIN2HEX(VALUE([.DQ33]&amp;[.DQ34]&amp;[.DQ35]&amp;[.DQ36]&amp;[.DQ37]&amp;[.DQ38]&amp;[.DQ39]&amp;[.DQ40]))" office:value-type="string" office:string-value="0" calcext:value-type="string">
            <text:p>0</text:p>
          </table:table-cell>
          <table:table-cell table:formula="of:=BIN2HEX(VALUE([.DR33]&amp;[.DR34]&amp;[.DR35]&amp;[.DR36]&amp;[.DR37]&amp;[.DR38]&amp;[.DR39]&amp;[.DR40]))" office:value-type="string" office:string-value="0" calcext:value-type="string">
            <text:p>0</text:p>
          </table:table-cell>
          <table:table-cell table:formula="of:=BIN2HEX(VALUE([.DS33]&amp;[.DS34]&amp;[.DS35]&amp;[.DS36]&amp;[.DS37]&amp;[.DS38]&amp;[.DS39]&amp;[.DS40]))" office:value-type="string" office:string-value="0" calcext:value-type="string">
            <text:p>0</text:p>
          </table:table-cell>
          <table:table-cell table:formula="of:=BIN2HEX(VALUE([.DT33]&amp;[.DT34]&amp;[.DT35]&amp;[.DT36]&amp;[.DT37]&amp;[.DT38]&amp;[.DT39]&amp;[.DT40]))" office:value-type="string" office:string-value="0" calcext:value-type="string">
            <text:p>0</text:p>
          </table:table-cell>
          <table:table-cell table:formula="of:=BIN2HEX(VALUE([.DU33]&amp;[.DU34]&amp;[.DU35]&amp;[.DU36]&amp;[.DU37]&amp;[.DU38]&amp;[.DU39]&amp;[.DU40]))" office:value-type="string" office:string-value="0" calcext:value-type="string">
            <text:p>0</text:p>
          </table:table-cell>
          <table:table-cell table:formula="of:=BIN2HEX(VALUE([.DV33]&amp;[.DV34]&amp;[.DV35]&amp;[.DV36]&amp;[.DV37]&amp;[.DV38]&amp;[.DV39]&amp;[.DV40]))" office:value-type="string" office:string-value="0" calcext:value-type="string">
            <text:p>0</text:p>
          </table:table-cell>
          <table:table-cell table:formula="of:=BIN2HEX(VALUE([.DW33]&amp;[.DW34]&amp;[.DW35]&amp;[.DW36]&amp;[.DW37]&amp;[.DW38]&amp;[.DW39]&amp;[.DW40]))" office:value-type="string" office:string-value="0" calcext:value-type="string">
            <text:p>0</text:p>
          </table:table-cell>
          <table:table-cell table:formula="of:=BIN2HEX(VALUE([.DX33]&amp;[.DX34]&amp;[.DX35]&amp;[.DX36]&amp;[.DX37]&amp;[.DX38]&amp;[.DX39]&amp;[.DX40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41]&amp;[.A42]&amp;[.A43]&amp;[.A44]&amp;[.A45]&amp;[.A46]&amp;[.A47]&amp;[.A48]))" office:value-type="string" office:string-value="0" calcext:value-type="string">
            <text:p>0</text:p>
          </table:table-cell>
          <table:table-cell table:formula="of:=BIN2HEX(VALUE([.B41]&amp;[.B42]&amp;[.B43]&amp;[.B44]&amp;[.B45]&amp;[.B46]&amp;[.B47]&amp;[.B48]))" office:value-type="string" office:string-value="0" calcext:value-type="string">
            <text:p>0</text:p>
          </table:table-cell>
          <table:table-cell table:formula="of:=BIN2HEX(VALUE([.C41]&amp;[.C42]&amp;[.C43]&amp;[.C44]&amp;[.C45]&amp;[.C46]&amp;[.C47]&amp;[.C48]))" office:value-type="string" office:string-value="0" calcext:value-type="string">
            <text:p>0</text:p>
          </table:table-cell>
          <table:table-cell table:formula="of:=BIN2HEX(VALUE([.D41]&amp;[.D42]&amp;[.D43]&amp;[.D44]&amp;[.D45]&amp;[.D46]&amp;[.D47]&amp;[.D48]))" office:value-type="string" office:string-value="0" calcext:value-type="string">
            <text:p>0</text:p>
          </table:table-cell>
          <table:table-cell table:formula="of:=BIN2HEX(VALUE([.E41]&amp;[.E42]&amp;[.E43]&amp;[.E44]&amp;[.E45]&amp;[.E46]&amp;[.E47]&amp;[.E48]))" office:value-type="string" office:string-value="0" calcext:value-type="string">
            <text:p>0</text:p>
          </table:table-cell>
          <table:table-cell table:formula="of:=BIN2HEX(VALUE([.F41]&amp;[.F42]&amp;[.F43]&amp;[.F44]&amp;[.F45]&amp;[.F46]&amp;[.F47]&amp;[.F48]))" office:value-type="string" office:string-value="0" calcext:value-type="string">
            <text:p>0</text:p>
          </table:table-cell>
          <table:table-cell table:formula="of:=BIN2HEX(VALUE([.G41]&amp;[.G42]&amp;[.G43]&amp;[.G44]&amp;[.G45]&amp;[.G46]&amp;[.G47]&amp;[.G48]))" office:value-type="string" office:string-value="0" calcext:value-type="string">
            <text:p>0</text:p>
          </table:table-cell>
          <table:table-cell table:formula="of:=BIN2HEX(VALUE([.H41]&amp;[.H42]&amp;[.H43]&amp;[.H44]&amp;[.H45]&amp;[.H46]&amp;[.H47]&amp;[.H48]))" office:value-type="string" office:string-value="0" calcext:value-type="string">
            <text:p>0</text:p>
          </table:table-cell>
          <table:table-cell table:formula="of:=BIN2HEX(VALUE([.I41]&amp;[.I42]&amp;[.I43]&amp;[.I44]&amp;[.I45]&amp;[.I46]&amp;[.I47]&amp;[.I48]))" office:value-type="string" office:string-value="0" calcext:value-type="string">
            <text:p>0</text:p>
          </table:table-cell>
          <table:table-cell table:formula="of:=BIN2HEX(VALUE([.J41]&amp;[.J42]&amp;[.J43]&amp;[.J44]&amp;[.J45]&amp;[.J46]&amp;[.J47]&amp;[.J48]))" office:value-type="string" office:string-value="0" calcext:value-type="string">
            <text:p>0</text:p>
          </table:table-cell>
          <table:table-cell table:formula="of:=BIN2HEX(VALUE([.K41]&amp;[.K42]&amp;[.K43]&amp;[.K44]&amp;[.K45]&amp;[.K46]&amp;[.K47]&amp;[.K48]))" office:value-type="string" office:string-value="0" calcext:value-type="string">
            <text:p>0</text:p>
          </table:table-cell>
          <table:table-cell table:formula="of:=BIN2HEX(VALUE([.L41]&amp;[.L42]&amp;[.L43]&amp;[.L44]&amp;[.L45]&amp;[.L46]&amp;[.L47]&amp;[.L48]))" office:value-type="string" office:string-value="0" calcext:value-type="string">
            <text:p>0</text:p>
          </table:table-cell>
          <table:table-cell table:formula="of:=BIN2HEX(VALUE([.M41]&amp;[.M42]&amp;[.M43]&amp;[.M44]&amp;[.M45]&amp;[.M46]&amp;[.M47]&amp;[.M48]))" office:value-type="string" office:string-value="0" calcext:value-type="string">
            <text:p>0</text:p>
          </table:table-cell>
          <table:table-cell table:formula="of:=BIN2HEX(VALUE([.N41]&amp;[.N42]&amp;[.N43]&amp;[.N44]&amp;[.N45]&amp;[.N46]&amp;[.N47]&amp;[.N48]))" office:value-type="string" office:string-value="0" calcext:value-type="string">
            <text:p>0</text:p>
          </table:table-cell>
          <table:table-cell table:formula="of:=BIN2HEX(VALUE([.O41]&amp;[.O42]&amp;[.O43]&amp;[.O44]&amp;[.O45]&amp;[.O46]&amp;[.O47]&amp;[.O48]))" office:value-type="string" office:string-value="0" calcext:value-type="string">
            <text:p>0</text:p>
          </table:table-cell>
          <table:table-cell table:formula="of:=BIN2HEX(VALUE([.P41]&amp;[.P42]&amp;[.P43]&amp;[.P44]&amp;[.P45]&amp;[.P46]&amp;[.P47]&amp;[.P48]))" office:value-type="string" office:string-value="0" calcext:value-type="string">
            <text:p>0</text:p>
          </table:table-cell>
          <table:table-cell table:formula="of:=BIN2HEX(VALUE([.Q41]&amp;[.Q42]&amp;[.Q43]&amp;[.Q44]&amp;[.Q45]&amp;[.Q46]&amp;[.Q47]&amp;[.Q48]))" office:value-type="string" office:string-value="0" calcext:value-type="string">
            <text:p>0</text:p>
          </table:table-cell>
          <table:table-cell table:formula="of:=BIN2HEX(VALUE([.R41]&amp;[.R42]&amp;[.R43]&amp;[.R44]&amp;[.R45]&amp;[.R46]&amp;[.R47]&amp;[.R48]))" office:value-type="string" office:string-value="0" calcext:value-type="string">
            <text:p>0</text:p>
          </table:table-cell>
          <table:table-cell table:formula="of:=BIN2HEX(VALUE([.S41]&amp;[.S42]&amp;[.S43]&amp;[.S44]&amp;[.S45]&amp;[.S46]&amp;[.S47]&amp;[.S48]))" office:value-type="string" office:string-value="0" calcext:value-type="string">
            <text:p>0</text:p>
          </table:table-cell>
          <table:table-cell table:formula="of:=BIN2HEX(VALUE([.T41]&amp;[.T42]&amp;[.T43]&amp;[.T44]&amp;[.T45]&amp;[.T46]&amp;[.T47]&amp;[.T48]))" office:value-type="string" office:string-value="0" calcext:value-type="string">
            <text:p>0</text:p>
          </table:table-cell>
          <table:table-cell table:formula="of:=BIN2HEX(VALUE([.U41]&amp;[.U42]&amp;[.U43]&amp;[.U44]&amp;[.U45]&amp;[.U46]&amp;[.U47]&amp;[.U48]))" office:value-type="string" office:string-value="0" calcext:value-type="string">
            <text:p>0</text:p>
          </table:table-cell>
          <table:table-cell table:formula="of:=BIN2HEX(VALUE([.V41]&amp;[.V42]&amp;[.V43]&amp;[.V44]&amp;[.V45]&amp;[.V46]&amp;[.V47]&amp;[.V48]))" office:value-type="string" office:string-value="0" calcext:value-type="string">
            <text:p>0</text:p>
          </table:table-cell>
          <table:table-cell table:formula="of:=BIN2HEX(VALUE([.W41]&amp;[.W42]&amp;[.W43]&amp;[.W44]&amp;[.W45]&amp;[.W46]&amp;[.W47]&amp;[.W48]))" office:value-type="string" office:string-value="0" calcext:value-type="string">
            <text:p>0</text:p>
          </table:table-cell>
          <table:table-cell table:formula="of:=BIN2HEX(VALUE([.X41]&amp;[.X42]&amp;[.X43]&amp;[.X44]&amp;[.X45]&amp;[.X46]&amp;[.X47]&amp;[.X48]))" office:value-type="string" office:string-value="0" calcext:value-type="string">
            <text:p>0</text:p>
          </table:table-cell>
          <table:table-cell table:formula="of:=BIN2HEX(VALUE([.Y41]&amp;[.Y42]&amp;[.Y43]&amp;[.Y44]&amp;[.Y45]&amp;[.Y46]&amp;[.Y47]&amp;[.Y48]))" office:value-type="string" office:string-value="0" calcext:value-type="string">
            <text:p>0</text:p>
          </table:table-cell>
          <table:table-cell table:formula="of:=BIN2HEX(VALUE([.Z41]&amp;[.Z42]&amp;[.Z43]&amp;[.Z44]&amp;[.Z45]&amp;[.Z46]&amp;[.Z47]&amp;[.Z48]))" office:value-type="string" office:string-value="0" calcext:value-type="string">
            <text:p>0</text:p>
          </table:table-cell>
          <table:table-cell table:formula="of:=BIN2HEX(VALUE([.AA41]&amp;[.AA42]&amp;[.AA43]&amp;[.AA44]&amp;[.AA45]&amp;[.AA46]&amp;[.AA47]&amp;[.AA48]))" office:value-type="string" office:string-value="0" calcext:value-type="string">
            <text:p>0</text:p>
          </table:table-cell>
          <table:table-cell table:formula="of:=BIN2HEX(VALUE([.AB41]&amp;[.AB42]&amp;[.AB43]&amp;[.AB44]&amp;[.AB45]&amp;[.AB46]&amp;[.AB47]&amp;[.AB48]))" office:value-type="string" office:string-value="0" calcext:value-type="string">
            <text:p>0</text:p>
          </table:table-cell>
          <table:table-cell table:formula="of:=BIN2HEX(VALUE([.AC41]&amp;[.AC42]&amp;[.AC43]&amp;[.AC44]&amp;[.AC45]&amp;[.AC46]&amp;[.AC47]&amp;[.AC48]))" office:value-type="string" office:string-value="0" calcext:value-type="string">
            <text:p>0</text:p>
          </table:table-cell>
          <table:table-cell table:formula="of:=BIN2HEX(VALUE([.AD41]&amp;[.AD42]&amp;[.AD43]&amp;[.AD44]&amp;[.AD45]&amp;[.AD46]&amp;[.AD47]&amp;[.AD48]))" office:value-type="string" office:string-value="0" calcext:value-type="string">
            <text:p>0</text:p>
          </table:table-cell>
          <table:table-cell table:formula="of:=BIN2HEX(VALUE([.AE41]&amp;[.AE42]&amp;[.AE43]&amp;[.AE44]&amp;[.AE45]&amp;[.AE46]&amp;[.AE47]&amp;[.AE48]))" office:value-type="string" office:string-value="0" calcext:value-type="string">
            <text:p>0</text:p>
          </table:table-cell>
          <table:table-cell table:formula="of:=BIN2HEX(VALUE([.AF41]&amp;[.AF42]&amp;[.AF43]&amp;[.AF44]&amp;[.AF45]&amp;[.AF46]&amp;[.AF47]&amp;[.AF48]))" office:value-type="string" office:string-value="0" calcext:value-type="string">
            <text:p>0</text:p>
          </table:table-cell>
          <table:table-cell table:formula="of:=BIN2HEX(VALUE([.AG41]&amp;[.AG42]&amp;[.AG43]&amp;[.AG44]&amp;[.AG45]&amp;[.AG46]&amp;[.AG47]&amp;[.AG48]))" office:value-type="string" office:string-value="0" calcext:value-type="string">
            <text:p>0</text:p>
          </table:table-cell>
          <table:table-cell table:formula="of:=BIN2HEX(VALUE([.AH41]&amp;[.AH42]&amp;[.AH43]&amp;[.AH44]&amp;[.AH45]&amp;[.AH46]&amp;[.AH47]&amp;[.AH48]))" office:value-type="string" office:string-value="0" calcext:value-type="string">
            <text:p>0</text:p>
          </table:table-cell>
          <table:table-cell table:formula="of:=BIN2HEX(VALUE([.AI41]&amp;[.AI42]&amp;[.AI43]&amp;[.AI44]&amp;[.AI45]&amp;[.AI46]&amp;[.AI47]&amp;[.AI48]))" office:value-type="string" office:string-value="0" calcext:value-type="string">
            <text:p>0</text:p>
          </table:table-cell>
          <table:table-cell table:formula="of:=BIN2HEX(VALUE([.AJ41]&amp;[.AJ42]&amp;[.AJ43]&amp;[.AJ44]&amp;[.AJ45]&amp;[.AJ46]&amp;[.AJ47]&amp;[.AJ48]))" office:value-type="string" office:string-value="0" calcext:value-type="string">
            <text:p>0</text:p>
          </table:table-cell>
          <table:table-cell table:formula="of:=BIN2HEX(VALUE([.AK41]&amp;[.AK42]&amp;[.AK43]&amp;[.AK44]&amp;[.AK45]&amp;[.AK46]&amp;[.AK47]&amp;[.AK48]))" office:value-type="string" office:string-value="0" calcext:value-type="string">
            <text:p>0</text:p>
          </table:table-cell>
          <table:table-cell table:formula="of:=BIN2HEX(VALUE([.AL41]&amp;[.AL42]&amp;[.AL43]&amp;[.AL44]&amp;[.AL45]&amp;[.AL46]&amp;[.AL47]&amp;[.AL48]))" office:value-type="string" office:string-value="0" calcext:value-type="string">
            <text:p>0</text:p>
          </table:table-cell>
          <table:table-cell table:formula="of:=BIN2HEX(VALUE([.AM41]&amp;[.AM42]&amp;[.AM43]&amp;[.AM44]&amp;[.AM45]&amp;[.AM46]&amp;[.AM47]&amp;[.AM48]))" office:value-type="string" office:string-value="0" calcext:value-type="string">
            <text:p>0</text:p>
          </table:table-cell>
          <table:table-cell table:formula="of:=BIN2HEX(VALUE([.AN41]&amp;[.AN42]&amp;[.AN43]&amp;[.AN44]&amp;[.AN45]&amp;[.AN46]&amp;[.AN47]&amp;[.AN48]))" office:value-type="string" office:string-value="0" calcext:value-type="string">
            <text:p>0</text:p>
          </table:table-cell>
          <table:table-cell table:formula="of:=BIN2HEX(VALUE([.AO41]&amp;[.AO42]&amp;[.AO43]&amp;[.AO44]&amp;[.AO45]&amp;[.AO46]&amp;[.AO47]&amp;[.AO48]))" office:value-type="string" office:string-value="0" calcext:value-type="string">
            <text:p>0</text:p>
          </table:table-cell>
          <table:table-cell table:formula="of:=BIN2HEX(VALUE([.AP41]&amp;[.AP42]&amp;[.AP43]&amp;[.AP44]&amp;[.AP45]&amp;[.AP46]&amp;[.AP47]&amp;[.AP48]))" office:value-type="string" office:string-value="0" calcext:value-type="string">
            <text:p>0</text:p>
          </table:table-cell>
          <table:table-cell table:formula="of:=BIN2HEX(VALUE([.AQ41]&amp;[.AQ42]&amp;[.AQ43]&amp;[.AQ44]&amp;[.AQ45]&amp;[.AQ46]&amp;[.AQ47]&amp;[.AQ48]))" office:value-type="string" office:string-value="0" calcext:value-type="string">
            <text:p>0</text:p>
          </table:table-cell>
          <table:table-cell table:formula="of:=BIN2HEX(VALUE([.AR41]&amp;[.AR42]&amp;[.AR43]&amp;[.AR44]&amp;[.AR45]&amp;[.AR46]&amp;[.AR47]&amp;[.AR48]))" office:value-type="string" office:string-value="0" calcext:value-type="string">
            <text:p>0</text:p>
          </table:table-cell>
          <table:table-cell table:formula="of:=BIN2HEX(VALUE([.AS41]&amp;[.AS42]&amp;[.AS43]&amp;[.AS44]&amp;[.AS45]&amp;[.AS46]&amp;[.AS47]&amp;[.AS48]))" office:value-type="string" office:string-value="0" calcext:value-type="string">
            <text:p>0</text:p>
          </table:table-cell>
          <table:table-cell table:formula="of:=BIN2HEX(VALUE([.AT41]&amp;[.AT42]&amp;[.AT43]&amp;[.AT44]&amp;[.AT45]&amp;[.AT46]&amp;[.AT47]&amp;[.AT48]))" office:value-type="string" office:string-value="0" calcext:value-type="string">
            <text:p>0</text:p>
          </table:table-cell>
          <table:table-cell table:formula="of:=BIN2HEX(VALUE([.AU41]&amp;[.AU42]&amp;[.AU43]&amp;[.AU44]&amp;[.AU45]&amp;[.AU46]&amp;[.AU47]&amp;[.AU48]))" office:value-type="string" office:string-value="0" calcext:value-type="string">
            <text:p>0</text:p>
          </table:table-cell>
          <table:table-cell table:formula="of:=BIN2HEX(VALUE([.AV41]&amp;[.AV42]&amp;[.AV43]&amp;[.AV44]&amp;[.AV45]&amp;[.AV46]&amp;[.AV47]&amp;[.AV48]))" office:value-type="string" office:string-value="0" calcext:value-type="string">
            <text:p>0</text:p>
          </table:table-cell>
          <table:table-cell table:formula="of:=BIN2HEX(VALUE([.AW41]&amp;[.AW42]&amp;[.AW43]&amp;[.AW44]&amp;[.AW45]&amp;[.AW46]&amp;[.AW47]&amp;[.AW48]))" office:value-type="string" office:string-value="0" calcext:value-type="string">
            <text:p>0</text:p>
          </table:table-cell>
          <table:table-cell table:formula="of:=BIN2HEX(VALUE([.AX41]&amp;[.AX42]&amp;[.AX43]&amp;[.AX44]&amp;[.AX45]&amp;[.AX46]&amp;[.AX47]&amp;[.AX48]))" office:value-type="string" office:string-value="F0" calcext:value-type="string">
            <text:p>F0</text:p>
          </table:table-cell>
          <table:table-cell table:formula="of:=BIN2HEX(VALUE([.AY41]&amp;[.AY42]&amp;[.AY43]&amp;[.AY44]&amp;[.AY45]&amp;[.AY46]&amp;[.AY47]&amp;[.AY48]))" office:value-type="string" office:string-value="F0" calcext:value-type="string">
            <text:p>F0</text:p>
          </table:table-cell>
          <table:table-cell table:formula="of:=BIN2HEX(VALUE([.AZ41]&amp;[.AZ42]&amp;[.AZ43]&amp;[.AZ44]&amp;[.AZ45]&amp;[.AZ46]&amp;[.AZ47]&amp;[.AZ48]))" office:value-type="string" office:string-value="F0" calcext:value-type="string">
            <text:p>F0</text:p>
          </table:table-cell>
          <table:table-cell table:formula="of:=BIN2HEX(VALUE([.BA41]&amp;[.BA42]&amp;[.BA43]&amp;[.BA44]&amp;[.BA45]&amp;[.BA46]&amp;[.BA47]&amp;[.BA48]))" office:value-type="string" office:string-value="F0" calcext:value-type="string">
            <text:p>F0</text:p>
          </table:table-cell>
          <table:table-cell table:formula="of:=BIN2HEX(VALUE([.BB41]&amp;[.BB42]&amp;[.BB43]&amp;[.BB44]&amp;[.BB45]&amp;[.BB46]&amp;[.BB47]&amp;[.BB48]))" office:value-type="string" office:string-value="F0" calcext:value-type="string">
            <text:p>F0</text:p>
          </table:table-cell>
          <table:table-cell table:formula="of:=BIN2HEX(VALUE([.BC41]&amp;[.BC42]&amp;[.BC43]&amp;[.BC44]&amp;[.BC45]&amp;[.BC46]&amp;[.BC47]&amp;[.BC48]))" office:value-type="string" office:string-value="F0" calcext:value-type="string">
            <text:p>F0</text:p>
          </table:table-cell>
          <table:table-cell table:formula="of:=BIN2HEX(VALUE([.BD41]&amp;[.BD42]&amp;[.BD43]&amp;[.BD44]&amp;[.BD45]&amp;[.BD46]&amp;[.BD47]&amp;[.BD48]))" office:value-type="string" office:string-value="F0" calcext:value-type="string">
            <text:p>F0</text:p>
          </table:table-cell>
          <table:table-cell table:formula="of:=BIN2HEX(VALUE([.BE41]&amp;[.BE42]&amp;[.BE43]&amp;[.BE44]&amp;[.BE45]&amp;[.BE46]&amp;[.BE47]&amp;[.BE48]))" office:value-type="string" office:string-value="F0" calcext:value-type="string">
            <text:p>F0</text:p>
          </table:table-cell>
          <table:table-cell table:formula="of:=BIN2HEX(VALUE([.BF41]&amp;[.BF42]&amp;[.BF43]&amp;[.BF44]&amp;[.BF45]&amp;[.BF46]&amp;[.BF47]&amp;[.BF48]))" office:value-type="string" office:string-value="F0" calcext:value-type="string">
            <text:p>F0</text:p>
          </table:table-cell>
          <table:table-cell table:formula="of:=BIN2HEX(VALUE([.BG41]&amp;[.BG42]&amp;[.BG43]&amp;[.BG44]&amp;[.BG45]&amp;[.BG46]&amp;[.BG47]&amp;[.BG48]))" office:value-type="string" office:string-value="F0" calcext:value-type="string">
            <text:p>F0</text:p>
          </table:table-cell>
          <table:table-cell table:formula="of:=BIN2HEX(VALUE([.BH41]&amp;[.BH42]&amp;[.BH43]&amp;[.BH44]&amp;[.BH45]&amp;[.BH46]&amp;[.BH47]&amp;[.BH48]))" office:value-type="string" office:string-value="F0" calcext:value-type="string">
            <text:p>F0</text:p>
          </table:table-cell>
          <table:table-cell table:formula="of:=BIN2HEX(VALUE([.BI41]&amp;[.BI42]&amp;[.BI43]&amp;[.BI44]&amp;[.BI45]&amp;[.BI46]&amp;[.BI47]&amp;[.BI48]))" office:value-type="string" office:string-value="F0" calcext:value-type="string">
            <text:p>F0</text:p>
          </table:table-cell>
          <table:table-cell table:formula="of:=BIN2HEX(VALUE([.BJ41]&amp;[.BJ42]&amp;[.BJ43]&amp;[.BJ44]&amp;[.BJ45]&amp;[.BJ46]&amp;[.BJ47]&amp;[.BJ48]))" office:value-type="string" office:string-value="F0" calcext:value-type="string">
            <text:p>F0</text:p>
          </table:table-cell>
          <table:table-cell table:formula="of:=BIN2HEX(VALUE([.BK41]&amp;[.BK42]&amp;[.BK43]&amp;[.BK44]&amp;[.BK45]&amp;[.BK46]&amp;[.BK47]&amp;[.BK48]))" office:value-type="string" office:string-value="F0" calcext:value-type="string">
            <text:p>F0</text:p>
          </table:table-cell>
          <table:table-cell table:formula="of:=BIN2HEX(VALUE([.BL41]&amp;[.BL42]&amp;[.BL43]&amp;[.BL44]&amp;[.BL45]&amp;[.BL46]&amp;[.BL47]&amp;[.BL48]))" office:value-type="string" office:string-value="F0" calcext:value-type="string">
            <text:p>F0</text:p>
          </table:table-cell>
          <table:table-cell table:formula="of:=BIN2HEX(VALUE([.BM41]&amp;[.BM42]&amp;[.BM43]&amp;[.BM44]&amp;[.BM45]&amp;[.BM46]&amp;[.BM47]&amp;[.BM48]))" office:value-type="string" office:string-value="F0" calcext:value-type="string">
            <text:p>F0</text:p>
          </table:table-cell>
          <table:table-cell table:formula="of:=BIN2HEX(VALUE([.BN41]&amp;[.BN42]&amp;[.BN43]&amp;[.BN44]&amp;[.BN45]&amp;[.BN46]&amp;[.BN47]&amp;[.BN48]))" office:value-type="string" office:string-value="F0" calcext:value-type="string">
            <text:p>F0</text:p>
          </table:table-cell>
          <table:table-cell table:formula="of:=BIN2HEX(VALUE([.BO41]&amp;[.BO42]&amp;[.BO43]&amp;[.BO44]&amp;[.BO45]&amp;[.BO46]&amp;[.BO47]&amp;[.BO48]))" office:value-type="string" office:string-value="F0" calcext:value-type="string">
            <text:p>F0</text:p>
          </table:table-cell>
          <table:table-cell table:formula="of:=BIN2HEX(VALUE([.BP41]&amp;[.BP42]&amp;[.BP43]&amp;[.BP44]&amp;[.BP45]&amp;[.BP46]&amp;[.BP47]&amp;[.BP48]))" office:value-type="string" office:string-value="F0" calcext:value-type="string">
            <text:p>F0</text:p>
          </table:table-cell>
          <table:table-cell table:formula="of:=BIN2HEX(VALUE([.BQ41]&amp;[.BQ42]&amp;[.BQ43]&amp;[.BQ44]&amp;[.BQ45]&amp;[.BQ46]&amp;[.BQ47]&amp;[.BQ48]))" office:value-type="string" office:string-value="F0" calcext:value-type="string">
            <text:p>F0</text:p>
          </table:table-cell>
          <table:table-cell table:formula="of:=BIN2HEX(VALUE([.BR41]&amp;[.BR42]&amp;[.BR43]&amp;[.BR44]&amp;[.BR45]&amp;[.BR46]&amp;[.BR47]&amp;[.BR48]))" office:value-type="string" office:string-value="F0" calcext:value-type="string">
            <text:p>F0</text:p>
          </table:table-cell>
          <table:table-cell table:formula="of:=BIN2HEX(VALUE([.BS41]&amp;[.BS42]&amp;[.BS43]&amp;[.BS44]&amp;[.BS45]&amp;[.BS46]&amp;[.BS47]&amp;[.BS48]))" office:value-type="string" office:string-value="F0" calcext:value-type="string">
            <text:p>F0</text:p>
          </table:table-cell>
          <table:table-cell table:formula="of:=BIN2HEX(VALUE([.BT41]&amp;[.BT42]&amp;[.BT43]&amp;[.BT44]&amp;[.BT45]&amp;[.BT46]&amp;[.BT47]&amp;[.BT48]))" office:value-type="string" office:string-value="F0" calcext:value-type="string">
            <text:p>F0</text:p>
          </table:table-cell>
          <table:table-cell table:formula="of:=BIN2HEX(VALUE([.BU41]&amp;[.BU42]&amp;[.BU43]&amp;[.BU44]&amp;[.BU45]&amp;[.BU46]&amp;[.BU47]&amp;[.BU48]))" office:value-type="string" office:string-value="F0" calcext:value-type="string">
            <text:p>F0</text:p>
          </table:table-cell>
          <table:table-cell table:formula="of:=BIN2HEX(VALUE([.BV41]&amp;[.BV42]&amp;[.BV43]&amp;[.BV44]&amp;[.BV45]&amp;[.BV46]&amp;[.BV47]&amp;[.BV48]))" office:value-type="string" office:string-value="F0" calcext:value-type="string">
            <text:p>F0</text:p>
          </table:table-cell>
          <table:table-cell table:formula="of:=BIN2HEX(VALUE([.BW41]&amp;[.BW42]&amp;[.BW43]&amp;[.BW44]&amp;[.BW45]&amp;[.BW46]&amp;[.BW47]&amp;[.BW48]))" office:value-type="string" office:string-value="F0" calcext:value-type="string">
            <text:p>F0</text:p>
          </table:table-cell>
          <table:table-cell table:formula="of:=BIN2HEX(VALUE([.BX41]&amp;[.BX42]&amp;[.BX43]&amp;[.BX44]&amp;[.BX45]&amp;[.BX46]&amp;[.BX47]&amp;[.BX48]))" office:value-type="string" office:string-value="F0" calcext:value-type="string">
            <text:p>F0</text:p>
          </table:table-cell>
          <table:table-cell table:formula="of:=BIN2HEX(VALUE([.BY41]&amp;[.BY42]&amp;[.BY43]&amp;[.BY44]&amp;[.BY45]&amp;[.BY46]&amp;[.BY47]&amp;[.BY48]))" office:value-type="string" office:string-value="F0" calcext:value-type="string">
            <text:p>F0</text:p>
          </table:table-cell>
          <table:table-cell table:formula="of:=BIN2HEX(VALUE([.BZ41]&amp;[.BZ42]&amp;[.BZ43]&amp;[.BZ44]&amp;[.BZ45]&amp;[.BZ46]&amp;[.BZ47]&amp;[.BZ48]))" office:value-type="string" office:string-value="F0" calcext:value-type="string">
            <text:p>F0</text:p>
          </table:table-cell>
          <table:table-cell table:formula="of:=BIN2HEX(VALUE([.CA41]&amp;[.CA42]&amp;[.CA43]&amp;[.CA44]&amp;[.CA45]&amp;[.CA46]&amp;[.CA47]&amp;[.CA48]))" office:value-type="string" office:string-value="F0" calcext:value-type="string">
            <text:p>F0</text:p>
          </table:table-cell>
          <table:table-cell table:formula="of:=BIN2HEX(VALUE([.CB41]&amp;[.CB42]&amp;[.CB43]&amp;[.CB44]&amp;[.CB45]&amp;[.CB46]&amp;[.CB47]&amp;[.CB48]))" office:value-type="string" office:string-value="F0" calcext:value-type="string">
            <text:p>F0</text:p>
          </table:table-cell>
          <table:table-cell table:formula="of:=BIN2HEX(VALUE([.CC41]&amp;[.CC42]&amp;[.CC43]&amp;[.CC44]&amp;[.CC45]&amp;[.CC46]&amp;[.CC47]&amp;[.CC48]))" office:value-type="string" office:string-value="0" calcext:value-type="string">
            <text:p>0</text:p>
          </table:table-cell>
          <table:table-cell table:formula="of:=BIN2HEX(VALUE([.CD41]&amp;[.CD42]&amp;[.CD43]&amp;[.CD44]&amp;[.CD45]&amp;[.CD46]&amp;[.CD47]&amp;[.CD48]))" office:value-type="string" office:string-value="0" calcext:value-type="string">
            <text:p>0</text:p>
          </table:table-cell>
          <table:table-cell table:formula="of:=BIN2HEX(VALUE([.CE41]&amp;[.CE42]&amp;[.CE43]&amp;[.CE44]&amp;[.CE45]&amp;[.CE46]&amp;[.CE47]&amp;[.CE48]))" office:value-type="string" office:string-value="0" calcext:value-type="string">
            <text:p>0</text:p>
          </table:table-cell>
          <table:table-cell table:formula="of:=BIN2HEX(VALUE([.CF41]&amp;[.CF42]&amp;[.CF43]&amp;[.CF44]&amp;[.CF45]&amp;[.CF46]&amp;[.CF47]&amp;[.CF48]))" office:value-type="string" office:string-value="0" calcext:value-type="string">
            <text:p>0</text:p>
          </table:table-cell>
          <table:table-cell table:formula="of:=BIN2HEX(VALUE([.CG41]&amp;[.CG42]&amp;[.CG43]&amp;[.CG44]&amp;[.CG45]&amp;[.CG46]&amp;[.CG47]&amp;[.CG48]))" office:value-type="string" office:string-value="0" calcext:value-type="string">
            <text:p>0</text:p>
          </table:table-cell>
          <table:table-cell table:formula="of:=BIN2HEX(VALUE([.CH41]&amp;[.CH42]&amp;[.CH43]&amp;[.CH44]&amp;[.CH45]&amp;[.CH46]&amp;[.CH47]&amp;[.CH48]))" office:value-type="string" office:string-value="0" calcext:value-type="string">
            <text:p>0</text:p>
          </table:table-cell>
          <table:table-cell table:formula="of:=BIN2HEX(VALUE([.CI41]&amp;[.CI42]&amp;[.CI43]&amp;[.CI44]&amp;[.CI45]&amp;[.CI46]&amp;[.CI47]&amp;[.CI48]))" office:value-type="string" office:string-value="0" calcext:value-type="string">
            <text:p>0</text:p>
          </table:table-cell>
          <table:table-cell table:formula="of:=BIN2HEX(VALUE([.CJ41]&amp;[.CJ42]&amp;[.CJ43]&amp;[.CJ44]&amp;[.CJ45]&amp;[.CJ46]&amp;[.CJ47]&amp;[.CJ48]))" office:value-type="string" office:string-value="0" calcext:value-type="string">
            <text:p>0</text:p>
          </table:table-cell>
          <table:table-cell table:formula="of:=BIN2HEX(VALUE([.CK41]&amp;[.CK42]&amp;[.CK43]&amp;[.CK44]&amp;[.CK45]&amp;[.CK46]&amp;[.CK47]&amp;[.CK48]))" office:value-type="string" office:string-value="0" calcext:value-type="string">
            <text:p>0</text:p>
          </table:table-cell>
          <table:table-cell table:formula="of:=BIN2HEX(VALUE([.CL41]&amp;[.CL42]&amp;[.CL43]&amp;[.CL44]&amp;[.CL45]&amp;[.CL46]&amp;[.CL47]&amp;[.CL48]))" office:value-type="string" office:string-value="0" calcext:value-type="string">
            <text:p>0</text:p>
          </table:table-cell>
          <table:table-cell table:formula="of:=BIN2HEX(VALUE([.CM41]&amp;[.CM42]&amp;[.CM43]&amp;[.CM44]&amp;[.CM45]&amp;[.CM46]&amp;[.CM47]&amp;[.CM48]))" office:value-type="string" office:string-value="0" calcext:value-type="string">
            <text:p>0</text:p>
          </table:table-cell>
          <table:table-cell table:formula="of:=BIN2HEX(VALUE([.CN41]&amp;[.CN42]&amp;[.CN43]&amp;[.CN44]&amp;[.CN45]&amp;[.CN46]&amp;[.CN47]&amp;[.CN48]))" office:value-type="string" office:string-value="0" calcext:value-type="string">
            <text:p>0</text:p>
          </table:table-cell>
          <table:table-cell table:formula="of:=BIN2HEX(VALUE([.CO41]&amp;[.CO42]&amp;[.CO43]&amp;[.CO44]&amp;[.CO45]&amp;[.CO46]&amp;[.CO47]&amp;[.CO48]))" office:value-type="string" office:string-value="0" calcext:value-type="string">
            <text:p>0</text:p>
          </table:table-cell>
          <table:table-cell table:formula="of:=BIN2HEX(VALUE([.CP41]&amp;[.CP42]&amp;[.CP43]&amp;[.CP44]&amp;[.CP45]&amp;[.CP46]&amp;[.CP47]&amp;[.CP48]))" office:value-type="string" office:string-value="0" calcext:value-type="string">
            <text:p>0</text:p>
          </table:table-cell>
          <table:table-cell table:formula="of:=BIN2HEX(VALUE([.CQ41]&amp;[.CQ42]&amp;[.CQ43]&amp;[.CQ44]&amp;[.CQ45]&amp;[.CQ46]&amp;[.CQ47]&amp;[.CQ48]))" office:value-type="string" office:string-value="0" calcext:value-type="string">
            <text:p>0</text:p>
          </table:table-cell>
          <table:table-cell table:formula="of:=BIN2HEX(VALUE([.CR41]&amp;[.CR42]&amp;[.CR43]&amp;[.CR44]&amp;[.CR45]&amp;[.CR46]&amp;[.CR47]&amp;[.CR48]))" office:value-type="string" office:string-value="0" calcext:value-type="string">
            <text:p>0</text:p>
          </table:table-cell>
          <table:table-cell table:formula="of:=BIN2HEX(VALUE([.CS41]&amp;[.CS42]&amp;[.CS43]&amp;[.CS44]&amp;[.CS45]&amp;[.CS46]&amp;[.CS47]&amp;[.CS48]))" office:value-type="string" office:string-value="0" calcext:value-type="string">
            <text:p>0</text:p>
          </table:table-cell>
          <table:table-cell table:formula="of:=BIN2HEX(VALUE([.CT41]&amp;[.CT42]&amp;[.CT43]&amp;[.CT44]&amp;[.CT45]&amp;[.CT46]&amp;[.CT47]&amp;[.CT48]))" office:value-type="string" office:string-value="0" calcext:value-type="string">
            <text:p>0</text:p>
          </table:table-cell>
          <table:table-cell table:formula="of:=BIN2HEX(VALUE([.CU41]&amp;[.CU42]&amp;[.CU43]&amp;[.CU44]&amp;[.CU45]&amp;[.CU46]&amp;[.CU47]&amp;[.CU48]))" office:value-type="string" office:string-value="0" calcext:value-type="string">
            <text:p>0</text:p>
          </table:table-cell>
          <table:table-cell table:formula="of:=BIN2HEX(VALUE([.CV41]&amp;[.CV42]&amp;[.CV43]&amp;[.CV44]&amp;[.CV45]&amp;[.CV46]&amp;[.CV47]&amp;[.CV48]))" office:value-type="string" office:string-value="0" calcext:value-type="string">
            <text:p>0</text:p>
          </table:table-cell>
          <table:table-cell table:formula="of:=BIN2HEX(VALUE([.CW41]&amp;[.CW42]&amp;[.CW43]&amp;[.CW44]&amp;[.CW45]&amp;[.CW46]&amp;[.CW47]&amp;[.CW48]))" office:value-type="string" office:string-value="0" calcext:value-type="string">
            <text:p>0</text:p>
          </table:table-cell>
          <table:table-cell table:formula="of:=BIN2HEX(VALUE([.CX41]&amp;[.CX42]&amp;[.CX43]&amp;[.CX44]&amp;[.CX45]&amp;[.CX46]&amp;[.CX47]&amp;[.CX48]))" office:value-type="string" office:string-value="0" calcext:value-type="string">
            <text:p>0</text:p>
          </table:table-cell>
          <table:table-cell table:formula="of:=BIN2HEX(VALUE([.CY41]&amp;[.CY42]&amp;[.CY43]&amp;[.CY44]&amp;[.CY45]&amp;[.CY46]&amp;[.CY47]&amp;[.CY48]))" office:value-type="string" office:string-value="0" calcext:value-type="string">
            <text:p>0</text:p>
          </table:table-cell>
          <table:table-cell table:formula="of:=BIN2HEX(VALUE([.CZ41]&amp;[.CZ42]&amp;[.CZ43]&amp;[.CZ44]&amp;[.CZ45]&amp;[.CZ46]&amp;[.CZ47]&amp;[.CZ48]))" office:value-type="string" office:string-value="0" calcext:value-type="string">
            <text:p>0</text:p>
          </table:table-cell>
          <table:table-cell table:formula="of:=BIN2HEX(VALUE([.DA41]&amp;[.DA42]&amp;[.DA43]&amp;[.DA44]&amp;[.DA45]&amp;[.DA46]&amp;[.DA47]&amp;[.DA48]))" office:value-type="string" office:string-value="0" calcext:value-type="string">
            <text:p>0</text:p>
          </table:table-cell>
          <table:table-cell table:formula="of:=BIN2HEX(VALUE([.DB41]&amp;[.DB42]&amp;[.DB43]&amp;[.DB44]&amp;[.DB45]&amp;[.DB46]&amp;[.DB47]&amp;[.DB48]))" office:value-type="string" office:string-value="0" calcext:value-type="string">
            <text:p>0</text:p>
          </table:table-cell>
          <table:table-cell table:formula="of:=BIN2HEX(VALUE([.DC41]&amp;[.DC42]&amp;[.DC43]&amp;[.DC44]&amp;[.DC45]&amp;[.DC46]&amp;[.DC47]&amp;[.DC48]))" office:value-type="string" office:string-value="0" calcext:value-type="string">
            <text:p>0</text:p>
          </table:table-cell>
          <table:table-cell table:formula="of:=BIN2HEX(VALUE([.DD41]&amp;[.DD42]&amp;[.DD43]&amp;[.DD44]&amp;[.DD45]&amp;[.DD46]&amp;[.DD47]&amp;[.DD48]))" office:value-type="string" office:string-value="0" calcext:value-type="string">
            <text:p>0</text:p>
          </table:table-cell>
          <table:table-cell table:formula="of:=BIN2HEX(VALUE([.DE41]&amp;[.DE42]&amp;[.DE43]&amp;[.DE44]&amp;[.DE45]&amp;[.DE46]&amp;[.DE47]&amp;[.DE48]))" office:value-type="string" office:string-value="0" calcext:value-type="string">
            <text:p>0</text:p>
          </table:table-cell>
          <table:table-cell table:formula="of:=BIN2HEX(VALUE([.DF41]&amp;[.DF42]&amp;[.DF43]&amp;[.DF44]&amp;[.DF45]&amp;[.DF46]&amp;[.DF47]&amp;[.DF48]))" office:value-type="string" office:string-value="0" calcext:value-type="string">
            <text:p>0</text:p>
          </table:table-cell>
          <table:table-cell table:formula="of:=BIN2HEX(VALUE([.DG41]&amp;[.DG42]&amp;[.DG43]&amp;[.DG44]&amp;[.DG45]&amp;[.DG46]&amp;[.DG47]&amp;[.DG48]))" office:value-type="string" office:string-value="0" calcext:value-type="string">
            <text:p>0</text:p>
          </table:table-cell>
          <table:table-cell table:formula="of:=BIN2HEX(VALUE([.DH41]&amp;[.DH42]&amp;[.DH43]&amp;[.DH44]&amp;[.DH45]&amp;[.DH46]&amp;[.DH47]&amp;[.DH48]))" office:value-type="string" office:string-value="0" calcext:value-type="string">
            <text:p>0</text:p>
          </table:table-cell>
          <table:table-cell table:formula="of:=BIN2HEX(VALUE([.DI41]&amp;[.DI42]&amp;[.DI43]&amp;[.DI44]&amp;[.DI45]&amp;[.DI46]&amp;[.DI47]&amp;[.DI48]))" office:value-type="string" office:string-value="0" calcext:value-type="string">
            <text:p>0</text:p>
          </table:table-cell>
          <table:table-cell table:formula="of:=BIN2HEX(VALUE([.DJ41]&amp;[.DJ42]&amp;[.DJ43]&amp;[.DJ44]&amp;[.DJ45]&amp;[.DJ46]&amp;[.DJ47]&amp;[.DJ48]))" office:value-type="string" office:string-value="0" calcext:value-type="string">
            <text:p>0</text:p>
          </table:table-cell>
          <table:table-cell table:formula="of:=BIN2HEX(VALUE([.DK41]&amp;[.DK42]&amp;[.DK43]&amp;[.DK44]&amp;[.DK45]&amp;[.DK46]&amp;[.DK47]&amp;[.DK48]))" office:value-type="string" office:string-value="0" calcext:value-type="string">
            <text:p>0</text:p>
          </table:table-cell>
          <table:table-cell table:formula="of:=BIN2HEX(VALUE([.DL41]&amp;[.DL42]&amp;[.DL43]&amp;[.DL44]&amp;[.DL45]&amp;[.DL46]&amp;[.DL47]&amp;[.DL48]))" office:value-type="string" office:string-value="0" calcext:value-type="string">
            <text:p>0</text:p>
          </table:table-cell>
          <table:table-cell table:formula="of:=BIN2HEX(VALUE([.DM41]&amp;[.DM42]&amp;[.DM43]&amp;[.DM44]&amp;[.DM45]&amp;[.DM46]&amp;[.DM47]&amp;[.DM48]))" office:value-type="string" office:string-value="0" calcext:value-type="string">
            <text:p>0</text:p>
          </table:table-cell>
          <table:table-cell table:formula="of:=BIN2HEX(VALUE([.DN41]&amp;[.DN42]&amp;[.DN43]&amp;[.DN44]&amp;[.DN45]&amp;[.DN46]&amp;[.DN47]&amp;[.DN48]))" office:value-type="string" office:string-value="0" calcext:value-type="string">
            <text:p>0</text:p>
          </table:table-cell>
          <table:table-cell table:formula="of:=BIN2HEX(VALUE([.DO41]&amp;[.DO42]&amp;[.DO43]&amp;[.DO44]&amp;[.DO45]&amp;[.DO46]&amp;[.DO47]&amp;[.DO48]))" office:value-type="string" office:string-value="0" calcext:value-type="string">
            <text:p>0</text:p>
          </table:table-cell>
          <table:table-cell table:formula="of:=BIN2HEX(VALUE([.DP41]&amp;[.DP42]&amp;[.DP43]&amp;[.DP44]&amp;[.DP45]&amp;[.DP46]&amp;[.DP47]&amp;[.DP48]))" office:value-type="string" office:string-value="0" calcext:value-type="string">
            <text:p>0</text:p>
          </table:table-cell>
          <table:table-cell table:formula="of:=BIN2HEX(VALUE([.DQ41]&amp;[.DQ42]&amp;[.DQ43]&amp;[.DQ44]&amp;[.DQ45]&amp;[.DQ46]&amp;[.DQ47]&amp;[.DQ48]))" office:value-type="string" office:string-value="0" calcext:value-type="string">
            <text:p>0</text:p>
          </table:table-cell>
          <table:table-cell table:formula="of:=BIN2HEX(VALUE([.DR41]&amp;[.DR42]&amp;[.DR43]&amp;[.DR44]&amp;[.DR45]&amp;[.DR46]&amp;[.DR47]&amp;[.DR48]))" office:value-type="string" office:string-value="0" calcext:value-type="string">
            <text:p>0</text:p>
          </table:table-cell>
          <table:table-cell table:formula="of:=BIN2HEX(VALUE([.DS41]&amp;[.DS42]&amp;[.DS43]&amp;[.DS44]&amp;[.DS45]&amp;[.DS46]&amp;[.DS47]&amp;[.DS48]))" office:value-type="string" office:string-value="0" calcext:value-type="string">
            <text:p>0</text:p>
          </table:table-cell>
          <table:table-cell table:formula="of:=BIN2HEX(VALUE([.DT41]&amp;[.DT42]&amp;[.DT43]&amp;[.DT44]&amp;[.DT45]&amp;[.DT46]&amp;[.DT47]&amp;[.DT48]))" office:value-type="string" office:string-value="0" calcext:value-type="string">
            <text:p>0</text:p>
          </table:table-cell>
          <table:table-cell table:formula="of:=BIN2HEX(VALUE([.DU41]&amp;[.DU42]&amp;[.DU43]&amp;[.DU44]&amp;[.DU45]&amp;[.DU46]&amp;[.DU47]&amp;[.DU48]))" office:value-type="string" office:string-value="0" calcext:value-type="string">
            <text:p>0</text:p>
          </table:table-cell>
          <table:table-cell table:formula="of:=BIN2HEX(VALUE([.DV41]&amp;[.DV42]&amp;[.DV43]&amp;[.DV44]&amp;[.DV45]&amp;[.DV46]&amp;[.DV47]&amp;[.DV48]))" office:value-type="string" office:string-value="0" calcext:value-type="string">
            <text:p>0</text:p>
          </table:table-cell>
          <table:table-cell table:formula="of:=BIN2HEX(VALUE([.DW41]&amp;[.DW42]&amp;[.DW43]&amp;[.DW44]&amp;[.DW45]&amp;[.DW46]&amp;[.DW47]&amp;[.DW48]))" office:value-type="string" office:string-value="0" calcext:value-type="string">
            <text:p>0</text:p>
          </table:table-cell>
          <table:table-cell table:formula="of:=BIN2HEX(VALUE([.DX41]&amp;[.DX42]&amp;[.DX43]&amp;[.DX44]&amp;[.DX45]&amp;[.DX46]&amp;[.DX47]&amp;[.DX48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49]&amp;[.A50]&amp;[.A51]&amp;[.A52]&amp;[.A53]&amp;[.A54]&amp;[.A55]&amp;[.A56]))" office:value-type="string" office:string-value="0" calcext:value-type="string">
            <text:p>0</text:p>
          </table:table-cell>
          <table:table-cell table:formula="of:=BIN2HEX(VALUE([.B49]&amp;[.B50]&amp;[.B51]&amp;[.B52]&amp;[.B53]&amp;[.B54]&amp;[.B55]&amp;[.B56]))" office:value-type="string" office:string-value="0" calcext:value-type="string">
            <text:p>0</text:p>
          </table:table-cell>
          <table:table-cell table:formula="of:=BIN2HEX(VALUE([.C49]&amp;[.C50]&amp;[.C51]&amp;[.C52]&amp;[.C53]&amp;[.C54]&amp;[.C55]&amp;[.C56]))" office:value-type="string" office:string-value="0" calcext:value-type="string">
            <text:p>0</text:p>
          </table:table-cell>
          <table:table-cell table:formula="of:=BIN2HEX(VALUE([.D49]&amp;[.D50]&amp;[.D51]&amp;[.D52]&amp;[.D53]&amp;[.D54]&amp;[.D55]&amp;[.D56]))" office:value-type="string" office:string-value="0" calcext:value-type="string">
            <text:p>0</text:p>
          </table:table-cell>
          <table:table-cell table:formula="of:=BIN2HEX(VALUE([.E49]&amp;[.E50]&amp;[.E51]&amp;[.E52]&amp;[.E53]&amp;[.E54]&amp;[.E55]&amp;[.E56]))" office:value-type="string" office:string-value="0" calcext:value-type="string">
            <text:p>0</text:p>
          </table:table-cell>
          <table:table-cell table:formula="of:=BIN2HEX(VALUE([.F49]&amp;[.F50]&amp;[.F51]&amp;[.F52]&amp;[.F53]&amp;[.F54]&amp;[.F55]&amp;[.F56]))" office:value-type="string" office:string-value="0" calcext:value-type="string">
            <text:p>0</text:p>
          </table:table-cell>
          <table:table-cell table:formula="of:=BIN2HEX(VALUE([.G49]&amp;[.G50]&amp;[.G51]&amp;[.G52]&amp;[.G53]&amp;[.G54]&amp;[.G55]&amp;[.G56]))" office:value-type="string" office:string-value="0" calcext:value-type="string">
            <text:p>0</text:p>
          </table:table-cell>
          <table:table-cell table:formula="of:=BIN2HEX(VALUE([.H49]&amp;[.H50]&amp;[.H51]&amp;[.H52]&amp;[.H53]&amp;[.H54]&amp;[.H55]&amp;[.H56]))" office:value-type="string" office:string-value="0" calcext:value-type="string">
            <text:p>0</text:p>
          </table:table-cell>
          <table:table-cell table:formula="of:=BIN2HEX(VALUE([.I49]&amp;[.I50]&amp;[.I51]&amp;[.I52]&amp;[.I53]&amp;[.I54]&amp;[.I55]&amp;[.I56]))" office:value-type="string" office:string-value="0" calcext:value-type="string">
            <text:p>0</text:p>
          </table:table-cell>
          <table:table-cell table:formula="of:=BIN2HEX(VALUE([.J49]&amp;[.J50]&amp;[.J51]&amp;[.J52]&amp;[.J53]&amp;[.J54]&amp;[.J55]&amp;[.J56]))" office:value-type="string" office:string-value="0" calcext:value-type="string">
            <text:p>0</text:p>
          </table:table-cell>
          <table:table-cell table:formula="of:=BIN2HEX(VALUE([.K49]&amp;[.K50]&amp;[.K51]&amp;[.K52]&amp;[.K53]&amp;[.K54]&amp;[.K55]&amp;[.K56]))" office:value-type="string" office:string-value="0" calcext:value-type="string">
            <text:p>0</text:p>
          </table:table-cell>
          <table:table-cell table:formula="of:=BIN2HEX(VALUE([.L49]&amp;[.L50]&amp;[.L51]&amp;[.L52]&amp;[.L53]&amp;[.L54]&amp;[.L55]&amp;[.L56]))" office:value-type="string" office:string-value="0" calcext:value-type="string">
            <text:p>0</text:p>
          </table:table-cell>
          <table:table-cell table:formula="of:=BIN2HEX(VALUE([.M49]&amp;[.M50]&amp;[.M51]&amp;[.M52]&amp;[.M53]&amp;[.M54]&amp;[.M55]&amp;[.M56]))" office:value-type="string" office:string-value="0" calcext:value-type="string">
            <text:p>0</text:p>
          </table:table-cell>
          <table:table-cell table:formula="of:=BIN2HEX(VALUE([.N49]&amp;[.N50]&amp;[.N51]&amp;[.N52]&amp;[.N53]&amp;[.N54]&amp;[.N55]&amp;[.N56]))" office:value-type="string" office:string-value="0" calcext:value-type="string">
            <text:p>0</text:p>
          </table:table-cell>
          <table:table-cell table:formula="of:=BIN2HEX(VALUE([.O49]&amp;[.O50]&amp;[.O51]&amp;[.O52]&amp;[.O53]&amp;[.O54]&amp;[.O55]&amp;[.O56]))" office:value-type="string" office:string-value="0" calcext:value-type="string">
            <text:p>0</text:p>
          </table:table-cell>
          <table:table-cell table:formula="of:=BIN2HEX(VALUE([.P49]&amp;[.P50]&amp;[.P51]&amp;[.P52]&amp;[.P53]&amp;[.P54]&amp;[.P55]&amp;[.P56]))" office:value-type="string" office:string-value="0" calcext:value-type="string">
            <text:p>0</text:p>
          </table:table-cell>
          <table:table-cell table:formula="of:=BIN2HEX(VALUE([.Q49]&amp;[.Q50]&amp;[.Q51]&amp;[.Q52]&amp;[.Q53]&amp;[.Q54]&amp;[.Q55]&amp;[.Q56]))" office:value-type="string" office:string-value="0" calcext:value-type="string">
            <text:p>0</text:p>
          </table:table-cell>
          <table:table-cell table:formula="of:=BIN2HEX(VALUE([.R49]&amp;[.R50]&amp;[.R51]&amp;[.R52]&amp;[.R53]&amp;[.R54]&amp;[.R55]&amp;[.R56]))" office:value-type="string" office:string-value="0" calcext:value-type="string">
            <text:p>0</text:p>
          </table:table-cell>
          <table:table-cell table:formula="of:=BIN2HEX(VALUE([.S49]&amp;[.S50]&amp;[.S51]&amp;[.S52]&amp;[.S53]&amp;[.S54]&amp;[.S55]&amp;[.S56]))" office:value-type="string" office:string-value="0" calcext:value-type="string">
            <text:p>0</text:p>
          </table:table-cell>
          <table:table-cell table:formula="of:=BIN2HEX(VALUE([.T49]&amp;[.T50]&amp;[.T51]&amp;[.T52]&amp;[.T53]&amp;[.T54]&amp;[.T55]&amp;[.T56]))" office:value-type="string" office:string-value="0" calcext:value-type="string">
            <text:p>0</text:p>
          </table:table-cell>
          <table:table-cell table:formula="of:=BIN2HEX(VALUE([.U49]&amp;[.U50]&amp;[.U51]&amp;[.U52]&amp;[.U53]&amp;[.U54]&amp;[.U55]&amp;[.U56]))" office:value-type="string" office:string-value="0" calcext:value-type="string">
            <text:p>0</text:p>
          </table:table-cell>
          <table:table-cell table:formula="of:=BIN2HEX(VALUE([.V49]&amp;[.V50]&amp;[.V51]&amp;[.V52]&amp;[.V53]&amp;[.V54]&amp;[.V55]&amp;[.V56]))" office:value-type="string" office:string-value="0" calcext:value-type="string">
            <text:p>0</text:p>
          </table:table-cell>
          <table:table-cell table:formula="of:=BIN2HEX(VALUE([.W49]&amp;[.W50]&amp;[.W51]&amp;[.W52]&amp;[.W53]&amp;[.W54]&amp;[.W55]&amp;[.W56]))" office:value-type="string" office:string-value="0" calcext:value-type="string">
            <text:p>0</text:p>
          </table:table-cell>
          <table:table-cell table:formula="of:=BIN2HEX(VALUE([.X49]&amp;[.X50]&amp;[.X51]&amp;[.X52]&amp;[.X53]&amp;[.X54]&amp;[.X55]&amp;[.X56]))" office:value-type="string" office:string-value="0" calcext:value-type="string">
            <text:p>0</text:p>
          </table:table-cell>
          <table:table-cell table:formula="of:=BIN2HEX(VALUE([.Y49]&amp;[.Y50]&amp;[.Y51]&amp;[.Y52]&amp;[.Y53]&amp;[.Y54]&amp;[.Y55]&amp;[.Y56]))" office:value-type="string" office:string-value="0" calcext:value-type="string">
            <text:p>0</text:p>
          </table:table-cell>
          <table:table-cell table:formula="of:=BIN2HEX(VALUE([.Z49]&amp;[.Z50]&amp;[.Z51]&amp;[.Z52]&amp;[.Z53]&amp;[.Z54]&amp;[.Z55]&amp;[.Z56]))" office:value-type="string" office:string-value="0" calcext:value-type="string">
            <text:p>0</text:p>
          </table:table-cell>
          <table:table-cell table:formula="of:=BIN2HEX(VALUE([.AA49]&amp;[.AA50]&amp;[.AA51]&amp;[.AA52]&amp;[.AA53]&amp;[.AA54]&amp;[.AA55]&amp;[.AA56]))" office:value-type="string" office:string-value="0" calcext:value-type="string">
            <text:p>0</text:p>
          </table:table-cell>
          <table:table-cell table:formula="of:=BIN2HEX(VALUE([.AB49]&amp;[.AB50]&amp;[.AB51]&amp;[.AB52]&amp;[.AB53]&amp;[.AB54]&amp;[.AB55]&amp;[.AB56]))" office:value-type="string" office:string-value="0" calcext:value-type="string">
            <text:p>0</text:p>
          </table:table-cell>
          <table:table-cell table:formula="of:=BIN2HEX(VALUE([.AC49]&amp;[.AC50]&amp;[.AC51]&amp;[.AC52]&amp;[.AC53]&amp;[.AC54]&amp;[.AC55]&amp;[.AC56]))" office:value-type="string" office:string-value="0" calcext:value-type="string">
            <text:p>0</text:p>
          </table:table-cell>
          <table:table-cell table:formula="of:=BIN2HEX(VALUE([.AD49]&amp;[.AD50]&amp;[.AD51]&amp;[.AD52]&amp;[.AD53]&amp;[.AD54]&amp;[.AD55]&amp;[.AD56]))" office:value-type="string" office:string-value="0" calcext:value-type="string">
            <text:p>0</text:p>
          </table:table-cell>
          <table:table-cell table:formula="of:=BIN2HEX(VALUE([.AE49]&amp;[.AE50]&amp;[.AE51]&amp;[.AE52]&amp;[.AE53]&amp;[.AE54]&amp;[.AE55]&amp;[.AE56]))" office:value-type="string" office:string-value="0" calcext:value-type="string">
            <text:p>0</text:p>
          </table:table-cell>
          <table:table-cell table:formula="of:=BIN2HEX(VALUE([.AF49]&amp;[.AF50]&amp;[.AF51]&amp;[.AF52]&amp;[.AF53]&amp;[.AF54]&amp;[.AF55]&amp;[.AF56]))" office:value-type="string" office:string-value="0" calcext:value-type="string">
            <text:p>0</text:p>
          </table:table-cell>
          <table:table-cell table:formula="of:=BIN2HEX(VALUE([.AG49]&amp;[.AG50]&amp;[.AG51]&amp;[.AG52]&amp;[.AG53]&amp;[.AG54]&amp;[.AG55]&amp;[.AG56]))" office:value-type="string" office:string-value="0" calcext:value-type="string">
            <text:p>0</text:p>
          </table:table-cell>
          <table:table-cell table:formula="of:=BIN2HEX(VALUE([.AH49]&amp;[.AH50]&amp;[.AH51]&amp;[.AH52]&amp;[.AH53]&amp;[.AH54]&amp;[.AH55]&amp;[.AH56]))" office:value-type="string" office:string-value="0" calcext:value-type="string">
            <text:p>0</text:p>
          </table:table-cell>
          <table:table-cell table:formula="of:=BIN2HEX(VALUE([.AI49]&amp;[.AI50]&amp;[.AI51]&amp;[.AI52]&amp;[.AI53]&amp;[.AI54]&amp;[.AI55]&amp;[.AI56]))" office:value-type="string" office:string-value="0" calcext:value-type="string">
            <text:p>0</text:p>
          </table:table-cell>
          <table:table-cell table:formula="of:=BIN2HEX(VALUE([.AJ49]&amp;[.AJ50]&amp;[.AJ51]&amp;[.AJ52]&amp;[.AJ53]&amp;[.AJ54]&amp;[.AJ55]&amp;[.AJ56]))" office:value-type="string" office:string-value="0" calcext:value-type="string">
            <text:p>0</text:p>
          </table:table-cell>
          <table:table-cell table:formula="of:=BIN2HEX(VALUE([.AK49]&amp;[.AK50]&amp;[.AK51]&amp;[.AK52]&amp;[.AK53]&amp;[.AK54]&amp;[.AK55]&amp;[.AK56]))" office:value-type="string" office:string-value="0" calcext:value-type="string">
            <text:p>0</text:p>
          </table:table-cell>
          <table:table-cell table:formula="of:=BIN2HEX(VALUE([.AL49]&amp;[.AL50]&amp;[.AL51]&amp;[.AL52]&amp;[.AL53]&amp;[.AL54]&amp;[.AL55]&amp;[.AL56]))" office:value-type="string" office:string-value="0" calcext:value-type="string">
            <text:p>0</text:p>
          </table:table-cell>
          <table:table-cell table:formula="of:=BIN2HEX(VALUE([.AM49]&amp;[.AM50]&amp;[.AM51]&amp;[.AM52]&amp;[.AM53]&amp;[.AM54]&amp;[.AM55]&amp;[.AM56]))" office:value-type="string" office:string-value="0" calcext:value-type="string">
            <text:p>0</text:p>
          </table:table-cell>
          <table:table-cell table:formula="of:=BIN2HEX(VALUE([.AN49]&amp;[.AN50]&amp;[.AN51]&amp;[.AN52]&amp;[.AN53]&amp;[.AN54]&amp;[.AN55]&amp;[.AN56]))" office:value-type="string" office:string-value="0" calcext:value-type="string">
            <text:p>0</text:p>
          </table:table-cell>
          <table:table-cell table:formula="of:=BIN2HEX(VALUE([.AO49]&amp;[.AO50]&amp;[.AO51]&amp;[.AO52]&amp;[.AO53]&amp;[.AO54]&amp;[.AO55]&amp;[.AO56]))" office:value-type="string" office:string-value="0" calcext:value-type="string">
            <text:p>0</text:p>
          </table:table-cell>
          <table:table-cell table:formula="of:=BIN2HEX(VALUE([.AP49]&amp;[.AP50]&amp;[.AP51]&amp;[.AP52]&amp;[.AP53]&amp;[.AP54]&amp;[.AP55]&amp;[.AP56]))" office:value-type="string" office:string-value="0" calcext:value-type="string">
            <text:p>0</text:p>
          </table:table-cell>
          <table:table-cell table:formula="of:=BIN2HEX(VALUE([.AQ49]&amp;[.AQ50]&amp;[.AQ51]&amp;[.AQ52]&amp;[.AQ53]&amp;[.AQ54]&amp;[.AQ55]&amp;[.AQ56]))" office:value-type="string" office:string-value="0" calcext:value-type="string">
            <text:p>0</text:p>
          </table:table-cell>
          <table:table-cell table:formula="of:=BIN2HEX(VALUE([.AR49]&amp;[.AR50]&amp;[.AR51]&amp;[.AR52]&amp;[.AR53]&amp;[.AR54]&amp;[.AR55]&amp;[.AR56]))" office:value-type="string" office:string-value="0" calcext:value-type="string">
            <text:p>0</text:p>
          </table:table-cell>
          <table:table-cell table:formula="of:=BIN2HEX(VALUE([.AS49]&amp;[.AS50]&amp;[.AS51]&amp;[.AS52]&amp;[.AS53]&amp;[.AS54]&amp;[.AS55]&amp;[.AS56]))" office:value-type="string" office:string-value="0" calcext:value-type="string">
            <text:p>0</text:p>
          </table:table-cell>
          <table:table-cell table:formula="of:=BIN2HEX(VALUE([.AT49]&amp;[.AT50]&amp;[.AT51]&amp;[.AT52]&amp;[.AT53]&amp;[.AT54]&amp;[.AT55]&amp;[.AT56]))" office:value-type="string" office:string-value="0" calcext:value-type="string">
            <text:p>0</text:p>
          </table:table-cell>
          <table:table-cell table:formula="of:=BIN2HEX(VALUE([.AU49]&amp;[.AU50]&amp;[.AU51]&amp;[.AU52]&amp;[.AU53]&amp;[.AU54]&amp;[.AU55]&amp;[.AU56]))" office:value-type="string" office:string-value="0" calcext:value-type="string">
            <text:p>0</text:p>
          </table:table-cell>
          <table:table-cell table:formula="of:=BIN2HEX(VALUE([.AV49]&amp;[.AV50]&amp;[.AV51]&amp;[.AV52]&amp;[.AV53]&amp;[.AV54]&amp;[.AV55]&amp;[.AV56]))" office:value-type="string" office:string-value="0" calcext:value-type="string">
            <text:p>0</text:p>
          </table:table-cell>
          <table:table-cell table:formula="of:=BIN2HEX(VALUE([.AW49]&amp;[.AW50]&amp;[.AW51]&amp;[.AW52]&amp;[.AW53]&amp;[.AW54]&amp;[.AW55]&amp;[.AW56]))" office:value-type="string" office:string-value="0" calcext:value-type="string">
            <text:p>0</text:p>
          </table:table-cell>
          <table:table-cell table:formula="of:=BIN2HEX(VALUE([.AX49]&amp;[.AX50]&amp;[.AX51]&amp;[.AX52]&amp;[.AX53]&amp;[.AX54]&amp;[.AX55]&amp;[.AX56]))" office:value-type="string" office:string-value="0" calcext:value-type="string">
            <text:p>0</text:p>
          </table:table-cell>
          <table:table-cell table:formula="of:=BIN2HEX(VALUE([.AY49]&amp;[.AY50]&amp;[.AY51]&amp;[.AY52]&amp;[.AY53]&amp;[.AY54]&amp;[.AY55]&amp;[.AY56]))" office:value-type="string" office:string-value="0" calcext:value-type="string">
            <text:p>0</text:p>
          </table:table-cell>
          <table:table-cell table:formula="of:=BIN2HEX(VALUE([.AZ49]&amp;[.AZ50]&amp;[.AZ51]&amp;[.AZ52]&amp;[.AZ53]&amp;[.AZ54]&amp;[.AZ55]&amp;[.AZ56]))" office:value-type="string" office:string-value="0" calcext:value-type="string">
            <text:p>0</text:p>
          </table:table-cell>
          <table:table-cell table:formula="of:=BIN2HEX(VALUE([.BA49]&amp;[.BA50]&amp;[.BA51]&amp;[.BA52]&amp;[.BA53]&amp;[.BA54]&amp;[.BA55]&amp;[.BA56]))" office:value-type="string" office:string-value="0" calcext:value-type="string">
            <text:p>0</text:p>
          </table:table-cell>
          <table:table-cell table:formula="of:=BIN2HEX(VALUE([.BB49]&amp;[.BB50]&amp;[.BB51]&amp;[.BB52]&amp;[.BB53]&amp;[.BB54]&amp;[.BB55]&amp;[.BB56]))" office:value-type="string" office:string-value="0" calcext:value-type="string">
            <text:p>0</text:p>
          </table:table-cell>
          <table:table-cell table:formula="of:=BIN2HEX(VALUE([.BC49]&amp;[.BC50]&amp;[.BC51]&amp;[.BC52]&amp;[.BC53]&amp;[.BC54]&amp;[.BC55]&amp;[.BC56]))" office:value-type="string" office:string-value="0" calcext:value-type="string">
            <text:p>0</text:p>
          </table:table-cell>
          <table:table-cell table:formula="of:=BIN2HEX(VALUE([.BD49]&amp;[.BD50]&amp;[.BD51]&amp;[.BD52]&amp;[.BD53]&amp;[.BD54]&amp;[.BD55]&amp;[.BD56]))" office:value-type="string" office:string-value="0" calcext:value-type="string">
            <text:p>0</text:p>
          </table:table-cell>
          <table:table-cell table:formula="of:=BIN2HEX(VALUE([.BE49]&amp;[.BE50]&amp;[.BE51]&amp;[.BE52]&amp;[.BE53]&amp;[.BE54]&amp;[.BE55]&amp;[.BE56]))" office:value-type="string" office:string-value="0" calcext:value-type="string">
            <text:p>0</text:p>
          </table:table-cell>
          <table:table-cell table:formula="of:=BIN2HEX(VALUE([.BF49]&amp;[.BF50]&amp;[.BF51]&amp;[.BF52]&amp;[.BF53]&amp;[.BF54]&amp;[.BF55]&amp;[.BF56]))" office:value-type="string" office:string-value="0" calcext:value-type="string">
            <text:p>0</text:p>
          </table:table-cell>
          <table:table-cell table:formula="of:=BIN2HEX(VALUE([.BG49]&amp;[.BG50]&amp;[.BG51]&amp;[.BG52]&amp;[.BG53]&amp;[.BG54]&amp;[.BG55]&amp;[.BG56]))" office:value-type="string" office:string-value="0" calcext:value-type="string">
            <text:p>0</text:p>
          </table:table-cell>
          <table:table-cell table:formula="of:=BIN2HEX(VALUE([.BH49]&amp;[.BH50]&amp;[.BH51]&amp;[.BH52]&amp;[.BH53]&amp;[.BH54]&amp;[.BH55]&amp;[.BH56]))" office:value-type="string" office:string-value="0" calcext:value-type="string">
            <text:p>0</text:p>
          </table:table-cell>
          <table:table-cell table:formula="of:=BIN2HEX(VALUE([.BI49]&amp;[.BI50]&amp;[.BI51]&amp;[.BI52]&amp;[.BI53]&amp;[.BI54]&amp;[.BI55]&amp;[.BI56]))" office:value-type="string" office:string-value="0" calcext:value-type="string">
            <text:p>0</text:p>
          </table:table-cell>
          <table:table-cell table:formula="of:=BIN2HEX(VALUE([.BJ49]&amp;[.BJ50]&amp;[.BJ51]&amp;[.BJ52]&amp;[.BJ53]&amp;[.BJ54]&amp;[.BJ55]&amp;[.BJ56]))" office:value-type="string" office:string-value="0" calcext:value-type="string">
            <text:p>0</text:p>
          </table:table-cell>
          <table:table-cell table:formula="of:=BIN2HEX(VALUE([.BK49]&amp;[.BK50]&amp;[.BK51]&amp;[.BK52]&amp;[.BK53]&amp;[.BK54]&amp;[.BK55]&amp;[.BK56]))" office:value-type="string" office:string-value="0" calcext:value-type="string">
            <text:p>0</text:p>
          </table:table-cell>
          <table:table-cell table:formula="of:=BIN2HEX(VALUE([.BL49]&amp;[.BL50]&amp;[.BL51]&amp;[.BL52]&amp;[.BL53]&amp;[.BL54]&amp;[.BL55]&amp;[.BL56]))" office:value-type="string" office:string-value="0" calcext:value-type="string">
            <text:p>0</text:p>
          </table:table-cell>
          <table:table-cell table:formula="of:=BIN2HEX(VALUE([.BM49]&amp;[.BM50]&amp;[.BM51]&amp;[.BM52]&amp;[.BM53]&amp;[.BM54]&amp;[.BM55]&amp;[.BM56]))" office:value-type="string" office:string-value="0" calcext:value-type="string">
            <text:p>0</text:p>
          </table:table-cell>
          <table:table-cell table:formula="of:=BIN2HEX(VALUE([.BN49]&amp;[.BN50]&amp;[.BN51]&amp;[.BN52]&amp;[.BN53]&amp;[.BN54]&amp;[.BN55]&amp;[.BN56]))" office:value-type="string" office:string-value="0" calcext:value-type="string">
            <text:p>0</text:p>
          </table:table-cell>
          <table:table-cell table:formula="of:=BIN2HEX(VALUE([.BO49]&amp;[.BO50]&amp;[.BO51]&amp;[.BO52]&amp;[.BO53]&amp;[.BO54]&amp;[.BO55]&amp;[.BO56]))" office:value-type="string" office:string-value="0" calcext:value-type="string">
            <text:p>0</text:p>
          </table:table-cell>
          <table:table-cell table:formula="of:=BIN2HEX(VALUE([.BP49]&amp;[.BP50]&amp;[.BP51]&amp;[.BP52]&amp;[.BP53]&amp;[.BP54]&amp;[.BP55]&amp;[.BP56]))" office:value-type="string" office:string-value="0" calcext:value-type="string">
            <text:p>0</text:p>
          </table:table-cell>
          <table:table-cell table:formula="of:=BIN2HEX(VALUE([.BQ49]&amp;[.BQ50]&amp;[.BQ51]&amp;[.BQ52]&amp;[.BQ53]&amp;[.BQ54]&amp;[.BQ55]&amp;[.BQ56]))" office:value-type="string" office:string-value="0" calcext:value-type="string">
            <text:p>0</text:p>
          </table:table-cell>
          <table:table-cell table:formula="of:=BIN2HEX(VALUE([.BR49]&amp;[.BR50]&amp;[.BR51]&amp;[.BR52]&amp;[.BR53]&amp;[.BR54]&amp;[.BR55]&amp;[.BR56]))" office:value-type="string" office:string-value="0" calcext:value-type="string">
            <text:p>0</text:p>
          </table:table-cell>
          <table:table-cell table:formula="of:=BIN2HEX(VALUE([.BS49]&amp;[.BS50]&amp;[.BS51]&amp;[.BS52]&amp;[.BS53]&amp;[.BS54]&amp;[.BS55]&amp;[.BS56]))" office:value-type="string" office:string-value="0" calcext:value-type="string">
            <text:p>0</text:p>
          </table:table-cell>
          <table:table-cell table:formula="of:=BIN2HEX(VALUE([.BT49]&amp;[.BT50]&amp;[.BT51]&amp;[.BT52]&amp;[.BT53]&amp;[.BT54]&amp;[.BT55]&amp;[.BT56]))" office:value-type="string" office:string-value="0" calcext:value-type="string">
            <text:p>0</text:p>
          </table:table-cell>
          <table:table-cell table:formula="of:=BIN2HEX(VALUE([.BU49]&amp;[.BU50]&amp;[.BU51]&amp;[.BU52]&amp;[.BU53]&amp;[.BU54]&amp;[.BU55]&amp;[.BU56]))" office:value-type="string" office:string-value="0" calcext:value-type="string">
            <text:p>0</text:p>
          </table:table-cell>
          <table:table-cell table:formula="of:=BIN2HEX(VALUE([.BV49]&amp;[.BV50]&amp;[.BV51]&amp;[.BV52]&amp;[.BV53]&amp;[.BV54]&amp;[.BV55]&amp;[.BV56]))" office:value-type="string" office:string-value="0" calcext:value-type="string">
            <text:p>0</text:p>
          </table:table-cell>
          <table:table-cell table:formula="of:=BIN2HEX(VALUE([.BW49]&amp;[.BW50]&amp;[.BW51]&amp;[.BW52]&amp;[.BW53]&amp;[.BW54]&amp;[.BW55]&amp;[.BW56]))" office:value-type="string" office:string-value="0" calcext:value-type="string">
            <text:p>0</text:p>
          </table:table-cell>
          <table:table-cell table:formula="of:=BIN2HEX(VALUE([.BX49]&amp;[.BX50]&amp;[.BX51]&amp;[.BX52]&amp;[.BX53]&amp;[.BX54]&amp;[.BX55]&amp;[.BX56]))" office:value-type="string" office:string-value="0" calcext:value-type="string">
            <text:p>0</text:p>
          </table:table-cell>
          <table:table-cell table:formula="of:=BIN2HEX(VALUE([.BY49]&amp;[.BY50]&amp;[.BY51]&amp;[.BY52]&amp;[.BY53]&amp;[.BY54]&amp;[.BY55]&amp;[.BY56]))" office:value-type="string" office:string-value="0" calcext:value-type="string">
            <text:p>0</text:p>
          </table:table-cell>
          <table:table-cell table:formula="of:=BIN2HEX(VALUE([.BZ49]&amp;[.BZ50]&amp;[.BZ51]&amp;[.BZ52]&amp;[.BZ53]&amp;[.BZ54]&amp;[.BZ55]&amp;[.BZ56]))" office:value-type="string" office:string-value="0" calcext:value-type="string">
            <text:p>0</text:p>
          </table:table-cell>
          <table:table-cell table:formula="of:=BIN2HEX(VALUE([.CA49]&amp;[.CA50]&amp;[.CA51]&amp;[.CA52]&amp;[.CA53]&amp;[.CA54]&amp;[.CA55]&amp;[.CA56]))" office:value-type="string" office:string-value="0" calcext:value-type="string">
            <text:p>0</text:p>
          </table:table-cell>
          <table:table-cell table:formula="of:=BIN2HEX(VALUE([.CB49]&amp;[.CB50]&amp;[.CB51]&amp;[.CB52]&amp;[.CB53]&amp;[.CB54]&amp;[.CB55]&amp;[.CB56]))" office:value-type="string" office:string-value="0" calcext:value-type="string">
            <text:p>0</text:p>
          </table:table-cell>
          <table:table-cell table:formula="of:=BIN2HEX(VALUE([.CC49]&amp;[.CC50]&amp;[.CC51]&amp;[.CC52]&amp;[.CC53]&amp;[.CC54]&amp;[.CC55]&amp;[.CC56]))" office:value-type="string" office:string-value="0" calcext:value-type="string">
            <text:p>0</text:p>
          </table:table-cell>
          <table:table-cell table:formula="of:=BIN2HEX(VALUE([.CD49]&amp;[.CD50]&amp;[.CD51]&amp;[.CD52]&amp;[.CD53]&amp;[.CD54]&amp;[.CD55]&amp;[.CD56]))" office:value-type="string" office:string-value="0" calcext:value-type="string">
            <text:p>0</text:p>
          </table:table-cell>
          <table:table-cell table:formula="of:=BIN2HEX(VALUE([.CE49]&amp;[.CE50]&amp;[.CE51]&amp;[.CE52]&amp;[.CE53]&amp;[.CE54]&amp;[.CE55]&amp;[.CE56]))" office:value-type="string" office:string-value="0" calcext:value-type="string">
            <text:p>0</text:p>
          </table:table-cell>
          <table:table-cell table:formula="of:=BIN2HEX(VALUE([.CF49]&amp;[.CF50]&amp;[.CF51]&amp;[.CF52]&amp;[.CF53]&amp;[.CF54]&amp;[.CF55]&amp;[.CF56]))" office:value-type="string" office:string-value="0" calcext:value-type="string">
            <text:p>0</text:p>
          </table:table-cell>
          <table:table-cell table:formula="of:=BIN2HEX(VALUE([.CG49]&amp;[.CG50]&amp;[.CG51]&amp;[.CG52]&amp;[.CG53]&amp;[.CG54]&amp;[.CG55]&amp;[.CG56]))" office:value-type="string" office:string-value="0" calcext:value-type="string">
            <text:p>0</text:p>
          </table:table-cell>
          <table:table-cell table:formula="of:=BIN2HEX(VALUE([.CH49]&amp;[.CH50]&amp;[.CH51]&amp;[.CH52]&amp;[.CH53]&amp;[.CH54]&amp;[.CH55]&amp;[.CH56]))" office:value-type="string" office:string-value="0" calcext:value-type="string">
            <text:p>0</text:p>
          </table:table-cell>
          <table:table-cell table:formula="of:=BIN2HEX(VALUE([.CI49]&amp;[.CI50]&amp;[.CI51]&amp;[.CI52]&amp;[.CI53]&amp;[.CI54]&amp;[.CI55]&amp;[.CI56]))" office:value-type="string" office:string-value="0" calcext:value-type="string">
            <text:p>0</text:p>
          </table:table-cell>
          <table:table-cell table:formula="of:=BIN2HEX(VALUE([.CJ49]&amp;[.CJ50]&amp;[.CJ51]&amp;[.CJ52]&amp;[.CJ53]&amp;[.CJ54]&amp;[.CJ55]&amp;[.CJ56]))" office:value-type="string" office:string-value="0" calcext:value-type="string">
            <text:p>0</text:p>
          </table:table-cell>
          <table:table-cell table:formula="of:=BIN2HEX(VALUE([.CK49]&amp;[.CK50]&amp;[.CK51]&amp;[.CK52]&amp;[.CK53]&amp;[.CK54]&amp;[.CK55]&amp;[.CK56]))" office:value-type="string" office:string-value="0" calcext:value-type="string">
            <text:p>0</text:p>
          </table:table-cell>
          <table:table-cell table:formula="of:=BIN2HEX(VALUE([.CL49]&amp;[.CL50]&amp;[.CL51]&amp;[.CL52]&amp;[.CL53]&amp;[.CL54]&amp;[.CL55]&amp;[.CL56]))" office:value-type="string" office:string-value="0" calcext:value-type="string">
            <text:p>0</text:p>
          </table:table-cell>
          <table:table-cell table:formula="of:=BIN2HEX(VALUE([.CM49]&amp;[.CM50]&amp;[.CM51]&amp;[.CM52]&amp;[.CM53]&amp;[.CM54]&amp;[.CM55]&amp;[.CM56]))" office:value-type="string" office:string-value="0" calcext:value-type="string">
            <text:p>0</text:p>
          </table:table-cell>
          <table:table-cell table:formula="of:=BIN2HEX(VALUE([.CN49]&amp;[.CN50]&amp;[.CN51]&amp;[.CN52]&amp;[.CN53]&amp;[.CN54]&amp;[.CN55]&amp;[.CN56]))" office:value-type="string" office:string-value="0" calcext:value-type="string">
            <text:p>0</text:p>
          </table:table-cell>
          <table:table-cell table:formula="of:=BIN2HEX(VALUE([.CO49]&amp;[.CO50]&amp;[.CO51]&amp;[.CO52]&amp;[.CO53]&amp;[.CO54]&amp;[.CO55]&amp;[.CO56]))" office:value-type="string" office:string-value="0" calcext:value-type="string">
            <text:p>0</text:p>
          </table:table-cell>
          <table:table-cell table:formula="of:=BIN2HEX(VALUE([.CP49]&amp;[.CP50]&amp;[.CP51]&amp;[.CP52]&amp;[.CP53]&amp;[.CP54]&amp;[.CP55]&amp;[.CP56]))" office:value-type="string" office:string-value="0" calcext:value-type="string">
            <text:p>0</text:p>
          </table:table-cell>
          <table:table-cell table:formula="of:=BIN2HEX(VALUE([.CQ49]&amp;[.CQ50]&amp;[.CQ51]&amp;[.CQ52]&amp;[.CQ53]&amp;[.CQ54]&amp;[.CQ55]&amp;[.CQ56]))" office:value-type="string" office:string-value="0" calcext:value-type="string">
            <text:p>0</text:p>
          </table:table-cell>
          <table:table-cell table:formula="of:=BIN2HEX(VALUE([.CR49]&amp;[.CR50]&amp;[.CR51]&amp;[.CR52]&amp;[.CR53]&amp;[.CR54]&amp;[.CR55]&amp;[.CR56]))" office:value-type="string" office:string-value="0" calcext:value-type="string">
            <text:p>0</text:p>
          </table:table-cell>
          <table:table-cell table:formula="of:=BIN2HEX(VALUE([.CS49]&amp;[.CS50]&amp;[.CS51]&amp;[.CS52]&amp;[.CS53]&amp;[.CS54]&amp;[.CS55]&amp;[.CS56]))" office:value-type="string" office:string-value="0" calcext:value-type="string">
            <text:p>0</text:p>
          </table:table-cell>
          <table:table-cell table:formula="of:=BIN2HEX(VALUE([.CT49]&amp;[.CT50]&amp;[.CT51]&amp;[.CT52]&amp;[.CT53]&amp;[.CT54]&amp;[.CT55]&amp;[.CT56]))" office:value-type="string" office:string-value="0" calcext:value-type="string">
            <text:p>0</text:p>
          </table:table-cell>
          <table:table-cell table:formula="of:=BIN2HEX(VALUE([.CU49]&amp;[.CU50]&amp;[.CU51]&amp;[.CU52]&amp;[.CU53]&amp;[.CU54]&amp;[.CU55]&amp;[.CU56]))" office:value-type="string" office:string-value="0" calcext:value-type="string">
            <text:p>0</text:p>
          </table:table-cell>
          <table:table-cell table:formula="of:=BIN2HEX(VALUE([.CV49]&amp;[.CV50]&amp;[.CV51]&amp;[.CV52]&amp;[.CV53]&amp;[.CV54]&amp;[.CV55]&amp;[.CV56]))" office:value-type="string" office:string-value="0" calcext:value-type="string">
            <text:p>0</text:p>
          </table:table-cell>
          <table:table-cell table:formula="of:=BIN2HEX(VALUE([.CW49]&amp;[.CW50]&amp;[.CW51]&amp;[.CW52]&amp;[.CW53]&amp;[.CW54]&amp;[.CW55]&amp;[.CW56]))" office:value-type="string" office:string-value="0" calcext:value-type="string">
            <text:p>0</text:p>
          </table:table-cell>
          <table:table-cell table:formula="of:=BIN2HEX(VALUE([.CX49]&amp;[.CX50]&amp;[.CX51]&amp;[.CX52]&amp;[.CX53]&amp;[.CX54]&amp;[.CX55]&amp;[.CX56]))" office:value-type="string" office:string-value="0" calcext:value-type="string">
            <text:p>0</text:p>
          </table:table-cell>
          <table:table-cell table:formula="of:=BIN2HEX(VALUE([.CY49]&amp;[.CY50]&amp;[.CY51]&amp;[.CY52]&amp;[.CY53]&amp;[.CY54]&amp;[.CY55]&amp;[.CY56]))" office:value-type="string" office:string-value="0" calcext:value-type="string">
            <text:p>0</text:p>
          </table:table-cell>
          <table:table-cell table:formula="of:=BIN2HEX(VALUE([.CZ49]&amp;[.CZ50]&amp;[.CZ51]&amp;[.CZ52]&amp;[.CZ53]&amp;[.CZ54]&amp;[.CZ55]&amp;[.CZ56]))" office:value-type="string" office:string-value="0" calcext:value-type="string">
            <text:p>0</text:p>
          </table:table-cell>
          <table:table-cell table:formula="of:=BIN2HEX(VALUE([.DA49]&amp;[.DA50]&amp;[.DA51]&amp;[.DA52]&amp;[.DA53]&amp;[.DA54]&amp;[.DA55]&amp;[.DA56]))" office:value-type="string" office:string-value="0" calcext:value-type="string">
            <text:p>0</text:p>
          </table:table-cell>
          <table:table-cell table:formula="of:=BIN2HEX(VALUE([.DB49]&amp;[.DB50]&amp;[.DB51]&amp;[.DB52]&amp;[.DB53]&amp;[.DB54]&amp;[.DB55]&amp;[.DB56]))" office:value-type="string" office:string-value="0" calcext:value-type="string">
            <text:p>0</text:p>
          </table:table-cell>
          <table:table-cell table:formula="of:=BIN2HEX(VALUE([.DC49]&amp;[.DC50]&amp;[.DC51]&amp;[.DC52]&amp;[.DC53]&amp;[.DC54]&amp;[.DC55]&amp;[.DC56]))" office:value-type="string" office:string-value="0" calcext:value-type="string">
            <text:p>0</text:p>
          </table:table-cell>
          <table:table-cell table:formula="of:=BIN2HEX(VALUE([.DD49]&amp;[.DD50]&amp;[.DD51]&amp;[.DD52]&amp;[.DD53]&amp;[.DD54]&amp;[.DD55]&amp;[.DD56]))" office:value-type="string" office:string-value="0" calcext:value-type="string">
            <text:p>0</text:p>
          </table:table-cell>
          <table:table-cell table:formula="of:=BIN2HEX(VALUE([.DE49]&amp;[.DE50]&amp;[.DE51]&amp;[.DE52]&amp;[.DE53]&amp;[.DE54]&amp;[.DE55]&amp;[.DE56]))" office:value-type="string" office:string-value="0" calcext:value-type="string">
            <text:p>0</text:p>
          </table:table-cell>
          <table:table-cell table:formula="of:=BIN2HEX(VALUE([.DF49]&amp;[.DF50]&amp;[.DF51]&amp;[.DF52]&amp;[.DF53]&amp;[.DF54]&amp;[.DF55]&amp;[.DF56]))" office:value-type="string" office:string-value="0" calcext:value-type="string">
            <text:p>0</text:p>
          </table:table-cell>
          <table:table-cell table:formula="of:=BIN2HEX(VALUE([.DG49]&amp;[.DG50]&amp;[.DG51]&amp;[.DG52]&amp;[.DG53]&amp;[.DG54]&amp;[.DG55]&amp;[.DG56]))" office:value-type="string" office:string-value="0" calcext:value-type="string">
            <text:p>0</text:p>
          </table:table-cell>
          <table:table-cell table:formula="of:=BIN2HEX(VALUE([.DH49]&amp;[.DH50]&amp;[.DH51]&amp;[.DH52]&amp;[.DH53]&amp;[.DH54]&amp;[.DH55]&amp;[.DH56]))" office:value-type="string" office:string-value="0" calcext:value-type="string">
            <text:p>0</text:p>
          </table:table-cell>
          <table:table-cell table:formula="of:=BIN2HEX(VALUE([.DI49]&amp;[.DI50]&amp;[.DI51]&amp;[.DI52]&amp;[.DI53]&amp;[.DI54]&amp;[.DI55]&amp;[.DI56]))" office:value-type="string" office:string-value="0" calcext:value-type="string">
            <text:p>0</text:p>
          </table:table-cell>
          <table:table-cell table:formula="of:=BIN2HEX(VALUE([.DJ49]&amp;[.DJ50]&amp;[.DJ51]&amp;[.DJ52]&amp;[.DJ53]&amp;[.DJ54]&amp;[.DJ55]&amp;[.DJ56]))" office:value-type="string" office:string-value="0" calcext:value-type="string">
            <text:p>0</text:p>
          </table:table-cell>
          <table:table-cell table:formula="of:=BIN2HEX(VALUE([.DK49]&amp;[.DK50]&amp;[.DK51]&amp;[.DK52]&amp;[.DK53]&amp;[.DK54]&amp;[.DK55]&amp;[.DK56]))" office:value-type="string" office:string-value="0" calcext:value-type="string">
            <text:p>0</text:p>
          </table:table-cell>
          <table:table-cell table:formula="of:=BIN2HEX(VALUE([.DL49]&amp;[.DL50]&amp;[.DL51]&amp;[.DL52]&amp;[.DL53]&amp;[.DL54]&amp;[.DL55]&amp;[.DL56]))" office:value-type="string" office:string-value="0" calcext:value-type="string">
            <text:p>0</text:p>
          </table:table-cell>
          <table:table-cell table:formula="of:=BIN2HEX(VALUE([.DM49]&amp;[.DM50]&amp;[.DM51]&amp;[.DM52]&amp;[.DM53]&amp;[.DM54]&amp;[.DM55]&amp;[.DM56]))" office:value-type="string" office:string-value="0" calcext:value-type="string">
            <text:p>0</text:p>
          </table:table-cell>
          <table:table-cell table:formula="of:=BIN2HEX(VALUE([.DN49]&amp;[.DN50]&amp;[.DN51]&amp;[.DN52]&amp;[.DN53]&amp;[.DN54]&amp;[.DN55]&amp;[.DN56]))" office:value-type="string" office:string-value="0" calcext:value-type="string">
            <text:p>0</text:p>
          </table:table-cell>
          <table:table-cell table:formula="of:=BIN2HEX(VALUE([.DO49]&amp;[.DO50]&amp;[.DO51]&amp;[.DO52]&amp;[.DO53]&amp;[.DO54]&amp;[.DO55]&amp;[.DO56]))" office:value-type="string" office:string-value="0" calcext:value-type="string">
            <text:p>0</text:p>
          </table:table-cell>
          <table:table-cell table:formula="of:=BIN2HEX(VALUE([.DP49]&amp;[.DP50]&amp;[.DP51]&amp;[.DP52]&amp;[.DP53]&amp;[.DP54]&amp;[.DP55]&amp;[.DP56]))" office:value-type="string" office:string-value="0" calcext:value-type="string">
            <text:p>0</text:p>
          </table:table-cell>
          <table:table-cell table:formula="of:=BIN2HEX(VALUE([.DQ49]&amp;[.DQ50]&amp;[.DQ51]&amp;[.DQ52]&amp;[.DQ53]&amp;[.DQ54]&amp;[.DQ55]&amp;[.DQ56]))" office:value-type="string" office:string-value="0" calcext:value-type="string">
            <text:p>0</text:p>
          </table:table-cell>
          <table:table-cell table:formula="of:=BIN2HEX(VALUE([.DR49]&amp;[.DR50]&amp;[.DR51]&amp;[.DR52]&amp;[.DR53]&amp;[.DR54]&amp;[.DR55]&amp;[.DR56]))" office:value-type="string" office:string-value="0" calcext:value-type="string">
            <text:p>0</text:p>
          </table:table-cell>
          <table:table-cell table:formula="of:=BIN2HEX(VALUE([.DS49]&amp;[.DS50]&amp;[.DS51]&amp;[.DS52]&amp;[.DS53]&amp;[.DS54]&amp;[.DS55]&amp;[.DS56]))" office:value-type="string" office:string-value="0" calcext:value-type="string">
            <text:p>0</text:p>
          </table:table-cell>
          <table:table-cell table:formula="of:=BIN2HEX(VALUE([.DT49]&amp;[.DT50]&amp;[.DT51]&amp;[.DT52]&amp;[.DT53]&amp;[.DT54]&amp;[.DT55]&amp;[.DT56]))" office:value-type="string" office:string-value="0" calcext:value-type="string">
            <text:p>0</text:p>
          </table:table-cell>
          <table:table-cell table:formula="of:=BIN2HEX(VALUE([.DU49]&amp;[.DU50]&amp;[.DU51]&amp;[.DU52]&amp;[.DU53]&amp;[.DU54]&amp;[.DU55]&amp;[.DU56]))" office:value-type="string" office:string-value="0" calcext:value-type="string">
            <text:p>0</text:p>
          </table:table-cell>
          <table:table-cell table:formula="of:=BIN2HEX(VALUE([.DV49]&amp;[.DV50]&amp;[.DV51]&amp;[.DV52]&amp;[.DV53]&amp;[.DV54]&amp;[.DV55]&amp;[.DV56]))" office:value-type="string" office:string-value="0" calcext:value-type="string">
            <text:p>0</text:p>
          </table:table-cell>
          <table:table-cell table:formula="of:=BIN2HEX(VALUE([.DW49]&amp;[.DW50]&amp;[.DW51]&amp;[.DW52]&amp;[.DW53]&amp;[.DW54]&amp;[.DW55]&amp;[.DW56]))" office:value-type="string" office:string-value="0" calcext:value-type="string">
            <text:p>0</text:p>
          </table:table-cell>
          <table:table-cell table:formula="of:=BIN2HEX(VALUE([.DX49]&amp;[.DX50]&amp;[.DX51]&amp;[.DX52]&amp;[.DX53]&amp;[.DX54]&amp;[.DX55]&amp;[.DX56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BIN2HEX(VALUE([.A57]&amp;[.A58]&amp;[.A59]&amp;[.A60]&amp;[.A61]&amp;[.A62]&amp;[.A63]&amp;[.A64]))" office:value-type="string" office:string-value="0" calcext:value-type="string">
            <text:p>0</text:p>
          </table:table-cell>
          <table:table-cell table:formula="of:=BIN2HEX(VALUE([.B57]&amp;[.B58]&amp;[.B59]&amp;[.B60]&amp;[.B61]&amp;[.B62]&amp;[.B63]&amp;[.B64]))" office:value-type="string" office:string-value="0" calcext:value-type="string">
            <text:p>0</text:p>
          </table:table-cell>
          <table:table-cell table:formula="of:=BIN2HEX(VALUE([.C57]&amp;[.C58]&amp;[.C59]&amp;[.C60]&amp;[.C61]&amp;[.C62]&amp;[.C63]&amp;[.C64]))" office:value-type="string" office:string-value="0" calcext:value-type="string">
            <text:p>0</text:p>
          </table:table-cell>
          <table:table-cell table:formula="of:=BIN2HEX(VALUE([.D57]&amp;[.D58]&amp;[.D59]&amp;[.D60]&amp;[.D61]&amp;[.D62]&amp;[.D63]&amp;[.D64]))" office:value-type="string" office:string-value="0" calcext:value-type="string">
            <text:p>0</text:p>
          </table:table-cell>
          <table:table-cell table:formula="of:=BIN2HEX(VALUE([.E57]&amp;[.E58]&amp;[.E59]&amp;[.E60]&amp;[.E61]&amp;[.E62]&amp;[.E63]&amp;[.E64]))" office:value-type="string" office:string-value="0" calcext:value-type="string">
            <text:p>0</text:p>
          </table:table-cell>
          <table:table-cell table:formula="of:=BIN2HEX(VALUE([.F57]&amp;[.F58]&amp;[.F59]&amp;[.F60]&amp;[.F61]&amp;[.F62]&amp;[.F63]&amp;[.F64]))" office:value-type="string" office:string-value="0" calcext:value-type="string">
            <text:p>0</text:p>
          </table:table-cell>
          <table:table-cell table:formula="of:=BIN2HEX(VALUE([.G57]&amp;[.G58]&amp;[.G59]&amp;[.G60]&amp;[.G61]&amp;[.G62]&amp;[.G63]&amp;[.G64]))" office:value-type="string" office:string-value="0" calcext:value-type="string">
            <text:p>0</text:p>
          </table:table-cell>
          <table:table-cell table:formula="of:=BIN2HEX(VALUE([.H57]&amp;[.H58]&amp;[.H59]&amp;[.H60]&amp;[.H61]&amp;[.H62]&amp;[.H63]&amp;[.H64]))" office:value-type="string" office:string-value="0" calcext:value-type="string">
            <text:p>0</text:p>
          </table:table-cell>
          <table:table-cell table:formula="of:=BIN2HEX(VALUE([.I57]&amp;[.I58]&amp;[.I59]&amp;[.I60]&amp;[.I61]&amp;[.I62]&amp;[.I63]&amp;[.I64]))" office:value-type="string" office:string-value="0" calcext:value-type="string">
            <text:p>0</text:p>
          </table:table-cell>
          <table:table-cell table:formula="of:=BIN2HEX(VALUE([.J57]&amp;[.J58]&amp;[.J59]&amp;[.J60]&amp;[.J61]&amp;[.J62]&amp;[.J63]&amp;[.J64]))" office:value-type="string" office:string-value="0" calcext:value-type="string">
            <text:p>0</text:p>
          </table:table-cell>
          <table:table-cell table:formula="of:=BIN2HEX(VALUE([.K57]&amp;[.K58]&amp;[.K59]&amp;[.K60]&amp;[.K61]&amp;[.K62]&amp;[.K63]&amp;[.K64]))" office:value-type="string" office:string-value="0" calcext:value-type="string">
            <text:p>0</text:p>
          </table:table-cell>
          <table:table-cell table:formula="of:=BIN2HEX(VALUE([.L57]&amp;[.L58]&amp;[.L59]&amp;[.L60]&amp;[.L61]&amp;[.L62]&amp;[.L63]&amp;[.L64]))" office:value-type="string" office:string-value="0" calcext:value-type="string">
            <text:p>0</text:p>
          </table:table-cell>
          <table:table-cell table:formula="of:=BIN2HEX(VALUE([.M57]&amp;[.M58]&amp;[.M59]&amp;[.M60]&amp;[.M61]&amp;[.M62]&amp;[.M63]&amp;[.M64]))" office:value-type="string" office:string-value="0" calcext:value-type="string">
            <text:p>0</text:p>
          </table:table-cell>
          <table:table-cell table:formula="of:=BIN2HEX(VALUE([.N57]&amp;[.N58]&amp;[.N59]&amp;[.N60]&amp;[.N61]&amp;[.N62]&amp;[.N63]&amp;[.N64]))" office:value-type="string" office:string-value="0" calcext:value-type="string">
            <text:p>0</text:p>
          </table:table-cell>
          <table:table-cell table:formula="of:=BIN2HEX(VALUE([.O57]&amp;[.O58]&amp;[.O59]&amp;[.O60]&amp;[.O61]&amp;[.O62]&amp;[.O63]&amp;[.O64]))" office:value-type="string" office:string-value="0" calcext:value-type="string">
            <text:p>0</text:p>
          </table:table-cell>
          <table:table-cell table:formula="of:=BIN2HEX(VALUE([.P57]&amp;[.P58]&amp;[.P59]&amp;[.P60]&amp;[.P61]&amp;[.P62]&amp;[.P63]&amp;[.P64]))" office:value-type="string" office:string-value="0" calcext:value-type="string">
            <text:p>0</text:p>
          </table:table-cell>
          <table:table-cell table:formula="of:=BIN2HEX(VALUE([.Q57]&amp;[.Q58]&amp;[.Q59]&amp;[.Q60]&amp;[.Q61]&amp;[.Q62]&amp;[.Q63]&amp;[.Q64]))" office:value-type="string" office:string-value="0" calcext:value-type="string">
            <text:p>0</text:p>
          </table:table-cell>
          <table:table-cell table:formula="of:=BIN2HEX(VALUE([.R57]&amp;[.R58]&amp;[.R59]&amp;[.R60]&amp;[.R61]&amp;[.R62]&amp;[.R63]&amp;[.R64]))" office:value-type="string" office:string-value="0" calcext:value-type="string">
            <text:p>0</text:p>
          </table:table-cell>
          <table:table-cell table:formula="of:=BIN2HEX(VALUE([.S57]&amp;[.S58]&amp;[.S59]&amp;[.S60]&amp;[.S61]&amp;[.S62]&amp;[.S63]&amp;[.S64]))" office:value-type="string" office:string-value="0" calcext:value-type="string">
            <text:p>0</text:p>
          </table:table-cell>
          <table:table-cell table:formula="of:=BIN2HEX(VALUE([.T57]&amp;[.T58]&amp;[.T59]&amp;[.T60]&amp;[.T61]&amp;[.T62]&amp;[.T63]&amp;[.T64]))" office:value-type="string" office:string-value="0" calcext:value-type="string">
            <text:p>0</text:p>
          </table:table-cell>
          <table:table-cell table:formula="of:=BIN2HEX(VALUE([.U57]&amp;[.U58]&amp;[.U59]&amp;[.U60]&amp;[.U61]&amp;[.U62]&amp;[.U63]&amp;[.U64]))" office:value-type="string" office:string-value="0" calcext:value-type="string">
            <text:p>0</text:p>
          </table:table-cell>
          <table:table-cell table:formula="of:=BIN2HEX(VALUE([.V57]&amp;[.V58]&amp;[.V59]&amp;[.V60]&amp;[.V61]&amp;[.V62]&amp;[.V63]&amp;[.V64]))" office:value-type="string" office:string-value="0" calcext:value-type="string">
            <text:p>0</text:p>
          </table:table-cell>
          <table:table-cell table:formula="of:=BIN2HEX(VALUE([.W57]&amp;[.W58]&amp;[.W59]&amp;[.W60]&amp;[.W61]&amp;[.W62]&amp;[.W63]&amp;[.W64]))" office:value-type="string" office:string-value="0" calcext:value-type="string">
            <text:p>0</text:p>
          </table:table-cell>
          <table:table-cell table:formula="of:=BIN2HEX(VALUE([.X57]&amp;[.X58]&amp;[.X59]&amp;[.X60]&amp;[.X61]&amp;[.X62]&amp;[.X63]&amp;[.X64]))" office:value-type="string" office:string-value="0" calcext:value-type="string">
            <text:p>0</text:p>
          </table:table-cell>
          <table:table-cell table:formula="of:=BIN2HEX(VALUE([.Y57]&amp;[.Y58]&amp;[.Y59]&amp;[.Y60]&amp;[.Y61]&amp;[.Y62]&amp;[.Y63]&amp;[.Y64]))" office:value-type="string" office:string-value="0" calcext:value-type="string">
            <text:p>0</text:p>
          </table:table-cell>
          <table:table-cell table:formula="of:=BIN2HEX(VALUE([.Z57]&amp;[.Z58]&amp;[.Z59]&amp;[.Z60]&amp;[.Z61]&amp;[.Z62]&amp;[.Z63]&amp;[.Z64]))" office:value-type="string" office:string-value="0" calcext:value-type="string">
            <text:p>0</text:p>
          </table:table-cell>
          <table:table-cell table:formula="of:=BIN2HEX(VALUE([.AA57]&amp;[.AA58]&amp;[.AA59]&amp;[.AA60]&amp;[.AA61]&amp;[.AA62]&amp;[.AA63]&amp;[.AA64]))" office:value-type="string" office:string-value="0" calcext:value-type="string">
            <text:p>0</text:p>
          </table:table-cell>
          <table:table-cell table:formula="of:=BIN2HEX(VALUE([.AB57]&amp;[.AB58]&amp;[.AB59]&amp;[.AB60]&amp;[.AB61]&amp;[.AB62]&amp;[.AB63]&amp;[.AB64]))" office:value-type="string" office:string-value="0" calcext:value-type="string">
            <text:p>0</text:p>
          </table:table-cell>
          <table:table-cell table:formula="of:=BIN2HEX(VALUE([.AC57]&amp;[.AC58]&amp;[.AC59]&amp;[.AC60]&amp;[.AC61]&amp;[.AC62]&amp;[.AC63]&amp;[.AC64]))" office:value-type="string" office:string-value="0" calcext:value-type="string">
            <text:p>0</text:p>
          </table:table-cell>
          <table:table-cell table:formula="of:=BIN2HEX(VALUE([.AD57]&amp;[.AD58]&amp;[.AD59]&amp;[.AD60]&amp;[.AD61]&amp;[.AD62]&amp;[.AD63]&amp;[.AD64]))" office:value-type="string" office:string-value="0" calcext:value-type="string">
            <text:p>0</text:p>
          </table:table-cell>
          <table:table-cell table:formula="of:=BIN2HEX(VALUE([.AE57]&amp;[.AE58]&amp;[.AE59]&amp;[.AE60]&amp;[.AE61]&amp;[.AE62]&amp;[.AE63]&amp;[.AE64]))" office:value-type="string" office:string-value="0" calcext:value-type="string">
            <text:p>0</text:p>
          </table:table-cell>
          <table:table-cell table:formula="of:=BIN2HEX(VALUE([.AF57]&amp;[.AF58]&amp;[.AF59]&amp;[.AF60]&amp;[.AF61]&amp;[.AF62]&amp;[.AF63]&amp;[.AF64]))" office:value-type="string" office:string-value="0" calcext:value-type="string">
            <text:p>0</text:p>
          </table:table-cell>
          <table:table-cell table:formula="of:=BIN2HEX(VALUE([.AG57]&amp;[.AG58]&amp;[.AG59]&amp;[.AG60]&amp;[.AG61]&amp;[.AG62]&amp;[.AG63]&amp;[.AG64]))" office:value-type="string" office:string-value="0" calcext:value-type="string">
            <text:p>0</text:p>
          </table:table-cell>
          <table:table-cell table:formula="of:=BIN2HEX(VALUE([.AH57]&amp;[.AH58]&amp;[.AH59]&amp;[.AH60]&amp;[.AH61]&amp;[.AH62]&amp;[.AH63]&amp;[.AH64]))" office:value-type="string" office:string-value="0" calcext:value-type="string">
            <text:p>0</text:p>
          </table:table-cell>
          <table:table-cell table:formula="of:=BIN2HEX(VALUE([.AI57]&amp;[.AI58]&amp;[.AI59]&amp;[.AI60]&amp;[.AI61]&amp;[.AI62]&amp;[.AI63]&amp;[.AI64]))" office:value-type="string" office:string-value="0" calcext:value-type="string">
            <text:p>0</text:p>
          </table:table-cell>
          <table:table-cell table:formula="of:=BIN2HEX(VALUE([.AJ57]&amp;[.AJ58]&amp;[.AJ59]&amp;[.AJ60]&amp;[.AJ61]&amp;[.AJ62]&amp;[.AJ63]&amp;[.AJ64]))" office:value-type="string" office:string-value="0" calcext:value-type="string">
            <text:p>0</text:p>
          </table:table-cell>
          <table:table-cell table:formula="of:=BIN2HEX(VALUE([.AK57]&amp;[.AK58]&amp;[.AK59]&amp;[.AK60]&amp;[.AK61]&amp;[.AK62]&amp;[.AK63]&amp;[.AK64]))" office:value-type="string" office:string-value="0" calcext:value-type="string">
            <text:p>0</text:p>
          </table:table-cell>
          <table:table-cell table:formula="of:=BIN2HEX(VALUE([.AL57]&amp;[.AL58]&amp;[.AL59]&amp;[.AL60]&amp;[.AL61]&amp;[.AL62]&amp;[.AL63]&amp;[.AL64]))" office:value-type="string" office:string-value="0" calcext:value-type="string">
            <text:p>0</text:p>
          </table:table-cell>
          <table:table-cell table:formula="of:=BIN2HEX(VALUE([.AM57]&amp;[.AM58]&amp;[.AM59]&amp;[.AM60]&amp;[.AM61]&amp;[.AM62]&amp;[.AM63]&amp;[.AM64]))" office:value-type="string" office:string-value="0" calcext:value-type="string">
            <text:p>0</text:p>
          </table:table-cell>
          <table:table-cell table:formula="of:=BIN2HEX(VALUE([.AN57]&amp;[.AN58]&amp;[.AN59]&amp;[.AN60]&amp;[.AN61]&amp;[.AN62]&amp;[.AN63]&amp;[.AN64]))" office:value-type="string" office:string-value="0" calcext:value-type="string">
            <text:p>0</text:p>
          </table:table-cell>
          <table:table-cell table:formula="of:=BIN2HEX(VALUE([.AO57]&amp;[.AO58]&amp;[.AO59]&amp;[.AO60]&amp;[.AO61]&amp;[.AO62]&amp;[.AO63]&amp;[.AO64]))" office:value-type="string" office:string-value="0" calcext:value-type="string">
            <text:p>0</text:p>
          </table:table-cell>
          <table:table-cell table:formula="of:=BIN2HEX(VALUE([.AP57]&amp;[.AP58]&amp;[.AP59]&amp;[.AP60]&amp;[.AP61]&amp;[.AP62]&amp;[.AP63]&amp;[.AP64]))" office:value-type="string" office:string-value="0" calcext:value-type="string">
            <text:p>0</text:p>
          </table:table-cell>
          <table:table-cell table:formula="of:=BIN2HEX(VALUE([.AQ57]&amp;[.AQ58]&amp;[.AQ59]&amp;[.AQ60]&amp;[.AQ61]&amp;[.AQ62]&amp;[.AQ63]&amp;[.AQ64]))" office:value-type="string" office:string-value="0" calcext:value-type="string">
            <text:p>0</text:p>
          </table:table-cell>
          <table:table-cell table:formula="of:=BIN2HEX(VALUE([.AR57]&amp;[.AR58]&amp;[.AR59]&amp;[.AR60]&amp;[.AR61]&amp;[.AR62]&amp;[.AR63]&amp;[.AR64]))" office:value-type="string" office:string-value="0" calcext:value-type="string">
            <text:p>0</text:p>
          </table:table-cell>
          <table:table-cell table:formula="of:=BIN2HEX(VALUE([.AS57]&amp;[.AS58]&amp;[.AS59]&amp;[.AS60]&amp;[.AS61]&amp;[.AS62]&amp;[.AS63]&amp;[.AS64]))" office:value-type="string" office:string-value="0" calcext:value-type="string">
            <text:p>0</text:p>
          </table:table-cell>
          <table:table-cell table:formula="of:=BIN2HEX(VALUE([.AT57]&amp;[.AT58]&amp;[.AT59]&amp;[.AT60]&amp;[.AT61]&amp;[.AT62]&amp;[.AT63]&amp;[.AT64]))" office:value-type="string" office:string-value="0" calcext:value-type="string">
            <text:p>0</text:p>
          </table:table-cell>
          <table:table-cell table:formula="of:=BIN2HEX(VALUE([.AU57]&amp;[.AU58]&amp;[.AU59]&amp;[.AU60]&amp;[.AU61]&amp;[.AU62]&amp;[.AU63]&amp;[.AU64]))" office:value-type="string" office:string-value="0" calcext:value-type="string">
            <text:p>0</text:p>
          </table:table-cell>
          <table:table-cell table:formula="of:=BIN2HEX(VALUE([.AV57]&amp;[.AV58]&amp;[.AV59]&amp;[.AV60]&amp;[.AV61]&amp;[.AV62]&amp;[.AV63]&amp;[.AV64]))" office:value-type="string" office:string-value="0" calcext:value-type="string">
            <text:p>0</text:p>
          </table:table-cell>
          <table:table-cell table:formula="of:=BIN2HEX(VALUE([.AW57]&amp;[.AW58]&amp;[.AW59]&amp;[.AW60]&amp;[.AW61]&amp;[.AW62]&amp;[.AW63]&amp;[.AW64]))" office:value-type="string" office:string-value="0" calcext:value-type="string">
            <text:p>0</text:p>
          </table:table-cell>
          <table:table-cell table:formula="of:=BIN2HEX(VALUE([.AX57]&amp;[.AX58]&amp;[.AX59]&amp;[.AX60]&amp;[.AX61]&amp;[.AX62]&amp;[.AX63]&amp;[.AX64]))" office:value-type="string" office:string-value="0" calcext:value-type="string">
            <text:p>0</text:p>
          </table:table-cell>
          <table:table-cell table:formula="of:=BIN2HEX(VALUE([.AY57]&amp;[.AY58]&amp;[.AY59]&amp;[.AY60]&amp;[.AY61]&amp;[.AY62]&amp;[.AY63]&amp;[.AY64]))" office:value-type="string" office:string-value="0" calcext:value-type="string">
            <text:p>0</text:p>
          </table:table-cell>
          <table:table-cell table:formula="of:=BIN2HEX(VALUE([.AZ57]&amp;[.AZ58]&amp;[.AZ59]&amp;[.AZ60]&amp;[.AZ61]&amp;[.AZ62]&amp;[.AZ63]&amp;[.AZ64]))" office:value-type="string" office:string-value="0" calcext:value-type="string">
            <text:p>0</text:p>
          </table:table-cell>
          <table:table-cell table:formula="of:=BIN2HEX(VALUE([.BA57]&amp;[.BA58]&amp;[.BA59]&amp;[.BA60]&amp;[.BA61]&amp;[.BA62]&amp;[.BA63]&amp;[.BA64]))" office:value-type="string" office:string-value="0" calcext:value-type="string">
            <text:p>0</text:p>
          </table:table-cell>
          <table:table-cell table:formula="of:=BIN2HEX(VALUE([.BB57]&amp;[.BB58]&amp;[.BB59]&amp;[.BB60]&amp;[.BB61]&amp;[.BB62]&amp;[.BB63]&amp;[.BB64]))" office:value-type="string" office:string-value="0" calcext:value-type="string">
            <text:p>0</text:p>
          </table:table-cell>
          <table:table-cell table:formula="of:=BIN2HEX(VALUE([.BC57]&amp;[.BC58]&amp;[.BC59]&amp;[.BC60]&amp;[.BC61]&amp;[.BC62]&amp;[.BC63]&amp;[.BC64]))" office:value-type="string" office:string-value="0" calcext:value-type="string">
            <text:p>0</text:p>
          </table:table-cell>
          <table:table-cell table:formula="of:=BIN2HEX(VALUE([.BD57]&amp;[.BD58]&amp;[.BD59]&amp;[.BD60]&amp;[.BD61]&amp;[.BD62]&amp;[.BD63]&amp;[.BD64]))" office:value-type="string" office:string-value="0" calcext:value-type="string">
            <text:p>0</text:p>
          </table:table-cell>
          <table:table-cell table:formula="of:=BIN2HEX(VALUE([.BE57]&amp;[.BE58]&amp;[.BE59]&amp;[.BE60]&amp;[.BE61]&amp;[.BE62]&amp;[.BE63]&amp;[.BE64]))" office:value-type="string" office:string-value="0" calcext:value-type="string">
            <text:p>0</text:p>
          </table:table-cell>
          <table:table-cell table:formula="of:=BIN2HEX(VALUE([.BF57]&amp;[.BF58]&amp;[.BF59]&amp;[.BF60]&amp;[.BF61]&amp;[.BF62]&amp;[.BF63]&amp;[.BF64]))" office:value-type="string" office:string-value="0" calcext:value-type="string">
            <text:p>0</text:p>
          </table:table-cell>
          <table:table-cell table:formula="of:=BIN2HEX(VALUE([.BG57]&amp;[.BG58]&amp;[.BG59]&amp;[.BG60]&amp;[.BG61]&amp;[.BG62]&amp;[.BG63]&amp;[.BG64]))" office:value-type="string" office:string-value="0" calcext:value-type="string">
            <text:p>0</text:p>
          </table:table-cell>
          <table:table-cell table:formula="of:=BIN2HEX(VALUE([.BH57]&amp;[.BH58]&amp;[.BH59]&amp;[.BH60]&amp;[.BH61]&amp;[.BH62]&amp;[.BH63]&amp;[.BH64]))" office:value-type="string" office:string-value="0" calcext:value-type="string">
            <text:p>0</text:p>
          </table:table-cell>
          <table:table-cell table:formula="of:=BIN2HEX(VALUE([.BI57]&amp;[.BI58]&amp;[.BI59]&amp;[.BI60]&amp;[.BI61]&amp;[.BI62]&amp;[.BI63]&amp;[.BI64]))" office:value-type="string" office:string-value="0" calcext:value-type="string">
            <text:p>0</text:p>
          </table:table-cell>
          <table:table-cell table:formula="of:=BIN2HEX(VALUE([.BJ57]&amp;[.BJ58]&amp;[.BJ59]&amp;[.BJ60]&amp;[.BJ61]&amp;[.BJ62]&amp;[.BJ63]&amp;[.BJ64]))" office:value-type="string" office:string-value="0" calcext:value-type="string">
            <text:p>0</text:p>
          </table:table-cell>
          <table:table-cell table:formula="of:=BIN2HEX(VALUE([.BK57]&amp;[.BK58]&amp;[.BK59]&amp;[.BK60]&amp;[.BK61]&amp;[.BK62]&amp;[.BK63]&amp;[.BK64]))" office:value-type="string" office:string-value="0" calcext:value-type="string">
            <text:p>0</text:p>
          </table:table-cell>
          <table:table-cell table:formula="of:=BIN2HEX(VALUE([.BL57]&amp;[.BL58]&amp;[.BL59]&amp;[.BL60]&amp;[.BL61]&amp;[.BL62]&amp;[.BL63]&amp;[.BL64]))" office:value-type="string" office:string-value="0" calcext:value-type="string">
            <text:p>0</text:p>
          </table:table-cell>
          <table:table-cell table:formula="of:=BIN2HEX(VALUE([.BM57]&amp;[.BM58]&amp;[.BM59]&amp;[.BM60]&amp;[.BM61]&amp;[.BM62]&amp;[.BM63]&amp;[.BM64]))" office:value-type="string" office:string-value="0" calcext:value-type="string">
            <text:p>0</text:p>
          </table:table-cell>
          <table:table-cell table:formula="of:=BIN2HEX(VALUE([.BN57]&amp;[.BN58]&amp;[.BN59]&amp;[.BN60]&amp;[.BN61]&amp;[.BN62]&amp;[.BN63]&amp;[.BN64]))" office:value-type="string" office:string-value="0" calcext:value-type="string">
            <text:p>0</text:p>
          </table:table-cell>
          <table:table-cell table:formula="of:=BIN2HEX(VALUE([.BO57]&amp;[.BO58]&amp;[.BO59]&amp;[.BO60]&amp;[.BO61]&amp;[.BO62]&amp;[.BO63]&amp;[.BO64]))" office:value-type="string" office:string-value="0" calcext:value-type="string">
            <text:p>0</text:p>
          </table:table-cell>
          <table:table-cell table:formula="of:=BIN2HEX(VALUE([.BP57]&amp;[.BP58]&amp;[.BP59]&amp;[.BP60]&amp;[.BP61]&amp;[.BP62]&amp;[.BP63]&amp;[.BP64]))" office:value-type="string" office:string-value="0" calcext:value-type="string">
            <text:p>0</text:p>
          </table:table-cell>
          <table:table-cell table:formula="of:=BIN2HEX(VALUE([.BQ57]&amp;[.BQ58]&amp;[.BQ59]&amp;[.BQ60]&amp;[.BQ61]&amp;[.BQ62]&amp;[.BQ63]&amp;[.BQ64]))" office:value-type="string" office:string-value="0" calcext:value-type="string">
            <text:p>0</text:p>
          </table:table-cell>
          <table:table-cell table:formula="of:=BIN2HEX(VALUE([.BR57]&amp;[.BR58]&amp;[.BR59]&amp;[.BR60]&amp;[.BR61]&amp;[.BR62]&amp;[.BR63]&amp;[.BR64]))" office:value-type="string" office:string-value="0" calcext:value-type="string">
            <text:p>0</text:p>
          </table:table-cell>
          <table:table-cell table:formula="of:=BIN2HEX(VALUE([.BS57]&amp;[.BS58]&amp;[.BS59]&amp;[.BS60]&amp;[.BS61]&amp;[.BS62]&amp;[.BS63]&amp;[.BS64]))" office:value-type="string" office:string-value="0" calcext:value-type="string">
            <text:p>0</text:p>
          </table:table-cell>
          <table:table-cell table:formula="of:=BIN2HEX(VALUE([.BT57]&amp;[.BT58]&amp;[.BT59]&amp;[.BT60]&amp;[.BT61]&amp;[.BT62]&amp;[.BT63]&amp;[.BT64]))" office:value-type="string" office:string-value="0" calcext:value-type="string">
            <text:p>0</text:p>
          </table:table-cell>
          <table:table-cell table:formula="of:=BIN2HEX(VALUE([.BU57]&amp;[.BU58]&amp;[.BU59]&amp;[.BU60]&amp;[.BU61]&amp;[.BU62]&amp;[.BU63]&amp;[.BU64]))" office:value-type="string" office:string-value="0" calcext:value-type="string">
            <text:p>0</text:p>
          </table:table-cell>
          <table:table-cell table:formula="of:=BIN2HEX(VALUE([.BV57]&amp;[.BV58]&amp;[.BV59]&amp;[.BV60]&amp;[.BV61]&amp;[.BV62]&amp;[.BV63]&amp;[.BV64]))" office:value-type="string" office:string-value="0" calcext:value-type="string">
            <text:p>0</text:p>
          </table:table-cell>
          <table:table-cell table:formula="of:=BIN2HEX(VALUE([.BW57]&amp;[.BW58]&amp;[.BW59]&amp;[.BW60]&amp;[.BW61]&amp;[.BW62]&amp;[.BW63]&amp;[.BW64]))" office:value-type="string" office:string-value="0" calcext:value-type="string">
            <text:p>0</text:p>
          </table:table-cell>
          <table:table-cell table:formula="of:=BIN2HEX(VALUE([.BX57]&amp;[.BX58]&amp;[.BX59]&amp;[.BX60]&amp;[.BX61]&amp;[.BX62]&amp;[.BX63]&amp;[.BX64]))" office:value-type="string" office:string-value="0" calcext:value-type="string">
            <text:p>0</text:p>
          </table:table-cell>
          <table:table-cell table:formula="of:=BIN2HEX(VALUE([.BY57]&amp;[.BY58]&amp;[.BY59]&amp;[.BY60]&amp;[.BY61]&amp;[.BY62]&amp;[.BY63]&amp;[.BY64]))" office:value-type="string" office:string-value="0" calcext:value-type="string">
            <text:p>0</text:p>
          </table:table-cell>
          <table:table-cell table:formula="of:=BIN2HEX(VALUE([.BZ57]&amp;[.BZ58]&amp;[.BZ59]&amp;[.BZ60]&amp;[.BZ61]&amp;[.BZ62]&amp;[.BZ63]&amp;[.BZ64]))" office:value-type="string" office:string-value="0" calcext:value-type="string">
            <text:p>0</text:p>
          </table:table-cell>
          <table:table-cell table:formula="of:=BIN2HEX(VALUE([.CA57]&amp;[.CA58]&amp;[.CA59]&amp;[.CA60]&amp;[.CA61]&amp;[.CA62]&amp;[.CA63]&amp;[.CA64]))" office:value-type="string" office:string-value="0" calcext:value-type="string">
            <text:p>0</text:p>
          </table:table-cell>
          <table:table-cell table:formula="of:=BIN2HEX(VALUE([.CB57]&amp;[.CB58]&amp;[.CB59]&amp;[.CB60]&amp;[.CB61]&amp;[.CB62]&amp;[.CB63]&amp;[.CB64]))" office:value-type="string" office:string-value="0" calcext:value-type="string">
            <text:p>0</text:p>
          </table:table-cell>
          <table:table-cell table:formula="of:=BIN2HEX(VALUE([.CC57]&amp;[.CC58]&amp;[.CC59]&amp;[.CC60]&amp;[.CC61]&amp;[.CC62]&amp;[.CC63]&amp;[.CC64]))" office:value-type="string" office:string-value="0" calcext:value-type="string">
            <text:p>0</text:p>
          </table:table-cell>
          <table:table-cell table:formula="of:=BIN2HEX(VALUE([.CD57]&amp;[.CD58]&amp;[.CD59]&amp;[.CD60]&amp;[.CD61]&amp;[.CD62]&amp;[.CD63]&amp;[.CD64]))" office:value-type="string" office:string-value="0" calcext:value-type="string">
            <text:p>0</text:p>
          </table:table-cell>
          <table:table-cell table:formula="of:=BIN2HEX(VALUE([.CE57]&amp;[.CE58]&amp;[.CE59]&amp;[.CE60]&amp;[.CE61]&amp;[.CE62]&amp;[.CE63]&amp;[.CE64]))" office:value-type="string" office:string-value="0" calcext:value-type="string">
            <text:p>0</text:p>
          </table:table-cell>
          <table:table-cell table:formula="of:=BIN2HEX(VALUE([.CF57]&amp;[.CF58]&amp;[.CF59]&amp;[.CF60]&amp;[.CF61]&amp;[.CF62]&amp;[.CF63]&amp;[.CF64]))" office:value-type="string" office:string-value="0" calcext:value-type="string">
            <text:p>0</text:p>
          </table:table-cell>
          <table:table-cell table:formula="of:=BIN2HEX(VALUE([.CG57]&amp;[.CG58]&amp;[.CG59]&amp;[.CG60]&amp;[.CG61]&amp;[.CG62]&amp;[.CG63]&amp;[.CG64]))" office:value-type="string" office:string-value="0" calcext:value-type="string">
            <text:p>0</text:p>
          </table:table-cell>
          <table:table-cell table:formula="of:=BIN2HEX(VALUE([.CH57]&amp;[.CH58]&amp;[.CH59]&amp;[.CH60]&amp;[.CH61]&amp;[.CH62]&amp;[.CH63]&amp;[.CH64]))" office:value-type="string" office:string-value="0" calcext:value-type="string">
            <text:p>0</text:p>
          </table:table-cell>
          <table:table-cell table:formula="of:=BIN2HEX(VALUE([.CI57]&amp;[.CI58]&amp;[.CI59]&amp;[.CI60]&amp;[.CI61]&amp;[.CI62]&amp;[.CI63]&amp;[.CI64]))" office:value-type="string" office:string-value="0" calcext:value-type="string">
            <text:p>0</text:p>
          </table:table-cell>
          <table:table-cell table:formula="of:=BIN2HEX(VALUE([.CJ57]&amp;[.CJ58]&amp;[.CJ59]&amp;[.CJ60]&amp;[.CJ61]&amp;[.CJ62]&amp;[.CJ63]&amp;[.CJ64]))" office:value-type="string" office:string-value="0" calcext:value-type="string">
            <text:p>0</text:p>
          </table:table-cell>
          <table:table-cell table:formula="of:=BIN2HEX(VALUE([.CK57]&amp;[.CK58]&amp;[.CK59]&amp;[.CK60]&amp;[.CK61]&amp;[.CK62]&amp;[.CK63]&amp;[.CK64]))" office:value-type="string" office:string-value="0" calcext:value-type="string">
            <text:p>0</text:p>
          </table:table-cell>
          <table:table-cell table:formula="of:=BIN2HEX(VALUE([.CL57]&amp;[.CL58]&amp;[.CL59]&amp;[.CL60]&amp;[.CL61]&amp;[.CL62]&amp;[.CL63]&amp;[.CL64]))" office:value-type="string" office:string-value="0" calcext:value-type="string">
            <text:p>0</text:p>
          </table:table-cell>
          <table:table-cell table:formula="of:=BIN2HEX(VALUE([.CM57]&amp;[.CM58]&amp;[.CM59]&amp;[.CM60]&amp;[.CM61]&amp;[.CM62]&amp;[.CM63]&amp;[.CM64]))" office:value-type="string" office:string-value="0" calcext:value-type="string">
            <text:p>0</text:p>
          </table:table-cell>
          <table:table-cell table:formula="of:=BIN2HEX(VALUE([.CN57]&amp;[.CN58]&amp;[.CN59]&amp;[.CN60]&amp;[.CN61]&amp;[.CN62]&amp;[.CN63]&amp;[.CN64]))" office:value-type="string" office:string-value="0" calcext:value-type="string">
            <text:p>0</text:p>
          </table:table-cell>
          <table:table-cell table:formula="of:=BIN2HEX(VALUE([.CO57]&amp;[.CO58]&amp;[.CO59]&amp;[.CO60]&amp;[.CO61]&amp;[.CO62]&amp;[.CO63]&amp;[.CO64]))" office:value-type="string" office:string-value="0" calcext:value-type="string">
            <text:p>0</text:p>
          </table:table-cell>
          <table:table-cell table:formula="of:=BIN2HEX(VALUE([.CP57]&amp;[.CP58]&amp;[.CP59]&amp;[.CP60]&amp;[.CP61]&amp;[.CP62]&amp;[.CP63]&amp;[.CP64]))" office:value-type="string" office:string-value="0" calcext:value-type="string">
            <text:p>0</text:p>
          </table:table-cell>
          <table:table-cell table:formula="of:=BIN2HEX(VALUE([.CQ57]&amp;[.CQ58]&amp;[.CQ59]&amp;[.CQ60]&amp;[.CQ61]&amp;[.CQ62]&amp;[.CQ63]&amp;[.CQ64]))" office:value-type="string" office:string-value="0" calcext:value-type="string">
            <text:p>0</text:p>
          </table:table-cell>
          <table:table-cell table:formula="of:=BIN2HEX(VALUE([.CR57]&amp;[.CR58]&amp;[.CR59]&amp;[.CR60]&amp;[.CR61]&amp;[.CR62]&amp;[.CR63]&amp;[.CR64]))" office:value-type="string" office:string-value="0" calcext:value-type="string">
            <text:p>0</text:p>
          </table:table-cell>
          <table:table-cell table:formula="of:=BIN2HEX(VALUE([.CS57]&amp;[.CS58]&amp;[.CS59]&amp;[.CS60]&amp;[.CS61]&amp;[.CS62]&amp;[.CS63]&amp;[.CS64]))" office:value-type="string" office:string-value="0" calcext:value-type="string">
            <text:p>0</text:p>
          </table:table-cell>
          <table:table-cell table:formula="of:=BIN2HEX(VALUE([.CT57]&amp;[.CT58]&amp;[.CT59]&amp;[.CT60]&amp;[.CT61]&amp;[.CT62]&amp;[.CT63]&amp;[.CT64]))" office:value-type="string" office:string-value="0" calcext:value-type="string">
            <text:p>0</text:p>
          </table:table-cell>
          <table:table-cell table:formula="of:=BIN2HEX(VALUE([.CU57]&amp;[.CU58]&amp;[.CU59]&amp;[.CU60]&amp;[.CU61]&amp;[.CU62]&amp;[.CU63]&amp;[.CU64]))" office:value-type="string" office:string-value="0" calcext:value-type="string">
            <text:p>0</text:p>
          </table:table-cell>
          <table:table-cell table:formula="of:=BIN2HEX(VALUE([.CV57]&amp;[.CV58]&amp;[.CV59]&amp;[.CV60]&amp;[.CV61]&amp;[.CV62]&amp;[.CV63]&amp;[.CV64]))" office:value-type="string" office:string-value="0" calcext:value-type="string">
            <text:p>0</text:p>
          </table:table-cell>
          <table:table-cell table:formula="of:=BIN2HEX(VALUE([.CW57]&amp;[.CW58]&amp;[.CW59]&amp;[.CW60]&amp;[.CW61]&amp;[.CW62]&amp;[.CW63]&amp;[.CW64]))" office:value-type="string" office:string-value="0" calcext:value-type="string">
            <text:p>0</text:p>
          </table:table-cell>
          <table:table-cell table:formula="of:=BIN2HEX(VALUE([.CX57]&amp;[.CX58]&amp;[.CX59]&amp;[.CX60]&amp;[.CX61]&amp;[.CX62]&amp;[.CX63]&amp;[.CX64]))" office:value-type="string" office:string-value="0" calcext:value-type="string">
            <text:p>0</text:p>
          </table:table-cell>
          <table:table-cell table:formula="of:=BIN2HEX(VALUE([.CY57]&amp;[.CY58]&amp;[.CY59]&amp;[.CY60]&amp;[.CY61]&amp;[.CY62]&amp;[.CY63]&amp;[.CY64]))" office:value-type="string" office:string-value="0" calcext:value-type="string">
            <text:p>0</text:p>
          </table:table-cell>
          <table:table-cell table:formula="of:=BIN2HEX(VALUE([.CZ57]&amp;[.CZ58]&amp;[.CZ59]&amp;[.CZ60]&amp;[.CZ61]&amp;[.CZ62]&amp;[.CZ63]&amp;[.CZ64]))" office:value-type="string" office:string-value="0" calcext:value-type="string">
            <text:p>0</text:p>
          </table:table-cell>
          <table:table-cell table:formula="of:=BIN2HEX(VALUE([.DA57]&amp;[.DA58]&amp;[.DA59]&amp;[.DA60]&amp;[.DA61]&amp;[.DA62]&amp;[.DA63]&amp;[.DA64]))" office:value-type="string" office:string-value="0" calcext:value-type="string">
            <text:p>0</text:p>
          </table:table-cell>
          <table:table-cell table:formula="of:=BIN2HEX(VALUE([.DB57]&amp;[.DB58]&amp;[.DB59]&amp;[.DB60]&amp;[.DB61]&amp;[.DB62]&amp;[.DB63]&amp;[.DB64]))" office:value-type="string" office:string-value="0" calcext:value-type="string">
            <text:p>0</text:p>
          </table:table-cell>
          <table:table-cell table:formula="of:=BIN2HEX(VALUE([.DC57]&amp;[.DC58]&amp;[.DC59]&amp;[.DC60]&amp;[.DC61]&amp;[.DC62]&amp;[.DC63]&amp;[.DC64]))" office:value-type="string" office:string-value="0" calcext:value-type="string">
            <text:p>0</text:p>
          </table:table-cell>
          <table:table-cell table:formula="of:=BIN2HEX(VALUE([.DD57]&amp;[.DD58]&amp;[.DD59]&amp;[.DD60]&amp;[.DD61]&amp;[.DD62]&amp;[.DD63]&amp;[.DD64]))" office:value-type="string" office:string-value="0" calcext:value-type="string">
            <text:p>0</text:p>
          </table:table-cell>
          <table:table-cell table:formula="of:=BIN2HEX(VALUE([.DE57]&amp;[.DE58]&amp;[.DE59]&amp;[.DE60]&amp;[.DE61]&amp;[.DE62]&amp;[.DE63]&amp;[.DE64]))" office:value-type="string" office:string-value="0" calcext:value-type="string">
            <text:p>0</text:p>
          </table:table-cell>
          <table:table-cell table:formula="of:=BIN2HEX(VALUE([.DF57]&amp;[.DF58]&amp;[.DF59]&amp;[.DF60]&amp;[.DF61]&amp;[.DF62]&amp;[.DF63]&amp;[.DF64]))" office:value-type="string" office:string-value="0" calcext:value-type="string">
            <text:p>0</text:p>
          </table:table-cell>
          <table:table-cell table:formula="of:=BIN2HEX(VALUE([.DG57]&amp;[.DG58]&amp;[.DG59]&amp;[.DG60]&amp;[.DG61]&amp;[.DG62]&amp;[.DG63]&amp;[.DG64]))" office:value-type="string" office:string-value="0" calcext:value-type="string">
            <text:p>0</text:p>
          </table:table-cell>
          <table:table-cell table:formula="of:=BIN2HEX(VALUE([.DH57]&amp;[.DH58]&amp;[.DH59]&amp;[.DH60]&amp;[.DH61]&amp;[.DH62]&amp;[.DH63]&amp;[.DH64]))" office:value-type="string" office:string-value="0" calcext:value-type="string">
            <text:p>0</text:p>
          </table:table-cell>
          <table:table-cell table:formula="of:=BIN2HEX(VALUE([.DI57]&amp;[.DI58]&amp;[.DI59]&amp;[.DI60]&amp;[.DI61]&amp;[.DI62]&amp;[.DI63]&amp;[.DI64]))" office:value-type="string" office:string-value="0" calcext:value-type="string">
            <text:p>0</text:p>
          </table:table-cell>
          <table:table-cell table:formula="of:=BIN2HEX(VALUE([.DJ57]&amp;[.DJ58]&amp;[.DJ59]&amp;[.DJ60]&amp;[.DJ61]&amp;[.DJ62]&amp;[.DJ63]&amp;[.DJ64]))" office:value-type="string" office:string-value="0" calcext:value-type="string">
            <text:p>0</text:p>
          </table:table-cell>
          <table:table-cell table:formula="of:=BIN2HEX(VALUE([.DK57]&amp;[.DK58]&amp;[.DK59]&amp;[.DK60]&amp;[.DK61]&amp;[.DK62]&amp;[.DK63]&amp;[.DK64]))" office:value-type="string" office:string-value="0" calcext:value-type="string">
            <text:p>0</text:p>
          </table:table-cell>
          <table:table-cell table:formula="of:=BIN2HEX(VALUE([.DL57]&amp;[.DL58]&amp;[.DL59]&amp;[.DL60]&amp;[.DL61]&amp;[.DL62]&amp;[.DL63]&amp;[.DL64]))" office:value-type="string" office:string-value="0" calcext:value-type="string">
            <text:p>0</text:p>
          </table:table-cell>
          <table:table-cell table:formula="of:=BIN2HEX(VALUE([.DM57]&amp;[.DM58]&amp;[.DM59]&amp;[.DM60]&amp;[.DM61]&amp;[.DM62]&amp;[.DM63]&amp;[.DM64]))" office:value-type="string" office:string-value="0" calcext:value-type="string">
            <text:p>0</text:p>
          </table:table-cell>
          <table:table-cell table:formula="of:=BIN2HEX(VALUE([.DN57]&amp;[.DN58]&amp;[.DN59]&amp;[.DN60]&amp;[.DN61]&amp;[.DN62]&amp;[.DN63]&amp;[.DN64]))" office:value-type="string" office:string-value="0" calcext:value-type="string">
            <text:p>0</text:p>
          </table:table-cell>
          <table:table-cell table:formula="of:=BIN2HEX(VALUE([.DO57]&amp;[.DO58]&amp;[.DO59]&amp;[.DO60]&amp;[.DO61]&amp;[.DO62]&amp;[.DO63]&amp;[.DO64]))" office:value-type="string" office:string-value="0" calcext:value-type="string">
            <text:p>0</text:p>
          </table:table-cell>
          <table:table-cell table:formula="of:=BIN2HEX(VALUE([.DP57]&amp;[.DP58]&amp;[.DP59]&amp;[.DP60]&amp;[.DP61]&amp;[.DP62]&amp;[.DP63]&amp;[.DP64]))" office:value-type="string" office:string-value="0" calcext:value-type="string">
            <text:p>0</text:p>
          </table:table-cell>
          <table:table-cell table:formula="of:=BIN2HEX(VALUE([.DQ57]&amp;[.DQ58]&amp;[.DQ59]&amp;[.DQ60]&amp;[.DQ61]&amp;[.DQ62]&amp;[.DQ63]&amp;[.DQ64]))" office:value-type="string" office:string-value="0" calcext:value-type="string">
            <text:p>0</text:p>
          </table:table-cell>
          <table:table-cell table:formula="of:=BIN2HEX(VALUE([.DR57]&amp;[.DR58]&amp;[.DR59]&amp;[.DR60]&amp;[.DR61]&amp;[.DR62]&amp;[.DR63]&amp;[.DR64]))" office:value-type="string" office:string-value="0" calcext:value-type="string">
            <text:p>0</text:p>
          </table:table-cell>
          <table:table-cell table:formula="of:=BIN2HEX(VALUE([.DS57]&amp;[.DS58]&amp;[.DS59]&amp;[.DS60]&amp;[.DS61]&amp;[.DS62]&amp;[.DS63]&amp;[.DS64]))" office:value-type="string" office:string-value="0" calcext:value-type="string">
            <text:p>0</text:p>
          </table:table-cell>
          <table:table-cell table:formula="of:=BIN2HEX(VALUE([.DT57]&amp;[.DT58]&amp;[.DT59]&amp;[.DT60]&amp;[.DT61]&amp;[.DT62]&amp;[.DT63]&amp;[.DT64]))" office:value-type="string" office:string-value="0" calcext:value-type="string">
            <text:p>0</text:p>
          </table:table-cell>
          <table:table-cell table:formula="of:=BIN2HEX(VALUE([.DU57]&amp;[.DU58]&amp;[.DU59]&amp;[.DU60]&amp;[.DU61]&amp;[.DU62]&amp;[.DU63]&amp;[.DU64]))" office:value-type="string" office:string-value="0" calcext:value-type="string">
            <text:p>0</text:p>
          </table:table-cell>
          <table:table-cell table:formula="of:=BIN2HEX(VALUE([.DV57]&amp;[.DV58]&amp;[.DV59]&amp;[.DV60]&amp;[.DV61]&amp;[.DV62]&amp;[.DV63]&amp;[.DV64]))" office:value-type="string" office:string-value="0" calcext:value-type="string">
            <text:p>0</text:p>
          </table:table-cell>
          <table:table-cell table:formula="of:=BIN2HEX(VALUE([.DW57]&amp;[.DW58]&amp;[.DW59]&amp;[.DW60]&amp;[.DW61]&amp;[.DW62]&amp;[.DW63]&amp;[.DW64]))" office:value-type="string" office:string-value="0" calcext:value-type="string">
            <text:p>0</text:p>
          </table:table-cell>
          <table:table-cell table:formula="of:=BIN2HEX(VALUE([.DX57]&amp;[.DX58]&amp;[.DX59]&amp;[.DX60]&amp;[.DX61]&amp;[.DX62]&amp;[.DX63]&amp;[.DX64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/>
          <table:table-cell table:formula="of:=&quot;0x&quot;&amp;[.DZ1]&amp;&quot;,0x&quot;&amp;[.EA1]&amp;&quot;,0x&quot;&amp;[.EB1]&amp;&quot;,0x&quot;&amp;[.EC1]&amp;&quot;,0x&quot;&amp;[.ED1]&amp;&quot;,0x&quot;&amp;[.EE1]&amp;&quot;,0x&quot;&amp;[.EF1]&amp;&quot;,0x&quot;&amp;[.EG1]&amp;&quot;,0x&quot;&amp;[.EH1]&amp;&quot;,0x&quot;&amp;[.EI1]&amp;&quot;,0x&quot;&amp;[.EJ1]&amp;&quot;,0x&quot;&amp;[.EK1]&amp;&quot;,0x&quot;&amp;[.EL1]&amp;&quot;,0x&quot;&amp;[.EM1]&amp;&quot;,0x&quot;&amp;[.EN1]&amp;&quot;,0x&quot;&amp;[.EO1]&amp;&quot;,0x&quot;&amp;[.EP1]&amp;&quot;,0x&quot;&amp;[.EQ1]&amp;[.ER1]&amp;&quot;,0x&quot;&amp;[.ES1]&amp;&quot;,0x&quot;&amp;[.ET1]&amp;&quot;,0x&quot;&amp;[.EU1]&amp;&quot;,0x&quot;&amp;[.EV1]&amp;&quot;,0x&quot;&amp;[.EW1]&amp;&quot;,0x&quot;&amp;[.EX1]&amp;&quot;,0x&quot;&amp;[.EY1]&amp;&quot;,0x&quot;&amp;[.EZ1]&amp;&quot;,0x&quot;&amp;[.FA1]&amp;&quot;,0x&quot;&amp;[.FB1]&amp;&quot;,0x&quot;&amp;[.FC1]&amp;&quot;,0x&quot;&amp;[.FD1]&amp;&quot;,0x&quot;&amp;[.FE1]&amp;&quot;,0x&quot;&amp;[.FF1]&amp;&quot;,0x&quot;&amp;[.FG1]&amp;&quot;,0x&quot;&amp;[.FH1]&amp;&quot;,0x&quot;&amp;[.FI1]&amp;&quot;,0x&quot;&amp;[.FJ1]&amp;&quot;,0x&quot;&amp;[.FK1]&amp;&quot;,0x&quot;&amp;[.FL1]&amp;&quot;,0x&quot;&amp;[.FM1]&amp;&quot;,0x&quot;&amp;[.FN1]&amp;&quot;,0x&quot;&amp;[.FO1]&amp;&quot;,0x&quot;&amp;[.FP1]&amp;&quot;,0x&quot;&amp;[.FQ1]&amp;[.FR1]&amp;&quot;,0x&quot;&amp;[.FS1]&amp;&quot;,0x&quot;&amp;[.FT1]&amp;&quot;,0x&quot;&amp;[.FU1]&amp;&quot;,0x&quot;&amp;[.FV1]&amp;&quot;,0x&quot;&amp;[.FW1]&amp;&quot;,0x&quot;&amp;[.FX1]&amp;&quot;,0x&quot;&amp;[.FY1]&amp;&quot;,0x&quot;&amp;[.FZ1]&amp;&quot;,0x&quot;&amp;[.GA1]&amp;&quot;,0x&quot;&amp;[.GB1]&amp;&quot;,0x&quot;&amp;[.GC1]&amp;&quot;,0x&quot;&amp;[.GD1]&amp;&quot;,0x&quot;&amp;[.GE1]&amp;&quot;,0x&quot;&amp;[.GF1]&amp;&quot;,0x&quot;&amp;[.GG1]&amp;&quot;,0x&quot;&amp;[.GH1]&amp;&quot;,0x&quot;&amp;[.GI1]&amp;&quot;,0x&quot;&amp;[.GJ1]&amp;&quot;,0x&quot;&amp;[.GK1]&amp;&quot;,0x&quot;&amp;[.GL1]&amp;&quot;,0x&quot;&amp;[.GM1]&amp;&quot;,0x&quot;&amp;[.GN1]&amp;&quot;,0x&quot;&amp;[.GO1]&amp;&quot;,0x&quot;&amp;[.GP1]&amp;&quot;,0x&quot;&amp;[.GQ1]&amp;[.GR1]&amp;&quot;,0x&quot;&amp;[.GS1]&amp;&quot;,0x&quot;&amp;[.GT1]&amp;&quot;,0x&quot;&amp;[.GU1]&amp;&quot;,0x&quot;&amp;[.GV1]&amp;&quot;,0x&quot;&amp;[.GW1]&amp;&quot;,0x&quot;&amp;[.GX1]&amp;&quot;,0x&quot;&amp;[.GY1]&amp;&quot;,0x&quot;&amp;[.GZ1]&amp;&quot;,0x&quot;&amp;[.HA1]&amp;&quot;,0x&quot;&amp;[.HB1]&amp;&quot;,0x&quot;&amp;[.HC1]&amp;&quot;,0x&quot;&amp;[.HD1]&amp;&quot;,0x&quot;&amp;[.HE1]&amp;&quot;,0x&quot;&amp;[.HF1]&amp;&quot;,0x&quot;&amp;[.HG1]&amp;&quot;,0x&quot;&amp;[.HH1]&amp;&quot;,0x&quot;&amp;[.HI1]&amp;&quot;,0x&quot;&amp;[.HJ1]&amp;&quot;,0x&quot;&amp;[.HK1]&amp;&quot;,0x&quot;&amp;[.HL1]&amp;&quot;,0x&quot;&amp;[.HM1]&amp;&quot;,0x&quot;&amp;[.HN1]&amp;&quot;,0x&quot;&amp;[.HO1]&amp;&quot;,0x&quot;&amp;[.HP1]&amp;&quot;,0x&quot;&amp;[.HQ1]&amp;[.HR1]&amp;&quot;,0x&quot;&amp;[.HS1]&amp;&quot;,0x&quot;&amp;[.HT1]&amp;&quot;,0x&quot;&amp;[.HU1]&amp;&quot;,0x&quot;&amp;[.HV1]&amp;&quot;,0x&quot;&amp;[.HW1]&amp;&quot;,0x&quot;&amp;[.HX1]&amp;&quot;,0x&quot;&amp;[.HY1]&amp;&quot;,0x&quot;&amp;[.HZ1]&amp;&quot;,0x&quot;&amp;[.IA1]&amp;&quot;,0x&quot;&amp;[.IB1]&amp;&quot;,0x&quot;&amp;[.IC1]&amp;&quot;,0x&quot;&amp;[.ID1]&amp;&quot;,0x&quot;&amp;[.IE1]&amp;&quot;,0x&quot;&amp;[.IF1]&amp;&quot;,0x&quot;&amp;[.IG1]&amp;&quot;,0x&quot;&amp;[.IH1]&amp;&quot;,0x&quot;&amp;[.II1]&amp;&quot;,0x&quot;&amp;[.IJ1]&amp;&quot;,0x&quot;&amp;[.IK1]&amp;&quot;,0x&quot;&amp;[.IL1]&amp;&quot;,0x&quot;&amp;[.IM1]&amp;&quot;,0x&quot;&amp;[.IN1]&amp;&quot;,0x&quot;&amp;[.IO1]&amp;&quot;,0x&quot;&amp;[.IP1]&amp;&quot;,0x&quot;&amp;[.IQ1]&amp;[.IR1]&amp;&quot;,0x&quot;&amp;[.IS1]&amp;&quot;,0x&quot;&amp;[.IT1]&amp;&quot;,0x&quot;&amp;[.IU1]&amp;&quot;,0x&quot;&amp;[.IV1]&amp;&quot;,0x&quot;&amp;[.IW1]&amp;&quot;,0x&quot;&amp;[.DZ2]&amp;&quot;,0x&quot;&amp;[.EA2]&amp;&quot;,0x&quot;&amp;[.EB2]&amp;&quot;,0x&quot;&amp;[.EC2]&amp;&quot;,0x&quot;&amp;[.ED2]&amp;&quot;,0x&quot;&amp;[.EE2]&amp;&quot;,0x&quot;&amp;[.EF2]&amp;&quot;,0x&quot;&amp;[.EG2]&amp;&quot;,0x&quot;&amp;[.EH2]&amp;&quot;,0x&quot;&amp;[.EI2]&amp;&quot;,0x&quot;&amp;[.EJ2]&amp;&quot;,0x&quot;&amp;[.EK2]&amp;&quot;,0x&quot;&amp;[.EL2]&amp;&quot;,0x&quot;&amp;[.EM2]&amp;&quot;,0x&quot;&amp;[.EN2]&amp;&quot;,0x&quot;&amp;[.EO2]&amp;&quot;,0x&quot;&amp;[.EP2]&amp;&quot;,0x&quot;&amp;[.EQ2]&amp;[.ER2]&amp;&quot;,0x&quot;&amp;[.ES2]&amp;&quot;,0x&quot;&amp;[.ET2]&amp;&quot;,0x&quot;&amp;[.EU2]&amp;&quot;,0x&quot;&amp;[.EV2]&amp;&quot;,0x&quot;&amp;[.EW2]&amp;&quot;,0x&quot;&amp;[.EX2]&amp;&quot;,0x&quot;&amp;[.EY2]&amp;&quot;,0x&quot;&amp;[.EZ2]&amp;&quot;,0x&quot;&amp;[.FA2]&amp;&quot;,0x&quot;&amp;[.FB2]&amp;&quot;,0x&quot;&amp;[.FC2]&amp;&quot;,0x&quot;&amp;[.FD2]&amp;&quot;,0x&quot;&amp;[.FE2]&amp;&quot;,0x&quot;&amp;[.FF2]&amp;&quot;,0x&quot;&amp;[.FG2]&amp;&quot;,0x&quot;&amp;[.FH2]&amp;&quot;,0x&quot;&amp;[.FI2]&amp;&quot;,0x&quot;&amp;[.FJ2]&amp;&quot;,0x&quot;&amp;[.FK2]&amp;&quot;,0x&quot;&amp;[.FL2]&amp;&quot;,0x&quot;&amp;[.FM2]&amp;&quot;,0x&quot;&amp;[.FN2]&amp;&quot;,0x&quot;&amp;[.FO2]&amp;&quot;,0x&quot;&amp;[.FP2]&amp;&quot;,0x&quot;&amp;[.FQ2]&amp;[.FR2]&amp;&quot;,0x&quot;&amp;[.FS2]&amp;&quot;,0x&quot;&amp;[.FT2]&amp;&quot;,0x&quot;&amp;[.FU2]&amp;&quot;,0x&quot;&amp;[.FV2]&amp;&quot;,0x&quot;&amp;[.FW2]&amp;&quot;,0x&quot;&amp;[.FX2]&amp;&quot;,0x&quot;&amp;[.FY2]&amp;&quot;,0x&quot;&amp;[.FZ2]&amp;&quot;,0x&quot;&amp;[.GA2]&amp;&quot;,0x&quot;&amp;[.GB2]&amp;&quot;,0x&quot;&amp;[.GC2]&amp;&quot;,0x&quot;&amp;[.GD2]&amp;&quot;,0x&quot;&amp;[.GE2]&amp;&quot;,0x&quot;&amp;[.GF2]&amp;&quot;,0x&quot;&amp;[.GG2]&amp;&quot;,0x&quot;&amp;[.GH2]&amp;&quot;,0x&quot;&amp;[.GI2]&amp;&quot;,0x&quot;&amp;[.GJ2]&amp;&quot;,0x&quot;&amp;[.GK2]&amp;&quot;,0x&quot;&amp;[.GL2]&amp;&quot;,0x&quot;&amp;[.GM2]&amp;&quot;,0x&quot;&amp;[.GN2]&amp;&quot;,0x&quot;&amp;[.GO2]&amp;&quot;,0x&quot;&amp;[.GP2]&amp;&quot;,0x&quot;&amp;[.GQ2]&amp;[.GR2]&amp;&quot;,0x&quot;&amp;[.GS2]&amp;&quot;,0x&quot;&amp;[.GT2]&amp;&quot;,0x&quot;&amp;[.GU2]&amp;&quot;,0x&quot;&amp;[.GV2]&amp;&quot;,0x&quot;&amp;[.GW2]&amp;&quot;,0x&quot;&amp;[.GX2]&amp;&quot;,0x&quot;&amp;[.GY2]&amp;&quot;,0x&quot;&amp;[.GZ2]&amp;&quot;,0x&quot;&amp;[.HA2]&amp;&quot;,0x&quot;&amp;[.HB2]&amp;&quot;,0x&quot;&amp;[.HC2]&amp;&quot;,0x&quot;&amp;[.HD2]&amp;&quot;,0x&quot;&amp;[.HE2]&amp;&quot;,0x&quot;&amp;[.HF2]&amp;&quot;,0x&quot;&amp;[.HG2]&amp;&quot;,0x&quot;&amp;[.HH2]&amp;&quot;,0x&quot;&amp;[.HI2]&amp;&quot;,0x&quot;&amp;[.HJ2]&amp;&quot;,0x&quot;&amp;[.HK2]&amp;&quot;,0x&quot;&amp;[.HL2]&amp;&quot;,0x&quot;&amp;[.HM2]&amp;&quot;,0x&quot;&amp;[.HN2]&amp;&quot;,0x&quot;&amp;[.HO2]&amp;&quot;,0x&quot;&amp;[.HP2]&amp;&quot;,0x&quot;&amp;[.HQ2]&amp;[.HR2]&amp;&quot;,0x&quot;&amp;[.HS2]&amp;&quot;,0x&quot;&amp;[.HT2]&amp;&quot;,0x&quot;&amp;[.HU2]&amp;&quot;,0x&quot;&amp;[.HV2]&amp;&quot;,0x&quot;&amp;[.HW2]&amp;&quot;,0x&quot;&amp;[.HX2]&amp;&quot;,0x&quot;&amp;[.HY2]&amp;&quot;,0x&quot;&amp;[.HZ2]&amp;&quot;,0x&quot;&amp;[.IA2]&amp;&quot;,0x&quot;&amp;[.IB2]&amp;&quot;,0x&quot;&amp;[.IC2]&amp;&quot;,0x&quot;&amp;[.ID2]&amp;&quot;,0x&quot;&amp;[.IE2]&amp;&quot;,0x&quot;&amp;[.IF2]&amp;&quot;,0x&quot;&amp;[.IG2]&amp;&quot;,0x&quot;&amp;[.IH2]&amp;&quot;,0x&quot;&amp;[.II2]&amp;&quot;,0x&quot;&amp;[.IJ2]&amp;&quot;,0x&quot;&amp;[.IK2]&amp;&quot;,0x&quot;&amp;[.IL2]&amp;&quot;,0x&quot;&amp;[.IM2]&amp;&quot;,0x&quot;&amp;[.IN2]&amp;&quot;,0x&quot;&amp;[.IO2]&amp;&quot;,0x&quot;&amp;[.IP2]&amp;&quot;,0x&quot;&amp;[.IQ2]&amp;[.IR2]&amp;&quot;,0x&quot;&amp;[.IS2]&amp;&quot;,0x&quot;&amp;[.IT2]&amp;&quot;,0x&quot;&amp;[.IU2]&amp;&quot;,0x&quot;&amp;[.IV2]&amp;&quot;,0x&quot;&amp;[.IW2]&amp;&quot;,0x&quot;&amp;[.DZ3]&amp;&quot;,0x&quot;&amp;[.EA3]&amp;&quot;,0x&quot;&amp;[.EB3]&amp;&quot;,0x&quot;&amp;[.EC3]&amp;&quot;,0x&quot;&amp;[.ED3]&amp;&quot;,0x&quot;&amp;[.EE3]&amp;&quot;,0x&quot;&amp;[.EF3]&amp;&quot;,0x&quot;&amp;[.EG3]&amp;&quot;,0x&quot;&amp;[.EH3]&amp;&quot;,0x&quot;&amp;[.EI3]&amp;&quot;,0x&quot;&amp;[.EJ3]&amp;&quot;,0x&quot;&amp;[.EK3]&amp;&quot;,0x&quot;&amp;[.EL3]&amp;&quot;,0x&quot;&amp;[.EM3]&amp;&quot;,0x&quot;&amp;[.EN3]&amp;&quot;,0x&quot;&amp;[.EO3]&amp;&quot;,0x&quot;&amp;[.EP3]&amp;&quot;,0x&quot;&amp;[.EQ3]&amp;[.ER3]&amp;&quot;,0x&quot;&amp;[.ES3]&amp;&quot;,0x&quot;&amp;[.ET3]&amp;&quot;,0x&quot;&amp;[.EU3]&amp;&quot;,0x&quot;&amp;[.EV3]&amp;&quot;,0x&quot;&amp;[.EW3]&amp;&quot;,0x&quot;&amp;[.EX3]&amp;&quot;,0x&quot;&amp;[.EY3]&amp;&quot;,0x&quot;&amp;[.EZ3]&amp;&quot;,0x&quot;&amp;[.FA3]&amp;&quot;,0x&quot;&amp;[.FB3]&amp;&quot;,0x&quot;&amp;[.FC3]&amp;&quot;,0x&quot;&amp;[.FD3]&amp;&quot;,0x&quot;&amp;[.FE3]&amp;&quot;,0x&quot;&amp;[.FF3]&amp;&quot;,0x&quot;&amp;[.FG3]&amp;&quot;,0x&quot;&amp;[.FH3]&amp;&quot;,0x&quot;&amp;[.FI3]&amp;&quot;,0x&quot;&amp;[.FJ3]&amp;&quot;,0x&quot;&amp;[.FK3]&amp;&quot;,0x&quot;&amp;[.FL3]&amp;&quot;,0x&quot;&amp;[.FM3]&amp;&quot;,0x&quot;&amp;[.FN3]&amp;&quot;,0x&quot;&amp;[.FO3]&amp;&quot;,0x&quot;&amp;[.FP3]&amp;&quot;,0x&quot;&amp;[.FQ3]&amp;[.FR3]&amp;&quot;,0x&quot;&amp;[.FS3]&amp;&quot;,0x&quot;&amp;[.FT3]&amp;&quot;,0x&quot;&amp;[.FU3]&amp;&quot;,0x&quot;&amp;[.FV3]&amp;&quot;,0x&quot;&amp;[.FW3]&amp;&quot;,0x&quot;&amp;[.FX3]&amp;&quot;,0x&quot;&amp;[.FY3]&amp;&quot;,0x&quot;&amp;[.FZ3]&amp;&quot;,0x&quot;&amp;[.GA3]&amp;&quot;,0x&quot;&amp;[.GB3]&amp;&quot;,0x&quot;&amp;[.GC3]&amp;&quot;,0x&quot;&amp;[.GD3]&amp;&quot;,0x&quot;&amp;[.GE3]&amp;&quot;,0x&quot;&amp;[.GF3]&amp;&quot;,0x&quot;&amp;[.GG3]&amp;&quot;,0x&quot;&amp;[.GH3]&amp;&quot;,0x&quot;&amp;[.GI3]&amp;&quot;,0x&quot;&amp;[.GJ3]&amp;&quot;,0x&quot;&amp;[.GK3]&amp;&quot;,0x&quot;&amp;[.GL3]&amp;&quot;,0x&quot;&amp;[.GM3]&amp;&quot;,0x&quot;&amp;[.GN3]&amp;&quot;,0x&quot;&amp;[.GO3]&amp;&quot;,0x&quot;&amp;[.GP3]&amp;&quot;,0x&quot;&amp;[.GQ3]&amp;[.GR3]&amp;&quot;,0x&quot;&amp;[.GS3]&amp;&quot;,0x&quot;&amp;[.GT3]&amp;&quot;,0x&quot;&amp;[.GU3]&amp;&quot;,0x&quot;&amp;[.GV3]&amp;&quot;,0x&quot;&amp;[.GW3]&amp;&quot;,0x&quot;&amp;[.GX3]&amp;&quot;,0x&quot;&amp;[.GY3]&amp;&quot;,0x&quot;&amp;[.GZ3]&amp;&quot;,0x&quot;&amp;[.HA3]&amp;&quot;,0x&quot;&amp;[.HB3]&amp;&quot;,0x&quot;&amp;[.HC3]&amp;&quot;,0x&quot;&amp;[.HD3]&amp;&quot;,0x&quot;&amp;[.HE3]&amp;&quot;,0x&quot;&amp;[.HF3]&amp;&quot;,0x&quot;&amp;[.HG3]&amp;&quot;,0x&quot;&amp;[.HH3]&amp;&quot;,0x&quot;&amp;[.HI3]&amp;&quot;,0x&quot;&amp;[.HJ3]&amp;&quot;,0x&quot;&amp;[.HK3]&amp;&quot;,0x&quot;&amp;[.HL3]&amp;&quot;,0x&quot;&amp;[.HM3]&amp;&quot;,0x&quot;&amp;[.HN3]&amp;&quot;,0x&quot;&amp;[.HO3]&amp;&quot;,0x&quot;&amp;[.HP3]&amp;&quot;,0x&quot;&amp;[.HQ3]&amp;[.HR3]&amp;&quot;,0x&quot;&amp;[.HS3]&amp;&quot;,0x&quot;&amp;[.HT3]&amp;&quot;,0x&quot;&amp;[.HU3]&amp;&quot;,0x&quot;&amp;[.HV3]&amp;&quot;,0x&quot;&amp;[.HW3]&amp;&quot;,0x&quot;&amp;[.HX3]&amp;&quot;,0x&quot;&amp;[.HY3]&amp;&quot;,0x&quot;&amp;[.HZ3]&amp;&quot;,0x&quot;&amp;[.IA3]&amp;&quot;,0x&quot;&amp;[.IB3]&amp;&quot;,0x&quot;&amp;[.IC3]&amp;&quot;,0x&quot;&amp;[.ID3]&amp;&quot;,0x&quot;&amp;[.IE3]&amp;&quot;,0x&quot;&amp;[.IF3]&amp;&quot;,0x&quot;&amp;[.IG3]&amp;&quot;,0x&quot;&amp;[.IH3]&amp;&quot;,0x&quot;&amp;[.II3]&amp;&quot;,0x&quot;&amp;[.IJ3]&amp;&quot;,0x&quot;&amp;[.IK3]&amp;&quot;,0x&quot;&amp;[.IL3]&amp;&quot;,0x&quot;&amp;[.IM3]&amp;&quot;,0x&quot;&amp;[.IN3]&amp;&quot;,0x&quot;&amp;[.IO3]&amp;&quot;,0x&quot;&amp;[.IP3]&amp;&quot;,0x&quot;&amp;[.IQ3]&amp;[.IR3]&amp;&quot;,0x&quot;&amp;[.IS3]&amp;&quot;,0x&quot;&amp;[.IT3]&amp;&quot;,0x&quot;&amp;[.IU3]&amp;&quot;,0x&quot;&amp;[.IV3]&amp;&quot;,0x&quot;&amp;[.IW3]&amp;&quot;,0x&quot;&amp;[.DZ4]&amp;&quot;,0x&quot;&amp;[.EA4]&amp;&quot;,0x&quot;&amp;[.EB4]&amp;&quot;,0x&quot;&amp;[.EC4]&amp;&quot;,0x&quot;&amp;[.ED4]&amp;&quot;,0x&quot;&amp;[.EE4]&amp;&quot;,0x&quot;&amp;[.EF4]&amp;&quot;,0x&quot;&amp;[.EG4]&amp;&quot;,0x&quot;&amp;[.EH4]&amp;&quot;,0x&quot;&amp;[.EI4]&amp;&quot;,0x&quot;&amp;[.EJ4]&amp;&quot;,0x&quot;&amp;[.EK4]&amp;&quot;,0x&quot;&amp;[.EL4]&amp;&quot;,0x&quot;&amp;[.EM4]&amp;&quot;,0x&quot;&amp;[.EN4]&amp;&quot;,0x&quot;&amp;[.EO4]&amp;&quot;,0x&quot;&amp;[.EP4]&amp;&quot;,0x&quot;&amp;[.EQ4]&amp;[.ER4]&amp;&quot;,0x&quot;&amp;[.ES4]&amp;&quot;,0x&quot;&amp;[.ET4]&amp;&quot;,0x&quot;&amp;[.EU4]&amp;&quot;,0x&quot;&amp;[.EV4]&amp;&quot;,0x&quot;&amp;[.EW4]&amp;&quot;,0x&quot;&amp;[.EX4]&amp;&quot;,0x&quot;&amp;[.EY4]&amp;&quot;,0x&quot;&amp;[.EZ4]&amp;&quot;,0x&quot;&amp;[.FA4]&amp;&quot;,0x&quot;&amp;[.FB4]&amp;&quot;,0x&quot;&amp;[.FC4]&amp;&quot;,0x&quot;&amp;[.FD4]&amp;&quot;,0x&quot;&amp;[.FE4]&amp;&quot;,0x&quot;&amp;[.FF4]&amp;&quot;,0x&quot;&amp;[.FG4]&amp;&quot;,0x&quot;&amp;[.FH4]&amp;&quot;,0x&quot;&amp;[.FI4]&amp;&quot;,0x&quot;&amp;[.FJ4]&amp;&quot;,0x&quot;&amp;[.FK4]&amp;&quot;,0x&quot;&amp;[.FL4]&amp;&quot;,0x&quot;&amp;[.FM4]&amp;&quot;,0x&quot;&amp;[.FN4]&amp;&quot;,0x&quot;&amp;[.FO4]&amp;&quot;,0x&quot;&amp;[.FP4]&amp;&quot;,0x&quot;&amp;[.FQ4]&amp;[.FR4]&amp;&quot;,0x&quot;&amp;[.FS4]&amp;&quot;,0x&quot;&amp;[.FT4]&amp;&quot;,0x&quot;&amp;[.FU4]&amp;&quot;,0x&quot;&amp;[.FV4]&amp;&quot;,0x&quot;&amp;[.FW4]&amp;&quot;,0x&quot;&amp;[.FX4]&amp;&quot;,0x&quot;&amp;[.FY4]&amp;&quot;,0x&quot;&amp;[.FZ4]&amp;&quot;,0x&quot;&amp;[.GA4]&amp;&quot;,0x&quot;&amp;[.GB4]&amp;&quot;,0x&quot;&amp;[.GC4]&amp;&quot;,0x&quot;&amp;[.GD4]&amp;&quot;,0x&quot;&amp;[.GE4]&amp;&quot;,0x&quot;&amp;[.GF4]&amp;&quot;,0x&quot;&amp;[.GG4]&amp;&quot;,0x&quot;&amp;[.GH4]&amp;&quot;,0x&quot;&amp;[.GI4]&amp;&quot;,0x&quot;&amp;[.GJ4]&amp;&quot;,0x&quot;&amp;[.GK4]&amp;&quot;,0x&quot;&amp;[.GL4]&amp;&quot;,0x&quot;&amp;[.GM4]&amp;&quot;,0x&quot;&amp;[.GN4]&amp;&quot;,0x&quot;&amp;[.GO4]&amp;&quot;,0x&quot;&amp;[.GP4]&amp;&quot;,0x&quot;&amp;[.GQ4]&amp;[.GR4]&amp;&quot;,0x&quot;&amp;[.GS4]&amp;&quot;,0x&quot;&amp;[.GT4]&amp;&quot;,0x&quot;&amp;[.GU4]&amp;&quot;,0x&quot;&amp;[.GV4]&amp;&quot;,0x&quot;&amp;[.GW4]&amp;&quot;,0x&quot;&amp;[.GX4]&amp;&quot;,0x&quot;&amp;[.GY4]&amp;&quot;,0x&quot;&amp;[.GZ4]&amp;&quot;,0x&quot;&amp;[.HA4]&amp;&quot;,0x&quot;&amp;[.HB4]&amp;&quot;,0x&quot;&amp;[.HC4]&amp;&quot;,0x&quot;&amp;[.HD4]&amp;&quot;,0x&quot;&amp;[.HE4]&amp;&quot;,0x&quot;&amp;[.HF4]&amp;&quot;,0x&quot;&amp;[.HG4]&amp;&quot;,0x&quot;&amp;[.HH4]&amp;&quot;,0x&quot;&amp;[.HI4]&amp;&quot;,0x&quot;&amp;[.HJ4]&amp;&quot;,0x&quot;&amp;[.HK4]&amp;&quot;,0x&quot;&amp;[.HL4]&amp;&quot;,0x&quot;&amp;[.HM4]&amp;&quot;,0x&quot;&amp;[.HN4]&amp;&quot;,0x&quot;&amp;[.HO4]&amp;&quot;,0x&quot;&amp;[.HP4]&amp;&quot;,0x&quot;&amp;[.HQ4]&amp;[.HR4]&amp;&quot;,0x&quot;&amp;[.HS4]&amp;&quot;,0x&quot;&amp;[.HT4]&amp;&quot;,0x&quot;&amp;[.HU4]&amp;&quot;,0x&quot;&amp;[.HV4]&amp;&quot;,0x&quot;&amp;[.HW4]&amp;&quot;,0x&quot;&amp;[.HX4]&amp;&quot;,0x&quot;&amp;[.HY4]&amp;&quot;,0x&quot;&amp;[.HZ4]&amp;&quot;,0x&quot;&amp;[.IA4]&amp;&quot;,0x&quot;&amp;[.IB4]&amp;&quot;,0x&quot;&amp;[.IC4]&amp;&quot;,0x&quot;&amp;[.ID4]&amp;&quot;,0x&quot;&amp;[.IE4]&amp;&quot;,0x&quot;&amp;[.IF4]&amp;&quot;,0x&quot;&amp;[.IG4]&amp;&quot;,0x&quot;&amp;[.IH4]&amp;&quot;,0x&quot;&amp;[.II4]&amp;&quot;,0x&quot;&amp;[.IJ4]&amp;&quot;,0x&quot;&amp;[.IK4]&amp;&quot;,0x&quot;&amp;[.IL4]&amp;&quot;,0x&quot;&amp;[.IM4]&amp;&quot;,0x&quot;&amp;[.IN4]&amp;&quot;,0x&quot;&amp;[.IO4]&amp;&quot;,0x&quot;&amp;[.IP4]&amp;&quot;,0x&quot;&amp;[.IQ4]&amp;[.IR4]&amp;&quot;,0x&quot;&amp;[.IS4]&amp;&quot;,0x&quot;&amp;[.IT4]&amp;&quot;,0x&quot;&amp;[.IU4]&amp;&quot;,0x&quot;&amp;[.IV4]&amp;&quot;,0x&quot;&amp;[.IW4]&amp;&quot;,0x&quot;&amp;[.DZ5]&amp;&quot;,0x&quot;&amp;[.EA5]&amp;&quot;,0x&quot;&amp;[.EB5]&amp;&quot;,0x&quot;&amp;[.EC5]&amp;&quot;,0x&quot;&amp;[.ED5]&amp;&quot;,0x&quot;&amp;[.EE5]&amp;&quot;,0x&quot;&amp;[.EF5]&amp;&quot;,0x&quot;&amp;[.EG5]&amp;&quot;,0x&quot;&amp;[.EH5]&amp;&quot;,0x&quot;&amp;[.EI5]&amp;&quot;,0x&quot;&amp;[.EJ5]&amp;&quot;,0x&quot;&amp;[.EK5]&amp;&quot;,0x&quot;&amp;[.EL5]&amp;&quot;,0x&quot;&amp;[.EM5]&amp;&quot;,0x&quot;&amp;[.EN5]&amp;&quot;,0x&quot;&amp;[.EO5]&amp;&quot;,0x&quot;&amp;[.EP5]&amp;&quot;,0x&quot;&amp;[.EQ5]&amp;[.ER5]&amp;&quot;,0x&quot;&amp;[.ES5]&amp;&quot;,0x&quot;&amp;[.ET5]&amp;&quot;,0x&quot;&amp;[.EU5]&amp;&quot;,0x&quot;&amp;[.EV5]&amp;&quot;,0x&quot;&amp;[.EW5]&amp;&quot;,0x&quot;&amp;[.EX5]&amp;&quot;,0x&quot;&amp;[.EY5]&amp;&quot;,0x&quot;&amp;[.EZ5]&amp;&quot;,0x&quot;&amp;[.FA5]&amp;&quot;,0x&quot;&amp;[.FB5]&amp;&quot;,0x&quot;&amp;[.FC5]&amp;&quot;,0x&quot;&amp;[.FD5]&amp;&quot;,0x&quot;&amp;[.FE5]&amp;&quot;,0x&quot;&amp;[.FF5]&amp;&quot;,0x&quot;&amp;[.FG5]&amp;&quot;,0x&quot;&amp;[.FH5]&amp;&quot;,0x&quot;&amp;[.FI5]&amp;&quot;,0x&quot;&amp;[.FJ5]&amp;&quot;,0x&quot;&amp;[.FK5]&amp;&quot;,0x&quot;&amp;[.FL5]&amp;&quot;,0x&quot;&amp;[.FM5]&amp;&quot;,0x&quot;&amp;[.FN5]&amp;&quot;,0x&quot;&amp;[.FO5]&amp;&quot;,0x&quot;&amp;[.FP5]&amp;&quot;,0x&quot;&amp;[.FQ5]&amp;[.FR5]&amp;&quot;,0x&quot;&amp;[.FS5]&amp;&quot;,0x&quot;&amp;[.FT5]&amp;&quot;,0x&quot;&amp;[.FU5]&amp;&quot;,0x&quot;&amp;[.FV5]&amp;&quot;,0x&quot;&amp;[.FW5]&amp;&quot;,0x&quot;&amp;[.FX5]&amp;&quot;,0x&quot;&amp;[.FY5]&amp;&quot;,0x&quot;&amp;[.FZ5]&amp;&quot;,0x&quot;&amp;[.GA5]&amp;&quot;,0x&quot;&amp;[.GB5]&amp;&quot;,0x&quot;&amp;[.GC5]&amp;&quot;,0x&quot;&amp;[.GD5]&amp;&quot;,0x&quot;&amp;[.GE5]&amp;&quot;,0x&quot;&amp;[.GF5]&amp;&quot;,0x&quot;&amp;[.GG5]&amp;&quot;,0x&quot;&amp;[.GH5]&amp;&quot;,0x&quot;&amp;[.GI5]&amp;&quot;,0x&quot;&amp;[.GJ5]&amp;&quot;,0x&quot;&amp;[.GK5]&amp;&quot;,0x&quot;&amp;[.GL5]&amp;&quot;,0x&quot;&amp;[.GM5]&amp;&quot;,0x&quot;&amp;[.GN5]&amp;&quot;,0x&quot;&amp;[.GO5]&amp;&quot;,0x&quot;&amp;[.GP5]&amp;&quot;,0x&quot;&amp;[.GQ5]&amp;[.GR5]&amp;&quot;,0x&quot;&amp;[.GS5]&amp;&quot;,0x&quot;&amp;[.GT5]&amp;&quot;,0x&quot;&amp;[.GU5]&amp;&quot;,0x&quot;&amp;[.GV5]&amp;&quot;,0x&quot;&amp;[.GW5]&amp;&quot;,0x&quot;&amp;[.GX5]&amp;&quot;,0x&quot;&amp;[.GY5]&amp;&quot;,0x&quot;&amp;[.GZ5]&amp;&quot;,0x&quot;&amp;[.HA5]&amp;&quot;,0x&quot;&amp;[.HB5]&amp;&quot;,0x&quot;&amp;[.HC5]&amp;&quot;,0x&quot;&amp;[.HD5]&amp;&quot;,0x&quot;&amp;[.HE5]&amp;&quot;,0x&quot;&amp;[.HF5]&amp;&quot;,0x&quot;&amp;[.HG5]&amp;&quot;,0x&quot;&amp;[.HH5]&amp;&quot;,0x&quot;&amp;[.HI5]&amp;&quot;,0x&quot;&amp;[.HJ5]&amp;&quot;,0x&quot;&amp;[.HK5]&amp;&quot;,0x&quot;&amp;[.HL5]&amp;&quot;,0x&quot;&amp;[.HM5]&amp;&quot;,0x&quot;&amp;[.HN5]&amp;&quot;,0x&quot;&amp;[.HO5]&amp;&quot;,0x&quot;&amp;[.HP5]&amp;&quot;,0x&quot;&amp;[.HQ5]&amp;[.HR5]&amp;&quot;,0x&quot;&amp;[.HS5]&amp;&quot;,0x&quot;&amp;[.HT5]&amp;&quot;,0x&quot;&amp;[.HU5]&amp;&quot;,0x&quot;&amp;[.HV5]&amp;&quot;,0x&quot;&amp;[.HW5]&amp;&quot;,0x&quot;&amp;[.HX5]&amp;&quot;,0x&quot;&amp;[.HY5]&amp;&quot;,0x&quot;&amp;[.HZ5]&amp;&quot;,0x&quot;&amp;[.IA5]&amp;&quot;,0x&quot;&amp;[.IB5]&amp;&quot;,0x&quot;&amp;[.IC5]&amp;&quot;,0x&quot;&amp;[.ID5]&amp;&quot;,0x&quot;&amp;[.IE5]&amp;&quot;,0x&quot;&amp;[.IF5]&amp;&quot;,0x&quot;&amp;[.IG5]&amp;&quot;,0x&quot;&amp;[.IH5]&amp;&quot;,0x&quot;&amp;[.II5]&amp;&quot;,0x&quot;&amp;[.IJ5]&amp;&quot;,0x&quot;&amp;[.IK5]&amp;&quot;,0x&quot;&amp;[.IL5]&amp;&quot;,0x&quot;&amp;[.IM5]&amp;&quot;,0x&quot;&amp;[.IN5]&amp;&quot;,0x&quot;&amp;[.IO5]&amp;&quot;,0x&quot;&amp;[.IP5]&amp;&quot;,0x&quot;&amp;[.IQ5]&amp;[.IR5]&amp;&quot;,0x&quot;&amp;[.IS5]&amp;&quot;,0x&quot;&amp;[.IT5]&amp;&quot;,0x&quot;&amp;[.IU5]&amp;&quot;,0x&quot;&amp;[.IV5]&amp;&quot;,0x&quot;&amp;[.IW5]&amp;&quot;,0x&quot;&amp;[.DZ6]&amp;&quot;,0x&quot;&amp;[.EA6]&amp;&quot;,0x&quot;&amp;[.EB6]&amp;&quot;,0x&quot;&amp;[.EC6]&amp;&quot;,0x&quot;&amp;[.ED6]&amp;&quot;,0x&quot;&amp;[.EE6]&amp;&quot;,0x&quot;&amp;[.EF6]&amp;&quot;,0x&quot;&amp;[.EG6]&amp;&quot;,0x&quot;&amp;[.EH6]&amp;&quot;,0x&quot;&amp;[.EI6]&amp;&quot;,0x&quot;&amp;[.EJ6]&amp;&quot;,0x&quot;&amp;[.EK6]&amp;&quot;,0x&quot;&amp;[.EL6]&amp;&quot;,0x&quot;&amp;[.EM6]&amp;&quot;,0x&quot;&amp;[.EN6]&amp;&quot;,0x&quot;&amp;[.EO6]&amp;&quot;,0x&quot;&amp;[.EP6]&amp;&quot;,0x&quot;&amp;[.EQ6]&amp;[.ER6]&amp;&quot;,0x&quot;&amp;[.ES6]&amp;&quot;,0x&quot;&amp;[.ET6]&amp;&quot;,0x&quot;&amp;[.EU6]&amp;&quot;,0x&quot;&amp;[.EV6]&amp;&quot;,0x&quot;&amp;[.EW6]&amp;&quot;,0x&quot;&amp;[.EX6]&amp;&quot;,0x&quot;&amp;[.EY6]&amp;&quot;,0x&quot;&amp;[.EZ6]&amp;&quot;,0x&quot;&amp;[.FA6]&amp;&quot;,0x&quot;&amp;[.FB6]&amp;&quot;,0x&quot;&amp;[.FC6]&amp;&quot;,0x&quot;&amp;[.FD6]&amp;&quot;,0x&quot;&amp;[.FE6]&amp;&quot;,0x&quot;&amp;[.FF6]&amp;&quot;,0x&quot;&amp;[.FG6]&amp;&quot;,0x&quot;&amp;[.FH6]&amp;&quot;,0x&quot;&amp;[.FI6]&amp;&quot;,0x&quot;&amp;[.FJ6]&amp;&quot;,0x&quot;&amp;[.FK6]&amp;&quot;,0x&quot;&amp;[.FL6]&amp;&quot;,0x&quot;&amp;[.FM6]&amp;&quot;,0x&quot;&amp;[.FN6]&amp;&quot;,0x&quot;&amp;[.FO6]&amp;&quot;,0x&quot;&amp;[.FP6]&amp;&quot;,0x&quot;&amp;[.FQ6]&amp;[.FR6]&amp;&quot;,0x&quot;&amp;[.FS6]&amp;&quot;,0x&quot;&amp;[.FT6]&amp;&quot;,0x&quot;&amp;[.FU6]&amp;&quot;,0x&quot;&amp;[.FV6]&amp;&quot;,0x&quot;&amp;[.FW6]&amp;&quot;,0x&quot;&amp;[.FX6]&amp;&quot;,0x&quot;&amp;[.FY6]&amp;&quot;,0x&quot;&amp;[.FZ6]&amp;&quot;,0x&quot;&amp;[.GA6]&amp;&quot;,0x&quot;&amp;[.GB6]&amp;&quot;,0x&quot;&amp;[.GC6]&amp;&quot;,0x&quot;&amp;[.GD6]&amp;&quot;,0x&quot;&amp;[.GE6]&amp;&quot;,0x&quot;&amp;[.GF6]&amp;&quot;,0x&quot;&amp;[.GG6]&amp;&quot;,0x&quot;&amp;[.GH6]&amp;&quot;,0x&quot;&amp;[.GI6]&amp;&quot;,0x&quot;&amp;[.GJ6]&amp;&quot;,0x&quot;&amp;[.GK6]&amp;&quot;,0x&quot;&amp;[.GL6]&amp;&quot;,0x&quot;&amp;[.GM6]&amp;&quot;,0x&quot;&amp;[.GN6]&amp;&quot;,0x&quot;&amp;[.GO6]&amp;&quot;,0x&quot;&amp;[.GP6]&amp;&quot;,0x&quot;&amp;[.GQ6]&amp;[.GR6]&amp;&quot;,0x&quot;&amp;[.GS6]&amp;&quot;,0x&quot;&amp;[.GT6]&amp;&quot;,0x&quot;&amp;[.GU6]&amp;&quot;,0x&quot;&amp;[.GV6]&amp;&quot;,0x&quot;&amp;[.GW6]&amp;&quot;,0x&quot;&amp;[.GX6]&amp;&quot;,0x&quot;&amp;[.GY6]&amp;&quot;,0x&quot;&amp;[.GZ6]&amp;&quot;,0x&quot;&amp;[.HA6]&amp;&quot;,0x&quot;&amp;[.HB6]&amp;&quot;,0x&quot;&amp;[.HC6]&amp;&quot;,0x&quot;&amp;[.HD6]&amp;&quot;,0x&quot;&amp;[.HE6]&amp;&quot;,0x&quot;&amp;[.HF6]&amp;&quot;,0x&quot;&amp;[.HG6]&amp;&quot;,0x&quot;&amp;[.HH6]&amp;&quot;,0x&quot;&amp;[.HI6]&amp;&quot;,0x&quot;&amp;[.HJ6]&amp;&quot;,0x&quot;&amp;[.HK6]&amp;&quot;,0x&quot;&amp;[.HL6]&amp;&quot;,0x&quot;&amp;[.HM6]&amp;&quot;,0x&quot;&amp;[.HN6]&amp;&quot;,0x&quot;&amp;[.HO6]&amp;&quot;,0x&quot;&amp;[.HP6]&amp;&quot;,0x&quot;&amp;[.HQ6]&amp;[.HR6]&amp;&quot;,0x&quot;&amp;[.HS6]&amp;&quot;,0x&quot;&amp;[.HT6]&amp;&quot;,0x&quot;&amp;[.HU6]&amp;&quot;,0x&quot;&amp;[.HV6]&amp;&quot;,0x&quot;&amp;[.HW6]&amp;&quot;,0x&quot;&amp;[.HX6]&amp;&quot;,0x&quot;&amp;[.HY6]&amp;&quot;,0x&quot;&amp;[.HZ6]&amp;&quot;,0x&quot;&amp;[.IA6]&amp;&quot;,0x&quot;&amp;[.IB6]&amp;&quot;,0x&quot;&amp;[.IC6]&amp;&quot;,0x&quot;&amp;[.ID6]&amp;&quot;,0x&quot;&amp;[.IE6]&amp;&quot;,0x&quot;&amp;[.IF6]&amp;&quot;,0x&quot;&amp;[.IG6]&amp;&quot;,0x&quot;&amp;[.IH6]&amp;&quot;,0x&quot;&amp;[.II6]&amp;&quot;,0x&quot;&amp;[.IJ6]&amp;&quot;,0x&quot;&amp;[.IK6]&amp;&quot;,0x&quot;&amp;[.IL6]&amp;&quot;,0x&quot;&amp;[.IM6]&amp;&quot;,0x&quot;&amp;[.IN6]&amp;&quot;,0x&quot;&amp;[.IO6]&amp;&quot;,0x&quot;&amp;[.IP6]&amp;&quot;,0x&quot;&amp;[.IQ6]&amp;[.IR6]&amp;&quot;,0x&quot;&amp;[.IS6]&amp;&quot;,0x&quot;&amp;[.IT6]&amp;&quot;,0x&quot;&amp;[.IU6]&amp;&quot;,0x&quot;&amp;[.IV6]&amp;&quot;,0x&quot;&amp;[.IW6]&amp;&quot;,0x&quot;&amp;[.DZ7]&amp;&quot;,0x&quot;&amp;[.EA7]&amp;&quot;,0x&quot;&amp;[.EB7]&amp;&quot;,0x&quot;&amp;[.EC7]&amp;&quot;,0x&quot;&amp;[.ED7]&amp;&quot;,0x&quot;&amp;[.EE7]&amp;&quot;,0x&quot;&amp;[.EF7]&amp;&quot;,0x&quot;&amp;[.EG7]&amp;&quot;,0x&quot;&amp;[.EH7]&amp;&quot;,0x&quot;&amp;[.EI7]&amp;&quot;,0x&quot;&amp;[.EJ7]&amp;&quot;,0x&quot;&amp;[.EK7]&amp;&quot;,0x&quot;&amp;[.EL7]&amp;&quot;,0x&quot;&amp;[.EM7]&amp;&quot;,0x&quot;&amp;[.EN7]&amp;&quot;,0x&quot;&amp;[.EO7]&amp;&quot;,0x&quot;&amp;[.EP7]&amp;&quot;,0x&quot;&amp;[.EQ7]&amp;[.ER7]&amp;&quot;,0x&quot;&amp;[.ES7]&amp;&quot;,0x&quot;&amp;[.ET7]&amp;&quot;,0x&quot;&amp;[.EU7]&amp;&quot;,0x&quot;&amp;[.EV7]&amp;&quot;,0x&quot;&amp;[.EW7]&amp;&quot;,0x&quot;&amp;[.EX7]&amp;&quot;,0x&quot;&amp;[.EY7]&amp;&quot;,0x&quot;&amp;[.EZ7]&amp;&quot;,0x&quot;&amp;[.FA7]&amp;&quot;,0x&quot;&amp;[.FB7]&amp;&quot;,0x&quot;&amp;[.FC7]&amp;&quot;,0x&quot;&amp;[.FD7]&amp;&quot;,0x&quot;&amp;[.FE7]&amp;&quot;,0x&quot;&amp;[.FF7]&amp;&quot;,0x&quot;&amp;[.FG7]&amp;&quot;,0x&quot;&amp;[.FH7]&amp;&quot;,0x&quot;&amp;[.FI7]&amp;&quot;,0x&quot;&amp;[.FJ7]&amp;&quot;,0x&quot;&amp;[.FK7]&amp;&quot;,0x&quot;&amp;[.FL7]&amp;&quot;,0x&quot;&amp;[.FM7]&amp;&quot;,0x&quot;&amp;[.FN7]&amp;&quot;,0x&quot;&amp;[.FO7]&amp;&quot;,0x&quot;&amp;[.FP7]&amp;&quot;,0x&quot;&amp;[.FQ7]&amp;[.FR7]&amp;&quot;,0x&quot;&amp;[.FS7]&amp;&quot;,0x&quot;&amp;[.FT7]&amp;&quot;,0x&quot;&amp;[.FU7]&amp;&quot;,0x&quot;&amp;[.FV7]&amp;&quot;,0x&quot;&amp;[.FW7]&amp;&quot;,0x&quot;&amp;[.FX7]&amp;&quot;,0x&quot;&amp;[.FY7]&amp;&quot;,0x&quot;&amp;[.FZ7]&amp;&quot;,0x&quot;&amp;[.GA7]&amp;&quot;,0x&quot;&amp;[.GB7]&amp;&quot;,0x&quot;&amp;[.GC7]&amp;&quot;,0x&quot;&amp;[.GD7]&amp;&quot;,0x&quot;&amp;[.GE7]&amp;&quot;,0x&quot;&amp;[.GF7]&amp;&quot;,0x&quot;&amp;[.GG7]&amp;&quot;,0x&quot;&amp;[.GH7]&amp;&quot;,0x&quot;&amp;[.GI7]&amp;&quot;,0x&quot;&amp;[.GJ7]&amp;&quot;,0x&quot;&amp;[.GK7]&amp;&quot;,0x&quot;&amp;[.GL7]&amp;&quot;,0x&quot;&amp;[.GM7]&amp;&quot;,0x&quot;&amp;[.GN7]&amp;&quot;,0x&quot;&amp;[.GO7]&amp;&quot;,0x&quot;&amp;[.GP7]&amp;&quot;,0x&quot;&amp;[.GQ7]&amp;[.GR7]&amp;&quot;,0x&quot;&amp;[.GS7]&amp;&quot;,0x&quot;&amp;[.GT7]&amp;&quot;,0x&quot;&amp;[.GU7]&amp;&quot;,0x&quot;&amp;[.GV7]&amp;&quot;,0x&quot;&amp;[.GW7]&amp;&quot;,0x&quot;&amp;[.GX7]&amp;&quot;,0x&quot;&amp;[.GY7]&amp;&quot;,0x&quot;&amp;[.GZ7]&amp;&quot;,0x&quot;&amp;[.HA7]&amp;&quot;,0x&quot;&amp;[.HB7]&amp;&quot;,0x&quot;&amp;[.HC7]&amp;&quot;,0x&quot;&amp;[.HD7]&amp;&quot;,0x&quot;&amp;[.HE7]&amp;&quot;,0x&quot;&amp;[.HF7]&amp;&quot;,0x&quot;&amp;[.HG7]&amp;&quot;,0x&quot;&amp;[.HH7]&amp;&quot;,0x&quot;&amp;[.HI7]&amp;&quot;,0x&quot;&amp;[.HJ7]&amp;&quot;,0x&quot;&amp;[.HK7]&amp;&quot;,0x&quot;&amp;[.HL7]&amp;&quot;,0x&quot;&amp;[.HM7]&amp;&quot;,0x&quot;&amp;[.HN7]&amp;&quot;,0x&quot;&amp;[.HO7]&amp;&quot;,0x&quot;&amp;[.HP7]&amp;&quot;,0x&quot;&amp;[.HQ7]&amp;[.HR7]&amp;&quot;,0x&quot;&amp;[.HS7]&amp;&quot;,0x&quot;&amp;[.HT7]&amp;&quot;,0x&quot;&amp;[.HU7]&amp;&quot;,0x&quot;&amp;[.HV7]&amp;&quot;,0x&quot;&amp;[.HW7]&amp;&quot;,0x&quot;&amp;[.HX7]&amp;&quot;,0x&quot;&amp;[.HY7]&amp;&quot;,0x&quot;&amp;[.HZ7]&amp;&quot;,0x&quot;&amp;[.IA7]&amp;&quot;,0x&quot;&amp;[.IB7]&amp;&quot;,0x&quot;&amp;[.IC7]&amp;&quot;,0x&quot;&amp;[.ID7]&amp;&quot;,0x&quot;&amp;[.IE7]&amp;&quot;,0x&quot;&amp;[.IF7]&amp;&quot;,0x&quot;&amp;[.IG7]&amp;&quot;,0x&quot;&amp;[.IH7]&amp;&quot;,0x&quot;&amp;[.II7]&amp;&quot;,0x&quot;&amp;[.IJ7]&amp;&quot;,0x&quot;&amp;[.IK7]&amp;&quot;,0x&quot;&amp;[.IL7]&amp;&quot;,0x&quot;&amp;[.IM7]&amp;&quot;,0x&quot;&amp;[.IN7]&amp;&quot;,0x&quot;&amp;[.IO7]&amp;&quot;,0x&quot;&amp;[.IP7]&amp;&quot;,0x&quot;&amp;[.IQ7]&amp;[.IR7]&amp;&quot;,0x&quot;&amp;[.IS7]&amp;&quot;,0x&quot;&amp;[.IT7]&amp;&quot;,0x&quot;&amp;[.IU7]&amp;&quot;,0x&quot;&amp;[.IV7]&amp;&quot;,0x&quot;&amp;[.IW7]&amp;&quot;,0x&quot;&amp;[.DZ8]&amp;&quot;,0x&quot;&amp;[.EA8]&amp;&quot;,0x&quot;&amp;[.EB8]&amp;&quot;,0x&quot;&amp;[.EC8]&amp;&quot;,0x&quot;&amp;[.ED8]&amp;&quot;,0x&quot;&amp;[.EE8]&amp;&quot;,0x&quot;&amp;[.EF8]&amp;&quot;,0x&quot;&amp;[.EG8]&amp;&quot;,0x&quot;&amp;[.EH8]&amp;&quot;,0x&quot;&amp;[.EI8]&amp;&quot;,0x&quot;&amp;[.EJ8]&amp;&quot;,0x&quot;&amp;[.EK8]&amp;&quot;,0x&quot;&amp;[.EL8]&amp;&quot;,0x&quot;&amp;[.EM8]&amp;&quot;,0x&quot;&amp;[.EN8]&amp;&quot;,0x&quot;&amp;[.EO8]&amp;&quot;,0x&quot;&amp;[.EP8]&amp;&quot;,0x&quot;&amp;[.EQ8]&amp;[.ER8]&amp;&quot;,0x&quot;&amp;[.ES8]&amp;&quot;,0x&quot;&amp;[.ET8]&amp;&quot;,0x&quot;&amp;[.EU8]&amp;&quot;,0x&quot;&amp;[.EV8]&amp;&quot;,0x&quot;&amp;[.EW8]&amp;&quot;,0x&quot;&amp;[.EX8]&amp;&quot;,0x&quot;&amp;[.EY8]&amp;&quot;,0x&quot;&amp;[.EZ8]&amp;&quot;,0x&quot;&amp;[.FA8]&amp;&quot;,0x&quot;&amp;[.FB8]&amp;&quot;,0x&quot;&amp;[.FC8]&amp;&quot;,0x&quot;&amp;[.FD8]&amp;&quot;,0x&quot;&amp;[.FE8]&amp;&quot;,0x&quot;&amp;[.FF8]&amp;&quot;,0x&quot;&amp;[.FG8]&amp;&quot;,0x&quot;&amp;[.FH8]&amp;&quot;,0x&quot;&amp;[.FI8]&amp;&quot;,0x&quot;&amp;[.FJ8]&amp;&quot;,0x&quot;&amp;[.FK8]&amp;&quot;,0x&quot;&amp;[.FL8]&amp;&quot;,0x&quot;&amp;[.FM8]&amp;&quot;,0x&quot;&amp;[.FN8]&amp;&quot;,0x&quot;&amp;[.FO8]&amp;&quot;,0x&quot;&amp;[.FP8]&amp;&quot;,0x&quot;&amp;[.FQ8]&amp;[.FR8]&amp;&quot;,0x&quot;&amp;[.FS8]&amp;&quot;,0x&quot;&amp;[.FT8]&amp;&quot;,0x&quot;&amp;[.FU8]&amp;&quot;,0x&quot;&amp;[.FV8]&amp;&quot;,0x&quot;&amp;[.FW8]&amp;&quot;,0x&quot;&amp;[.FX8]&amp;&quot;,0x&quot;&amp;[.FY8]&amp;&quot;,0x&quot;&amp;[.FZ8]&amp;&quot;,0x&quot;&amp;[.GA8]&amp;&quot;,0x&quot;&amp;[.GB8]&amp;&quot;,0x&quot;&amp;[.GC8]&amp;&quot;,0x&quot;&amp;[.GD8]&amp;&quot;,0x&quot;&amp;[.GE8]&amp;&quot;,0x&quot;&amp;[.GF8]&amp;&quot;,0x&quot;&amp;[.GG8]&amp;&quot;,0x&quot;&amp;[.GH8]&amp;&quot;,0x&quot;&amp;[.GI8]&amp;&quot;,0x&quot;&amp;[.GJ8]&amp;&quot;,0x&quot;&amp;[.GK8]&amp;&quot;,0x&quot;&amp;[.GL8]&amp;&quot;,0x&quot;&amp;[.GM8]&amp;&quot;,0x&quot;&amp;[.GN8]&amp;&quot;,0x&quot;&amp;[.GO8]&amp;&quot;,0x&quot;&amp;[.GP8]&amp;&quot;,0x&quot;&amp;[.GQ8]&amp;[.GR8]&amp;&quot;,0x&quot;&amp;[.GS8]&amp;&quot;,0x&quot;&amp;[.GT8]&amp;&quot;,0x&quot;&amp;[.GU8]&amp;&quot;,0x&quot;&amp;[.GV8]&amp;&quot;,0x&quot;&amp;[.GW8]&amp;&quot;,0x&quot;&amp;[.GX8]&amp;&quot;,0x&quot;&amp;[.GY8]&amp;&quot;,0x&quot;&amp;[.GZ8]&amp;&quot;,0x&quot;&amp;[.HA8]&amp;&quot;,0x&quot;&amp;[.HB8]&amp;&quot;,0x&quot;&amp;[.HC8]&amp;&quot;,0x&quot;&amp;[.HD8]&amp;&quot;,0x&quot;&amp;[.HE8]&amp;&quot;,0x&quot;&amp;[.HF8]&amp;&quot;,0x&quot;&amp;[.HG8]&amp;&quot;,0x&quot;&amp;[.HH8]&amp;&quot;,0x&quot;&amp;[.HI8]&amp;&quot;,0x&quot;&amp;[.HJ8]&amp;&quot;,0x&quot;&amp;[.HK8]&amp;&quot;,0x&quot;&amp;[.HL8]&amp;&quot;,0x&quot;&amp;[.HM8]&amp;&quot;,0x&quot;&amp;[.HN8]&amp;&quot;,0x&quot;&amp;[.HO8]&amp;&quot;,0x&quot;&amp;[.HP8]&amp;&quot;,0x&quot;&amp;[.HQ8]&amp;[.HR8]&amp;&quot;,0x&quot;&amp;[.HS8]&amp;&quot;,0x&quot;&amp;[.HT8]&amp;&quot;,0x&quot;&amp;[.HU8]&amp;&quot;,0x&quot;&amp;[.HV8]&amp;&quot;,0x&quot;&amp;[.HW8]&amp;&quot;,0x&quot;&amp;[.HX8]&amp;&quot;,0x&quot;&amp;[.HY8]&amp;&quot;,0x&quot;&amp;[.HZ8]&amp;&quot;,0x&quot;&amp;[.IA8]&amp;&quot;,0x&quot;&amp;[.IB8]&amp;&quot;,0x&quot;&amp;[.IC8]&amp;&quot;,0x&quot;&amp;[.ID8]&amp;&quot;,0x&quot;&amp;[.IE8]&amp;&quot;,0x&quot;&amp;[.IF8]&amp;&quot;,0x&quot;&amp;[.IG8]&amp;&quot;,0x&quot;&amp;[.IH8]&amp;&quot;,0x&quot;&amp;[.II8]&amp;&quot;,0x&quot;&amp;[.IJ8]&amp;&quot;,0x&quot;&amp;[.IK8]&amp;&quot;,0x&quot;&amp;[.IL8]&amp;&quot;,0x&quot;&amp;[.IM8]&amp;&quot;,0x&quot;&amp;[.IN8]&amp;&quot;,0x&quot;&amp;[.IO8]&amp;&quot;,0x&quot;&amp;[.IP8]&amp;&quot;,0x&quot;&amp;[.IQ8]&amp;[.IR8]&amp;&quot;,0x&quot;&amp;[.IS8]&amp;&quot;,0x&quot;&amp;[.IT8]&amp;&quot;,0x&quot;&amp;[.IU8]&amp;&quot;,0x&quot;&amp;[.IV8]&amp;&quot;,0x&quot;&amp;[.IW8]" office:value-type="string" office:string-value="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,0xF,0xF,0xF,0xF,0xF,0xF,0xF,0xF,0xF,0xF,0xF,0xF,0xF,0xF,0xF,0xF,0xF,0xF,0xF,0xFF,0xF,0xF,0xF,0xF,0xF,0xF,0xF,0xF,0xF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F,0xFF,0xFF,0xFF,0xFF,0xFF,0xFF,0xFF,0xFF,0xFF,0xFF,0xFF,0xFF,0xFF,0xFF,0xFF,0xFF,0xFF,0xFF,0xFF,0xFFFF,0xFF,0xFF,0xFF,0xFF,0xFF,0xFF,0xFF,0xFF,0xFF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F,0xFF,0xFF,0xFF,0xFF,0xFF,0xFF,0xFF,0xFF,0xFF,0xFF,0xFF,0xFF,0xFF,0xFF,0xFF,0xFF,0xFF,0xFF,0xFF,0xFFFF,0xFF,0xFF,0xFF,0xFF,0xFF,0xFF,0xFF,0xFF,0xFF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0,0xF0,0xF0,0xF0,0xF0,0xF0,0xF0,0xF0,0xF0,0xF0,0xF0,0xF0,0xF0,0xF0,0xF0,0xF0,0xF0,0xF0,0xF0,0xF0,0xF0F0,0xF0,0xF0,0xF0,0xF0,0xF0,0xF0,0xF0,0xF0,0xF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" calcext:value-type="string">
            <text:p>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,0xF,0xF,0xF,0xF,0xF,0xF,0xF,0xF,0xF,0xF,0xF,0xF,0xF,0xF,0xF,0xF,0xF,0xF,0xF,0xFF,0xF,0xF,0xF,0xF,0xF,0xF,0xF,0xF,0xF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F,0xFF,0xFF,0xFF,0xFF,0xFF,0xFF,0xFF,0xFF,0xFF,0xFF,0xFF,0xFF,0xFF,0xFF,0xFF,0xFF,0xFF,0xFF,0xFF,0xFFFF,0xFF,0xFF,0xFF,0xFF,0xFF,0xFF,0xFF,0xFF,0xFF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F,0xFF,0xFF,0xFF,0xFF,0xFF,0xFF,0xFF,0xFF,0xFF,0xFF,0xFF,0xFF,0xFF,0xFF,0xFF,0xFF,0xFF,0xFF,0xFF,0xFFFF,0xFF,0xFF,0xFF,0xFF,0xFF,0xFF,0xFF,0xFF,0xFF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F0,0xF0,0xF0,0xF0,0xF0,0xF0,0xF0,0xF0,0xF0,0xF0,0xF0,0xF0,0xF0,0xF0,0xF0,0xF0,0xF0,0xF0,0xF0,0xF0,0xF0F0,0xF0,0xF0,0xF0,0xF0,0xF0,0xF0,0xF0,0xF0,0xF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,0x0,0x0,0x0,0x0,0x0,0x0,0x0,0x0,0x0,0x0,0x0,0x0,0x0,0x0,0x0,0x0,0x0,0x0,0x0,0x00,0x0,0x0,0x0,0x0,0x0</text:p>
          </table:table-cell>
          <table:table-cell table:number-columns-repeated="127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31" table:style-name="ce4" office:value-type="boolean" office:boolean-value="false" calcext:value-type="boolean">
            <text:p>FALSE</text:p>
          </table:table-cell>
          <table:table-cell table:number-columns-repeated="72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31" table:style-name="ce4" office:value-type="boolean" office:boolean-value="false" calcext:value-type="boolean">
            <text:p>FALSE</text:p>
          </table:table-cell>
          <table:table-cell table:number-columns-repeated="72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31" table:style-name="ce4" office:value-type="boolean" office:boolean-value="false" calcext:value-type="boolean">
            <text:p>FALSE</text:p>
          </table:table-cell>
          <table:table-cell table:number-columns-repeated="72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31" table:style-name="ce4" office:value-type="boolean" office:boolean-value="false" calcext:value-type="boolean">
            <text:p>FALSE</text:p>
          </table:table-cell>
          <table:table-cell table:number-columns-repeated="72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31" table:style-name="ce4" office:value-type="boolean" office:boolean-value="false" calcext:value-type="boolean">
            <text:p>FALSE</text:p>
          </table:table-cell>
          <table:table-cell table:number-columns-repeated="72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25" office:value-type="boolean" office:boolean-value="false" calcext:value-type="boolean">
            <text:p>FALSE</text:p>
          </table:table-cell>
          <table:table-cell table:number-columns-repeated="24" table:style-name="ce4" office:value-type="boolean" office:boolean-value="false" calcext:value-type="boolean">
            <text:p>FALSE</text:p>
          </table:table-cell>
          <table:table-cell table:number-columns-repeated="7" table:style-name="ce4" office:value-type="boolean" office:boolean-value="true" calcext:value-type="boolean">
            <text:p>TRU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49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4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table:table-row table:style-name="ro1">
          <table:table-cell table:number-columns-repeated="128" office:value-type="boolean" office:boolean-value="false" calcext:value-type="boolean">
            <text:p>FALSE</text:p>
          </table:table-cell>
          <table:table-cell table:number-columns-repeated="129"/>
        </table:table-row>
        <calcext:conditional-formats>
          <calcext:conditional-format calcext:target-range-address="Sheet1.Z16:Sheet1.BD37">
            <calcext:condition calcext:apply-style-name="Untitled1" calcext:value="=1" calcext:base-cell-address="Sheet1.Z16"/>
          </calcext:conditional-format>
          <calcext:conditional-format calcext:target-range-address="Sheet1.A1:Sheet1.DX64">
            <calcext:condition calcext:apply-style-name="Untitled1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21:13:30.022441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08:21:57.912539924</meta:creation-date>
    <dc:date>2021-01-01T21:31:11.478340075</dc:date>
    <meta:editing-duration>PT19M53S</meta:editing-duration>
    <meta:editing-cycles>3</meta:editing-cycles>
    <meta:generator>LibreOffice/7.0.4.2$Linux_X86_64 LibreOffice_project/dcf040e67528d9187c66b2379df5ea4407429775</meta:generator>
    <meta:document-statistic meta:table-count="1" meta:cell-count="9217" meta:object-count="0"/>
  </office:meta>
</office:document-meta>
</file>